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&quot;Arial&quot;" svg:font-family="&quot;Arial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3" style:family="table-cell" style:parent-style-name="Default" style:data-style-name="N0">
      <style:table-cell-properties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wrap-option="wrap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B4A7D6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FFF2CC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#FFF2CC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EFEFEF"/>
    </style:style>
    <style:style style:name="ce31" style:family="table-cell" style:parent-style-name="Default" style:data-style-name="N0">
      <style:table-cell-properties fo:border="thin solid #000000" fo:background-color="#EFEFEF"/>
    </style:style>
    <style:style style:name="ce32" style:family="table-cell" style:parent-style-name="Default" style:data-style-name="N0">
      <style:table-cell-properties style:vertical-align="automatic" fo:wrap-option="wrap" fo:background-color="#EFEFEF"/>
    </style:style>
    <style:style style:name="ce33" style:family="table-cell" style:parent-style-name="Default" style:data-style-name="N0">
      <style:table-cell-properties fo:background-color="#EFEFEF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#CFE2F3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EFEFEF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EFEFEF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EFEFEF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EFEFEF"/>
    </style:style>
    <style:style style:name="ce4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2CC"/>
      <style:text-properties style:font-name="Cambria" style:font-name-asian="Cambria" style:font-name-complex="Cambria" style:text-underline-style="solid" style:text-underline-type="single" style:font-family-generic="roman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EFEFEF"/>
      <style:text-properties fo:color="#1155CC" style:font-name="Cambria" style:font-name-asian="Cambria" style:font-name-complex="Cambria" style:text-underline-style="solid" style:text-underline-type="single" style:font-family-generic="roman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FFF2CC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EFEFEF"/>
      <style:text-properties fo:font-size="10pt" style:font-size-asian="10pt" style:font-size-complex="10pt"/>
    </style:style>
    <style:style style:name="ce4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D5A6BD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#FFF2CC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#FFF2CC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#FFF2CC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52" style:family="table-cell" style:parent-style-name="Default" style:data-style-name="N0">
      <style:table-cell-properties fo:border="thin solid #000000" style:vertical-align="middle" fo:background-color="#FFF2CC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EFEFEF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#EFEFEF"/>
    </style:style>
    <style:style style:name="ce56" style:family="table-cell" style:parent-style-name="Default" style:data-style-name="N0">
      <style:table-cell-properties fo:border="thin solid #000000" fo:background-color="#EFEFEF"/>
    </style:style>
    <style:style style:name="ce57" style:family="table-cell" style:parent-style-name="Default" style:data-style-name="N0">
      <style:table-cell-properties fo:border="thin solid #000000" fo:background-color="#FFF2CC"/>
    </style:style>
    <style:style style:name="ce58" style:family="table-cell" style:parent-style-name="Default" style:data-style-name="N0">
      <style:table-cell-properties fo:border="thin solid #000000" style:vertical-align="middle" fo:background-color="#FFF2CC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60" style:family="table-cell" style:parent-style-name="Default" style:data-style-name="N0">
      <style:table-cell-properties fo:background-color="transparent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2CC"/>
      <style:text-properties style:font-name="&quot;Arial&quot;" style:font-name-asian="&quot;Arial&quot;" style:font-name-complex="&quot;Arial&quot;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EFEFEF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#FFF2CC" style:repeat-content="false"/>
      <style:paragraph-properties fo:text-align="center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#FFF2CC" style:repeat-content="false"/>
      <style:paragraph-properties fo:text-align="start" fo:margin-left="0cm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order="thin solid #000000" style:vertical-align="middle" fo:wrap-option="wrap" fo:background-color="#EFEFEF" style:repeat-content="false"/>
      <style:paragraph-properties fo:text-align="center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#EFEFEF" style:repeat-content="false"/>
      <style:paragraph-properties fo:text-align="start" fo:margin-left="0cm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</style:style>
    <style:style style:name="ce68" style:family="table-cell" style:parent-style-name="Default" style:data-style-name="N0">
      <style:table-cell-properties fo:border="thin solid #000000" style:vertical-align="middle" fo:background-color="#EFEFEF" style:repeat-content="false"/>
      <style:paragraph-properties fo:text-align="center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0" style:family="table-cell" style:parent-style-name="Default" style:data-style-name="N0">
      <style:table-cell-properties fo:border="thin solid #000000" style:vertical-align="middle" fo:wrap-option="wrap"/>
    </style:style>
    <style:style style:name="ce7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73" style:family="table-cell" style:parent-style-name="Default" style:data-style-name="N0">
      <style:table-cell-properties fo:border="thin solid #000000" fo:background-color="transparent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7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</style:style>
    <style:style style:name="ce7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80" style:family="table-cell" style:parent-style-name="Default" style:data-style-name="N0">
      <style:table-cell-properties fo:border="thin solid #000000" style:vertical-align="middle" fo:background-color="transparent"/>
    </style:style>
    <style:style style:name="ce81" style:family="table-cell" style:parent-style-name="Default" style:data-style-name="N0">
      <style:table-cell-properties fo:border="thin solid #000000" style:vertical-align="automatic" fo:background-color="#A4C2F4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fo:background-color="#A4C2F4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style:vertical-align="automatic" fo:background-color="#FF00FF"/>
    </style:style>
    <style:style style:name="ce84" style:family="table-cell" style:parent-style-name="Default" style:data-style-name="N0">
      <style:table-cell-properties fo:border="thin solid #000000" style:vertical-align="automatic" fo:background-color="#EFEFEF"/>
    </style:style>
    <style:style style:name="ce85" style:family="table-cell" style:parent-style-name="Default" style:data-style-name="N0">
      <style:table-cell-properties style:vertical-align="automatic" fo:background-color="#FFFF00"/>
    </style:style>
    <style:style style:name="ce86" style:family="table-cell" style:parent-style-name="Default" style:data-style-name="N0">
      <style:table-cell-properties style:vertical-align="automatic" fo:background-color="#00FF00"/>
    </style:style>
    <style:style style:name="ce87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order="thin solid #000000" style:vertical-align="automatic" fo:background-color="#FFFF00"/>
    </style:style>
    <style:style style:name="ce90" style:family="table-cell" style:parent-style-name="Default" style:data-style-name="N0">
      <style:table-cell-properties style:vertical-align="automatic"/>
    </style:style>
    <style:style style:name="ce91" style:family="table-cell" style:parent-style-name="Default" style:data-style-name="N0">
      <style:table-cell-properties fo:border="thin solid #000000" style:vertical-align="automatic" fo:background-color="#00FF00"/>
    </style:style>
    <style:style style:name="ce92" style:family="table-cell" style:parent-style-name="Default" style:data-style-name="N0">
      <style:table-cell-properties fo:border="thin solid #000000" style:vertical-align="automatic" fo:background-color="#00FF00"/>
      <style:text-properties fo:color="#0000FF"/>
    </style:style>
    <style:style style:name="ce93" style:family="table-cell" style:parent-style-name="Default" style:data-style-name="N0">
      <style:table-cell-properties fo:border="thin solid #000000" style:vertical-align="automatic"/>
      <style:text-properties style:text-line-through-style="solid"/>
    </style:style>
    <style:style style:name="ce94" style:family="table-cell" style:parent-style-name="Default" style:data-style-name="N0">
      <style:table-cell-properties fo:border="thin solid #000000" style:vertical-align="automatic"/>
      <style:text-properties fo:color="#0000FF" style:text-line-through-style="solid"/>
    </style:style>
    <style:style style:name="ce95" style:family="table-cell" style:parent-style-name="Default" style:data-style-name="N0">
      <style:table-cell-properties style:vertical-align="automatic"/>
      <style:text-properties fo:color="#0000FF"/>
    </style:style>
    <style:style style:name="ce96" style:family="table-cell" style:parent-style-name="Default" style:data-style-name="N0">
      <style:table-cell-properties style:vertical-align="automatic"/>
      <style:text-properties style:text-line-through-style="solid"/>
    </style:style>
    <style:style style:name="ce97" style:family="table-cell" style:parent-style-name="Default" style:data-style-name="N0">
      <style:table-cell-properties style:vertical-align="automatic"/>
      <style:text-properties fo:color="#FF0000"/>
    </style:style>
    <style:style style:name="ce98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000000" style:vertical-align="automatic" fo:background-color="#FF00FF"/>
    </style:style>
    <style:style style:name="ce100" style:family="table-cell" style:parent-style-name="Default" style:data-style-name="N0">
      <style:table-cell-properties fo:border="thin solid #000000" style:vertical-align="automatic" fo:background-color="#FFFF00"/>
      <style:text-properties fo:color="#FF0000"/>
    </style:style>
    <style:style style:name="ce101" style:family="table-cell" style:parent-style-name="Default" style:data-style-name="N0">
      <style:table-cell-properties fo:border="thin solid #000000" style:vertical-align="automatic" fo:background-color="#00FF00"/>
      <style:text-properties fo:color="#FF0000"/>
    </style:style>
    <style:style style:name="ce102" style:family="table-cell" style:parent-style-name="Default" style:data-style-name="N0">
      <style:table-cell-properties style:vertical-align="automatic" fo:background-color="transparent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103" style:family="table-cell" style:parent-style-name="Default" style:data-style-name="N0">
      <style:table-cell-properties fo:border="thin solid #000000" style:vertical-align="automatic"/>
      <style:text-properties style:font-name="Calibri" style:font-name-asian="Calibri" style:font-name-complex="Calibri" fo:font-weight="bold" style:font-weight-asian="bold" style:font-weight-complex="bold"/>
    </style:style>
    <style:style style:name="ce10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0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/>
    </style:style>
    <style:style style:name="ce106" style:family="table-cell" style:parent-style-name="Default" style:data-style-name="N0">
      <style:table-cell-properties fo:border="thin solid #000000" style:vertical-align="automatic" fo:wrap-option="wrap"/>
      <style:text-properties style:font-name="Calibri" style:font-name-asian="Calibri" style:font-name-complex="Calibri"/>
    </style:style>
    <style:style style:name="ce10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0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&quot;Arial&quot;" style:font-name-asian="&quot;Arial&quot;" style:font-name-complex="&quot;Arial&quot;"/>
    </style:style>
    <style:style style:name="ce1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&quot;Arial&quot;" style:font-name-asian="&quot;Arial&quot;" style:font-name-complex="&quot;Arial&quot;"/>
    </style:style>
    <style:style style:name="ce11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start" fo:margin-left="0cm"/>
    </style:style>
    <style:style style:name="ce11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116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start" fo:margin-left="0cm"/>
    </style:style>
    <style:style style:name="ce11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fo:color="#1155CC" style:font-name="Cambria" style:font-name-asian="Cambria" style:font-name-complex="Cambria" style:text-underline-style="solid" style:text-underline-type="single" style:font-family-generic="roman"/>
    </style:style>
    <style:style style:name="ce118" style:family="table-cell" style:parent-style-name="Default" style:data-style-name="N0">
      <style:table-cell-properties fo:border="thin solid #000000" style:vertical-align="middle" fo:wrap-option="wrap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21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</style:style>
    <style:style style:name="ce12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1155CC" style:font-name="Cambria" style:font-name-asian="Cambria" style:font-name-complex="Cambria" style:text-underline-style="solid" style:text-underline-type="single" style:font-family-generic="roman"/>
    </style:style>
    <style:style style:name="ce12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/>
      <style:text-properties fo:color="#1155CC" style:font-name="Cambria" style:font-name-asian="Cambria" style:font-name-complex="Cambria" style:text-underline-style="solid" style:text-underline-type="single" style:font-family-generic="roman"/>
    </style:style>
    <style:style style:name="ce12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/>
      <style:text-properties fo:color="#1155CC" style:font-name="Cambria" style:font-name-asian="Cambria" style:font-name-complex="Cambria" style:text-underline-style="solid" style:text-underline-type="single" style:font-family-generic="roman"/>
    </style:style>
    <style:style style:name="ce1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fo:color="#1155CC" style:font-name="Cambria" style:font-name-asian="Cambria" style:font-name-complex="Cambria" style:text-underline-style="solid" style:text-underline-type="single" style:font-family-generic="roman"/>
    </style:style>
    <style:style style:name="ce12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1155CC" style:font-name="Cambria" style:font-name-asian="Cambria" style:font-name-complex="Cambria" style:text-underline-style="solid" style:text-underline-type="single" style:font-family-generic="roman"/>
    </style:style>
    <style:style style:name="ce128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130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131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1155CC" style:font-name="Cambria" style:font-name-asian="Cambria" style:font-name-complex="Cambria" style:text-underline-style="solid" style:text-underline-type="single" style:font-family-generic="roman"/>
    </style:style>
    <style:style style:name="ce13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33" style:family="table-cell" style:parent-style-name="Default" style:data-style-name="N0">
      <style:table-cell-properties style:vertical-align="middle" fo:wrap-option="wrap"/>
    </style:style>
    <style:style style:name="ce134" style:family="table-cell" style:parent-style-name="Default" style:data-style-name="N0">
      <style:table-cell-properties style:vertical-align="middle" fo:wrap-option="wrap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13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</style:style>
    <style:style style:name="ce13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</style:style>
    <style:style style:name="ce137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</style:style>
    <style:style style:name="ce138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/>
    </style:style>
    <style:style style:name="ce1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</style:style>
    <style:style style:name="ce14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</style:style>
    <style:style style:name="ce1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</style:style>
    <style:style style:name="ce1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style:font-name="&quot;Arial&quot;" style:font-name-asian="&quot;Arial&quot;" style:font-name-complex="&quot;Arial&quot;"/>
    </style:style>
    <style:style style:name="ce14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&quot;Arial&quot;" style:font-name-asian="&quot;Arial&quot;" style:font-name-complex="&quot;Arial&quot;"/>
    </style:style>
    <style:style style:name="ce14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&quot;Arial&quot;" style:font-name-asian="&quot;Arial&quot;" style:font-name-complex="&quot;Arial&quot;"/>
    </style:style>
    <style:style style:name="ce146" style:family="table-cell" style:parent-style-name="Default" style:data-style-name="N0">
      <style:table-cell-properties fo:border="thin solid #000000" fo:background-color="#FFFFFF"/>
    </style:style>
    <style:style style:name="T1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.825625cm"/>
    </style:style>
    <style:style style:name="co3" style:family="table-column">
      <style:table-column-properties fo:break-before="auto" style:column-width="7.858125cm"/>
    </style:style>
    <style:style style:name="co4" style:family="table-column">
      <style:table-column-properties fo:break-before="auto" style:column-width="10.292291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45520833333333cm"/>
    </style:style>
    <style:style style:name="co7" style:family="table-column">
      <style:table-column-properties fo:break-before="auto" style:column-width="6.24416666666667cm"/>
    </style:style>
    <style:style style:name="co8" style:family="table-column">
      <style:table-column-properties fo:break-before="auto" style:column-width="12.620625cm"/>
    </style:style>
    <style:style style:name="co9" style:family="table-column">
      <style:table-column-properties fo:break-before="auto" style:column-width="6.746875cm"/>
    </style:style>
    <style:style style:name="co10" style:family="table-column">
      <style:table-column-properties fo:break-before="auto" style:column-width="6.13833333333333cm"/>
    </style:style>
    <style:style style:name="co11" style:family="table-column">
      <style:table-column-properties fo:break-before="auto" style:column-width="9.41916666666667cm"/>
    </style:style>
    <style:style style:name="co12" style:family="table-column">
      <style:table-column-properties fo:break-before="auto" style:column-width="3.51895833333333cm"/>
    </style:style>
    <style:style style:name="co13" style:family="table-column">
      <style:table-column-properties fo:break-before="auto" style:column-width="1.031875cm"/>
    </style:style>
    <style:style style:name="co14" style:family="table-column">
      <style:table-column-properties fo:break-before="auto" style:column-width="4.25979166666667cm"/>
    </style:style>
    <style:style style:name="co15" style:family="table-column">
      <style:table-column-properties fo:break-before="auto" style:column-width="7.27604166666667cm"/>
    </style:style>
    <style:style style:name="co16" style:family="table-column">
      <style:table-column-properties fo:break-before="auto" style:column-width="4.89479166666667cm"/>
    </style:style>
    <style:style style:name="co17" style:family="table-column">
      <style:table-column-properties fo:break-before="auto" style:column-width="4.65666666666667cm"/>
    </style:style>
    <style:style style:name="co18" style:family="table-column">
      <style:table-column-properties fo:break-before="auto" style:column-width="5.34458333333333cm"/>
    </style:style>
    <style:style style:name="co19" style:family="table-column">
      <style:table-column-properties fo:break-before="auto" style:column-width="4.60375cm"/>
    </style:style>
    <style:style style:name="co20" style:family="table-column">
      <style:table-column-properties fo:break-before="auto" style:column-width="4.70958333333333cm"/>
    </style:style>
    <style:style style:name="co21" style:family="table-column">
      <style:table-column-properties fo:break-before="auto" style:column-width="1.37583333333333cm"/>
    </style:style>
    <style:style style:name="co22" style:family="table-column">
      <style:table-column-properties fo:break-before="auto" style:column-width="7.51416666666667cm"/>
    </style:style>
    <style:style style:name="co23" style:family="table-column">
      <style:table-column-properties fo:break-before="auto" style:column-width="5.08cm"/>
    </style:style>
    <style:style style:name="co24" style:family="table-column">
      <style:table-column-properties fo:break-before="auto" style:column-width="4.78895833333333cm"/>
    </style:style>
    <style:style style:name="co25" style:family="table-column">
      <style:table-column-properties fo:break-before="auto" style:column-width="5.82083333333333cm"/>
    </style:style>
    <style:style style:name="co26" style:family="table-column">
      <style:table-column-properties fo:break-before="auto" style:column-width="4.39208333333333cm"/>
    </style:style>
    <style:style style:name="co27" style:family="table-column">
      <style:table-column-properties fo:break-before="auto" style:column-width="4.86833333333333cm"/>
    </style:style>
    <style:style style:name="co28" style:family="table-column">
      <style:table-column-properties fo:break-before="auto" style:column-width="1.64041666666667cm"/>
    </style:style>
    <style:style style:name="co29" style:family="table-column">
      <style:table-column-properties fo:break-before="auto" style:column-width="1.508125cm"/>
    </style:style>
    <style:style style:name="co30" style:family="table-column">
      <style:table-column-properties fo:break-before="auto" style:column-width="16.5629166666667cm"/>
    </style:style>
    <style:style style:name="co31" style:family="table-column">
      <style:table-column-properties fo:break-before="auto" style:column-width="4.15395833333333cm"/>
    </style:style>
    <style:style style:name="co32" style:family="table-column">
      <style:table-column-properties fo:break-before="auto" style:column-width="1.79916666666667cm"/>
    </style:style>
    <style:style style:name="co33" style:family="table-column">
      <style:table-column-properties fo:break-before="auto" style:column-width="7.48770833333333cm"/>
    </style:style>
    <style:style style:name="co34" style:family="table-column">
      <style:table-column-properties fo:break-before="auto" style:column-width="1.53458333333333cm"/>
    </style:style>
    <style:style style:name="co35" style:family="table-column">
      <style:table-column-properties fo:break-before="auto" style:column-width="1.16416666666667cm"/>
    </style:style>
    <style:style style:name="co36" style:family="table-column">
      <style:table-column-properties fo:break-before="auto" style:column-width="2.143125cm"/>
    </style:style>
    <style:style style:name="co37" style:family="table-column">
      <style:table-column-properties fo:break-before="auto" style:column-width="1.77270833333333cm"/>
    </style:style>
    <style:style style:name="co38" style:family="table-column">
      <style:table-column-properties fo:break-before="auto" style:column-width="1.11125cm"/>
    </style:style>
    <style:style style:name="co39" style:family="table-column">
      <style:table-column-properties fo:break-before="auto" style:column-width="4.57729166666667cm"/>
    </style:style>
    <style:style style:name="co40" style:family="table-column">
      <style:table-column-properties fo:break-before="auto" style:column-width="2.01083333333333cm"/>
    </style:style>
    <style:style style:name="co41" style:family="table-column">
      <style:table-column-properties fo:break-before="auto" style:column-width="7.72583333333333cm"/>
    </style:style>
    <style:style style:name="co42" style:family="table-column">
      <style:table-column-properties fo:break-before="auto" style:column-width="7.59354166666667cm"/>
    </style:style>
    <style:style style:name="co43" style:family="table-column">
      <style:table-column-properties fo:break-before="auto" style:column-width="10.2129166666667cm"/>
    </style:style>
    <style:style style:name="co44" style:family="table-column">
      <style:table-column-properties fo:break-before="auto" style:column-width="5.291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51pt" style:use-optimal-row-height="tru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28.5pt" style:use-optimal-row-height="true" fo:break-before="auto"/>
    </style:style>
    <style:style style:name="ro9" style:family="table-row">
      <style:table-row-properties style:row-height="23.25pt" style:use-optimal-row-height="false" fo:break-before="auto"/>
    </style:style>
    <style:style style:name="ro10" style:family="table-row">
      <style:table-row-properties style:row-height="29.25pt" style:use-optimal-row-height="false" fo:break-before="auto"/>
    </style:style>
    <style:style style:name="ro11" style:family="table-row">
      <style:table-row-properties style:row-height="30.75pt" style:use-optimal-row-height="false" fo:break-before="auto"/>
    </style:style>
    <style:style style:name="ro12" style:family="table-row">
      <style:table-row-properties style:row-height="37.5pt" style:use-optimal-row-height="false" fo:break-before="auto"/>
    </style:style>
    <style:style style:name="ro13" style:family="table-row">
      <style:table-row-properties style:row-height="3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ro15" style:family="table-row">
      <style:table-row-properties style:row-height="42.75pt" style:use-optimal-row-height="true" fo:break-before="auto"/>
    </style:style>
    <style:style style:name="ro16" style:family="table-row">
      <style:table-row-properties style:row-height="45.75pt" style:use-optimal-row-height="false" fo:break-before="auto"/>
    </style:style>
    <style:style style:name="ro17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47" style:family="table-cell" style:parent-style-name="Default" style:data-style-name="N0">
      <style:table-cell-properties fo:border="thin solid #000000" style:vertical-align="middle" fo:wrap-option="wrap" fo:background-color="#B4A7D6" style:repeat-content="false"/>
      <style:paragraph-properties fo:text-align="center"/>
      <style:text-properties fo:font-weight="bold" style:font-weight-asian="bold" style:font-weight-complex="bold"/>
      <style:map style:condition="of:is-true-formula(NOT(ISERROR(SEARCH(&quot;Failed&quot;;[.H1]))))" style:apply-style-name="cf5" style:base-cell-address="Checklist.H1"/>
      <style:map style:condition="of:cell-content()=&quot;Passed&quot;" style:apply-style-name="cf6"/>
    </style:style>
    <style:style style:name="ce14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map style:condition="of:is-true-formula(NOT(ISERROR(SEARCH(&quot;Failed&quot;;[.H1]))))" style:apply-style-name="cf5" style:base-cell-address="Checklist.H1"/>
      <style:map style:condition="of:cell-content()=&quot;Passed&quot;" style:apply-style-name="cf6"/>
    </style:style>
    <style:style style:name="ce149" style:family="table-cell" style:parent-style-name="Default" style:data-style-name="N0">
      <style:table-cell-properties fo:border="thin solid #000000" style:vertical-align="middle" fo:wrap-option="wrap" fo:background-color="#EFEFEF" style:repeat-content="false"/>
      <style:paragraph-properties fo:text-align="center"/>
      <style:map style:condition="of:is-true-formula(NOT(ISERROR(SEARCH(&quot;Failed&quot;;[.H1]))))" style:apply-style-name="cf5" style:base-cell-address="Checklist.H1"/>
      <style:map style:condition="of:cell-content()=&quot;Passed&quot;" style:apply-style-name="cf6"/>
    </style:style>
    <style:style style:name="ce150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is-true-formula(NOT(ISERROR(SEARCH(&quot;Failed&quot;;[.H1]))))" style:apply-style-name="cf5" style:base-cell-address="Checklist.H1"/>
    </style:style>
    <style:style style:name="ce1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map style:condition="of:is-true-formula(NOT(ISERROR(SEARCH(&quot;Failed&quot;;[.H1]))))" style:apply-style-name="cf5" style:base-cell-address="Checklist.H1"/>
      <style:map style:condition="of:cell-content()=&quot;Passed&quot;" style:apply-style-name="cf6"/>
    </style:style>
    <style:style style:name="ce15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map style:condition="of:is-true-formula(NOT(ISERROR(SEARCH(&quot;Failed&quot;;[.H1]))))" style:apply-style-name="cf5" style:base-cell-address="Checklist.H1"/>
      <style:map style:condition="of:cell-content()=&quot;Passed&quot;" style:apply-style-name="cf6"/>
    </style:style>
    <style:style style:name="ce1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map style:condition="of:is-true-formula(NOT(ISERROR(SEARCH(&quot;Failed&quot;;[.H1]))))" style:apply-style-name="cf5" style:base-cell-address="Checklist.H1"/>
      <style:map style:condition="of:cell-content()=&quot;Passed&quot;" style:apply-style-name="cf6"/>
    </style:style>
    <style:style style:name="ce15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map style:condition="of:is-true-formula(NOT(ISERROR(SEARCH(&quot;Failed&quot;;[.H1]))))" style:apply-style-name="cf5" style:base-cell-address="Checklist.H1"/>
      <style:map style:condition="of:cell-content()=&quot;Passed&quot;" style:apply-style-name="cf6"/>
    </style:style>
    <style:style style:name="ce155" style:family="table-cell">
      <style:map style:condition="of:is-true-formula(NOT(ISERROR(SEARCH(&quot;Failed&quot;;[.H1]))))" style:apply-style-name="cf5" style:base-cell-address="Checklist.H1"/>
    </style:style>
    <style:style style:name="ce15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  <style:map style:condition="of:is-true-formula(NOT(ISERROR(SEARCH(&quot;Failed&quot;;[.H1]))))" style:apply-style-name="cf5" style:base-cell-address="Boundary_conditions.H1"/>
      <style:map style:condition="of:cell-content()=&quot;Passed&quot;" style:apply-style-name="cf6"/>
    </style:style>
    <style:style style:name="ce15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map style:condition="of:is-true-formula(NOT(ISERROR(SEARCH(&quot;Failed&quot;;[.H1]))))" style:apply-style-name="cf5" style:base-cell-address="Boundary_conditions.H1"/>
      <style:map style:condition="of:cell-content()=&quot;Passed&quot;" style:apply-style-name="cf6"/>
    </style:style>
    <style:style style:name="ce158" style:family="table-cell">
      <style:map style:condition="of:is-true-formula(NOT(ISERROR(SEARCH(&quot;Failed&quot;;[.H1]))))" style:apply-style-name="cf5" style:base-cell-address="Boundary_conditions.H1"/>
    </style:style>
    <style:style style:name="ce15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  <style:map style:condition="of:is-true-formula(NOT(ISERROR(SEARCH(&quot;Failed&quot;;[.H1]))))" style:apply-style-name="cf5" style:base-cell-address="Equivalence_classes.H1"/>
      <style:map style:condition="of:cell-content()=&quot;Passed&quot;" style:apply-style-name="cf6"/>
    </style:style>
    <style:style style:name="ce16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map style:condition="of:is-true-formula(NOT(ISERROR(SEARCH(&quot;Failed&quot;;[.H1]))))" style:apply-style-name="cf5" style:base-cell-address="Equivalence_classes.H1"/>
      <style:map style:condition="of:cell-content()=&quot;Passed&quot;" style:apply-style-name="cf6"/>
    </style:style>
    <style:style style:name="ce161" style:family="table-cell">
      <style:map style:condition="of:is-true-formula(NOT(ISERROR(SEARCH(&quot;Failed&quot;;[.H1]))))" style:apply-style-name="cf5" style:base-cell-address="Equivalence_classes.H1"/>
    </style:style>
    <style:style style:name="ce16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  <style:map style:condition="of:is-true-formula(NOT(ISERROR(SEARCH(&quot;Failed&quot;;[.H1]))))" style:apply-style-name="cf5" style:base-cell-address="Equivalence_classes.H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equireme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<text:a xlink:href="http://itcareer.pythonanywhere.com/">Требования к форме регистрации http://itcareer.pythonanywhere.com/</text:a></text:p>
          </table:table-cell>
          <table:table-cell table:style-name="ce1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number-columns-repeated="2" table:style-name="ce3"/>
          <table:table-cell table:number-columns-repeated="16380" table:style-name="ce1"/>
        </table:table-row>
        <table:table-row table:style-name="ro2">
          <table:table-cell office:value-type="string" table:style-name="ce4">
            <text:p>Номер требования</text:p>
          </table:table-cell>
          <table:table-cell office:value-type="string" table:style-name="ce4">
            <text:p>Раздел</text:p>
          </table:table-cell>
          <table:table-cell office:value-type="string" table:style-name="ce5">
            <text:p>Вопрос</text:p>
          </table:table-cell>
          <table:table-cell office:value-type="string" table:style-name="ce5">
            <text:p>Ответ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6">
            <text:p>G</text:p>
          </table:table-cell>
          <table:table-cell office:value-type="string" table:number-columns-spanned="3" table:number-rows-spanned="1" table:style-name="ce22">
            <text:p>Общие</text:p>
          </table:table-cell>
          <table:covered-table-cell table:number-columns-repeated="2"/>
          <table:table-cell table:number-columns-repeated="22" table:style-name="ce7"/>
          <table:table-cell table:number-columns-repeated="16358"/>
        </table:table-row>
        <table:table-row table:style-name="ro1">
          <table:table-cell office:value-type="string" table:style-name="ce5">
            <text:p>G1</text:p>
          </table:table-cell>
          <table:table-cell table:style-name="ce8"/>
          <table:table-cell office:value-type="string" table:style-name="ce9">
            <text:p>Как называется форма?</text:p>
          </table:table-cell>
          <table:table-cell office:value-type="string" table:style-name="ce9">
            <text:p>Форма регистрации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G2</text:p>
          </table:table-cell>
          <table:table-cell table:style-name="ce8"/>
          <table:table-cell office:value-type="string" table:style-name="ce9">
            <text:p>Для чего нужна данная форма?</text:p>
          </table:table-cell>
          <table:table-cell office:value-type="string" table:style-name="ce9">
            <text:p>Для регистрации нового пользователя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G3</text:p>
          </table:table-cell>
          <table:table-cell table:style-name="ce8"/>
          <table:table-cell office:value-type="string" table:style-name="ce9">
            <text:p>В каком бизнесе используется?</text:p>
          </table:table-cell>
          <table:table-cell office:value-type="string" table:style-name="ce9">
            <text:p>Продажа пластиковых бутылок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G4</text:p>
          </table:table-cell>
          <table:table-cell table:style-name="ce8"/>
          <table:table-cell office:value-type="string" table:style-name="ce9">
            <text:p>Для какого региона используется?</text:p>
          </table:table-cell>
          <table:table-cell office:value-type="string" table:style-name="ce9">
            <text:p>Для всего мира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G5</text:p>
          </table:table-cell>
          <table:table-cell table:style-name="ce8"/>
          <table:table-cell office:value-type="string" table:style-name="ce9">
            <text:p>Куда отправляются данные?</text:p>
          </table:table-cell>
          <table:table-cell office:value-type="string" table:style-name="ce9">
            <text:p>Данные не отправляются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G6</text:p>
          </table:table-cell>
          <table:table-cell table:style-name="ce8"/>
          <table:table-cell office:value-type="string" table:style-name="ce9">
            <text:p>Какой дизайн использован на странице?</text:p>
          </table:table-cell>
          <table:table-cell office:value-type="string" table:style-name="ce9">
            <text:p>Респонсивно-адаптивная верстка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G7</text:p>
          </table:table-cell>
          <table:table-cell table:style-name="ce8"/>
          <table:table-cell office:value-type="string" table:style-name="ce9">
            <text:p>Для какого сайта форма?</text:p>
          </table:table-cell>
          <table:table-cell office:value-type="string" table:style-name="ce9">
            <text:p>Под капотом CRM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G8</text:p>
          </table:table-cell>
          <table:table-cell table:style-name="ce8"/>
          <table:table-cell office:value-type="string" table:style-name="ce9">
            <text:p>На каких платформах используется?</text:p>
          </table:table-cell>
          <table:table-cell office:value-type="string" table:style-name="ce9">
            <text:p>ПК, мобильные.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5">
            <text:p>G9</text:p>
          </table:table-cell>
          <table:table-cell table:style-name="ce8"/>
          <table:table-cell office:value-type="string" table:style-name="ce9">
            <text:p>На каких браузерах используется?</text:p>
          </table:table-cell>
          <table:table-cell office:value-type="string" table:style-name="ce9">
            <text:p>Google Chrome, Safari Mozila Firefox самые последние версии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G10</text:p>
          </table:table-cell>
          <table:table-cell table:style-name="ce8"/>
          <table:table-cell office:value-type="string" table:style-name="ce9">
            <text:p>На каких ОС используется?</text:p>
          </table:table-cell>
          <table:table-cell office:value-type="string" table:style-name="ce9">
            <text:p>Win x 10, MacOs, iOS от 15, Android от 12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G11</text:p>
          </table:table-cell>
          <table:table-cell table:style-name="ce8"/>
          <table:table-cell office:value-type="string" table:style-name="ce9">
            <text:p>Ограничения по возраству</text:p>
          </table:table-cell>
          <table:table-cell office:value-type="string" table:style-name="ce9">
            <text:p>Нет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G12</text:p>
          </table:table-cell>
          <table:table-cell table:style-name="ce8"/>
          <table:table-cell office:value-type="string" table:style-name="ce9">
            <text:p>Что происходит после нажатия кнопки Submit?</text:p>
          </table:table-cell>
          <table:table-cell office:value-type="string" table:style-name="ce9">
            <text:p>Происходит валидация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G13</text:p>
          </table:table-cell>
          <table:table-cell table:style-name="ce8"/>
          <table:table-cell office:value-type="string" table:style-name="ce9">
            <text:p>Какой алфавит используется в форме?</text:p>
          </table:table-cell>
          <table:table-cell office:value-type="string" table:style-name="ce9">
            <text:p>Только латиница.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G14</text:p>
          </table:table-cell>
          <table:table-cell table:style-name="ce8"/>
          <table:table-cell office:value-type="string" table:style-name="ce9">
            <text:p>Какие поля присутствуют на форме?</text:p>
          </table:table-cell>
          <table:table-cell office:value-type="string" table:style-name="ce9">
            <text:p>На форме присутствуют поля Name, Surname, Email, Password.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15</text:p>
          </table:table-cell>
          <table:table-cell table:style-name="ce8"/>
          <table:table-cell office:value-type="string" table:style-name="ce9">
            <text:p>Обязательные для заполнения поля?</text:p>
          </table:table-cell>
          <table:table-cell office:value-type="string" table:style-name="ce9">
            <text:p>Name, Email, Password.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G16</text:p>
          </table:table-cell>
          <table:table-cell table:style-name="ce8"/>
          <table:table-cell office:value-type="string" table:style-name="ce9">
            <text:p>Должны ли быть помечены обязательные для заполнения поля?</text:p>
          </table:table-cell>
          <table:table-cell office:value-type="string" table:style-name="ce9">
            <text:p>Да. Поле обозначается символом * красного цвета.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G17</text:p>
          </table:table-cell>
          <table:table-cell table:style-name="ce8"/>
          <table:table-cell office:value-type="string" table:style-name="ce9">
            <text:p>Должны ли поля менять свое состояние при наведении на них курсора?</text:p>
          </table:table-cell>
          <table:table-cell office:value-type="string" table:style-name="ce9">
            <text:p>Да. При наведении поле подствечивается синим цветом.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18</text:p>
          </table:table-cell>
          <table:table-cell table:style-name="ce8"/>
          <table:table-cell office:value-type="string" table:style-name="ce9">
            <text:p>Допустима ненормативная лексика?<text:s text:c="8"/></text:p>
          </table:table-cell>
          <table:table-cell office:value-type="string" table:style-name="ce9">
            <text:p>Нет.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19</text:p>
          </table:table-cell>
          <table:table-cell table:style-name="ce8"/>
          <table:table-cell office:value-type="string" table:style-name="ce10">
            <text:p>Что происходит по окончании сессии?</text:p>
          </table:table-cell>
          <table:table-cell office:value-type="string" table:style-name="ce9">
            <text:p>Данные сохраняются.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G20</text:p>
          </table:table-cell>
          <table:table-cell table:style-name="ce8"/>
          <table:table-cell office:value-type="string" table:style-name="ce9">
            <text:p>Что произойдет, если заполнить поля и обновить страницу?</text:p>
          </table:table-cell>
          <table:table-cell office:value-type="string" table:style-name="ce9">
            <text:p>Данные не сохраняются.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21</text:p>
          </table:table-cell>
          <table:table-cell table:style-name="ce8"/>
          <table:table-cell office:value-type="string" table:style-name="ce9">
            <text:p>Есть ли плейсхолдеры?</text:p>
          </table:table-cell>
          <table:table-cell office:value-type="string" table:style-name="ce9">
            <text:p>Надписи валидны,фраза заканчивается точкой.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22</text:p>
          </table:table-cell>
          <table:table-cell table:style-name="ce8"/>
          <table:table-cell office:value-type="string" table:style-name="ce9">
            <text:p>Есть ли перевод названий полей?</text:p>
          </table:table-cell>
          <table:table-cell office:value-type="string" table:style-name="ce9">
            <text:p>Нет.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23</text:p>
          </table:table-cell>
          <table:table-cell table:style-name="ce8"/>
          <table:table-cell office:value-type="string" table:style-name="ce9">
            <text:p>Поддержка темной темы страницы?</text:p>
          </table:table-cell>
          <table:table-cell office:value-type="string" table:style-name="ce9">
            <text:p>Да.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24</text:p>
          </table:table-cell>
          <table:table-cell table:style-name="ce8"/>
          <table:table-cell office:value-type="string" table:style-name="ce9">
            <text:p>Есть ли логотип?</text:p>
          </table:table-cell>
          <table:table-cell office:value-type="string" table:style-name="ce9">
            <text:p>Змейка в баре выбора страниц.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G25</text:p>
          </table:table-cell>
          <table:table-cell table:style-name="ce8"/>
          <table:table-cell office:value-type="string" table:style-name="ce9">
            <text:p>Как обрабатываются пробелы в начале и конце поля?</text:p>
          </table:table-cell>
          <table:table-cell office:value-type="string" table:style-name="ce9">
            <text:p>Пробелы не отсекаются.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G26</text:p>
          </table:table-cell>
          <table:table-cell table:style-name="ce8"/>
          <table:table-cell office:value-type="string" table:style-name="ce9">
            <text:p>Как отображается валидация на форме?</text:p>
          </table:table-cell>
          <table:table-cell office:value-type="string" table:style-name="ce9">
            <text:p>Под кнопкой Submit появляется сообщение о состоянии, в случае ошибки неверно заполненное поле выделяется красным цветом.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G27</text:p>
          </table:table-cell>
          <table:table-cell table:style-name="ce8"/>
          <table:table-cell office:value-type="string" table:style-name="ce9">
            <text:p>Что происходит при введении невалидных данных</text:p>
          </table:table-cell>
          <table:table-cell office:value-type="string" table:style-name="ce9">
            <text:p>Под кнопкой Submit отображается ошибка и поле подсвечивается красным цветом.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G28</text:p>
          </table:table-cell>
          <table:table-cell table:style-name="ce8"/>
          <table:table-cell office:value-type="string" table:style-name="ce9">
            <text:p>Что происходит при успешной валидации?</text:p>
          </table:table-cell>
          <table:table-cell office:value-type="string" table:style-name="ce9">
            <text:p>Под кнопкой Submit отображается Success и поле подсвечивается синим цветом.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G29</text:p>
          </table:table-cell>
          <table:table-cell table:style-name="ce8"/>
          <table:table-cell office:value-type="string" table:style-name="ce9">
            <text:p>Что происходит при нажатии кнопки браузера "Назад" и последующего возвращения на страницу регистрации?</text:p>
          </table:table-cell>
          <table:table-cell office:value-type="string" table:style-name="ce9">
            <text:p>Все заполненные поля сохраняются, за исключением пароля.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G30</text:p>
          </table:table-cell>
          <table:table-cell table:style-name="ce8"/>
          <table:table-cell office:value-type="string" table:style-name="ce9">
            <text:p>Как отрабатывавет поле на невенрной границе?</text:p>
          </table:table-cell>
          <table:table-cell office:value-type="string" table:style-name="ce9">
            <text:p>Красное поле и сообщение о невалидных данных.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G31</text:p>
          </table:table-cell>
          <table:table-cell table:style-name="ce8"/>
          <table:table-cell office:value-type="string" table:style-name="ce9">
            <text:p>Как ведет себя поле, если ввести количество символов, превышающее длину поля?</text:p>
          </table:table-cell>
          <table:table-cell office:value-type="string" table:style-name="ce9">
            <text:p>Размер поля не изменяется.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G32</text:p>
          </table:table-cell>
          <table:table-cell table:style-name="ce8"/>
          <table:table-cell office:value-type="string" table:style-name="ce9">
            <text:p>Допустимо ли введение тегов, скриптов/SQL инъекций</text:p>
          </table:table-cell>
          <table:table-cell office:value-type="string" table:style-name="ce9">
            <text:p>Недопустимо.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G33</text:p>
          </table:table-cell>
          <table:table-cell table:style-name="ce8"/>
          <table:table-cell office:value-type="string" table:style-name="ce9">
            <text:p>Какие возможны способы переключения полей?</text:p>
          </table:table-cell>
          <table:table-cell office:value-type="string" table:style-name="ce9">
            <text:p>При промощи наведения на поле мыши и клавишей TAB.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G34</text:p>
          </table:table-cell>
          <table:table-cell table:style-name="ce8"/>
          <table:table-cell office:value-type="string" table:style-name="ce9">
            <text:p>Возможность отправлять форму нажатием клавиши Enter?</text:p>
          </table:table-cell>
          <table:table-cell office:value-type="string" table:style-name="ce9">
            <text:p>Да.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G35</text:p>
          </table:table-cell>
          <table:table-cell table:style-name="ce8"/>
          <table:table-cell office:value-type="string" table:style-name="ce9">
            <text:p>Что произвойдет, если зарегисрироваться уже зарегистрированным пользователем?</text:p>
          </table:table-cell>
          <table:table-cell office:value-type="string" table:style-name="ce9">
            <text:p>Появится сообщение, что пользователь уже существует.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G36</text:p>
          </table:table-cell>
          <table:table-cell table:style-name="ce8"/>
          <table:table-cell office:value-type="string" table:style-name="ce9">
            <text:p>Что произойдеи, если во время заполнения формы пропало интернет соединение?</text:p>
          </table:table-cell>
          <table:table-cell office:value-type="string" table:style-name="ce9">
            <text:p>Появляется сообщение о том, что пропал интернет.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G37</text:p>
          </table:table-cell>
          <table:table-cell table:style-name="ce8"/>
          <table:table-cell office:value-type="string" table:style-name="ce9">
            <text:p>Есть ли ограничение времени сессии?</text:p>
          </table:table-cell>
          <table:table-cell office:value-type="string" table:style-name="ce9">
            <text:p>Нет.</text:p>
          </table:table-cell>
          <table:table-cell table:number-columns-repeated="16380"/>
        </table:table-row>
        <table:table-row table:style-name="ro1">
          <table:table-cell table:number-columns-repeated="2" table:style-name="ce11"/>
          <table:table-cell table:number-columns-repeated="2" table:style-name="ce3"/>
          <table:table-cell table:number-columns-repeated="16380"/>
        </table:table-row>
        <table:table-row table:style-name="ro3">
          <table:table-cell office:value-type="string" table:style-name="ce6">
            <text:p>N-S</text:p>
          </table:table-cell>
          <table:table-cell office:value-type="string" table:number-columns-spanned="3" table:number-rows-spanned="1" table:style-name="ce23">
            <text:p>Поля Name/Surname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 office:value-type="string" table:style-name="ce5">
            <text:p>N-S1</text:p>
          </table:table-cell>
          <table:table-cell table:style-name="ce12"/>
          <table:table-cell office:value-type="string" table:style-name="ce10">
            <text:p>Какие символы допустимы для поля Name/ Surname?</text:p>
          </table:table-cell>
          <table:table-cell office:value-type="string" table:style-name="ce10">
            <text:p>Латинские буквы, знаки .; -; _; цифры, пробел.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N-S2</text:p>
          </table:table-cell>
          <table:table-cell table:style-name="ce12"/>
          <table:table-cell office:value-type="string" table:style-name="ce10">
            <text:p>Допустимое количество символов в поле Name/Surname?</text:p>
          </table:table-cell>
          <table:table-cell office:value-type="string" table:style-name="ce10">
            <text:p>min 1, max 64.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-S3</text:p>
          </table:table-cell>
          <table:table-cell table:style-name="ce12"/>
          <table:table-cell office:value-type="string" table:style-name="ce10">
            <text:p>Регистрозависимость поля?</text:p>
          </table:table-cell>
          <table:table-cell office:value-type="string" table:style-name="ce10">
            <text:p>Нет.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-S4</text:p>
          </table:table-cell>
          <table:table-cell table:style-name="ce12"/>
          <table:table-cell office:value-type="string" table:style-name="ce10">
            <text:p>Какие цифрмы могут быть использованы?</text:p>
          </table:table-cell>
          <table:table-cell office:value-type="string" table:style-name="ce10">
            <text:p>арабские.</text:p>
          </table:table-cell>
          <table:table-cell table:number-columns-repeated="16380"/>
        </table:table-row>
        <table:table-row table:style-name="ro6">
          <table:table-cell office:value-type="string" table:style-name="ce5">
            <text:p>N-S5</text:p>
          </table:table-cell>
          <table:table-cell table:style-name="ce12"/>
          <table:table-cell office:value-type="string" table:style-name="ce10">
            <text:p>Допускается ли использование пробелов?</text:p>
          </table:table-cell>
          <table:table-cell office:value-type="string" table:style-name="ce10">
            <text:p>Могут быть использованы после первого символа; запрещается использование двух пробелов подряд; запрещается использование пробела в качестве последноего симвовла.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N-S6</text:p>
          </table:table-cell>
          <table:table-cell table:style-name="ce12"/>
          <table:table-cell office:value-type="string" table:style-name="ce10">
            <text:p>Можно ли использовать при вводе данных Ctrl+C/Ctrl+V</text:p>
          </table:table-cell>
          <table:table-cell office:value-type="string" table:style-name="ce10">
            <text:p>Запрещается.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-S7</text:p>
          </table:table-cell>
          <table:table-cell table:style-name="ce12"/>
          <table:table-cell office:value-type="string" table:style-name="ce10">
            <text:p>Есть ли валидация на DROP DATA BASE</text:p>
          </table:table-cell>
          <table:table-cell office:value-type="string" table:style-name="ce10">
            <text:p>Нет.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N-S8</text:p>
          </table:table-cell>
          <table:table-cell table:style-name="ce12"/>
          <table:table-cell office:value-type="string" table:style-name="ce10">
            <text:p>Можно ли использлвать admin при регистрации?</text:p>
          </table:table-cell>
          <table:table-cell office:value-type="string" table:style-name="ce10">
            <text:p>Да.</text:p>
          </table:table-cell>
          <table:table-cell table:number-columns-repeated="16380"/>
        </table:table-row>
        <table:table-row table:style-name="ro1">
          <table:table-cell table:number-columns-repeated="2" table:style-name="ce13"/>
          <table:table-cell table:number-columns-repeated="2" table:style-name="ce3"/>
          <table:table-cell table:number-columns-repeated="16380"/>
        </table:table-row>
        <table:table-row table:style-name="ro3">
          <table:table-cell office:value-type="string" table:style-name="ce6">
            <text:p>EML</text:p>
          </table:table-cell>
          <table:table-cell office:value-type="string" table:number-columns-spanned="3" table:number-rows-spanned="1" table:style-name="ce23">
            <text:p>Email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14">
            <text:p>EML1</text:p>
          </table:table-cell>
          <table:table-cell table:style-name="ce15"/>
          <table:table-cell office:value-type="string" table:style-name="ce9">
            <text:p>Должен ли email быть уникальным?</text:p>
          </table:table-cell>
          <table:table-cell office:value-type="string" table:style-name="ce9">
            <text:p>Да.</text:p>
          </table:table-cell>
          <table:table-cell table:number-columns-repeated="16380"/>
        </table:table-row>
        <table:table-row table:style-name="ro4">
          <table:table-cell office:value-type="string" table:style-name="ce14">
            <text:p>EML2</text:p>
          </table:table-cell>
          <table:table-cell table:style-name="ce15"/>
          <table:table-cell office:value-type="string" table:style-name="ce9">
            <text:p>Какое количество символов допустимо для поля email в части до @?</text:p>
          </table:table-cell>
          <table:table-cell office:value-type="string" table:style-name="ce9">
            <text:p>min 4 max 32.</text:p>
          </table:table-cell>
          <table:table-cell table:number-columns-repeated="16380"/>
        </table:table-row>
        <table:table-row table:style-name="ro4">
          <table:table-cell office:value-type="string" table:style-name="ce14">
            <text:p>EML3</text:p>
          </table:table-cell>
          <table:table-cell table:style-name="ce15"/>
          <table:table-cell office:value-type="string" table:style-name="ce9">
            <text:p>Какое количество символов допустимо для поля email в части от @ до .?</text:p>
          </table:table-cell>
          <table:table-cell office:value-type="string" table:style-name="ce9">
            <text:p>min 2 max 24.</text:p>
          </table:table-cell>
          <table:table-cell table:number-columns-repeated="16380"/>
        </table:table-row>
        <table:table-row table:style-name="ro4">
          <table:table-cell office:value-type="string" table:style-name="ce14">
            <text:p>EML4</text:p>
          </table:table-cell>
          <table:table-cell table:style-name="ce15"/>
          <table:table-cell office:value-type="string" table:style-name="ce9">
            <text:p>Какое количество символов допустимо для поля email в части после .?</text:p>
          </table:table-cell>
          <table:table-cell office:value-type="string" table:style-name="ce9">
            <text:p>min 2 max 16.</text:p>
          </table:table-cell>
          <table:table-cell table:number-columns-repeated="16380"/>
        </table:table-row>
        <table:table-row table:style-name="ro4">
          <table:table-cell office:value-type="string" table:style-name="ce14">
            <text:p>EML5</text:p>
          </table:table-cell>
          <table:table-cell table:style-name="ce15"/>
          <table:table-cell office:value-type="string" table:style-name="ce9">
            <text:p>Какие символы могут быть использованы в email?</text:p>
          </table:table-cell>
          <table:table-cell office:value-type="string" table:style-name="ce9">
            <text:p>.; -; _; @; цифры. Точка может быть использована только 1 раз после @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EML6</text:p>
          </table:table-cell>
          <table:table-cell table:style-name="ce15"/>
          <table:table-cell office:value-type="string" table:style-name="ce9">
            <text:p>Есть ли регистрозависимость?</text:p>
          </table:table-cell>
          <table:table-cell office:value-type="string" table:style-name="ce9">
            <text:p>Нет.</text:p>
          </table:table-cell>
          <table:table-cell table:number-columns-repeated="16380"/>
        </table:table-row>
        <table:table-row table:style-name="ro4">
          <table:table-cell office:value-type="string" table:style-name="ce14">
            <text:p>EML7</text:p>
          </table:table-cell>
          <table:table-cell table:style-name="ce15"/>
          <table:table-cell office:value-type="string" table:style-name="ce9">
            <text:p>Могут ли использоваться неского спец символов подрят?</text:p>
          </table:table-cell>
          <table:table-cell office:value-type="string" table:style-name="ce9">
            <text:p>Нет.</text:p>
          </table:table-cell>
          <table:table-cell table:number-columns-repeated="16380"/>
        </table:table-row>
        <table:table-row table:style-name="ro4">
          <table:table-cell office:value-type="string" table:style-name="ce14">
            <text:p>EML8</text:p>
          </table:table-cell>
          <table:table-cell table:style-name="ce15"/>
          <table:table-cell office:value-type="string" table:style-name="ce9">
            <text:p>Могут ли использоваться многоуровневые домены?</text:p>
          </table:table-cell>
          <table:table-cell office:value-type="string" table:style-name="ce9">
            <text:p>Да.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EML9</text:p>
          </table:table-cell>
          <table:table-cell table:style-name="ce15"/>
          <table:table-cell office:value-type="string" table:style-name="ce9">
            <text:p>Какие доменные зоны допускаются?</text:p>
          </table:table-cell>
          <table:table-cell office:value-type="string" table:style-name="ce9">
            <text:p>Все.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EML10</text:p>
          </table:table-cell>
          <table:table-cell table:style-name="ce15"/>
          <table:table-cell office:value-type="string" table:style-name="ce9">
            <text:p>Письмо о подтверждении регистрации?</text:p>
          </table:table-cell>
          <table:table-cell office:value-type="string" table:style-name="ce9">
            <text:p>Нет.</text:p>
          </table:table-cell>
          <table:table-cell table:number-columns-repeated="16380"/>
        </table:table-row>
        <table:table-row table:style-name="ro3">
          <table:table-cell table:style-name="ce16"/>
          <table:table-cell table:style-name="ce13"/>
          <table:table-cell table:number-columns-repeated="2" table:style-name="ce3"/>
          <table:table-cell table:number-columns-repeated="16380"/>
        </table:table-row>
        <table:table-row table:style-name="ro3">
          <table:table-cell office:value-type="string" table:style-name="ce17">
            <text:p>PW</text:p>
          </table:table-cell>
          <table:table-cell office:value-type="string" table:number-columns-spanned="3" table:number-rows-spanned="1" table:style-name="ce23">
            <text:p>Password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 office:value-type="string" table:style-name="ce18">
            <text:p>PW1</text:p>
          </table:table-cell>
          <table:table-cell table:style-name="ce19"/>
          <table:table-cell office:value-type="string" table:style-name="ce20">
            <text:p>Требования к составу пароля?</text:p>
          </table:table-cell>
          <table:table-cell office:value-type="string" table:style-name="ce20">
            <text:p>min 6 max 16 символов, обязательно: 1 большая буква, 1 число, 1 символ@</text:p>
          </table:table-cell>
          <table:table-cell table:number-columns-repeated="16380"/>
        </table:table-row>
        <table:table-row table:style-name="ro4">
          <table:table-cell office:value-type="string" table:style-name="ce14">
            <text:p>PW2</text:p>
          </table:table-cell>
          <table:table-cell table:style-name="ce15"/>
          <table:table-cell office:value-type="string" table:style-name="ce9">
            <text:p>Допускается ли использование Ctrl+C/Ctrl+V для поля пароля?</text:p>
          </table:table-cell>
          <table:table-cell office:value-type="string" table:style-name="ce9">
            <text:p>Нет.</text:p>
          </table:table-cell>
          <table:table-cell table:number-columns-repeated="16380"/>
        </table:table-row>
        <table:table-row table:style-name="ro4">
          <table:table-cell office:value-type="string" table:style-name="ce18">
            <text:p>PW3</text:p>
          </table:table-cell>
          <table:table-cell table:style-name="ce15"/>
          <table:table-cell office:value-type="string" table:style-name="ce9">
            <text:p>Можно ли использовтаь в пароле несколько спецсимволов подряд?</text:p>
          </table:table-cell>
          <table:table-cell office:value-type="string" table:style-name="ce9">
            <text:p>Нет.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PW4</text:p>
          </table:table-cell>
          <table:table-cell table:style-name="ce15"/>
          <table:table-cell office:value-type="string" table:style-name="ce9">
            <text:p>Возможность переместить текст мышкой?</text:p>
          </table:table-cell>
          <table:table-cell office:value-type="string" table:style-name="ce9">
            <text:p>Нет.</text:p>
          </table:table-cell>
          <table:table-cell table:number-columns-repeated="16380"/>
        </table:table-row>
        <table:table-row table:style-name="ro3">
          <table:table-cell office:value-type="string" table:style-name="ce18">
            <text:p>PW5</text:p>
          </table:table-cell>
          <table:table-cell table:style-name="ce15"/>
          <table:table-cell office:value-type="string" table:style-name="ce9">
            <text:p>Генерация случайного пароля?</text:p>
          </table:table-cell>
          <table:table-cell office:value-type="string" table:style-name="ce9">
            <text:p>Нет.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PW6</text:p>
          </table:table-cell>
          <table:table-cell table:style-name="ce15"/>
          <table:table-cell office:value-type="string" table:style-name="ce9">
            <text:p>Индексация надежности пароля?</text:p>
          </table:table-cell>
          <table:table-cell office:value-type="string" table:style-name="ce9">
            <text:p>Нет.</text:p>
          </table:table-cell>
          <table:table-cell table:number-columns-repeated="16380"/>
        </table:table-row>
        <table:table-row table:style-name="ro4">
          <table:table-cell office:value-type="string" table:style-name="ce18">
            <text:p>PW7</text:p>
          </table:table-cell>
          <table:table-cell table:style-name="ce15"/>
          <table:table-cell office:value-type="string" table:style-name="ce9">
            <text:p>Наличие поля подтверждение введенного пароля?</text:p>
          </table:table-cell>
          <table:table-cell office:value-type="string" table:style-name="ce9">
            <text:p>Нет.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PW8</text:p>
          </table:table-cell>
          <table:table-cell table:style-name="ce15"/>
          <table:table-cell office:value-type="string" table:style-name="ce9">
            <text:p>Есть ли регистрозависимость?</text:p>
          </table:table-cell>
          <table:table-cell office:value-type="string" table:style-name="ce9">
            <text:p>Да.</text:p>
          </table:table-cell>
          <table:table-cell table:number-columns-repeated="16380"/>
        </table:table-row>
        <table:table-row table:style-name="ro1">
          <table:table-cell table:number-columns-repeated="2" table:style-name="ce13"/>
          <table:table-cell table:number-columns-repeated="2" table:style-name="ce3"/>
          <table:table-cell table:number-columns-repeated="16380"/>
        </table:table-row>
        <table:table-row table:style-name="ro3">
          <table:table-cell office:value-type="string" table:style-name="ce6">
            <text:p>S</text:p>
          </table:table-cell>
          <table:table-cell office:value-type="string" table:number-columns-spanned="3" table:number-rows-spanned="1" table:style-name="ce23">
            <text:p>Кнопка Submit</text:p>
          </table:table-cell>
          <table:covered-table-cell table:number-columns-repeated="2"/>
          <table:table-cell table:number-columns-repeated="16380"/>
        </table:table-row>
        <table:table-row table:style-name="ro4">
          <table:table-cell office:value-type="string" table:style-name="ce4">
            <text:p>S1</text:p>
          </table:table-cell>
          <table:table-cell table:style-name="ce8"/>
          <table:table-cell office:value-type="string" table:style-name="ce9">
            <text:p>Как ведет себя поле Submit при изменении текста?</text:p>
          </table:table-cell>
          <table:table-cell office:value-type="string" table:style-name="ce9">
            <text:p>В случае необходимости поле расширяется.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S2</text:p>
          </table:table-cell>
          <table:table-cell table:style-name="ce8"/>
          <table:table-cell office:value-type="string" table:style-name="ce9">
            <text:p>Кнопка Submit активна при незаполненных полях?</text:p>
          </table:table-cell>
          <table:table-cell office:value-type="string" table:style-name="ce9">
            <text:p>Да.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S3</text:p>
          </table:table-cell>
          <table:table-cell table:style-name="ce8"/>
          <table:table-cell office:value-type="string" table:style-name="ce9">
            <text:p>Что происходит при нажатии кнопки Submit в члучае введения невалидных данных?</text:p>
          </table:table-cell>
          <table:table-cell office:value-type="string" table:style-name="ce9">
            <text:p>Поля очищаются, появляется сообщение об ошибке под кнопкой Submit.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S4</text:p>
          </table:table-cell>
          <table:table-cell table:style-name="ce8"/>
          <table:table-cell office:value-type="string" table:style-name="ce9">
            <text:p>Что происходит при нажатии кнопки Submit в члучае введения валидных данных?</text:p>
          </table:table-cell>
          <table:table-cell office:value-type="string" table:style-name="ce9">
            <text:p>Поля очищаются, появляется сообщение "Success! Hello:Name Surname"</text:p>
          </table:table-cell>
          <table:table-cell table:number-columns-repeated="16380"/>
        </table:table-row>
        <table:table-row table:style-name="ro4">
          <table:table-cell office:value-type="string" table:style-name="ce4">
            <text:p>S5</text:p>
          </table:table-cell>
          <table:table-cell table:style-name="ce8"/>
          <table:table-cell office:value-type="string" table:style-name="ce10">
            <text:p>Какие состояния имеет кнопка Submit?</text:p>
          </table:table-cell>
          <table:table-cell office:value-type="string" table:style-name="ce9">
            <text:p>Кнопка имеет 3 состояния: в покое; курсор наведен; кнопка нажата.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S6</text:p>
          </table:table-cell>
          <table:table-cell table:style-name="ce15"/>
          <table:table-cell office:value-type="string" table:style-name="ce9">
            <text:p>Расположение надписи на кнопке Submit?</text:p>
          </table:table-cell>
          <table:table-cell office:value-type="string" table:style-name="ce9">
            <text:p>Надпись отцентрирована</text:p>
          </table:table-cell>
          <table:table-cell table:number-columns-repeated="16380"/>
        </table:table-row>
        <table:table-row table:style-name="ro1">
          <table:table-cell table:style-name="ce21"/>
          <table:table-cell table:style-name="ce13"/>
          <table:table-cell table:number-columns-repeated="2" table:style-name="ce3"/>
          <table:table-cell table:number-columns-repeated="16380"/>
        </table:table-row>
        <table:table-row table:number-rows-repeated="82" table:style-name="ro1">
          <table:table-cell table:number-columns-repeated="2" table:style-name="ce13"/>
          <table:table-cell table:number-columns-repeated="2" table:style-name="ce3"/>
          <table:table-cell table:number-columns-repeated="16380"/>
        </table:table-row>
        <table:table-row table:number-rows-repeated="12" table:style-name="ro1">
          <table:table-cell table:number-columns-repeated="2" table:style-name="ce1"/>
          <table:table-cell table:number-columns-repeated="2" table:style-name="ce3"/>
          <table:table-cell table:number-columns-repeated="16380"/>
        </table:table-row>
        <table:table-row table:number-rows-repeated="827" table:style-name="ro1">
          <table:table-cell table:number-columns-repeated="2"/>
          <table:table-cell table:number-columns-repeated="2" table:style-name="ce3"/>
          <table:table-cell table:number-columns-repeated="16380"/>
        </table:table-row>
        <table:table-row table:number-rows-repeated="1047573" table:style-name="ro7">
          <table:table-cell table:number-columns-repeated="16384"/>
        </table:table-row>
      </table:table>
      <table:table table:name="Checklist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017" table:default-cell-style-name="ce1"/>
        <table:table-column table:style-name="co5" table:number-columns-repeated="15360" table:default-cell-style-name="ce1"/>
        <table:table-row table:style-name="ro3">
          <table:table-cell office:value-type="string" table:number-columns-spanned="4" table:number-rows-spanned="1" table:style-name="ce47">
            <text:p>Чек-лист к форме регистрации http://itcareer.pythonanywhere.com/</text:p>
          </table:table-cell>
          <table:covered-table-cell table:number-columns-repeated="3"/>
          <table:table-cell table:number-columns-repeated="2" table:style-name="ce24"/>
          <table:table-cell table:style-name="ce25"/>
          <table:table-cell table:style-name="ce150"/>
          <table:table-cell table:style-name="ce25"/>
          <table:table-cell table:number-columns-repeated="16375" table:style-name="ce1"/>
        </table:table-row>
        <table:table-row table:style-name="ro1">
          <table:table-cell table:style-name="ce25"/>
          <table:table-cell table:style-name="ce24"/>
          <table:table-cell table:style-name="ce1"/>
          <table:table-cell table:number-columns-repeated="3" table:style-name="ce24"/>
          <table:table-cell table:style-name="ce25"/>
          <table:table-cell table:style-name="ce150"/>
          <table:table-cell table:style-name="ce25"/>
          <table:table-cell table:number-columns-repeated="16375" table:style-name="ce1"/>
        </table:table-row>
        <table:table-row table:style-name="ro2">
          <table:table-cell office:value-type="string" table:style-name="ce26">
            <text:p>ID</text:p>
          </table:table-cell>
          <table:table-cell office:value-type="string" table:style-name="ce26">
            <text:p>Название теста</text:p>
          </table:table-cell>
          <table:table-cell office:value-type="string" table:style-name="ce26">
            <text:p>Окружение</text:p>
          </table:table-cell>
          <table:table-cell office:value-type="string" table:style-name="ce26">
            <text:p>Входные данные</text:p>
          </table:table-cell>
          <table:table-cell office:value-type="string" table:style-name="ce26">
            <text:p>Ожидаемый результат</text:p>
          </table:table-cell>
          <table:table-cell office:value-type="string" table:style-name="ce26">
            <text:p>Фактический результат<text:s text:c="3"/></text:p>
          </table:table-cell>
          <table:table-cell office:value-type="string" table:style-name="ce26">
            <text:p>Номер требования</text:p>
          </table:table-cell>
          <table:table-cell office:value-type="string" table:style-name="ce147">
            <text:p>Статус</text:p>
          </table:table-cell>
          <table:table-cell office:value-type="string" table:style-name="ce26">
            <text:p>Номер баг-репорта</text:p>
          </table:table-cell>
          <table:table-cell table:style-name="ce16"/>
          <table:table-cell table:number-columns-repeated="16" table:style-name="ce27"/>
          <table:table-cell table:number-columns-repeated="16358"/>
        </table:table-row>
        <table:table-row table:style-name="ro3">
          <table:table-cell office:value-type="string" table:number-columns-spanned="9" table:number-rows-spanned="1" table:style-name="ce48">
            <text:p>Общее</text:p>
          </table:table-cell>
          <table:covered-table-cell table:number-columns-repeated="8"/>
          <table:table-cell table:style-name="ce13"/>
          <table:table-cell table:number-columns-repeated="16374" table:style-name="ce1"/>
        </table:table-row>
        <table:table-row table:style-name="ro1">
          <table:table-cell office:value-type="float" office:value="1" table:number-columns-spanned="1" table:number-rows-spanned="5" table:style-name="ce49">
            <text:p>1</text:p>
          </table:table-cell>
          <table:table-cell office:value-type="string" table:number-columns-spanned="1" table:number-rows-spanned="5" table:style-name="ce50">
            <text:p>Проверка названия формы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1">
            <text:p><text:a xlink:href="http://itcareer.pythonanywhere.com/">http://itcareer.pythonanywhere.com/</text:a></text:p>
          </table:table-cell>
          <table:table-cell office:value-type="string" table:number-columns-spanned="1" table:number-rows-spanned="5" table:style-name="ce50">
            <text:p>Registration Form</text:p>
          </table:table-cell>
          <table:table-cell office:value-type="string" table:number-columns-spanned="1" table:number-rows-spanned="5" table:style-name="ce52">
            <text:p>ITCareerToday web form</text:p>
          </table:table-cell>
          <table:table-cell office:value-type="string" table:number-columns-spanned="1" table:number-rows-spanned="5" table:style-name="ce49">
            <text:p>G1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1" table:number-columns-spanned="1" table:number-rows-spanned="5" table:style-name="ce49">
            <text:p>1</text:p>
          </table:table-cell>
          <table:table-cell table:style-name="ce13"/>
          <table:table-cell table:number-columns-repeated="16374" table:style-name="ce1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table-cell office:value-type="float" office:value="2" table:number-columns-spanned="1" table:number-rows-spanned="5" table:style-name="ce54">
            <text:p>2</text:p>
          </table:table-cell>
          <table:table-cell office:value-type="string" table:number-columns-spanned="1" table:number-rows-spanned="5" table:style-name="ce55">
            <text:p>Проверка наличия полей Name, Surname, Email, Password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5">
            <text:p>Поля присутствуют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G14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style-name="ce13"/>
          <table:table-cell table:number-columns-repeated="16374" table:style-name="ce1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table-cell office:value-type="float" office:value="3" table:number-columns-spanned="1" table:number-rows-spanned="5" table:style-name="ce49">
            <text:p>3</text:p>
          </table:table-cell>
          <table:table-cell office:value-type="string" table:number-columns-spanned="1" table:number-rows-spanned="5" table:style-name="ce50">
            <text:p>Проверка обозначения обязательных полей символом<text:s/><text:span text:style-name="T1">*</text:span>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50">
            <text:p>Поля отмечены</text:p>
          </table:table-cell>
          <table:table-cell office:value-type="string" table:number-columns-spanned="1" table:number-rows-spanned="5" table:style-name="ce50">
            <text:p>Поля не отмечены</text:p>
          </table:table-cell>
          <table:table-cell office:value-type="string" table:number-columns-spanned="1" table:number-rows-spanned="5" table:style-name="ce49">
            <text:p>G15, G16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2" table:number-columns-spanned="1" table:number-rows-spanned="5" table:style-name="ce49">
            <text:p>2</text:p>
          </table:table-cell>
          <table:table-cell table:style-name="ce13"/>
          <table:table-cell table:number-columns-repeated="16374" table:style-name="ce1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table-cell office:value-type="float" office:value="4" table:number-columns-spanned="1" table:number-rows-spanned="5" table:style-name="ce54">
            <text:p>4</text:p>
          </table:table-cell>
          <table:table-cell office:value-type="string" table:number-columns-spanned="1" table:number-rows-spanned="5" table:style-name="ce55">
            <text:p>Проверка состояния поля при наведении на него курсора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5">
            <text:p>Поле досвечивается синим цветом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G17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style-name="ce13"/>
          <table:table-cell table:number-columns-repeated="16374" table:style-name="ce1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table-cell office:value-type="float" office:value="5" table:number-columns-spanned="1" table:number-rows-spanned="5" table:style-name="ce49">
            <text:p>5</text:p>
          </table:table-cell>
          <table:table-cell office:value-type="string" table:number-columns-spanned="1" table:number-rows-spanned="5" table:style-name="ce50">
            <text:p>Проверка наличия плейсхолдера на поле Name.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50">
            <text:p>Присутствует плейсхолдер Name. В конце использована точка.</text:p>
          </table:table-cell>
          <table:table-cell office:value-type="string" table:number-columns-spanned="1" table:number-rows-spanned="5" table:style-name="ce50">
            <text:p>Присутствует плейсхолдер Name. В конце использован вопросительный знак.</text:p>
          </table:table-cell>
          <table:table-cell office:value-type="string" table:number-columns-spanned="1" table:number-rows-spanned="5" table:style-name="ce49">
            <text:p>G21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3" table:number-columns-spanned="1" table:number-rows-spanned="5" table:style-name="ce49">
            <text:p>3</text:p>
          </table:table-cell>
          <table:table-cell table:style-name="ce13"/>
          <table:table-cell table:number-columns-repeated="16374" table:style-name="ce1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table-cell office:value-type="float" office:value="6" table:number-columns-spanned="1" table:number-rows-spanned="5" table:style-name="ce54">
            <text:p>6</text:p>
          </table:table-cell>
          <table:table-cell office:value-type="string" table:number-columns-spanned="1" table:number-rows-spanned="5" table:style-name="ce55">
            <text:p>Проверка наличия плейсхолдера на поле Surname.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5">
            <text:p>Присутствует плейсхолдер Surname. В конце использован вопросительный знак.</text:p>
          </table:table-cell>
          <table:table-cell office:value-type="string" table:number-columns-spanned="1" table:number-rows-spanned="5" table:style-name="ce55">
            <text:p>Присутствует плейсхолдер Surname. В конце использован вопросительный знак.</text:p>
          </table:table-cell>
          <table:table-cell office:value-type="string" table:number-columns-spanned="1" table:number-rows-spanned="5" table:style-name="ce54">
            <text:p>G21</text:p>
          </table:table-cell>
          <table:table-cell office:value-type="string" table:number-columns-spanned="1" table:number-rows-spanned="5" table:style-name="ce149">
            <text:p>Failed</text:p>
          </table:table-cell>
          <table:table-cell office:value-type="float" office:value="4" table:number-columns-spanned="1" table:number-rows-spanned="5" table:style-name="ce54">
            <text:p>4</text:p>
          </table:table-cell>
          <table:table-cell table:style-name="ce32"/>
          <table:table-cell table:number-columns-repeated="16" table:style-name="ce33"/>
          <table:table-cell table:number-columns-repeated="16358"/>
        </table:table-row>
        <table:table-row table:style-name="ro8">
          <table:covered-table-cell/>
          <table:covered-table-cell/>
          <table:table-cell office:value-type="string" table:style-name="ce34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34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34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4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table-cell office:value-type="float" office:value="7" table:number-columns-spanned="1" table:number-rows-spanned="5" table:style-name="ce49">
            <text:p>7</text:p>
          </table:table-cell>
          <table:table-cell office:value-type="string" table:number-columns-spanned="1" table:number-rows-spanned="5" table:style-name="ce50">
            <text:p>Проверка наличия плейсхолдера на поле Email.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50">
            <text:p>Присутствует плейсхолдер Your Email address. В конце использована точка.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G21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table-cell office:value-type="float" office:value="8" table:number-columns-spanned="1" table:number-rows-spanned="5" table:style-name="ce54">
            <text:p>8</text:p>
          </table:table-cell>
          <table:table-cell office:value-type="string" table:number-columns-spanned="1" table:number-rows-spanned="5" table:style-name="ce55">
            <text:p>Проверка наличия плейсхолдера на поле Password.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5">
            <text:p>Проверка наличия плейсхолдера на поле Password.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G21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table-cell office:value-type="float" office:value="9" table:number-columns-spanned="1" table:number-rows-spanned="5" table:style-name="ce49">
            <text:p>9</text:p>
          </table:table-cell>
          <table:table-cell office:value-type="string" table:number-columns-spanned="1" table:number-rows-spanned="5" table:style-name="ce50">
            <text:p>Проверка наличия логотипа Змейка на вкладке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58">
            <text:p>Логотип "Змейка" пристутствует</text:p>
          </table:table-cell>
          <table:table-cell office:value-type="string" table:style-name="ce29">
            <text:p>Логотип отсутствует</text:p>
          </table:table-cell>
          <table:table-cell office:value-type="string" table:number-columns-spanned="1" table:number-rows-spanned="5" table:style-name="ce49">
            <text:p>G10, G8, G9, G24</text:p>
          </table:table-cell>
          <table:table-cell office:value-type="string" table:style-name="ce151">
            <text:p>Failed</text:p>
          </table:table-cell>
          <table:table-cell office:value-type="float" office:value="5" table:style-name="ce28">
            <text:p>5</text:p>
          </table:table-cell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table-cell office:value-type="string" table:style-name="ce29">
            <text:p>Логотип "Змейка" пристутствует</text:p>
          </table:table-cell>
          <table:covered-table-cell/>
          <table:table-cell office:value-type="string" table:style-name="ce152">
            <text:p>Passed</text:p>
          </table:table-cell>
          <table:table-cell table:style-name="ce28"/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table-cell office:value-type="string" table:style-name="ce29">
            <text:p>Вместо логотипа "Змейка" присутствует дефолтный логотип "Земля"</text:p>
          </table:table-cell>
          <table:covered-table-cell/>
          <table:table-cell office:value-type="string" table:style-name="ce152">
            <text:p>Failed</text:p>
          </table:table-cell>
          <table:table-cell office:value-type="float" office:value="6" table:style-name="ce28">
            <text:p>6</text:p>
          </table:table-cell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table-cell office:value-type="string" table:style-name="ce29">
            <text:p>Логотип отсутствует</text:p>
          </table:table-cell>
          <table:covered-table-cell/>
          <table:table-cell office:value-type="string" table:style-name="ce152">
            <text:p>Failed</text:p>
          </table:table-cell>
          <table:table-cell office:value-type="float" office:value="7" table:number-columns-spanned="1" table:number-rows-spanned="2" table:style-name="ce49">
            <text:p>7</text:p>
          </table:table-cell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table-cell office:value-type="string" table:style-name="ce29">
            <text:p>Логотип отсутствует</text:p>
          </table:table-cell>
          <table:covered-table-cell/>
          <table:table-cell office:value-type="string" table:style-name="ce153">
            <text:p>Failed</text:p>
          </table:table-cell>
          <table:covered-table-cell/>
          <table:table-cell table:style-name="ce13"/>
          <table:table-cell table:number-columns-repeated="16374"/>
        </table:table-row>
        <table:table-row table:style-name="ro8">
          <table:table-cell office:value-type="float" office:value="10" table:number-columns-spanned="1" table:number-rows-spanned="7" table:style-name="ce54">
            <text:p>10</text:p>
          </table:table-cell>
          <table:table-cell office:value-type="string" table:number-columns-spanned="1" table:number-rows-spanned="7" table:style-name="ce55">
            <text:p>Проверка расположения полей на странице)</text:p>
          </table:table-cell>
          <table:table-cell office:value-type="string" table:style-name="ce38">
            <text:p>Windows 10 Pro <text:s/>v. 10.0.19043 ass. 19043, Mozilla Firefox v. 96.0.3</text:p>
          </table:table-cell>
          <table:table-cell table:number-columns-spanned="1" table:number-rows-spanned="3" table:style-name="ce56"/>
          <table:table-cell office:value-type="string" table:number-columns-spanned="1" table:number-rows-spanned="7" table:style-name="ce55">
            <text:p>Таблица расположена в середине страницы. Границы полей полностью отображены</text:p>
          </table:table-cell>
          <table:table-cell office:value-type="string" table:style-name="ce39">
            <text:p>Таблица расположена в середине страницы. Границы полей полностью отображены</text:p>
          </table:table-cell>
          <table:table-cell office:value-type="string" table:number-columns-spanned="1" table:number-rows-spanned="7" table:style-name="ce54">
            <text:p>G6</text:p>
          </table:table-cell>
          <table:table-cell office:value-type="string" table:style-name="ce151">
            <text:p>Passed</text:p>
          </table:table-cell>
          <table:table-cell table:number-columns-spanned="1" table:number-rows-spanned="3" table:style-name="ce56"/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38">
            <text:p>Windows 10 Pro <text:s/>v. 10.0.19043 ass. 19043, Google Chrome v. 97.0.4692.99</text:p>
          </table:table-cell>
          <table:covered-table-cell/>
          <table:covered-table-cell/>
          <table:table-cell office:value-type="string" table:style-name="ce40">
            <text:p>Таблица расположена в середине страницы. Границы полей полностью отображены</text:p>
          </table:table-cell>
          <table:covered-table-cell/>
          <table:table-cell office:value-type="string" table:style-name="ce152">
            <text:p>Passed</text:p>
          </table:table-cell>
          <table:covered-table-cell/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38">
            <text:p>Windows 10 Pro <text:s/>v. 10.0.19043 ass. 19043 Safari</text:p>
          </table:table-cell>
          <table:covered-table-cell/>
          <table:covered-table-cell/>
          <table:table-cell office:value-type="string" table:style-name="ce40">
            <text:p>Таблица расположена в середине страницы. Границы полей полностью отображены</text:p>
          </table:table-cell>
          <table:covered-table-cell/>
          <table:table-cell office:value-type="string" table:style-name="ce152">
            <text:p>Passed</text:p>
          </table:table-cell>
          <table:covered-table-cell/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38">
            <text:p>Samsung Galaxy Note8, Android v. 9, <text:s/>Google Chrome</text:p>
          </table:table-cell>
          <table:table-cell office:value-type="string" table:style-name="ce41">
            <text:p>portrait mode</text:p>
          </table:table-cell>
          <table:covered-table-cell/>
          <table:table-cell office:value-type="string" table:style-name="ce40">
            <text:p>Таблица расположена на всю ширину экрана. Левая граница полей обрезана</text:p>
          </table:table-cell>
          <table:covered-table-cell/>
          <table:table-cell office:value-type="string" table:style-name="ce152">
            <text:p>Failed</text:p>
          </table:table-cell>
          <table:table-cell office:value-type="float" office:value="8" table:number-columns-spanned="1" table:number-rows-spanned="2" table:style-name="ce54">
            <text:p>8</text:p>
          </table:table-cell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38">
            <text:p>Samsung Galaxy Note8, Android v. 9, Mozilla Firefox</text:p>
          </table:table-cell>
          <table:table-cell office:value-type="string" table:style-name="ce30">
            <text:p>portrait mode</text:p>
          </table:table-cell>
          <table:covered-table-cell/>
          <table:table-cell office:value-type="string" table:style-name="ce41">
            <text:p>Таблица расположена на всю ширину экрана. Левая граница полей обрезана</text:p>
          </table:table-cell>
          <table:covered-table-cell/>
          <table:table-cell office:value-type="string" table:style-name="ce153">
            <text:p>Failed</text:p>
          </table:table-cell>
          <table:covered-table-cell/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38">
            <text:p>Samsung Galaxy Note8, Android v. 9, <text:s/>Google Chrome</text:p>
          </table:table-cell>
          <table:table-cell office:value-type="string" table:style-name="ce30">
            <text:p>landscape mode</text:p>
          </table:table-cell>
          <table:covered-table-cell/>
          <table:table-cell office:value-type="string" table:style-name="ce41">
            <text:p>Таблица расположена в середине страницы. Границы полей полностью отображены</text:p>
          </table:table-cell>
          <table:covered-table-cell/>
          <table:table-cell office:value-type="string" table:style-name="ce154">
            <text:p>Passed</text:p>
          </table:table-cell>
          <table:table-cell table:number-columns-spanned="1" table:number-rows-spanned="2" table:style-name="ce56"/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38">
            <text:p>Samsung Galaxy Note8, Android v. 9, Mozilla Firefox</text:p>
          </table:table-cell>
          <table:table-cell office:value-type="string" table:style-name="ce30">
            <text:p>landscape mode</text:p>
          </table:table-cell>
          <table:covered-table-cell/>
          <table:table-cell office:value-type="string" table:style-name="ce41">
            <text:p>Таблица расположена в середине страницы. Границы полей полностью отображены</text:p>
          </table:table-cell>
          <table:covered-table-cell/>
          <table:table-cell office:value-type="string" table:style-name="ce154">
            <text:p>Passed</text:p>
          </table:table-cell>
          <table:covered-table-cell/>
          <table:table-cell table:style-name="ce13"/>
          <table:table-cell table:number-columns-repeated="16374"/>
        </table:table-row>
        <table:table-row table:style-name="ro1">
          <table:table-cell office:value-type="float" office:value="11" table:number-columns-spanned="1" table:number-rows-spanned="5" table:style-name="ce49">
            <text:p>11</text:p>
          </table:table-cell>
          <table:table-cell office:value-type="string" table:number-columns-spanned="1" table:number-rows-spanned="5" table:style-name="ce50">
            <text:p>Проверка перевода полей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50">
            <text:p>Перевода полей нет. Названия полей на латинице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G13, G22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table-cell office:value-type="float" office:value="12" table:number-columns-spanned="1" table:number-rows-spanned="5" table:style-name="ce54">
            <text:p>12</text:p>
          </table:table-cell>
          <table:table-cell office:value-type="string" table:number-columns-spanned="1" table:number-rows-spanned="5" table:style-name="ce55">
            <text:p>Проверка наличия опции ограничения возраста пользователя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5">
            <text:p>Проверка наличия опции ограничения возраста пользователя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G11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table-cell office:value-type="float" office:value="13" table:number-columns-spanned="1" table:number-rows-spanned="5" table:style-name="ce49">
            <text:p>13</text:p>
          </table:table-cell>
          <table:table-cell office:value-type="string" table:number-columns-spanned="1" table:number-rows-spanned="5" table:style-name="ce50">
            <text:p>Отображение формы при использовании темной темы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50">
            <text:p>Все поля формы и плейсхолдеры четко видны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G23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style-name="ce13"/>
          <table:table-cell table:number-columns-repeated="16374" table:style-name="ce1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table-cell office:value-type="float" office:value="14" table:number-columns-spanned="1" table:number-rows-spanned="5" table:style-name="ce54">
            <text:p>14</text:p>
          </table:table-cell>
          <table:table-cell office:value-type="string" table:number-columns-spanned="1" table:number-rows-spanned="5" table:style-name="ce55">
            <text:p>Отображение формы при использовании светлой темы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5">
            <text:p>Все поля формы и плейсхолдеры четко видны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G23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style-name="ce13"/>
          <table:table-cell table:number-columns-repeated="16374" table:style-name="ce1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 table:style-name="ce1"/>
        </table:table-row>
        <table:table-row table:style-name="ro1">
          <table:table-cell office:value-type="float" office:value="15" table:number-columns-spanned="1" table:number-rows-spanned="5" table:style-name="ce49">
            <text:p>15</text:p>
          </table:table-cell>
          <table:table-cell office:value-type="string" table:number-columns-spanned="1" table:number-rows-spanned="5" table:style-name="ce50">
            <text:p>Отправка пустой формы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Все поля пустые</text:p>
          </table:table-cell>
          <table:table-cell office:value-type="string" table:number-columns-spanned="1" table:number-rows-spanned="5" table:style-name="ce50">
            <text:p>Под кнопкой Submit отображается сообщение "All Reuired fields must be filled in". Обязательные поля подсвечиваются красным цветом<text:s/></text:p>
          </table:table-cell>
          <table:table-cell office:value-type="string" table:number-columns-spanned="1" table:number-rows-spanned="5" table:style-name="ce50">
            <text:p>Под кнопкой Submit отображается сообщение "Error: All Fields are Required ", поля не подсвечиваются.</text:p>
          </table:table-cell>
          <table:table-cell office:value-type="string" table:number-columns-spanned="1" table:number-rows-spanned="5" table:style-name="ce49">
            <text:p>G12, G26, G27, G30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9" table:number-columns-spanned="1" table:number-rows-spanned="5" table:style-name="ce49">
            <text:p>9</text:p>
          </table:table-cell>
          <table:table-cell table:number-columns-spanned="1" table:number-rows-spanned="5" table:style-name="ce59"/>
          <table:table-cell table:style-name="ce1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repeated="16368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9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office:value-type="float" office:value="16" table:number-columns-spanned="1" table:number-rows-spanned="5" table:style-name="ce54">
            <text:p>16</text:p>
          </table:table-cell>
          <table:table-cell office:value-type="string" table:number-columns-spanned="1" table:number-rows-spanned="5" table:style-name="ce55">
            <text:p>Отправка формы с пустым полем Name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 пустое <text:s text:c="29"/>Surname:Testing <text:s text:c="27"/>Email: test@test.by <text:s text:c="19"/>Password: @Ell22</text:p>
          </table:table-cell>
          <table:table-cell office:value-type="string" table:number-columns-spanned="1" table:number-rows-spanned="5" table:style-name="ce55">
            <text:p>Под кнопкой Submit отображается сообщение "All Reuired fields must be filled in". Обязательные поля подсвечиваются красным цветом<text:s/></text:p>
          </table:table-cell>
          <table:table-cell office:value-type="string" table:number-columns-spanned="1" table:number-rows-spanned="5" table:style-name="ce55">
            <text:p>Под кнопкой Submit отображается сообщение "Error: All Fields are Required ", поля не подсвечиваются.</text:p>
          </table:table-cell>
          <table:table-cell office:value-type="string" table:number-columns-spanned="1" table:number-rows-spanned="5" table:style-name="ce54">
            <text:p>G12, G26, G27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10" table:number-columns-spanned="1" table:number-rows-spanned="5" table:style-name="ce54">
            <text:p>10</text:p>
          </table:table-cell>
          <table:table-cell table:number-columns-spanned="1" table:number-rows-spanned="5" table:style-name="ce59"/>
          <table:table-cell table:style-name="ce1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repeated="16368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office:value-type="float" office:value="17" table:number-columns-spanned="1" table:number-rows-spanned="5" table:style-name="ce49">
            <text:p>17</text:p>
          </table:table-cell>
          <table:table-cell office:value-type="string" table:number-columns-spanned="1" table:number-rows-spanned="5" table:style-name="ce50">
            <text:p>Отправка формы с пустым полем Surname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 Tester <text:s text:c="29"/>Surname:пустое <text:s text:c="26"/>Email: test@test.by <text:s text:c="19"/>Password: @Ell22</text:p>
          </table:table-cell>
          <table:table-cell office:value-type="string" table:number-columns-spanned="1" table:number-rows-spanned="5" table:style-name="ce50">
            <text:p>Появляется сообщение "Success! Hello: Tester <text:s text:c="2"/>"</text:p>
          </table:table-cell>
          <table:table-cell office:value-type="string" table:number-columns-spanned="1" table:number-rows-spanned="5" table:style-name="ce50">
            <text:p>Форма не отправлена. Сообщение "Error: All Fields are Required "</text:p>
          </table:table-cell>
          <table:table-cell office:value-type="string" table:number-columns-spanned="1" table:number-rows-spanned="5" table:style-name="ce49">
            <text:p>G12, G26, G27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11" table:number-columns-spanned="1" table:number-rows-spanned="5" table:style-name="ce49">
            <text:p>11</text:p>
          </table:table-cell>
          <table:table-cell table:number-columns-spanned="1" table:number-rows-spanned="5" table:style-name="ce59"/>
          <table:table-cell table:style-name="ce1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repeated="16368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office:value-type="float" office:value="18" table:number-columns-spanned="1" table:number-rows-spanned="5" table:style-name="ce54">
            <text:p>18</text:p>
          </table:table-cell>
          <table:table-cell office:value-type="string" table:number-columns-spanned="1" table:number-rows-spanned="5" table:style-name="ce55">
            <text:p>Отправка формы с пустым полем Email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 Tester <text:s text:c="29"/>Surname:Testing <text:s text:c="53"/>Email:пустое <text:s text:c="65"/>Password: @Ell22</text:p>
          </table:table-cell>
          <table:table-cell office:value-type="string" table:number-columns-spanned="1" table:number-rows-spanned="5" table:style-name="ce55">
            <text:p>Под кнопкой Submit отображается сообщение "All Reuired fields must filled in"</text:p>
          </table:table-cell>
          <table:table-cell office:value-type="string" table:number-columns-spanned="1" table:number-rows-spanned="5" table:style-name="ce55">
            <text:p>Данные сохраняются. Появляется сообщение "Success! Hello: Tester Testing "</text:p>
          </table:table-cell>
          <table:table-cell office:value-type="string" table:number-columns-spanned="1" table:number-rows-spanned="5" table:style-name="ce54">
            <text:p>EML2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12" table:number-columns-spanned="1" table:number-rows-spanned="5" table:style-name="ce54">
            <text:p>12</text:p>
          </table:table-cell>
          <table:table-cell table:number-columns-spanned="1" table:number-rows-spanned="5" table:style-name="ce59"/>
          <table:table-cell table:style-name="ce1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repeated="16368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office:value-type="float" office:value="19" table:number-columns-spanned="1" table:number-rows-spanned="5" table:style-name="ce49">
            <text:p>19</text:p>
          </table:table-cell>
          <table:table-cell office:value-type="string" table:number-columns-spanned="1" table:number-rows-spanned="5" table:style-name="ce50">
            <text:p>Отправка формы с пустым полем Password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 Tester <text:s text:c="29"/>Surname:Testing <text:s text:c="29"/>Email: test@test.by <text:s text:c="19"/>Password: пустое</text:p>
          </table:table-cell>
          <table:table-cell office:value-type="string" table:number-columns-spanned="1" table:number-rows-spanned="5" table:style-name="ce50">
            <text:p>Под кнопкой Submit отображается сообщение "All Reuired fields must filled in"</text:p>
          </table:table-cell>
          <table:table-cell office:value-type="string" table:number-columns-spanned="1" table:number-rows-spanned="5" table:style-name="ce50">
            <text:p>Данные сохраняются. Появляется сообщение "Success! Hello: Tester Testing"</text:p>
          </table:table-cell>
          <table:table-cell office:value-type="string" table:number-columns-spanned="1" table:number-rows-spanned="5" table:style-name="ce49">
            <text:p>PW1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13" table:number-columns-spanned="1" table:number-rows-spanned="5" table:style-name="ce49">
            <text:p>13</text:p>
          </table:table-cell>
          <table:table-cell table:number-columns-spanned="1" table:number-rows-spanned="5" table:style-name="ce59"/>
          <table:table-cell table:style-name="ce1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repeated="16368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office:value-type="float" office:value="20" table:number-columns-spanned="1" table:number-rows-spanned="5" table:style-name="ce54">
            <text:p>20</text:p>
          </table:table-cell>
          <table:table-cell office:value-type="string" table:number-columns-spanned="1" table:number-rows-spanned="5" table:style-name="ce55">
            <text:p>Провервить, что происходит со страницей по завершении сессии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 Tester <text:s text:c="29"/>Surname:Testing <text:s text:c="29"/>Email: test@test.by <text:s text:c="19"/>Password: @Ell22</text:p>
          </table:table-cell>
          <table:table-cell office:value-type="string" table:number-columns-spanned="1" table:number-rows-spanned="5" table:style-name="ce55">
            <text:p>Данные сохраняются. Появляется сообщение "Success! Hello: Tester Testing"</text:p>
          </table:table-cell>
          <table:table-cell office:value-type="string" table:number-columns-spanned="1" table:number-rows-spanned="5" table:style-name="ce55">
            <text:p>Данные не сохраняются. Появляется сообщение "Success! Hello: Tester Testing"</text:p>
          </table:table-cell>
          <table:table-cell office:value-type="string" table:number-columns-spanned="1" table:number-rows-spanned="5" table:style-name="ce54">
            <text:p>G19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14" table:number-columns-spanned="1" table:number-rows-spanned="5" table:style-name="ce54">
            <text:p>14</text:p>
          </table:table-cell>
          <table:table-cell table:number-columns-spanned="1" table:number-rows-spanned="5" table:style-name="ce59"/>
          <table:table-cell table:style-name="ce1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repeated="16368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office:value-type="float" office:value="21" table:number-columns-spanned="1" table:number-rows-spanned="5" table:style-name="ce49">
            <text:p>21</text:p>
          </table:table-cell>
          <table:table-cell office:value-type="string" table:number-columns-spanned="1" table:number-rows-spanned="5" table:style-name="ce50">
            <text:p>Проверить, что происходит с заполненными полями при обновлении страницы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 Tester <text:s text:c="29"/>Surname:Testing <text:s text:c="29"/>Email: test@test.by <text:s text:c="19"/>Password: @Ell22</text:p>
          </table:table-cell>
          <table:table-cell office:value-type="string" table:number-columns-spanned="1" table:number-rows-spanned="5" table:style-name="ce50">
            <text:p>Данные не сохраняются</text:p>
          </table:table-cell>
          <table:table-cell office:value-type="string" table:number-columns-spanned="1" table:number-rows-spanned="5" table:style-name="ce50">
            <text:p>Заполненными остаются все поля, кроме поля Password</text:p>
          </table:table-cell>
          <table:table-cell office:value-type="string" table:number-columns-spanned="1" table:number-rows-spanned="5" table:style-name="ce49">
            <text:p>G20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15" table:number-columns-spanned="1" table:number-rows-spanned="5" table:style-name="ce49">
            <text:p>15</text:p>
          </table:table-cell>
          <table:table-cell table:number-columns-spanned="1" table:number-rows-spanned="5" table:style-name="ce59"/>
          <table:table-cell table:style-name="ce1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spanned="1" table:number-rows-spanned="5" table:style-name="ce60"/>
          <table:table-cell table:number-columns-repeated="16368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office:value-type="float" office:value="22" table:number-columns-spanned="1" table:number-rows-spanned="5" table:style-name="ce54">
            <text:p>22</text:p>
          </table:table-cell>
          <table:table-cell office:value-type="string" table:number-columns-spanned="1" table:number-rows-spanned="5" table:style-name="ce55">
            <text:p>Проверить, как ведет себя заполненная форма при нажатии кнопки браузера "Назад" и последующего возвращения на страницу регистрации?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 Tester <text:s text:c="29"/>Surname:Testing <text:s text:c="29"/>Email: test@test.by <text:s text:c="19"/>Password: @Ell22</text:p>
          </table:table-cell>
          <table:table-cell office:value-type="string" table:number-columns-spanned="1" table:number-rows-spanned="5" table:style-name="ce55">
            <text:p>Сохраняются все данные, за исключенем поля Password</text:p>
          </table:table-cell>
          <table:table-cell office:value-type="string" table:number-columns-spanned="1" table:number-rows-spanned="5" table:style-name="ce55">
            <text:p>Все поля остаются заполненными</text:p>
          </table:table-cell>
          <table:table-cell office:value-type="string" table:number-columns-spanned="1" table:number-rows-spanned="5" table:style-name="ce54">
            <text:p>G29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16" table:number-columns-spanned="1" table:number-rows-spanned="5" table:style-name="ce54">
            <text:p>16</text:p>
          </table:table-cell>
          <table:table-cell table:style-name="ce13"/>
          <table:table-cell table:number-columns-repeated="16374" table:style-name="ce1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table-cell office:value-type="float" office:value="23" table:number-columns-spanned="1" table:number-rows-spanned="5" table:style-name="ce49">
            <text:p>23</text:p>
          </table:table-cell>
          <table:table-cell office:value-type="string" table:number-columns-spanned="1" table:number-rows-spanned="5" table:style-name="ce50">
            <text:p>Проверить возможность переключения полей клавишей TAB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50">
            <text:p>Переключение клавишей TAB возможно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G33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table-cell office:value-type="float" office:value="24" table:number-columns-spanned="1" table:number-rows-spanned="5" table:style-name="ce54">
            <text:p>24</text:p>
          </table:table-cell>
          <table:table-cell office:value-type="string" table:number-columns-spanned="1" table:number-rows-spanned="5" table:style-name="ce55">
            <text:p>Проверить возможность переключения полей наведением на них курсора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 Tester <text:s text:c="29"/>Surname:Testing <text:s text:c="29"/>Email: test@test.by <text:s text:c="19"/>Password: @Ell22</text:p>
          </table:table-cell>
          <table:table-cell office:value-type="string" table:number-columns-spanned="1" table:number-rows-spanned="5" table:style-name="ce55">
            <text:p>Поля становится активным при наведении на них курсора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G33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table-cell office:value-type="float" office:value="25" table:number-columns-spanned="1" table:number-rows-spanned="5" table:style-name="ce49">
            <text:p>25</text:p>
          </table:table-cell>
          <table:table-cell office:value-type="string" table:number-columns-spanned="1" table:number-rows-spanned="5" table:style-name="ce50">
            <text:p>Проверка возможности отправки формы клавишей Enter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 Tester <text:s text:c="29"/>Surname:Testing <text:s text:c="29"/>Email: test@test.by <text:s text:c="19"/>Password: @Ell22</text:p>
          </table:table-cell>
          <table:table-cell office:value-type="string" table:number-columns-spanned="1" table:number-rows-spanned="5" table:style-name="ce50">
            <text:p>Форма отправляется нажатием клавиши Enter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G34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table-cell office:value-type="float" office:value="26" table:number-columns-spanned="1" table:number-rows-spanned="5" table:style-name="ce54">
            <text:p>26</text:p>
          </table:table-cell>
          <table:table-cell office:value-type="string" table:number-columns-spanned="1" table:number-rows-spanned="5" table:style-name="ce55">
            <text:p>Проверить наличие ограничения времени сессии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 Tester <text:s text:c="29"/>Surname:Testing <text:s text:c="29"/>Email: test@test.by <text:s text:c="19"/>Password: @Ell22</text:p>
          </table:table-cell>
          <table:table-cell office:value-type="string" table:number-columns-spanned="1" table:number-rows-spanned="5" table:style-name="ce55">
            <text:p>Время сессии не ограничено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G37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table-cell office:value-type="float" office:value="27" table:number-columns-spanned="1" table:number-rows-spanned="5" table:style-name="ce49">
            <text:p>27</text:p>
          </table:table-cell>
          <table:table-cell office:value-type="string" table:number-columns-spanned="1" table:number-rows-spanned="5" table:style-name="ce50">
            <text:p>Проверить, что произойдет в случае отключения интернета во время отправки формы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DevTools, вкладка Network, кнопка No Throttling (Offline) <text:s text:c="46"/>Name: Tester <text:s text:c="29"/>Surname:Testing <text:s text:c="29"/>Email: test@test.by <text:s text:c="19"/>Password: @Ell22</text:p>
          </table:table-cell>
          <table:table-cell office:value-type="string" table:number-columns-spanned="1" table:number-rows-spanned="5" table:style-name="ce50">
            <text:p>Появляется сообщение "Нет подключения к Интернету"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G36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table-cell office:value-type="float" office:value="29" table:number-columns-spanned="1" table:number-rows-spanned="5" table:style-name="ce54">
            <text:p>29</text:p>
          </table:table-cell>
          <table:table-cell office:value-type="string" table:number-columns-spanned="1" table:number-rows-spanned="5" table:style-name="ce55">
            <text:p>Проверить, что произойдет при обновлении страниции после подключения к интернету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Подключить интернет, выбрав функцию No Throttling, обновить страницу</text:p>
          </table:table-cell>
          <table:table-cell office:value-type="string" table:number-columns-spanned="1" table:number-rows-spanned="5" table:style-name="ce55">
            <text:p>Форма подтверждена. Появляется сообщение "Success! Hello: Tester <text:s/>Testing"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G36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table-cell office:value-type="float" office:value="30" table:number-columns-spanned="1" table:number-rows-spanned="5" table:style-name="ce49">
            <text:p>30</text:p>
          </table:table-cell>
          <table:table-cell office:value-type="string" table:number-columns-spanned="1" table:number-rows-spanned="5" table:style-name="ce50">
            <text:p>Проверка возможности использования SQL-инъекции в поле Name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 SELECT * FROM customers WHERE user='Tester' -- delete table <text:s text:c="28"/>Surname:Testing <text:s text:c="29"/>Email: test@test.by <text:s text:c="19"/>Password: @Ell22</text:p>
          </table:table-cell>
          <table:table-cell office:value-type="string" table:number-columns-spanned="1" table:number-rows-spanned="5" table:style-name="ce50">
            <text:p>Под кнопкой Submit отображается сообщение об ошибке "Error: Invalid data input". Поле Name подсвечивается красным цветом</text:p>
          </table:table-cell>
          <table:table-cell office:value-type="string" table:number-columns-spanned="1" table:number-rows-spanned="5" table:style-name="ce50">
            <text:p>Под кнопкой Submit отображается сообщение об ошибке "Error: All Fields are Required ", поля не подсвечиваются.</text:p>
          </table:table-cell>
          <table:table-cell office:value-type="string" table:number-columns-spanned="1" table:number-rows-spanned="5" table:style-name="ce49">
            <text:p>G32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17" table:number-columns-spanned="1" table:number-rows-spanned="5" table:style-name="ce49">
            <text:p>17</text:p>
          </table:table-cell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table-cell office:value-type="float" office:value="31" table:number-columns-spanned="1" table:number-rows-spanned="5" table:style-name="ce54">
            <text:p>31</text:p>
          </table:table-cell>
          <table:table-cell office:value-type="string" table:number-columns-spanned="1" table:number-rows-spanned="5" table:style-name="ce55">
            <text:p>Проверка возможности использования тегов в поле Name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&lt; Tester&gt; <text:s text:c="29"/>Surname:Testing <text:s text:c="29"/>Email: test@test.by <text:s text:c="19"/>Password: @Ell22</text:p>
          </table:table-cell>
          <table:table-cell office:value-type="string" table:number-columns-spanned="1" table:number-rows-spanned="5" table:style-name="ce55">
            <text:p>Под кнопкой Submit отображается сообщение об ошибке "Error: Invalid data input". Поле Name подсвечивается красным цветом</text:p>
          </table:table-cell>
          <table:table-cell office:value-type="string" table:number-columns-spanned="1" table:number-rows-spanned="5" table:style-name="ce55">
            <text:p>Появляетя сообщение "Success! Hello: &lt;Tester&gt; Testing"</text:p>
          </table:table-cell>
          <table:table-cell office:value-type="string" table:number-columns-spanned="1" table:number-rows-spanned="5" table:style-name="ce54">
            <text:p>G32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18" table:number-columns-spanned="1" table:number-rows-spanned="5" table:style-name="ce54">
            <text:p>18</text:p>
          </table:table-cell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table-cell office:value-type="float" office:value="32" table:number-columns-spanned="1" table:number-rows-spanned="5" table:style-name="ce49">
            <text:p>32</text:p>
          </table:table-cell>
          <table:table-cell office:value-type="string" table:number-columns-spanned="1" table:number-rows-spanned="5" table:style-name="ce50">
            <text:p>Проверка возможности использования скриптов в поле Name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 Tester &lt;script&gt;delete&lt;/script&gt; <text:s text:c="28"/>Surname:Testing <text:s text:c="29"/>Email: test@test.by <text:s text:c="19"/>Password: @Ell22</text:p>
          </table:table-cell>
          <table:table-cell office:value-type="string" table:number-columns-spanned="1" table:number-rows-spanned="5" table:style-name="ce50">
            <text:p>Под кнопкой Submit отображается сообщение об ошибке "Error: Invalid data input". Поле Name подсвечивается красным цветом</text:p>
          </table:table-cell>
          <table:table-cell office:value-type="string" table:number-columns-spanned="1" table:number-rows-spanned="5" table:style-name="ce50">
            <text:p>Появляется сообщение "Error: All Fields are Required"</text:p>
          </table:table-cell>
          <table:table-cell office:value-type="string" table:number-columns-spanned="1" table:number-rows-spanned="5" table:style-name="ce49">
            <text:p>G32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19" table:number-columns-spanned="1" table:number-rows-spanned="5" table:style-name="ce49">
            <text:p>19</text:p>
          </table:table-cell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table-cell office:value-type="float" office:value="33" table:number-columns-spanned="1" table:number-rows-spanned="5" table:style-name="ce54">
            <text:p>33</text:p>
          </table:table-cell>
          <table:table-cell office:value-type="string" table:number-columns-spanned="1" table:number-rows-spanned="5" table:style-name="ce55">
            <text:p>Проверка доступности формы из London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DevTools, вкладка Sensors, поле Location, установить London <text:s text:c="7"/>Name:Tester <text:s text:c="29"/>Surname:Testing <text:s text:c="29"/>Email: test@test.by <text:s text:c="19"/>Password: @Ell22</text:p>
          </table:table-cell>
          <table:table-cell office:value-type="string" table:number-columns-spanned="1" table:number-rows-spanned="5" table:style-name="ce55">
            <text:p>Форма доступна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G4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table-cell office:value-type="float" office:value="34" table:number-columns-spanned="1" table:number-rows-spanned="5" table:style-name="ce49">
            <text:p>34</text:p>
          </table:table-cell>
          <table:table-cell office:value-type="string" table:number-columns-spanned="1" table:number-rows-spanned="5" table:style-name="ce50">
            <text:p>Проверка доступности формы из Moscow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DevTools, вкладка Sensors, поле Location, установить Moscow <text:s text:c="7"/>Name:Tester <text:s text:c="29"/>Surname:Testing <text:s text:c="29"/>Email: test@test.by <text:s text:c="19"/>Password: @Ell22</text:p>
          </table:table-cell>
          <table:table-cell office:value-type="string" table:number-columns-spanned="1" table:number-rows-spanned="5" table:style-name="ce50">
            <text:p>Форма доступна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G4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table-cell office:value-type="float" office:value="35" table:number-columns-spanned="1" table:number-rows-spanned="5" table:style-name="ce54">
            <text:p>35</text:p>
          </table:table-cell>
          <table:table-cell office:value-type="string" table:number-columns-spanned="1" table:number-rows-spanned="5" table:style-name="ce55">
            <text:p>Проверка доступности формы из São Paulo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DevTools, вкладка Sensors, поле Location, установить São Paulo <text:s text:c="7"/>Name:Tester <text:s text:c="29"/>Surname:Testing <text:s text:c="29"/>Email: test@test.by <text:s text:c="19"/>Password: @Ell22</text:p>
          </table:table-cell>
          <table:table-cell office:value-type="string" table:number-columns-spanned="1" table:number-rows-spanned="5" table:style-name="ce55">
            <text:p>Форма доступна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G4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3">
          <table:table-cell office:value-type="string" table:number-columns-spanned="9" table:number-rows-spanned="1" table:style-name="ce48">
            <text:p>Name/Surname</text:p>
          </table:table-cell>
          <table:covered-table-cell table:number-columns-repeated="8"/>
          <table:table-cell table:style-name="ce13"/>
          <table:table-cell table:number-columns-repeated="16374"/>
        </table:table-row>
        <table:table-row table:style-name="ro1">
          <table:table-cell office:value-type="float" office:value="36" table:number-columns-spanned="1" table:number-rows-spanned="5" table:style-name="ce49">
            <text:p>36</text:p>
          </table:table-cell>
          <table:table-cell office:value-type="string" table:number-columns-spanned="1" table:number-rows-spanned="5" table:style-name="ce50">
            <text:p>Проверка возможности использования в качестве Name спецсимволов (positive test)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 T.e_s-te r1 <text:s text:c="29"/>Surname:Testing <text:s text:c="30"/>Email: test@test.by <text:s text:c="19"/>Password: @Ell22</text:p>
          </table:table-cell>
          <table:table-cell office:value-type="string" table:number-columns-spanned="1" table:number-rows-spanned="5" table:style-name="ce50">
            <text:p>Появляется сообщение "Success! Hello: T.e_s-te r1 Testing "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G28, N-S1, N-S2, N-S4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table-cell office:value-type="float" office:value="37" table:number-columns-spanned="1" table:number-rows-spanned="5" table:style-name="ce54">
            <text:p>37</text:p>
          </table:table-cell>
          <table:table-cell office:value-type="string" table:number-columns-spanned="1" table:number-rows-spanned="5" table:style-name="ce55">
            <text:p>Проверка возможности использования в качестве Name спецсимволов (negative test)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 @T.e_s-te r1 <text:s text:c="29"/>Surname:Testing <text:s text:c="30"/>Email: test@test.by <text:s text:c="19"/>Password: @Ell22</text:p>
          </table:table-cell>
          <table:table-cell office:value-type="string" table:number-columns-spanned="1" table:number-rows-spanned="5" table:style-name="ce55">
            <text:p>Под кнопкой Submit отображается сообщение об ошибке "Error: Invalid data input". Поле Name подсвечивается красным цветом</text:p>
          </table:table-cell>
          <table:table-cell office:value-type="string" table:number-columns-spanned="1" table:number-rows-spanned="5" table:style-name="ce55">
            <text:p>Появляется сообщение "Error: All Fields are Required"</text:p>
          </table:table-cell>
          <table:table-cell office:value-type="string" table:number-columns-spanned="1" table:number-rows-spanned="5" table:style-name="ce54">
            <text:p>N-S1, N-S2, N-S4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20" table:number-columns-spanned="1" table:number-rows-spanned="5" table:style-name="ce54">
            <text:p>20</text:p>
          </table:table-cell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table-cell office:value-type="float" office:value="38" table:number-columns-spanned="1" table:number-rows-spanned="5" table:style-name="ce49">
            <text:p>38</text:p>
          </table:table-cell>
          <table:table-cell office:value-type="string" table:number-columns-spanned="1" table:number-rows-spanned="5" table:style-name="ce50">
            <text:p>Проверка возможности использования в качестве Surname спецсимволов (positive test)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 Tester <text:s text:c="29"/>Surname:T.e_st-in g2 <text:s text:c="30"/>Email: test@test.by <text:s text:c="19"/>Password: @Ell22</text:p>
          </table:table-cell>
          <table:table-cell office:value-type="string" table:number-columns-spanned="1" table:number-rows-spanned="5" table:style-name="ce50">
            <text:p>Под кнопкой Submit отображается сообщение "Success! Hello: Tester T.est-in g2"</text:p>
            <text:p/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G28, N-S1, N-S2, N-S4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table-cell office:value-type="float" office:value="39" table:number-columns-spanned="1" table:number-rows-spanned="5" table:style-name="ce54">
            <text:p>39</text:p>
          </table:table-cell>
          <table:table-cell office:value-type="string" table:number-columns-spanned="1" table:number-rows-spanned="5" table:style-name="ce55">
            <text:p>Проверка возможности использования в качестве Surname спецсимволов (negative test)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 Tester <text:s text:c="26"/>Surname:@Testing <text:s text:c="30"/>Email: test@test.by <text:s text:c="19"/>Password: @Ell22</text:p>
          </table:table-cell>
          <table:table-cell office:value-type="string" table:number-columns-spanned="1" table:number-rows-spanned="5" table:style-name="ce55">
            <text:p>Под кнопкой Submit отображается сообщение об ошибке "Error: Invalid data input". Поле Surname подсвечивается красным цветом</text:p>
          </table:table-cell>
          <table:table-cell office:value-type="string" table:number-columns-spanned="1" table:number-rows-spanned="5" table:style-name="ce55">
            <text:p>Появляется сообщение "Error: All Fields are Required"</text:p>
          </table:table-cell>
          <table:table-cell office:value-type="string" table:number-columns-spanned="1" table:number-rows-spanned="5" table:style-name="ce54">
            <text:p>N-S1, N-S2</text:p>
            <text:p/>
            <text:p/>
            <text:p/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21" table:number-columns-spanned="1" table:number-rows-spanned="5" table:style-name="ce54">
            <text:p>21</text:p>
          </table:table-cell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table-cell office:value-type="float" office:value="40" table:number-columns-spanned="1" table:number-rows-spanned="5" table:style-name="ce49">
            <text:p>40</text:p>
          </table:table-cell>
          <table:table-cell office:value-type="string" table:number-columns-spanned="1" table:number-rows-spanned="5" table:style-name="ce50">
            <text:p>Использовать в качестве Name один символ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 Е <text:s text:c="31"/>Surname:Testing <text:s text:c="30"/>Email: test@test.by <text:s text:c="19"/>Password: @Ell22</text:p>
          </table:table-cell>
          <table:table-cell office:value-type="string" table:number-columns-spanned="1" table:number-rows-spanned="5" table:style-name="ce50">
            <text:p>Появляется сообщение "Success! Hello: E Tesing"</text:p>
          </table:table-cell>
          <table:table-cell office:value-type="string" table:number-columns-spanned="1" table:number-rows-spanned="5" table:style-name="ce50">
            <text:p>Появляется сообщение "Success! Hello: Tester @Testing"</text:p>
          </table:table-cell>
          <table:table-cell office:value-type="string" table:number-columns-spanned="1" table:number-rows-spanned="5" table:style-name="ce49">
            <text:p>N-S2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22" table:number-columns-spanned="1" table:number-rows-spanned="5" table:style-name="ce49">
            <text:p>22</text:p>
          </table:table-cell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table-cell office:value-type="float" office:value="41" table:number-columns-spanned="1" table:number-rows-spanned="5" table:style-name="ce54">
            <text:p>41</text:p>
          </table:table-cell>
          <table:table-cell office:value-type="string" table:number-columns-spanned="1" table:number-rows-spanned="5" table:style-name="ce55">
            <text:p>Использовать в качестве Surname один символ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 Tester <text:s text:c="28"/>Surname:T <text:s text:c="33"/>Email: test@test.by <text:s text:c="19"/>Password: @Ell22</text:p>
          </table:table-cell>
          <table:table-cell office:value-type="string" table:number-columns-spanned="1" table:number-rows-spanned="5" table:style-name="ce55">
            <text:p>Появляется сообщение "Success! Hello: Tester T "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N-S2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/>
          <table:table-cell table:number-columns-repeated="16374"/>
        </table:table-row>
        <table:table-row table:style-name="ro1">
          <table:table-cell office:value-type="float" office:value="42" table:number-columns-spanned="1" table:number-rows-spanned="5" table:style-name="ce49">
            <text:p>42</text:p>
          </table:table-cell>
          <table:table-cell office:value-type="string" table:number-columns-spanned="1" table:number-rows-spanned="5" table:style-name="ce50">
            <text:p>Использовать в качестве Name 63 символа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 TesterQAAAAAAAAAAAAAAAAAAAAAAAAAAAAAAAAAAAAAAAAAAAAQAAAAAAAAAAA <text:s text:c="28"/>Surname:Testing <text:s text:c="33"/>Email: test@test.by <text:s text:c="19"/>Password: @Ell22</text:p>
          </table:table-cell>
          <table:table-cell office:value-type="string" table:number-columns-spanned="1" table:number-rows-spanned="5" table:style-name="ce50">
            <text:p>Появляется сообщение "Success! Hello: <text:s/>TesterQAAAAAAAAAAAAAAAAAAAAAAAAAAAAAAAAAAAAAAAAAAAAQAAAAAAAAAAA Testing"</text:p>
          </table:table-cell>
          <table:table-cell office:value-type="string" table:number-columns-spanned="1" table:number-rows-spanned="5" table:style-name="ce50">
            <text:p>Появляется сообщение "Error: All Fields are Required"</text:p>
          </table:table-cell>
          <table:table-cell office:value-type="string" table:number-columns-spanned="1" table:number-rows-spanned="5" table:style-name="ce49">
            <text:p>N-S2, G31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23" table:number-columns-spanned="1" table:number-rows-spanned="5" table:style-name="ce49">
            <text:p>23</text:p>
          </table:table-cell>
          <table:table-cell table:style-name="ce13"/>
          <table:table-cell table:number-columns-repeated="16374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9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43" table:number-columns-spanned="1" table:number-rows-spanned="5" table:style-name="ce54">
            <text:p>43</text:p>
          </table:table-cell>
          <table:table-cell office:value-type="string" table:number-columns-spanned="1" table:number-rows-spanned="5" table:style-name="ce55">
            <text:p>Использовать в качестве Name 64 символа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 TesterQAAAAAAAAAAAAAAAAAAAAAAAAAAAAAAAAAAAAAAAAAAAAQAAAAAAAAAAAB <text:s text:c="28"/>Surname:Testing <text:s text:c="33"/>Email: test@test.by <text:s text:c="19"/>Password: @Ell22</text:p>
          </table:table-cell>
          <table:table-cell office:value-type="string" table:number-columns-spanned="1" table:number-rows-spanned="5" table:style-name="ce55">
            <text:p>Появляется сообщение "Success! Hello: <text:s/>TesterQAAAAAAAAAAAAAAAAAAAAAAAAAAAAAAAAAAAAAAAAAAAAQAAAAAAAAAAAB Testing "</text:p>
          </table:table-cell>
          <table:table-cell office:value-type="string" table:number-columns-spanned="1" table:number-rows-spanned="5" table:style-name="ce55">
            <text:p>Появляется сообщение "Error: All Fields are Required"</text:p>
          </table:table-cell>
          <table:table-cell office:value-type="string" table:number-columns-spanned="1" table:number-rows-spanned="5" table:style-name="ce54">
            <text:p>N-S2, G31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24" table:number-columns-spanned="1" table:number-rows-spanned="5" table:style-name="ce54">
            <text:p>24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0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44" table:number-columns-spanned="1" table:number-rows-spanned="5" table:style-name="ce49">
            <text:p>44</text:p>
          </table:table-cell>
          <table:table-cell office:value-type="string" table:number-columns-spanned="1" table:number-rows-spanned="5" table:style-name="ce50">
            <text:p>Использовать в качестве Name 65 символов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 TesterQAAAAAAAAAAAAAAAAAAAAAAAAAAAAAAAAAAAAAAAAAAAAQAAAAAAAAAAABC <text:s text:c="28"/>Surname:Testing <text:s text:c="33"/>Email: test@test.by <text:s text:c="19"/>Password: @Ell22</text:p>
          </table:table-cell>
          <table:table-cell office:value-type="string" table:number-columns-spanned="1" table:number-rows-spanned="5" table:style-name="ce50">
            <text:p>Под кнопкой Submit отображается сообщение об ошибке "Error: Invalid data input". Поле Name подсвечивается красным цветом</text:p>
          </table:table-cell>
          <table:table-cell office:value-type="string" table:number-columns-spanned="1" table:number-rows-spanned="5" table:style-name="ce50">
            <text:p>Появляется сообщение "Error: All Fields are Required"</text:p>
          </table:table-cell>
          <table:table-cell office:value-type="string" table:number-columns-spanned="1" table:number-rows-spanned="5" table:style-name="ce49">
            <text:p>N-S2, G31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25" table:number-columns-spanned="1" table:number-rows-spanned="5" table:style-name="ce49">
            <text:p>25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45" table:number-columns-spanned="1" table:number-rows-spanned="5" table:style-name="ce54">
            <text:p>45</text:p>
          </table:table-cell>
          <table:table-cell office:value-type="string" table:number-columns-spanned="1" table:number-rows-spanned="5" table:style-name="ce55">
            <text:p>Использовать в качестве Surname 63 символа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 Tester <text:s text:c="27"/>Surname:TestingQAAAAAAAAAAAAAAAAAAAAAAAAAAAAAAAAAAAAAAAAAAAAQAAAAAAAAAA <text:s text:c="33"/>Email: test@test.by <text:s text:c="19"/>Password: @Ell22</text:p>
          </table:table-cell>
          <table:table-cell office:value-type="string" table:number-columns-spanned="1" table:number-rows-spanned="5" table:style-name="ce55">
            <text:p>Появляется сообщение "Success! Hello: <text:s/>Tester TestingQAAAAAAAAAAAAAAAAAAAAAAAAAAAAAAAAAAAAAAAAAAAAQAAAAAAAAAA"</text:p>
          </table:table-cell>
          <table:table-cell office:value-type="string" table:number-columns-spanned="1" table:number-rows-spanned="5" table:style-name="ce55">
            <text:p>Появляется сообщение "Success! Hello: <text:s/>Tester TestingQAAAAAAAAAAAAAAAAAAAAAAAAAAAAAAAAAAAAAAAAAAAAQAAAAAAAAAA"</text:p>
          </table:table-cell>
          <table:table-cell office:value-type="string" table:number-columns-spanned="1" table:number-rows-spanned="5" table:style-name="ce54">
            <text:p>N-S2, G31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46" table:number-columns-spanned="1" table:number-rows-spanned="5" table:style-name="ce49">
            <text:p>46</text:p>
          </table:table-cell>
          <table:table-cell office:value-type="string" table:number-columns-spanned="1" table:number-rows-spanned="5" table:style-name="ce50">
            <text:p>Использовать в качестве Surname 64 символов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 Tester <text:s text:c="27"/>Surname:TestingQAAAAAAAAAAAAAAAAAAAAAAAAAAAAAAAAAAAAAAAAAAAAQAAAAAAAAAAВ <text:s text:c="33"/>Email: test@test.by <text:s text:c="19"/>Password: @Ell22</text:p>
          </table:table-cell>
          <table:table-cell office:value-type="string" table:number-columns-spanned="1" table:number-rows-spanned="5" table:style-name="ce50">
            <text:p>Появляется сообщение "Success! Hello: <text:s/>Tester TestingQAAAAAAAAAAAAAAAAAAAAAAAAAAAAAAAAAAAAAAAAAAAAQAAAAAAAAAAB"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N-S2, G31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47" table:number-columns-spanned="1" table:number-rows-spanned="5" table:style-name="ce54">
            <text:p>47</text:p>
          </table:table-cell>
          <table:table-cell office:value-type="string" table:number-columns-spanned="1" table:number-rows-spanned="5" table:style-name="ce55">
            <text:p>Использовать в качестве Surname 65 символов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 Tester <text:s text:c="27"/>Surname:TestingQAAAAAAAAAAAAAAAAAAAAAAAAAAAAAAAAAAAAAAAAAAAAQAAAAAAAAAAВC <text:s text:c="33"/>Email: test@test.by <text:s text:c="19"/>Password: @Ell22</text:p>
          </table:table-cell>
          <table:table-cell office:value-type="string" table:number-columns-spanned="1" table:number-rows-spanned="5" table:style-name="ce55">
            <text:p>Появляется сообщение об ошибке "Invalid data input". Неверно заполненное поле подсвечивается красным</text:p>
          </table:table-cell>
          <table:table-cell office:value-type="string" table:number-columns-spanned="1" table:number-rows-spanned="5" table:style-name="ce55">
            <text:p>Появляется сообщение "Success! Hello: <text:s/>Tester TestingQAAAAAAAAAAAAAAAAAAAAAAAAAAAAAAAAAAAAAAAAAAAAQAAAAAAAAAABC"</text:p>
          </table:table-cell>
          <table:table-cell office:value-type="string" table:number-columns-spanned="1" table:number-rows-spanned="5" table:style-name="ce54">
            <text:p>N-S2, G31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26" table:number-columns-spanned="1" table:number-rows-spanned="5" table:style-name="ce54">
            <text:p>26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48" table:number-columns-spanned="1" table:number-rows-spanned="5" table:style-name="ce49">
            <text:p>48</text:p>
          </table:table-cell>
          <table:table-cell office:value-type="string" table:number-columns-spanned="1" table:number-rows-spanned="5" table:style-name="ce50">
            <text:p>Возможность использования всех прописных буквы для поля Name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 TESTER <text:s text:c="27"/>Surname:Testing <text:s text:c="33"/>Email: test@test.by <text:s text:c="19"/>Password: @Ell22</text:p>
          </table:table-cell>
          <table:table-cell office:value-type="string" table:number-columns-spanned="1" table:number-rows-spanned="5" table:style-name="ce50">
            <text:p>Появляетя сообщение "Success! Hello: TESTER Testing"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NS-3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49" table:number-columns-spanned="1" table:number-rows-spanned="5" table:style-name="ce54">
            <text:p>49</text:p>
          </table:table-cell>
          <table:table-cell office:value-type="string" table:number-columns-spanned="1" table:number-rows-spanned="5" table:style-name="ce55">
            <text:p>Возможность использования всех прописных букв для поля Surname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 Tester <text:s text:c="27"/>Surname:TESTING <text:s text:c="32"/>Email: test@test.by <text:s text:c="19"/>Password: @Ell22</text:p>
          </table:table-cell>
          <table:table-cell office:value-type="string" table:number-columns-spanned="1" table:number-rows-spanned="5" table:style-name="ce55">
            <text:p>Появляетя сообщение "Success! Hello: Tester TESTING"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NS-3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50" table:number-columns-spanned="1" table:number-rows-spanned="5" table:style-name="ce49">
            <text:p>50</text:p>
          </table:table-cell>
          <table:table-cell office:value-type="string" table:number-columns-spanned="1" table:number-rows-spanned="5" table:style-name="ce50">
            <text:p>Использовать пробел в качестве единственного символа в поле Name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 пробел <text:s text:c="26"/>Surname:Testing <text:s text:c="32"/>Email: test@test.by <text:s text:c="19"/>Password: @Ell22</text:p>
          </table:table-cell>
          <table:table-cell office:value-type="string" table:number-columns-spanned="1" table:number-rows-spanned="5" table:style-name="ce50">
            <text:p>Появляется сообщение об ошибке "Error: Invalid data input". Поле Name подсвечивается красным</text:p>
          </table:table-cell>
          <table:table-cell office:value-type="string" table:number-columns-spanned="1" table:number-rows-spanned="5" table:style-name="ce50">
            <text:p>Появляется сообщение "Error: All Fields are Required"</text:p>
          </table:table-cell>
          <table:table-cell office:value-type="string" table:number-columns-spanned="1" table:number-rows-spanned="5" table:style-name="ce49">
            <text:p>NS-5, G25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27" table:number-columns-spanned="1" table:number-rows-spanned="5" table:style-name="ce49">
            <text:p>27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51" table:number-columns-spanned="1" table:number-rows-spanned="5" table:style-name="ce54">
            <text:p>51</text:p>
          </table:table-cell>
          <table:table-cell office:value-type="string" table:number-columns-spanned="1" table:number-rows-spanned="5" table:style-name="ce55">
            <text:p>Проверка возможности использлвания кирилицы для поля Name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 Тестировщик <text:s text:c="25"/>Surname:Testing <text:s text:c="32"/>Email: test@test.by <text:s text:c="19"/>Password: @Ell22</text:p>
          </table:table-cell>
          <table:table-cell office:value-type="string" table:number-columns-spanned="1" table:number-rows-spanned="5" table:style-name="ce55">
            <text:p>Появляется сообщение об ошибке "Invalid data input". Поле Name подсвечивается красным</text:p>
          </table:table-cell>
          <table:table-cell office:value-type="string" table:number-columns-spanned="1" table:number-rows-spanned="5" table:style-name="ce55">
            <text:p>Появляется сообщение <text:s/>"Success! Hello: Тестировщик Testing"</text:p>
          </table:table-cell>
          <table:table-cell office:value-type="string" table:number-columns-spanned="1" table:number-rows-spanned="5" table:style-name="ce54">
            <text:p>NS-5, G25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28" table:number-columns-spanned="1" table:number-rows-spanned="5" table:style-name="ce54">
            <text:p>28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52" table:number-columns-spanned="1" table:number-rows-spanned="5" table:style-name="ce49">
            <text:p>52</text:p>
          </table:table-cell>
          <table:table-cell office:value-type="string" table:number-columns-spanned="1" table:number-rows-spanned="5" table:style-name="ce50">
            <text:p>Проверка возможности использлвания кирилицы для поля Surname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Tester <text:s text:c="23"/>Surname:Тестирование <text:s text:c="30"/>Email: test@test.by <text:s text:c="19"/>Password: @Ell22</text:p>
          </table:table-cell>
          <table:table-cell office:value-type="string" table:number-columns-spanned="1" table:number-rows-spanned="5" table:style-name="ce50">
            <text:p>Появляется сообщение об ошибке "Invalid data input". Поле Surname подсвечивается красным</text:p>
          </table:table-cell>
          <table:table-cell office:value-type="string" table:number-columns-spanned="1" table:number-rows-spanned="5" table:style-name="ce50">
            <text:p>Появляется сообщение <text:s/>"Success! Hello: Tester Тестирование"</text:p>
          </table:table-cell>
          <table:table-cell office:value-type="string" table:number-columns-spanned="1" table:number-rows-spanned="5" table:style-name="ce49">
            <text:p>NS-5, G25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29" table:number-columns-spanned="1" table:number-rows-spanned="5" table:style-name="ce49">
            <text:p>29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53" table:number-columns-spanned="1" table:number-rows-spanned="5" table:style-name="ce54">
            <text:p>53</text:p>
          </table:table-cell>
          <table:table-cell office:value-type="string" table:number-columns-spanned="1" table:number-rows-spanned="5" table:style-name="ce55">
            <text:p>Првоерка возможности использования команд копирования и вставки данных в поле Name через буфер обмена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Скопировать значения параметра Name из данного документа и вставить в поле Name <text:s text:c="7"/>Name:Tester <text:s text:c="25"/>Surname:Тестирование <text:s text:c="32"/>Email: test@test.by <text:s text:c="19"/>Password: @Ell22</text:p>
          </table:table-cell>
          <table:table-cell office:value-type="string" table:number-columns-spanned="1" table:number-rows-spanned="5" table:style-name="ce55">
            <text:p>Появляется сообщение "Success! Hello: Tester Тестироване"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N-S6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2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54" table:number-columns-spanned="1" table:number-rows-spanned="5" table:style-name="ce49">
            <text:p>54</text:p>
          </table:table-cell>
          <table:table-cell office:value-type="string" table:number-columns-spanned="1" table:number-rows-spanned="5" table:style-name="ce50">
            <text:p>Првоерка возможности использования команд копирования и вставки данных в поле Surname через буфер обмена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Скопировать значения параметра Surname из данного документа и вставить в поле Surname <text:s text:c="7"/>Name:Tester <text:s text:c="25"/>Surname:Testing <text:s text:c="31"/>Email: test@test.by <text:s text:c="19"/>Password: @Ell22</text:p>
          </table:table-cell>
          <table:table-cell office:value-type="string" table:number-columns-spanned="1" table:number-rows-spanned="5" table:style-name="ce50">
            <text:p>Появляется сообщение "Success! Hello: Tester Testing"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N-S6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0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55" table:number-columns-spanned="1" table:number-rows-spanned="5" table:style-name="ce54">
            <text:p>55</text:p>
          </table:table-cell>
          <table:table-cell office:value-type="string" table:number-columns-spanned="1" table:number-rows-spanned="5" table:style-name="ce55">
            <text:p>Проверка возможности использования admin в качестве Name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admin <text:s text:c="25"/>Surname:Testing <text:s text:c="32"/>Email: test@test.by <text:s text:c="19"/>Password: @Ell22</text:p>
          </table:table-cell>
          <table:table-cell office:value-type="string" table:number-columns-spanned="1" table:number-rows-spanned="5" table:style-name="ce55">
            <text:p>Появляется сообщение "Success! Hello: admin Testing"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N-S8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56" table:number-columns-spanned="1" table:number-rows-spanned="5" table:style-name="ce49">
            <text:p>56</text:p>
          </table:table-cell>
          <table:table-cell office:value-type="string" table:number-columns-spanned="1" table:number-rows-spanned="5" table:style-name="ce50">
            <text:p>Проверка возможности использования admin в качестве Surname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 Tester <text:s text:c="29"/>Surname:admin <text:s text:c="29"/>Email: test@test.by <text:s text:c="19"/>Password: @Ell22</text:p>
          </table:table-cell>
          <table:table-cell office:value-type="string" table:number-columns-spanned="1" table:number-rows-spanned="5" table:style-name="ce50">
            <text:p>Появляется сообщение "Success! Hello: Tester admin"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N-S8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57" table:number-columns-spanned="1" table:number-rows-spanned="5" table:style-name="ce54">
            <text:p>57</text:p>
          </table:table-cell>
          <table:table-cell office:value-type="string" table:number-columns-spanned="1" table:number-rows-spanned="5" table:style-name="ce55">
            <text:p>Проверка срабатывания поля Name при вводе пробела в конце <text:s/>данных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Tester ; <text:s text:c="27"/>Surname:Testing <text:s text:c="32"/>Email: test@test.by <text:s text:c="19"/>Password: @Ell22</text:p>
          </table:table-cell>
          <table:table-cell office:value-type="string" table:number-columns-spanned="1" table:number-rows-spanned="5" table:style-name="ce55">
            <text:p>Появляется сообщение об ошибке "Invalid data input". Поле Name подсвечивается красным</text:p>
          </table:table-cell>
          <table:table-cell office:value-type="string" table:number-columns-spanned="1" table:number-rows-spanned="5" table:style-name="ce55">
            <text:p>Появляется сообщение "Success! Hello: Tester Testing"</text:p>
          </table:table-cell>
          <table:table-cell office:value-type="string" table:number-columns-spanned="1" table:number-rows-spanned="5" table:style-name="ce54">
            <text:p>G25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30" table:number-columns-spanned="1" table:number-rows-spanned="5" table:style-name="ce54">
            <text:p>30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58" table:number-columns-spanned="1" table:number-rows-spanned="5" table:style-name="ce49">
            <text:p>58</text:p>
          </table:table-cell>
          <table:table-cell office:value-type="string" table:number-columns-spanned="1" table:number-rows-spanned="5" table:style-name="ce50">
            <text:p>Проверка введения нецензурных выражений в поле Name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style-name="ce43">
            <text:p>Name:</text:p>
          </table:table-cell>
          <table:table-cell office:value-type="string" table:number-columns-spanned="1" table:number-rows-spanned="5" table:style-name="ce50">
            <text:p>Появляется сообщение об ошибке "Invalid data input". Поле Name подсвечивается красным</text:p>
          </table:table-cell>
          <table:table-cell office:value-type="string" table:number-columns-spanned="1" table:number-rows-spanned="5" table:style-name="ce50">
            <text:p>Появляется сообщение "Success! Hello: Name Testing"</text:p>
          </table:table-cell>
          <table:table-cell office:value-type="string" table:number-columns-spanned="1" table:number-rows-spanned="5" table:style-name="ce49">
            <text:p>G18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31" table:number-columns-spanned="1" table:number-rows-spanned="5" table:style-name="ce49">
            <text:p>31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table-cell office:value-type="string" table:number-columns-spanned="1" table:number-rows-spanned="4" table:style-name="ce61">
            <text:p>Surname:Testing <text:s text:c="29"/>Email: test@test.by <text:s text:c="26"/>Password: @Ell22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59" table:number-columns-spanned="1" table:number-rows-spanned="5" table:style-name="ce54">
            <text:p>59</text:p>
          </table:table-cell>
          <table:table-cell office:value-type="string" table:number-columns-spanned="1" table:number-rows-spanned="5" table:style-name="ce55">
            <text:p>Проверка введения нецензурных выражений в поле Surname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style-name="ce39">
            <text:p>Name: Tester<text:s text:c="27"/></text:p>
          </table:table-cell>
          <table:table-cell office:value-type="string" table:number-columns-spanned="1" table:number-rows-spanned="5" table:style-name="ce55">
            <text:p>Появляется сообщение об ошибке "Invalid data input". Поле Surname подсвечивается красным</text:p>
          </table:table-cell>
          <table:table-cell office:value-type="string" table:number-columns-spanned="1" table:number-rows-spanned="5" table:style-name="ce55">
            <text:p>Появляется сообщение "Success! Hello: Tester Surname"</text:p>
          </table:table-cell>
          <table:table-cell office:value-type="string" table:number-columns-spanned="1" table:number-rows-spanned="5" table:style-name="ce54">
            <text:p>G18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32" table:number-columns-spanned="1" table:number-rows-spanned="5" table:style-name="ce54">
            <text:p>32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table-cell office:value-type="string" table:style-name="ce44">
            <text:p><text:a xlink:href="https://www.englishdom.com/blog/50-krutyx-i-grubyx-vyrazhenij-na-anglijskom-yazyke/">Surname</text:a>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table-cell office:value-type="string" table:number-columns-spanned="1" table:number-rows-spanned="3" table:style-name="ce62">
            <text:p><text:s text:c="2"/>Email: test@test.by <text:s text:c="19"/>Password: @Ell22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60" table:number-columns-spanned="1" table:number-rows-spanned="5" table:style-name="ce49">
            <text:p>60</text:p>
          </table:table-cell>
          <table:table-cell office:value-type="string" table:number-columns-spanned="1" table:number-rows-spanned="5" table:style-name="ce50">
            <text:p>Использование команды DROP DATA BASE в поле Name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Tester <text:s text:c="26"/>Surname:DROP DATA BASE <text:s text:c="30"/>Email: test@test.by <text:s text:c="19"/>Password: @Ell22</text:p>
          </table:table-cell>
          <table:table-cell office:value-type="string" table:number-columns-spanned="1" table:number-rows-spanned="5" table:style-name="ce50">
            <text:p>Появляется сообщение "Success! Hello: DROP DATA BASE Testing"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N-S7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61" table:number-columns-spanned="1" table:number-rows-spanned="5" table:style-name="ce54">
            <text:p>61</text:p>
          </table:table-cell>
          <table:table-cell office:value-type="string" table:number-columns-spanned="1" table:number-rows-spanned="5" table:style-name="ce55">
            <text:p>Использование команды DROP DATA BASE в поле Surname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Tester <text:s text:c="26"/>Surname:DROP DATA BASE <text:s text:c="30"/>Email: test@test.by <text:s text:c="19"/>Password: @Ell22</text:p>
          </table:table-cell>
          <table:table-cell office:value-type="string" table:number-columns-spanned="1" table:number-rows-spanned="5" table:style-name="ce55">
            <text:p>Появляется сообщение "Success! Hello:Tester DROP DATA BASE"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N-S7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62" table:number-columns-spanned="1" table:number-rows-spanned="5" table:style-name="ce63">
            <text:p>62</text:p>
          </table:table-cell>
          <table:table-cell office:value-type="string" table:number-columns-spanned="1" table:number-rows-spanned="5" table:style-name="ce64">
            <text:p>Проверить правильность написания названия полей</text:p>
          </table:table-cell>
          <table:table-cell office:value-type="string" table:style-name="ce45">
            <text:p>Windows 10 Pro <text:s/>v. 10.0.19043 ass. 19043, Mozilla Firefox v. 96.0.3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64">
            <text:p>Имена полей написаны правильно: Name и Surname</text:p>
          </table:table-cell>
          <table:table-cell office:value-type="string" table:number-columns-spanned="1" table:number-rows-spanned="5" table:style-name="ce64">
            <text:p>В названии поля Surname пропущена буква "n" между буквами 'r" и "a"<text:s/></text:p>
          </table:table-cell>
          <table:table-cell office:value-type="string" table:number-columns-spanned="1" table:number-rows-spanned="5" table:style-name="ce63">
            <text:p>G14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44" table:number-columns-spanned="1" table:number-rows-spanned="5" table:style-name="ce63">
            <text:p>44</text:p>
          </table:table-cell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45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45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45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45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63" table:number-columns-spanned="1" table:number-rows-spanned="5" table:style-name="ce65">
            <text:p>63</text:p>
          </table:table-cell>
          <table:table-cell office:value-type="string" table:number-columns-spanned="1" table:number-rows-spanned="5" table:style-name="ce66">
            <text:p>Ввести в поле Name китайские иероглифы</text:p>
          </table:table-cell>
          <table:table-cell office:value-type="string" table:style-name="ce46">
            <text:p>Windows 10 Pro <text:s/>v. 10.0.19043 ass. 19043, Mozilla Firefox v. 96.0.3</text:p>
          </table:table-cell>
          <table:table-cell office:value-type="string" table:number-columns-spanned="1" table:number-rows-spanned="5" table:style-name="ce66">
            <text:p>Name:伊万 <text:s text:c="25"/>Surname:Testing <text:s text:c="30"/>Email: test@test.by <text:s text:c="19"/>Password: @Ell22</text:p>
          </table:table-cell>
          <table:table-cell office:value-type="string" table:number-columns-spanned="1" table:number-rows-spanned="5" table:style-name="ce66">
            <text:p>Появляется сообщение об ошибке "Invalid data input". Поле Name подсвечивается красным</text:p>
          </table:table-cell>
          <table:table-cell office:value-type="string" table:number-columns-spanned="1" table:number-rows-spanned="5" table:style-name="ce66">
            <text:p>Появляется сообщение "Error: All Fields are Required"</text:p>
          </table:table-cell>
          <table:table-cell office:value-type="string" table:number-columns-spanned="1" table:number-rows-spanned="5" table:style-name="ce65">
            <text:p>G13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45" table:number-columns-spanned="1" table:number-rows-spanned="5" table:style-name="ce65">
            <text:p>45</text:p>
          </table:table-cell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46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46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46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46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64" table:number-columns-spanned="1" table:number-rows-spanned="5" table:style-name="ce67">
            <text:p>64</text:p>
          </table:table-cell>
          <table:table-cell office:value-type="string" table:number-columns-spanned="1" table:number-rows-spanned="5" table:style-name="ce58">
            <text:p>Ввести в поле Surname эмодзи</text:p>
          </table:table-cell>
          <table:table-cell office:value-type="string" table:style-name="ce45">
            <text:p>Windows 10 Pro <text:s/>v. 10.0.19043 ass. 19043, Mozilla Firefox v. 96.0.3</text:p>
          </table:table-cell>
          <table:table-cell office:value-type="string" table:number-columns-spanned="1" table:number-rows-spanned="5" table:style-name="ce64">
            <text:p>Name:Tester <text:s text:c="24"/>Surname:😀😉😊😌 <text:s text:c="30"/>Email: test@test.by <text:s text:c="19"/>Password: @Ell22</text:p>
          </table:table-cell>
          <table:table-cell office:value-type="string" table:number-columns-spanned="1" table:number-rows-spanned="5" table:style-name="ce64">
            <text:p>Появляется сообщение об ошибке "Invalid data input". Поле Surname подсвечивается красным</text:p>
          </table:table-cell>
          <table:table-cell office:value-type="string" table:number-columns-spanned="1" table:number-rows-spanned="5" table:style-name="ce50">
            <text:p>Появляетя сообщение "Success! Hello: Tester 😀😉😊😌"</text:p>
          </table:table-cell>
          <table:table-cell office:value-type="string" table:number-columns-spanned="1" table:number-rows-spanned="5" table:style-name="ce49">
            <text:p>N-S1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46" table:number-columns-spanned="1" table:number-rows-spanned="5" table:style-name="ce67">
            <text:p>46</text:p>
          </table:table-cell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45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45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45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45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3">
          <table:table-cell office:value-type="string" table:number-columns-spanned="9" table:number-rows-spanned="1" table:style-name="ce48">
            <text:p>Email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float" office:value="65" table:number-columns-spanned="1" table:number-rows-spanned="5" table:style-name="ce49">
            <text:p>65</text:p>
          </table:table-cell>
          <table:table-cell office:value-type="string" table:number-columns-spanned="1" table:number-rows-spanned="5" table:style-name="ce50">
            <text:p>Проверка возможности испоользования в email имени из 3 букв <text:s/>(до @)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Tester <text:s text:c="26"/>Surname:Testing <text:s text:c="29"/>Email: bot@test.by <text:s text:c="19"/>Password: @Ell22</text:p>
          </table:table-cell>
          <table:table-cell office:value-type="string" table:number-columns-spanned="1" table:number-rows-spanned="5" table:style-name="ce50">
            <text:p>Появляется сообщение об ошибке "Invalid data input". Поле Email подсвечивается красным</text:p>
          </table:table-cell>
          <table:table-cell office:value-type="string" table:number-columns-spanned="1" table:number-rows-spanned="5" table:style-name="ce50">
            <text:p>Появляетя сообщение "Success! Hello: Tester Testing"</text:p>
          </table:table-cell>
          <table:table-cell office:value-type="string" table:number-columns-spanned="1" table:number-rows-spanned="5" table:style-name="ce49">
            <text:p>EML2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33" table:number-columns-spanned="1" table:number-rows-spanned="5" table:style-name="ce49">
            <text:p>33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66" table:number-columns-spanned="1" table:number-rows-spanned="5" table:style-name="ce54">
            <text:p>66</text:p>
          </table:table-cell>
          <table:table-cell office:value-type="string" table:number-columns-spanned="1" table:number-rows-spanned="5" table:style-name="ce55">
            <text:p>Проверка возможности испоользования в email имени из 4 букв <text:s/>(до@)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Tester <text:s text:c="26"/>Surname:Testing <text:s text:c="29"/>Email: test@test.by <text:s text:c="19"/>Password: @Ell22</text:p>
          </table:table-cell>
          <table:table-cell office:value-type="string" table:number-columns-spanned="1" table:number-rows-spanned="5" table:style-name="ce55">
            <text:p>Появляется сообщение "Success! Hello: Tester Testing"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EML2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67" table:number-columns-spanned="1" table:number-rows-spanned="5" table:style-name="ce49">
            <text:p>67</text:p>
          </table:table-cell>
          <table:table-cell office:value-type="string" table:number-columns-spanned="1" table:number-rows-spanned="5" table:style-name="ce50">
            <text:p>Проверка возможности испоользования <text:s/>в email имени, состоящего из -,_ и 4 букв (до@)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Tester <text:s text:c="26"/>Surname:Testing <text:s text:c="29"/>Email: t-est_@test.by <text:s text:c="19"/>Password: @Ell22</text:p>
          </table:table-cell>
          <table:table-cell office:value-type="string" table:number-columns-spanned="1" table:number-rows-spanned="5" table:style-name="ce50">
            <text:p>Появляется сообщение "Success! Hello: Tester Testing "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EML2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68" table:number-columns-spanned="1" table:number-rows-spanned="5" table:style-name="ce54">
            <text:p>68</text:p>
          </table:table-cell>
          <table:table-cell office:value-type="string" table:number-columns-spanned="1" table:number-rows-spanned="5" table:style-name="ce55">
            <text:p>Проверка возможности испоользования в email имени, включающего &amp; (до собаки)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Tester <text:s text:c="26"/>Surname:Testing <text:s text:c="29"/>Email: &amp;test@test.by <text:s text:c="19"/>Password: @Ell22</text:p>
          </table:table-cell>
          <table:table-cell office:value-type="string" table:number-columns-spanned="1" table:number-rows-spanned="5" table:style-name="ce55">
            <text:p>Появляется сообщение об ошибке "Invalid data input". Поле Email подсвечивается красным</text:p>
          </table:table-cell>
          <table:table-cell office:value-type="string" table:number-columns-spanned="1" table:number-rows-spanned="5" table:style-name="ce55">
            <text:p>Появляетя сообщение "Success! Hello: Tester Testing"</text:p>
          </table:table-cell>
          <table:table-cell office:value-type="string" table:number-columns-spanned="1" table:number-rows-spanned="5" table:style-name="ce54">
            <text:p>EML2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34" table:number-columns-spanned="1" table:number-rows-spanned="5" table:style-name="ce54">
            <text:p>34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69" table:number-columns-spanned="1" table:number-rows-spanned="5" table:style-name="ce49">
            <text:p>69</text:p>
          </table:table-cell>
          <table:table-cell office:value-type="string" table:number-columns-spanned="1" table:number-rows-spanned="5" table:style-name="ce50">
            <text:p>Использовать имя, состоящее из 31 буквы (до @)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Tester <text:s text:c="26"/>Surname:Testing <text:s text:c="29"/>Email: testttttttttttttttttttttttttttt@test.by <text:s text:c="19"/>Password: @Ell22</text:p>
          </table:table-cell>
          <table:table-cell office:value-type="string" table:number-columns-spanned="1" table:number-rows-spanned="5" table:style-name="ce50">
            <text:p>Появляется сообщение "Success! Hello: Tester Testing"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EML2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70" table:number-columns-spanned="1" table:number-rows-spanned="5" table:style-name="ce54">
            <text:p>70</text:p>
          </table:table-cell>
          <table:table-cell office:value-type="string" table:number-columns-spanned="1" table:number-rows-spanned="5" table:style-name="ce55">
            <text:p>Использовать имя, состоящее из 32 букв (до @)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Tester <text:s text:c="26"/>Surname:Testing <text:s text:c="29"/>Email: testtttttttttttttttttttttttttttA@test.by <text:s text:c="19"/>Password: @Ell22</text:p>
          </table:table-cell>
          <table:table-cell office:value-type="string" table:number-columns-spanned="1" table:number-rows-spanned="5" table:style-name="ce55">
            <text:p>Появляется сообщение "Success! Hello: Tester Testing"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EML2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71" table:number-columns-spanned="1" table:number-rows-spanned="5" table:style-name="ce49">
            <text:p>71</text:p>
          </table:table-cell>
          <table:table-cell office:value-type="string" table:number-columns-spanned="1" table:number-rows-spanned="5" table:style-name="ce50">
            <text:p>Использовать имя, состоящее из 33 букв (до @)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Tester <text:s text:c="26"/>Surname:Testing <text:s text:c="29"/>Email: testtttttttttttttttttttttttttttAB@test.by <text:s text:c="19"/>Password: @Ell22</text:p>
          </table:table-cell>
          <table:table-cell office:value-type="string" table:number-columns-spanned="1" table:number-rows-spanned="5" table:style-name="ce50">
            <text:p>Появляется сообщение об ошибке "Invalid data input". Поле Email подсвечивается красным</text:p>
          </table:table-cell>
          <table:table-cell office:value-type="string" table:number-columns-spanned="1" table:number-rows-spanned="5" table:style-name="ce50">
            <text:p>Появляетя сообщение "Success! Hello: Tester Testing "</text:p>
          </table:table-cell>
          <table:table-cell office:value-type="string" table:number-columns-spanned="1" table:number-rows-spanned="5" table:style-name="ce49">
            <text:p>EML2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35" table:number-columns-spanned="1" table:number-rows-spanned="5" table:style-name="ce49">
            <text:p>35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72" table:number-columns-spanned="1" table:number-rows-spanned="5" table:style-name="ce54">
            <text:p>72</text:p>
          </table:table-cell>
          <table:table-cell office:value-type="string" table:number-columns-spanned="1" table:number-rows-spanned="5" table:style-name="ce55">
            <text:p>Использование одного символа в доменном имени (от @ до .)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Tester <text:s text:c="26"/>Surname:Testing <text:s text:c="29"/>Email: test@t.by <text:s text:c="19"/>Password: @Ell22</text:p>
          </table:table-cell>
          <table:table-cell office:value-type="string" table:number-columns-spanned="1" table:number-rows-spanned="5" table:style-name="ce55">
            <text:p>Появляется сообщение об ошибке "Invalid data input". Поле Email подсвечивается красным</text:p>
          </table:table-cell>
          <table:table-cell office:value-type="string" table:number-columns-spanned="1" table:number-rows-spanned="5" table:style-name="ce55">
            <text:p>Появляется сообщение "Success! Hello: Tester Testing"</text:p>
          </table:table-cell>
          <table:table-cell office:value-type="string" table:number-columns-spanned="1" table:number-rows-spanned="5" table:style-name="ce54">
            <text:p>EML3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36" table:number-columns-spanned="1" table:number-rows-spanned="5" table:style-name="ce54">
            <text:p>36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73" table:number-columns-spanned="1" table:number-rows-spanned="5" table:style-name="ce49">
            <text:p>73</text:p>
          </table:table-cell>
          <table:table-cell office:value-type="string" table:number-columns-spanned="1" table:number-rows-spanned="5" table:style-name="ce50">
            <text:p>Использование 2 символов в доменном имени (от @ до .)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Tester <text:s text:c="26"/>Surname:Testing <text:s text:c="29"/>Email: test@te.by <text:s text:c="19"/>Password: @Ell22</text:p>
          </table:table-cell>
          <table:table-cell office:value-type="string" table:number-columns-spanned="1" table:number-rows-spanned="5" table:style-name="ce50">
            <text:p>Появляется сообщение "Success! Hello: Tester Testing"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EML3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74" table:number-columns-spanned="1" table:number-rows-spanned="5" table:style-name="ce54">
            <text:p>74</text:p>
          </table:table-cell>
          <table:table-cell office:value-type="string" table:number-columns-spanned="1" table:number-rows-spanned="5" table:style-name="ce55">
            <text:p>Использование 23 символов в доменном имени (от @ до .)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Tester <text:s text:c="26"/>Surname:Testing <text:s text:c="29"/>Email:test@testertesttesttesttestt.by <text:s text:c="19"/>Password: @Ell22</text:p>
          </table:table-cell>
          <table:table-cell office:value-type="string" table:number-columns-spanned="1" table:number-rows-spanned="5" table:style-name="ce55">
            <text:p>Появляется сообщение "Success! Hello: Tester Testing"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EML3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75" table:number-columns-spanned="1" table:number-rows-spanned="5" table:style-name="ce49">
            <text:p>75</text:p>
          </table:table-cell>
          <table:table-cell office:value-type="string" table:number-columns-spanned="1" table:number-rows-spanned="5" table:style-name="ce50">
            <text:p>Использование 24 символов в доменном имени (от @ до .)</text:p>
            <text:p/>
            <text:p/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Tester <text:s text:c="26"/>Surname:Testing <text:s text:c="29"/>Email:test@testertesttesttesttestte.by <text:s text:c="19"/>Password: @Ell22</text:p>
          </table:table-cell>
          <table:table-cell office:value-type="string" table:number-columns-spanned="1" table:number-rows-spanned="5" table:style-name="ce50">
            <text:p>Появляется сообщение "Success! Hello: Tester Testing"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EML3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76" table:number-columns-spanned="1" table:number-rows-spanned="5" table:style-name="ce54">
            <text:p>76</text:p>
          </table:table-cell>
          <table:table-cell office:value-type="string" table:number-columns-spanned="1" table:number-rows-spanned="5" table:style-name="ce55">
            <text:p>Использование 25 символов в доменном имени (от @ до .)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Tester <text:s text:c="26"/>Surname:Testing <text:s text:c="29"/>Email: test@testertesttesttesttestte.by <text:s text:c="19"/>Password: @Ell22</text:p>
          </table:table-cell>
          <table:table-cell office:value-type="string" table:number-columns-spanned="1" table:number-rows-spanned="5" table:style-name="ce55">
            <text:p>Появляется сообщение об ошибке "Invalid data input". Поле Email подсвечивается красным</text:p>
          </table:table-cell>
          <table:table-cell office:value-type="string" table:number-columns-spanned="1" table:number-rows-spanned="5" table:style-name="ce55">
            <text:p>Появляется сообщение "Success! Hello: Tester Testing"</text:p>
          </table:table-cell>
          <table:table-cell office:value-type="string" table:number-columns-spanned="1" table:number-rows-spanned="5" table:style-name="ce54">
            <text:p>EML3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37" table:number-columns-spanned="1" table:number-rows-spanned="5" table:style-name="ce54">
            <text:p>37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77" table:number-columns-spanned="1" table:number-rows-spanned="5" table:style-name="ce49">
            <text:p>77</text:p>
          </table:table-cell>
          <table:table-cell office:value-type="string" table:number-columns-spanned="1" table:number-rows-spanned="5" table:style-name="ce50">
            <text:p>Использовать 1 символ в домене (после .)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Tester <text:s text:c="26"/>Surname:Testing <text:s text:c="29"/>Email:test@test.b <text:s text:c="19"/>Password: @Ell22</text:p>
          </table:table-cell>
          <table:table-cell office:value-type="string" table:number-columns-spanned="1" table:number-rows-spanned="5" table:style-name="ce50">
            <text:p>Появляется сообщение об ошибке "Invalid data input". Поле Email подсвечивается красным</text:p>
          </table:table-cell>
          <table:table-cell office:value-type="string" table:number-columns-spanned="1" table:number-rows-spanned="5" table:style-name="ce50">
            <text:p>Появляется сообщение "Success! Hello: Tester Testing"</text:p>
          </table:table-cell>
          <table:table-cell office:value-type="string" table:number-columns-spanned="1" table:number-rows-spanned="5" table:style-name="ce49">
            <text:p>EML4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38" table:number-columns-spanned="1" table:number-rows-spanned="5" table:style-name="ce49">
            <text:p>38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78" table:number-columns-spanned="1" table:number-rows-spanned="5" table:style-name="ce54">
            <text:p>78</text:p>
          </table:table-cell>
          <table:table-cell office:value-type="string" table:number-columns-spanned="1" table:number-rows-spanned="5" table:style-name="ce55">
            <text:p>Использовать 2 символ в домене (после .)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Tester <text:s text:c="26"/>Surname:Testing <text:s text:c="29"/>Email:test@test.by <text:s text:c="19"/>Password: @Ell22</text:p>
          </table:table-cell>
          <table:table-cell office:value-type="string" table:number-columns-spanned="1" table:number-rows-spanned="5" table:style-name="ce55">
            <text:p>Появляется сообщение "Success! Hello: Tester Testing"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EML4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79" table:number-columns-spanned="1" table:number-rows-spanned="5" table:style-name="ce49">
            <text:p>79</text:p>
          </table:table-cell>
          <table:table-cell office:value-type="string" table:number-columns-spanned="1" table:number-rows-spanned="5" table:style-name="ce50">
            <text:p>Использовать 15 символ в домене (после .)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Tester <text:s text:c="26"/>Surname:Testing <text:s text:c="29"/>Email:test@test.bybybybybybybyb <text:s text:c="19"/>Password: @Ell22</text:p>
          </table:table-cell>
          <table:table-cell office:value-type="string" table:number-columns-spanned="1" table:number-rows-spanned="5" table:style-name="ce50">
            <text:p>Появляется сообщение "Success! Hello: Tester Testing"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EML4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80" table:number-columns-spanned="1" table:number-rows-spanned="5" table:style-name="ce54">
            <text:p>80</text:p>
          </table:table-cell>
          <table:table-cell office:value-type="string" table:number-columns-spanned="1" table:number-rows-spanned="5" table:style-name="ce55">
            <text:p>Использовать 16 символ в домене (после .)</text:p>
            <text:p/>
            <text:p/>
            <text:p/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Tester <text:s text:c="26"/>Surname:Testing <text:s text:c="29"/>Email:test@test.bybybybybybybyby <text:s text:c="19"/>Password: @Ell22</text:p>
          </table:table-cell>
          <table:table-cell office:value-type="string" table:number-columns-spanned="1" table:number-rows-spanned="5" table:style-name="ce55">
            <text:p>Появляется сообщение "Success! Hello: Tester Testing"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EML4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81" table:number-columns-spanned="1" table:number-rows-spanned="5" table:style-name="ce49">
            <text:p>81</text:p>
          </table:table-cell>
          <table:table-cell office:value-type="string" table:number-columns-spanned="1" table:number-rows-spanned="5" table:style-name="ce50">
            <text:p>Использовать 17 символ в домене (после .)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Tester <text:s text:c="26"/>Surname:Testing <text:s text:c="29"/>Email:test@test.bybybybybybybybyb <text:s text:c="19"/>Password: @Ell22</text:p>
          </table:table-cell>
          <table:table-cell office:value-type="string" table:number-columns-spanned="1" table:number-rows-spanned="5" table:style-name="ce50">
            <text:p>Появляется сообщение об ошибке "Invalid data input". Поле Email подсвечивается красным</text:p>
          </table:table-cell>
          <table:table-cell office:value-type="string" table:number-columns-spanned="1" table:number-rows-spanned="5" table:style-name="ce50">
            <text:p>Появляется сообщение "Success! Hello: Tester Testing"</text:p>
          </table:table-cell>
          <table:table-cell office:value-type="string" table:number-columns-spanned="1" table:number-rows-spanned="5" table:style-name="ce49">
            <text:p>EML4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39" table:number-columns-spanned="1" table:number-rows-spanned="5" table:style-name="ce49">
            <text:p>39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82" table:number-columns-spanned="1" table:number-rows-spanned="5" table:style-name="ce54">
            <text:p>82</text:p>
          </table:table-cell>
          <table:table-cell office:value-type="string" table:number-columns-spanned="1" table:number-rows-spanned="5" table:style-name="ce55">
            <text:p>Проверка возможности использования символов "-" в имени и "_" доменном имени email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Tester <text:s text:c="26"/>Surname:Testing <text:s text:c="29"/>Email:tes-t@te_st.by <text:s text:c="19"/>Password: @Ell22</text:p>
          </table:table-cell>
          <table:table-cell office:value-type="string" table:number-columns-spanned="1" table:number-rows-spanned="5" table:style-name="ce55">
            <text:p>Появляется сообщение "Success! Hello: Tester Testing"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EML5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83" table:number-columns-spanned="1" table:number-rows-spanned="5" table:style-name="ce49">
            <text:p>83</text:p>
          </table:table-cell>
          <table:table-cell office:value-type="string" table:number-columns-spanned="1" table:number-rows-spanned="5" table:style-name="ce50">
            <text:p>Проверка возможности использования @@ в поле email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Tester <text:s text:c="26"/>Surname:Testing <text:s text:c="29"/>Email:test@@test.by <text:s text:c="19"/>Password: @Ell22</text:p>
          </table:table-cell>
          <table:table-cell office:value-type="string" table:number-columns-spanned="1" table:number-rows-spanned="5" table:style-name="ce50">
            <text:p>Появляется сообщение об ошибке "Invalid data input". Поле Email подсвечивается красным</text:p>
          </table:table-cell>
          <table:table-cell office:value-type="string" table:number-columns-spanned="1" table:number-rows-spanned="5" table:style-name="ce50">
            <text:p>Появляется сообщение "Success! Hello: Tester Testing"</text:p>
          </table:table-cell>
          <table:table-cell office:value-type="string" table:number-columns-spanned="1" table:number-rows-spanned="5" table:style-name="ce49">
            <text:p>EML7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40" table:number-columns-spanned="1" table:number-rows-spanned="5" table:style-name="ce49">
            <text:p>40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84" table:number-columns-spanned="1" table:number-rows-spanned="5" table:style-name="ce54">
            <text:p>84</text:p>
          </table:table-cell>
          <table:table-cell office:value-type="string" table:number-columns-spanned="1" table:number-rows-spanned="5" table:style-name="ce55">
            <text:p>Првоеврка возможности использования многоуровневых доменов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 Tester <text:s text:c="28"/>Surname:Testing <text:s text:c="27"/>Email: test@test.state.gov.by <text:s text:c="19"/>Password: @Ell22</text:p>
          </table:table-cell>
          <table:table-cell office:value-type="string" table:number-columns-spanned="1" table:number-rows-spanned="5" table:style-name="ce55">
            <text:p>Появляется сообщение "Success! Hello: Tester Testing"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EML8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85" table:number-columns-spanned="1" table:number-rows-spanned="5" table:style-name="ce49">
            <text:p>85</text:p>
          </table:table-cell>
          <table:table-cell office:value-type="string" table:number-columns-spanned="1" table:number-rows-spanned="5" table:style-name="ce50">
            <text:p>Использовать доменную зону uk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Tester <text:s text:c="26"/>Surname:Testing <text:s text:c="29"/>Email:test@test.uk <text:s text:c="23"/>Password: @Ell22</text:p>
          </table:table-cell>
          <table:table-cell office:value-type="string" table:number-columns-spanned="1" table:number-rows-spanned="5" table:style-name="ce50">
            <text:p>Появляется сообщение "Success! Hello: Tester Testing"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EML9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86" table:number-columns-spanned="1" table:number-rows-spanned="5" table:style-name="ce54">
            <text:p>86</text:p>
          </table:table-cell>
          <table:table-cell office:value-type="string" table:number-columns-spanned="1" table:number-rows-spanned="5" table:style-name="ce55">
            <text:p>Использовать доменную зону us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Tester <text:s text:c="26"/>Surname:Testing <text:s text:c="29"/>Email:test@test.us <text:s text:c="23"/>Password: @Ell22</text:p>
          </table:table-cell>
          <table:table-cell office:value-type="string" table:number-columns-spanned="1" table:number-rows-spanned="5" table:style-name="ce55">
            <text:p>Появляется сообщение "Success! Hello: Tester Testing"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EML9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87" table:number-columns-spanned="1" table:number-rows-spanned="5" table:style-name="ce49">
            <text:p>87</text:p>
          </table:table-cell>
          <table:table-cell office:value-type="string" table:number-columns-spanned="1" table:number-rows-spanned="5" table:style-name="ce50">
            <text:p>Использовать доменную зону tw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Tester <text:s text:c="26"/>Surname:Testing <text:s text:c="29"/>Email:test@test.tw <text:s text:c="23"/>Password: @Ell22</text:p>
          </table:table-cell>
          <table:table-cell office:value-type="string" table:number-columns-spanned="1" table:number-rows-spanned="5" table:style-name="ce50">
            <text:p>Появляется сообщение "Success! Hello: Tester Testing"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EML9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88" table:number-columns-spanned="1" table:number-rows-spanned="5" table:style-name="ce54">
            <text:p>88</text:p>
          </table:table-cell>
          <table:table-cell office:value-type="string" table:number-columns-spanned="1" table:number-rows-spanned="5" table:style-name="ce55">
            <text:p>Использовать доменную зону tr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Tester <text:s text:c="26"/>Surname:Testing <text:s text:c="29"/>Email:test@test.tr <text:s text:c="23"/>Password: @Ell22</text:p>
          </table:table-cell>
          <table:table-cell office:value-type="string" table:number-columns-spanned="1" table:number-rows-spanned="5" table:style-name="ce55">
            <text:p>Появляется сообщение "Success! Hello: Tester Testing"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EML9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89" table:number-columns-spanned="1" table:number-rows-spanned="5" table:style-name="ce49">
            <text:p>89</text:p>
          </table:table-cell>
          <table:table-cell office:value-type="string" table:number-columns-spanned="1" table:number-rows-spanned="5" table:style-name="ce50">
            <text:p>Использовать доменную зону tj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Tester <text:s text:c="26"/>Surname:Testing <text:s text:c="29"/>Email:test@test.tj <text:s text:c="23"/>Password: @Ell22</text:p>
          </table:table-cell>
          <table:table-cell office:value-type="string" table:number-columns-spanned="1" table:number-rows-spanned="5" table:style-name="ce50">
            <text:p>Появляется сообщение "Success! Hello: Tester Testing"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EML9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90" table:number-columns-spanned="1" table:number-rows-spanned="5" table:style-name="ce54">
            <text:p>90</text:p>
          </table:table-cell>
          <table:table-cell office:value-type="string" table:number-columns-spanned="1" table:number-rows-spanned="5" table:style-name="ce55">
            <text:p>Использовать доменную зону ru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Tester <text:s text:c="26"/>Surname:Testing <text:s text:c="29"/>Email:test@test.ru <text:s text:c="23"/>Password: @Ell22</text:p>
          </table:table-cell>
          <table:table-cell office:value-type="string" table:number-columns-spanned="1" table:number-rows-spanned="5" table:style-name="ce55">
            <text:p>Появляется сообщение "Success! Hello: Tester Testing"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EML9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91" table:number-columns-spanned="1" table:number-rows-spanned="5" table:style-name="ce49">
            <text:p>91</text:p>
          </table:table-cell>
          <table:table-cell office:value-type="string" table:number-columns-spanned="1" table:number-rows-spanned="5" table:style-name="ce50">
            <text:p>Использовать доменную зону eu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 Tester <text:s text:c="29"/>Surname:Testing <text:s text:c="29"/>Email: test@test.eu <text:s text:c="19"/>Password: @Ell22</text:p>
          </table:table-cell>
          <table:table-cell office:value-type="string" table:number-columns-spanned="1" table:number-rows-spanned="5" table:style-name="ce50">
            <text:p>Появляется сообщение "Success! Hello: Tester Testing "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EML9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92" table:number-columns-spanned="1" table:number-rows-spanned="5" table:style-name="ce54">
            <text:p>92</text:p>
          </table:table-cell>
          <table:table-cell office:value-type="string" table:number-columns-spanned="1" table:number-rows-spanned="5" table:style-name="ce55">
            <text:p>Использовать доменную зону de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 Tester <text:s text:c="29"/>Surname:Testing <text:s text:c="29"/>Email: test@test.de <text:s text:c="19"/>Password: @Ell22</text:p>
          </table:table-cell>
          <table:table-cell office:value-type="string" table:number-columns-spanned="1" table:number-rows-spanned="5" table:style-name="ce55">
            <text:p>Появляется сообщение "Success! Hello: Tester Testing"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EML9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93" table:number-columns-spanned="1" table:number-rows-spanned="5" table:style-name="ce49">
            <text:p>93</text:p>
          </table:table-cell>
          <table:table-cell office:value-type="string" table:number-columns-spanned="1" table:number-rows-spanned="5" table:style-name="ce50">
            <text:p>Использовать доменную зону ae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 Tester <text:s text:c="29"/>Surname:Testing <text:s text:c="29"/>Email: test@test.ae <text:s text:c="19"/>Password: @Ell22</text:p>
          </table:table-cell>
          <table:table-cell office:value-type="string" table:number-columns-spanned="1" table:number-rows-spanned="5" table:style-name="ce50">
            <text:p>Появляется сообщение "Success! Hello: Tester Testing "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EML9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94" table:number-columns-spanned="1" table:number-rows-spanned="5" table:style-name="ce54">
            <text:p>94</text:p>
          </table:table-cell>
          <table:table-cell office:value-type="string" table:number-columns-spanned="1" table:number-rows-spanned="5" table:style-name="ce55">
            <text:p>Использовать доменную зону sa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 Tester <text:s text:c="29"/>Surname:Testing <text:s text:c="29"/>Email: test@test.by <text:s text:c="19"/>Password: @Ell22</text:p>
          </table:table-cell>
          <table:table-cell office:value-type="string" table:number-columns-spanned="1" table:number-rows-spanned="5" table:style-name="ce55">
            <text:p>Появляется сообщение "Success! Hello: Tester Testing"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EML9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95" table:number-columns-spanned="1" table:number-rows-spanned="5" table:style-name="ce49">
            <text:p>95</text:p>
          </table:table-cell>
          <table:table-cell office:value-type="string" table:number-columns-spanned="1" table:number-rows-spanned="5" table:style-name="ce50">
            <text:p>Использовать доменную зону in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 Tester <text:s text:c="29"/>Surname:Testing <text:s text:c="29"/>Email: test@test.in <text:s text:c="19"/>Password: @Ell22</text:p>
          </table:table-cell>
          <table:table-cell office:value-type="string" table:number-columns-spanned="1" table:number-rows-spanned="5" table:style-name="ce50">
            <text:p>Появляется сообщение "Success! Hello: Tester Testing"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EML9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96" table:number-columns-spanned="1" table:number-rows-spanned="5" table:style-name="ce54">
            <text:p>96</text:p>
          </table:table-cell>
          <table:table-cell office:value-type="string" table:number-columns-spanned="1" table:number-rows-spanned="5" table:style-name="ce55">
            <text:p>Использовать доменную зону za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 Tester <text:s text:c="29"/>Surname:Testing <text:s text:c="29"/>Email: test@test.za <text:s text:c="19"/>Password: @Ell22</text:p>
          </table:table-cell>
          <table:table-cell office:value-type="string" table:number-columns-spanned="1" table:number-rows-spanned="5" table:style-name="ce55">
            <text:p>Появляется сообщение "Success! Hello: Tester Testing"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EML9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97" table:number-columns-spanned="1" table:number-rows-spanned="5" table:style-name="ce49">
            <text:p>97</text:p>
          </table:table-cell>
          <table:table-cell office:value-type="string" table:number-columns-spanned="1" table:number-rows-spanned="5" table:style-name="ce50">
            <text:p>Запрос письма о подтверждении регистрации на email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50">
            <text:p>Нет возможностси запросить подтверждение регистрации на email. Появляется сообщение "Success! Hello: Tester Testing"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EML10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3">
          <table:table-cell office:value-type="string" table:number-columns-spanned="9" table:number-rows-spanned="1" table:style-name="ce48">
            <text:p>Password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float" office:value="98" table:number-columns-spanned="1" table:number-rows-spanned="5" table:style-name="ce49">
            <text:p>98</text:p>
          </table:table-cell>
          <table:table-cell office:value-type="string" table:number-columns-spanned="1" table:number-rows-spanned="5" table:style-name="ce50">
            <text:p>Ввести корректные данные пароля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 Tester <text:s text:c="29"/>Surname:Testing <text:s text:c="29"/>Email: test@test.by <text:s text:c="19"/>Password: @Ell22</text:p>
          </table:table-cell>
          <table:table-cell office:value-type="string" table:number-columns-spanned="1" table:number-rows-spanned="5" table:style-name="ce50">
            <text:p>Появляется сообщение "Success! Hello: Tester Testing"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PW1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99" table:number-columns-spanned="1" table:number-rows-spanned="5" table:style-name="ce54">
            <text:p>99</text:p>
          </table:table-cell>
          <table:table-cell office:value-type="string" table:number-columns-spanned="1" table:number-rows-spanned="5" table:style-name="ce55">
            <text:p>Ввести пароль из 5 символов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Tester <text:s text:c="26"/>Surname:Testing <text:s text:c="29"/>Email:test@test.by <text:s text:c="19"/>Password: @El22</text:p>
          </table:table-cell>
          <table:table-cell office:value-type="string" table:number-columns-spanned="1" table:number-rows-spanned="5" table:style-name="ce55">
            <text:p>Появляется сообщение об ошибке "Invalid data input". Поле Password подсвечивается красным</text:p>
          </table:table-cell>
          <table:table-cell office:value-type="string" table:number-columns-spanned="1" table:number-rows-spanned="5" table:style-name="ce55">
            <text:p>Появляется сообщение "Success! Hello: Tester Testing"</text:p>
          </table:table-cell>
          <table:table-cell office:value-type="string" table:number-columns-spanned="1" table:number-rows-spanned="5" table:style-name="ce54">
            <text:p>PW1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41" table:number-columns-spanned="1" table:number-rows-spanned="5" table:style-name="ce54">
            <text:p>41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100" table:number-columns-spanned="1" table:number-rows-spanned="5" table:style-name="ce49">
            <text:p>100</text:p>
          </table:table-cell>
          <table:table-cell office:value-type="string" table:number-columns-spanned="1" table:number-rows-spanned="5" table:style-name="ce50">
            <text:p>Ввести пароль из 15 символов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Tester <text:s text:c="26"/>Surname:Testing <text:s text:c="29"/>Email:test@test.by <text:s text:c="19"/>Password: @Ell22testtestt</text:p>
          </table:table-cell>
          <table:table-cell office:value-type="string" table:number-columns-spanned="1" table:number-rows-spanned="5" table:style-name="ce50">
            <text:p>Появляется сообщение "Success! Hello: Tester Testing"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PW1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101" table:number-columns-spanned="1" table:number-rows-spanned="5" table:style-name="ce54">
            <text:p>101</text:p>
          </table:table-cell>
          <table:table-cell office:value-type="string" table:number-columns-spanned="1" table:number-rows-spanned="5" table:style-name="ce55">
            <text:p>Ввести пароль из 16 символов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Tester <text:s text:c="26"/>Surname:Testing <text:s text:c="29"/>Email:test@test.by <text:s text:c="19"/>Password: @Ell22testtestte</text:p>
          </table:table-cell>
          <table:table-cell office:value-type="string" table:number-columns-spanned="1" table:number-rows-spanned="5" table:style-name="ce55">
            <text:p>Появляется сообщение "Success! Hello: Tester Testing"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PW1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102" table:number-columns-spanned="1" table:number-rows-spanned="5" table:style-name="ce49">
            <text:p>102</text:p>
          </table:table-cell>
          <table:table-cell office:value-type="string" table:number-columns-spanned="1" table:number-rows-spanned="5" table:style-name="ce50">
            <text:p>Ввести пароль из 17 символов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Tester <text:s text:c="26"/>Surname:Testing <text:s text:c="29"/>Email:test@test.by <text:s text:c="19"/>Password: @Ell22testtesttes</text:p>
          </table:table-cell>
          <table:table-cell office:value-type="string" table:number-columns-spanned="1" table:number-rows-spanned="5" table:style-name="ce50">
            <text:p>Появляется сообщение об ошибке "Invalid data input". Поле Password подсвечивается красным</text:p>
          </table:table-cell>
          <table:table-cell office:value-type="string" table:number-columns-spanned="1" table:number-rows-spanned="5" table:style-name="ce50">
            <text:p>Появляется сообщение "Success! Hello: Tester Testing"</text:p>
          </table:table-cell>
          <table:table-cell office:value-type="string" table:number-columns-spanned="1" table:number-rows-spanned="5" table:style-name="ce49">
            <text:p>PW1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42" table:number-columns-spanned="1" table:number-rows-spanned="5" table:style-name="ce49">
            <text:p>42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103" table:number-columns-spanned="1" table:number-rows-spanned="5" table:style-name="ce54">
            <text:p>103</text:p>
          </table:table-cell>
          <table:table-cell office:value-type="string" table:number-columns-spanned="1" table:number-rows-spanned="5" table:style-name="ce55">
            <text:p>Проверка возможности использования копирования и вставки данных через буфер обмена в поле Password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Ввести в поле Password: @Ell22 <text:s text:c="13"/>Скопировать данные и вставить в поле Email</text:p>
          </table:table-cell>
          <table:table-cell office:value-type="string" table:number-columns-spanned="1" table:number-rows-spanned="5" table:style-name="ce55">
            <text:p>Вставка данных в поле Password посредством сочетания клавиш Ctrl+V, а также копирование и него данных сочетанием Ctrl+C невозможно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PW2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104" table:number-columns-spanned="1" table:number-rows-spanned="5" table:style-name="ce49">
            <text:p>104</text:p>
          </table:table-cell>
          <table:table-cell office:value-type="string" table:number-columns-spanned="1" table:number-rows-spanned="5" table:style-name="ce50">
            <text:p>Использрвать в пароле нескольких спецсимволов подряд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Tester <text:s text:c="26"/>Surname:Testing <text:s text:c="29"/>Email:test@test.by <text:s text:c="19"/>Password: @!Ell22</text:p>
          </table:table-cell>
          <table:table-cell office:value-type="string" table:number-columns-spanned="1" table:number-rows-spanned="5" table:style-name="ce50">
            <text:p>Появляется сообщение об ошибке "Invalid data input". Поле Password подсвечивается красным</text:p>
          </table:table-cell>
          <table:table-cell office:value-type="string" table:number-columns-spanned="1" table:number-rows-spanned="5" table:style-name="ce50">
            <text:p>Появляется сообщение "Success! Hello: Tester Testing"</text:p>
          </table:table-cell>
          <table:table-cell office:value-type="string" table:number-columns-spanned="1" table:number-rows-spanned="5" table:style-name="ce49">
            <text:p>PW3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43" table:number-columns-spanned="1" table:number-rows-spanned="5" table:style-name="ce49">
            <text:p>43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105" table:number-columns-spanned="1" table:number-rows-spanned="5" table:style-name="ce54">
            <text:p>105</text:p>
          </table:table-cell>
          <table:table-cell office:value-type="string" table:number-columns-spanned="1" table:number-rows-spanned="5" table:style-name="ce55">
            <text:p>Проверить возможность перемещения данных из поля Password в поле email при помощи мыши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Ввести в поле Password: @Ell22 <text:s text:c="12"/>Выделить мышью и переместить в поле Email</text:p>
          </table:table-cell>
          <table:table-cell office:value-type="string" table:number-columns-spanned="1" table:number-rows-spanned="5" table:style-name="ce55">
            <text:p>Перемещение невозможно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PW4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106" table:number-columns-spanned="1" table:number-rows-spanned="5" table:style-name="ce49">
            <text:p>106</text:p>
          </table:table-cell>
          <table:table-cell office:value-type="string" table:number-columns-spanned="1" table:number-rows-spanned="5" table:style-name="ce50">
            <text:p>Проверить наличие возможности генерации случайного пароля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50">
            <text:p>Опции генерации случайного пароля нет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PW5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107" table:number-columns-spanned="1" table:number-rows-spanned="5" table:style-name="ce54">
            <text:p>107</text:p>
          </table:table-cell>
          <table:table-cell office:value-type="string" table:number-columns-spanned="1" table:number-rows-spanned="5" table:style-name="ce55">
            <text:p>Проверка наличия функции индексации надежности пароля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5">
            <text:p>Опции генерации случайного пароля нет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PW6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108" table:number-columns-spanned="1" table:number-rows-spanned="5" table:style-name="ce49">
            <text:p>108</text:p>
          </table:table-cell>
          <table:table-cell office:value-type="string" table:number-columns-spanned="1" table:number-rows-spanned="5" table:style-name="ce50">
            <text:p>Проверка наличия поля подтверждения введения пароля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50">
            <text:p>Опции генерации случайного пароля нет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PW7</text:p>
            <text:p/>
            <text:p/>
            <text:p/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3">
          <table:table-cell office:value-type="string" table:number-columns-spanned="9" table:number-rows-spanned="1" table:style-name="ce48">
            <text:p>Submit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float" office:value="109" table:number-columns-spanned="1" table:number-rows-spanned="5" table:style-name="ce49">
            <text:p>109</text:p>
          </table:table-cell>
          <table:table-cell office:value-type="string" table:number-columns-spanned="1" table:number-rows-spanned="5" table:style-name="ce50">
            <text:p>Проверка изменения размеров кнопки Submit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DevTools, вкладка Elements <text:s text:c="22"/>Изменить Submit на GAJADGHLDJGHDSKJFHSLDHGVDFL</text:p>
          </table:table-cell>
          <table:table-cell office:value-type="string" table:number-columns-spanned="1" table:number-rows-spanned="5" table:style-name="ce50">
            <text:p>Кнопка расширяется на необходимое количество символов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S1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110" table:number-columns-spanned="1" table:number-rows-spanned="5" table:style-name="ce54">
            <text:p>110</text:p>
          </table:table-cell>
          <table:table-cell office:value-type="string" table:number-columns-spanned="1" table:number-rows-spanned="5" table:style-name="ce55">
            <text:p>Проверить, активна ли кнопка Submit при незаполненных полях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5">
            <text:p>Кнопка активна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S2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111" table:number-columns-spanned="1" table:number-rows-spanned="5" table:style-name="ce49">
            <text:p>111</text:p>
          </table:table-cell>
          <table:table-cell office:value-type="string" table:number-columns-spanned="1" table:number-rows-spanned="5" table:style-name="ce50">
            <text:p>Проверить, что происходит при нажатии кнопки Submit в случае введения не валидных данных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office:value-type="string" table:number-columns-spanned="1" table:number-rows-spanned="5" table:style-name="ce50">
            <text:p>Name:$Tester <text:s text:c="26"/>Surname:$Testing <text:s text:c="29"/>Email:@test@test.ru <text:s text:c="23"/>Password: @!Ell22</text:p>
          </table:table-cell>
          <table:table-cell office:value-type="string" table:number-columns-spanned="1" table:number-rows-spanned="5" table:style-name="ce50">
            <text:p>Появляется сообщение об ошибке "Invalid data input". Поля c не валидными данными подсвечивается красным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S3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112" table:number-columns-spanned="1" table:number-rows-spanned="5" table:style-name="ce54">
            <text:p>112</text:p>
          </table:table-cell>
          <table:table-cell office:value-type="string" table:number-columns-spanned="1" table:number-rows-spanned="5" table:style-name="ce55">
            <text:p>Проверить, что происходит при нажатии кнопки Submit в случае введения валидных данных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office:value-type="string" table:number-columns-spanned="1" table:number-rows-spanned="5" table:style-name="ce55">
            <text:p>Name:Tester <text:s text:c="26"/>Surname:Testing <text:s text:c="29"/>Email:test@test.ru <text:s text:c="23"/>Password: @Ell22</text:p>
          </table:table-cell>
          <table:table-cell office:value-type="string" table:number-columns-spanned="1" table:number-rows-spanned="5" table:style-name="ce55">
            <text:p>Появляется сообщение "Success! Hello: Tester Testing"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S4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113" table:number-columns-spanned="1" table:number-rows-spanned="5" table:style-name="ce49">
            <text:p>113</text:p>
          </table:table-cell>
          <table:table-cell office:value-type="string" table:number-columns-spanned="1" table:number-rows-spanned="5" table:style-name="ce50">
            <text:p>Статус кнопки Submit в состоянии покоя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50">
            <text:p>Кнопка активна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S5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114" table:number-columns-spanned="1" table:number-rows-spanned="5" table:style-name="ce54">
            <text:p>114</text:p>
          </table:table-cell>
          <table:table-cell office:value-type="string" table:number-columns-spanned="1" table:number-rows-spanned="5" table:style-name="ce55">
            <text:p>Статус кнопки Submit при наведении на нее курсора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5">
            <text:p>Кнопка темнее и подсвечивается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4">
            <text:p>S5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115" table:number-columns-spanned="1" table:number-rows-spanned="5" table:style-name="ce49">
            <text:p>115</text:p>
          </table:table-cell>
          <table:table-cell office:value-type="string" table:number-columns-spanned="1" table:number-rows-spanned="5" table:style-name="ce50">
            <text:p>Статус кнопки Submit при нажатии на нее</text:p>
          </table:table-cell>
          <table:table-cell office:value-type="string" table:style-name="ce29">
            <text:p>Windows 10 Pro <text:s/>v. 10.0.19043 ass. 19043, Mozilla Firefox v. 96.0.3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50">
            <text:p>Кнопка темно-зеленая</text:p>
          </table:table-cell>
          <table:table-cell table:number-columns-spanned="1" table:number-rows-spanned="5" table:style-name="ce57"/>
          <table:table-cell office:value-type="string" table:number-columns-spanned="1" table:number-rows-spanned="5" table:style-name="ce49">
            <text:p>S5</text:p>
          </table:table-cell>
          <table:table-cell office:value-type="string" table:number-columns-spanned="1" table:number-rows-spanned="5" table:style-name="ce148">
            <text:p>Passed</text:p>
          </table:table-cell>
          <table:table-cell table:number-columns-spanned="1" table:number-rows-spanned="5" table:style-name="ce57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2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2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 office:value-type="float" office:value="116" table:number-columns-spanned="1" table:number-rows-spanned="5" table:style-name="ce68">
            <text:p>116</text:p>
          </table:table-cell>
          <table:table-cell office:value-type="string" table:number-columns-spanned="1" table:number-rows-spanned="5" table:style-name="ce55">
            <text:p>Проверить, что надпись на кнопке Submit отцентрирована</text:p>
          </table:table-cell>
          <table:table-cell office:value-type="string" table:style-name="ce30">
            <text:p>Windows 10 Pro <text:s/>v. 10.0.19043 ass. 19043, Mozilla Firefox v. 96.0.3</text:p>
          </table:table-cell>
          <table:table-cell table:number-columns-spanned="1" table:number-rows-spanned="5" table:style-name="ce56"/>
          <table:table-cell office:value-type="string" table:number-columns-spanned="1" table:number-rows-spanned="5" table:style-name="ce55">
            <text:p>Надпись на кнопке Submit находится в центре</text:p>
          </table:table-cell>
          <table:table-cell office:value-type="string" table:number-columns-spanned="1" table:number-rows-spanned="5" table:style-name="ce55">
            <text:p>Надпись на кнопке Submit смещена вправо</text:p>
          </table:table-cell>
          <table:table-cell office:value-type="string" table:number-columns-spanned="1" table:number-rows-spanned="5" table:style-name="ce68">
            <text:p>S6</text:p>
          </table:table-cell>
          <table:table-cell office:value-type="string" table:number-columns-spanned="1" table:number-rows-spanned="5" table:style-name="ce148">
            <text:p>Failed</text:p>
          </table:table-cell>
          <table:table-cell office:value-type="float" office:value="47" table:number-columns-spanned="1" table:number-rows-spanned="5" table:style-name="ce54">
            <text:p>47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3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table-cell office:value-type="string" table:style-name="ce3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number-rows-repeated="442" table:style-name="ro1">
          <table:table-cell table:style-name="ce25"/>
          <table:table-cell table:style-name="ce24"/>
          <table:table-cell table:style-name="ce1"/>
          <table:table-cell table:number-columns-repeated="3" table:style-name="ce24"/>
          <table:table-cell table:style-name="ce25"/>
          <table:table-cell table:style-name="ce150"/>
          <table:table-cell table:style-name="ce25"/>
          <table:table-cell table:number-columns-repeated="16375"/>
        </table:table-row>
        <table:table-row table:number-rows-repeated="1047549" table:style-name="ro7">
          <table:table-cell table:number-columns-repeated="7"/>
          <table:table-cell table:style-name="ce155"/>
          <table:table-cell table:number-columns-repeated="16376"/>
        </table:table-row>
      </table:table>
      <table:table table:name="Boundary_conditions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6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7" table:number-rows-spanned="1" table:style-name="ce71">
            <text:p>Чек-лист по тестированию граничных значений к форме регистрации http://itcareer.pythonanywhere.com/</text:p>
          </table:table-cell>
          <table:covered-table-cell table:number-columns-repeated="6"/>
          <table:table-cell table:style-name="ce158"/>
          <table:table-cell table:number-columns-repeated="16376" table:style-name="ce1"/>
        </table:table-row>
        <table:table-row table:style-name="ro1">
          <table:table-cell table:style-name="ce69"/>
          <table:table-cell table:number-columns-repeated="6" table:style-name="ce1"/>
          <table:table-cell table:style-name="ce158"/>
          <table:table-cell table:number-columns-repeated="16376" table:style-name="ce1"/>
        </table:table-row>
        <table:table-row table:style-name="ro2">
          <table:table-cell office:value-type="string" table:style-name="ce14">
            <text:p>ID</text:p>
          </table:table-cell>
          <table:table-cell office:value-type="string" table:style-name="ce14">
            <text:p>Название теста</text:p>
          </table:table-cell>
          <table:table-cell office:value-type="string" table:style-name="ce14">
            <text:p>Окружение</text:p>
          </table:table-cell>
          <table:table-cell office:value-type="string" table:style-name="ce14">
            <text:p>Входные данные</text:p>
          </table:table-cell>
          <table:table-cell office:value-type="string" table:style-name="ce14">
            <text:p>Ожидаемый результат</text:p>
          </table:table-cell>
          <table:table-cell office:value-type="string" table:style-name="ce14">
            <text:p>Фактический результат<text:s text:c="3"/></text:p>
          </table:table-cell>
          <table:table-cell office:value-type="string" table:style-name="ce14">
            <text:p>Номер требования</text:p>
          </table:table-cell>
          <table:table-cell office:value-type="string" table:style-name="ce156">
            <text:p>Статус</text:p>
          </table:table-cell>
          <table:table-cell office:value-type="string" table:style-name="ce14">
            <text:p>Номер баг-репорта</text:p>
          </table:table-cell>
          <table:table-cell table:number-columns-repeated="16375"/>
        </table:table-row>
        <table:table-row table:style-name="ro8">
          <table:table-cell office:value-type="float" office:value="1" table:number-columns-spanned="1" table:number-rows-spanned="5" table:style-name="ce53">
            <text:p>1</text:p>
          </table:table-cell>
          <table:table-cell office:value-type="string" table:number-columns-spanned="1" table:number-rows-spanned="5" table:style-name="ce72">
            <text:p>Использовать в качестве Name один символ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Е <text:s text:c="31"/>Surname:Testing <text:s text:c="30"/>Email: test@tes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"Success! Hello: E Tesing"</text:p>
          </table:table-cell>
          <table:table-cell office:value-type="string" table:number-columns-spanned="1" table:number-rows-spanned="5" table:style-name="ce72">
            <text:p>Появляется сообщение "Error: All Fields are Required"</text:p>
          </table:table-cell>
          <table:table-cell office:value-type="string" table:number-columns-spanned="1" table:number-rows-spanned="5" table:style-name="ce53">
            <text:p>N-S2</text:p>
          </table:table-cell>
          <table:table-cell office:value-type="string" table:number-columns-spanned="1" table:number-rows-spanned="5" table:style-name="ce157">
            <text:p>Failed</text:p>
          </table:table-cell>
          <table:table-cell office:value-type="float" office:value="22" table:number-columns-spanned="1" table:number-rows-spanned="5" table:style-name="ce53">
            <text:p>22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2" table:number-columns-spanned="1" table:number-rows-spanned="5" table:style-name="ce53">
            <text:p>2</text:p>
          </table:table-cell>
          <table:table-cell office:value-type="string" table:number-columns-spanned="1" table:number-rows-spanned="5" table:style-name="ce72">
            <text:p>Использовать в качестве Surname один символ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Tester <text:s text:c="28"/>Surname:T <text:s text:c="33"/>Email: test@tes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"Success! Hello: Tester T"</text:p>
          </table:table-cell>
          <table:table-cell table:number-columns-spanned="1" table:number-rows-spanned="5" table:style-name="ce73"/>
          <table:table-cell office:value-type="string" table:number-columns-spanned="1" table:number-rows-spanned="5" table:style-name="ce53">
            <text:p>N-S2</text:p>
          </table:table-cell>
          <table:table-cell office:value-type="string" table:number-columns-spanned="1" table:number-rows-spanned="5" table:style-name="ce157">
            <text:p>Passed</text:p>
          </table:table-cell>
          <table:table-cell table:number-columns-spanned="1" table:number-rows-spanned="5" table:style-name="ce73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3" table:number-columns-spanned="1" table:number-rows-spanned="5" table:style-name="ce53">
            <text:p>3</text:p>
          </table:table-cell>
          <table:table-cell office:value-type="string" table:number-columns-spanned="1" table:number-rows-spanned="5" table:style-name="ce72">
            <text:p>Использовать в качестве Name 63 символа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TesterQAAAAAAAAAAAAAAAAAAAAAAAAAAAAAAAAAAAAAAAAAAAAQAAAAAAAAAAA <text:s text:c="28"/>Surname:Testing <text:s text:c="33"/>Email: test@tes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"Success! Hello: <text:s/>TesterQAAAAAAAAAAAAAAAAAAAAAAAAAAAAAAAAAAAAAAAAAAAAQAAAAAAAAAAA Testing"</text:p>
          </table:table-cell>
          <table:table-cell office:value-type="string" table:number-columns-spanned="1" table:number-rows-spanned="5" table:style-name="ce72">
            <text:p>Появляется сообщение "Error: All Fields are Required"</text:p>
          </table:table-cell>
          <table:table-cell office:value-type="string" table:number-columns-spanned="1" table:number-rows-spanned="5" table:style-name="ce53">
            <text:p>N-S2, G31</text:p>
          </table:table-cell>
          <table:table-cell office:value-type="string" table:number-columns-spanned="1" table:number-rows-spanned="5" table:style-name="ce157">
            <text:p>Failed</text:p>
          </table:table-cell>
          <table:table-cell office:value-type="float" office:value="23" table:number-columns-spanned="1" table:number-rows-spanned="5" table:style-name="ce53">
            <text:p>23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4" table:number-columns-spanned="1" table:number-rows-spanned="5" table:style-name="ce53">
            <text:p>4</text:p>
          </table:table-cell>
          <table:table-cell office:value-type="string" table:number-columns-spanned="1" table:number-rows-spanned="5" table:style-name="ce72">
            <text:p>Использовать в качестве Name 64 символа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TesterQAAAAAAAAAAAAAAAAAAAAAAAAAAAAAAAAAAAAAAAAAAAAQAAAAAAAAAAAB <text:s text:c="28"/>Surname:Testing <text:s text:c="33"/>Email: test@tes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"Success! Hello: <text:s/>TesterQAAAAAAAAAAAAAAAAAAAAAAAAAAAAAAAAAAAAAAAAAAAAQAAAAAAAAAAAB Testing"</text:p>
          </table:table-cell>
          <table:table-cell office:value-type="string" table:number-columns-spanned="1" table:number-rows-spanned="5" table:style-name="ce72">
            <text:p>Появляется сообщение "Error: All Fields are Required"</text:p>
          </table:table-cell>
          <table:table-cell office:value-type="string" table:number-columns-spanned="1" table:number-rows-spanned="5" table:style-name="ce53">
            <text:p>N-S2, G31</text:p>
          </table:table-cell>
          <table:table-cell office:value-type="string" table:number-columns-spanned="1" table:number-rows-spanned="5" table:style-name="ce157">
            <text:p>Failed</text:p>
          </table:table-cell>
          <table:table-cell office:value-type="float" office:value="24" table:number-columns-spanned="1" table:number-rows-spanned="5" table:style-name="ce53">
            <text:p>24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5" table:number-columns-spanned="1" table:number-rows-spanned="5" table:style-name="ce53">
            <text:p>5</text:p>
          </table:table-cell>
          <table:table-cell office:value-type="string" table:number-columns-spanned="1" table:number-rows-spanned="5" table:style-name="ce72">
            <text:p>Использовать в качестве Name 65 символов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TesterQAAAAAAAAAAAAAAAAAAAAAAAAAAAAAAAAAAAAAAAAAAAAQAAAAAAAAAAABC <text:s text:c="28"/>Surname:Testing <text:s text:c="33"/>Email: test@test.by <text:s text:c="19"/>Password: @Ell22</text:p>
          </table:table-cell>
          <table:table-cell office:value-type="string" table:number-columns-spanned="1" table:number-rows-spanned="5" table:style-name="ce72">
            <text:p>Под кнопкой Submit отображается сообщение об ошибке "Error: Invalid data input". Поле Name подсвечивается красным цветом</text:p>
          </table:table-cell>
          <table:table-cell office:value-type="string" table:number-columns-spanned="1" table:number-rows-spanned="5" table:style-name="ce72">
            <text:p>Появляется сообщение "Error: All Fields are Required"</text:p>
          </table:table-cell>
          <table:table-cell office:value-type="string" table:number-columns-spanned="1" table:number-rows-spanned="5" table:style-name="ce53">
            <text:p>N-S2, G31</text:p>
          </table:table-cell>
          <table:table-cell office:value-type="string" table:number-columns-spanned="1" table:number-rows-spanned="5" table:style-name="ce157">
            <text:p>Failed</text:p>
          </table:table-cell>
          <table:table-cell office:value-type="float" office:value="25" table:number-columns-spanned="1" table:number-rows-spanned="5" table:style-name="ce53">
            <text:p>25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6" table:number-columns-spanned="1" table:number-rows-spanned="5" table:style-name="ce53">
            <text:p>6</text:p>
          </table:table-cell>
          <table:table-cell office:value-type="string" table:number-columns-spanned="1" table:number-rows-spanned="5" table:style-name="ce72">
            <text:p>Использовать в качестве Surname 63 символа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Tester <text:s text:c="27"/>Surname:TestingQAAAAAAAAAAAAAAAAAAAAAAAAAAAAAAAAAAAAAAAAAAAAQAAAAAAAAAA <text:s text:c="33"/>Email: test@tes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"Success! Hello: <text:s/>Tester TestingQAAAAAAAAAAAAAAAAAAAAAAAAAAAAAAAAAAAAAAAAAAAAQAAAAAAAAAA"</text:p>
          </table:table-cell>
          <table:table-cell office:value-type="string" table:number-columns-spanned="1" table:number-rows-spanned="5" table:style-name="ce72">
            <text:p>Появляется сообщение "Success! Hello: <text:s/>Tester TestingQAAAAAAAAAAAAAAAAAAAAAAAAAAAAAAAAAAAAAAAAAAAAQAAAAAAAAAA"</text:p>
          </table:table-cell>
          <table:table-cell office:value-type="string" table:number-columns-spanned="1" table:number-rows-spanned="5" table:style-name="ce53">
            <text:p>N-S2, G31</text:p>
          </table:table-cell>
          <table:table-cell office:value-type="string" table:number-columns-spanned="1" table:number-rows-spanned="5" table:style-name="ce157">
            <text:p>Passed</text:p>
          </table:table-cell>
          <table:table-cell table:number-columns-spanned="1" table:number-rows-spanned="5" table:style-name="ce73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7" table:number-columns-spanned="1" table:number-rows-spanned="5" table:style-name="ce53">
            <text:p>7</text:p>
          </table:table-cell>
          <table:table-cell office:value-type="string" table:number-columns-spanned="1" table:number-rows-spanned="5" table:style-name="ce72">
            <text:p>Использовать в качестве Surname 64 символов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Tester <text:s text:c="27"/>Surname:TestingQAAAAAAAAAAAAAAAAAAAAAAAAAAAAAAAAAAAAAAAAAAAAQAAAAAAAAAAВ <text:s text:c="33"/>Email: test@tes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"Success! Hello: <text:s/>Tester TestingQAAAAAAAAAAAAAAAAAAAAAAAAAAAAAAAAAAAAAAAAAAAAQAAAAAAAAAAB"</text:p>
          </table:table-cell>
          <table:table-cell table:number-columns-spanned="1" table:number-rows-spanned="5" table:style-name="ce73"/>
          <table:table-cell office:value-type="string" table:number-columns-spanned="1" table:number-rows-spanned="5" table:style-name="ce53">
            <text:p>N-S2, G31</text:p>
          </table:table-cell>
          <table:table-cell office:value-type="string" table:number-columns-spanned="1" table:number-rows-spanned="5" table:style-name="ce157">
            <text:p>Passed</text:p>
          </table:table-cell>
          <table:table-cell table:number-columns-spanned="1" table:number-rows-spanned="5" table:style-name="ce73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8" table:number-columns-spanned="1" table:number-rows-spanned="5" table:style-name="ce53">
            <text:p>8</text:p>
          </table:table-cell>
          <table:table-cell office:value-type="string" table:number-columns-spanned="1" table:number-rows-spanned="5" table:style-name="ce72">
            <text:p>Использовать в качестве Surname 65 символов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Tester <text:s text:c="27"/>Surname:TestingQAAAAAAAAAAAAAAAAAAAAAAAAAAAAAAAAAAAAAAAAAAAAQAAAAAAAAAAВC <text:s text:c="33"/>Email: test@tes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об ошибке "Invalid data input". Неверно заполненное поле подсвечивается красным</text:p>
          </table:table-cell>
          <table:table-cell office:value-type="string" table:number-columns-spanned="1" table:number-rows-spanned="5" table:style-name="ce72">
            <text:p>Появляется сообщение "Success! Hello: <text:s/>Tester TestingQAAAAAAAAAAAAAAAAAAAAAAAAAAAAAAAAAAAAAAAAAAAAQAAAAAAAAAABC"</text:p>
          </table:table-cell>
          <table:table-cell office:value-type="string" table:number-columns-spanned="1" table:number-rows-spanned="5" table:style-name="ce53">
            <text:p>N-S2, G31</text:p>
          </table:table-cell>
          <table:table-cell office:value-type="string" table:number-columns-spanned="1" table:number-rows-spanned="5" table:style-name="ce157">
            <text:p>Failed</text:p>
          </table:table-cell>
          <table:table-cell office:value-type="float" office:value="26" table:number-columns-spanned="1" table:number-rows-spanned="5" table:style-name="ce53">
            <text:p>26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9" table:number-columns-spanned="1" table:number-rows-spanned="5" table:style-name="ce53">
            <text:p>9</text:p>
          </table:table-cell>
          <table:table-cell office:value-type="string" table:number-columns-spanned="1" table:number-rows-spanned="5" table:style-name="ce72">
            <text:p>Возможность использования всех прописных буквы для поля Name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TESTER <text:s text:c="27"/>Surname:Testing <text:s text:c="33"/>Email: test@test.by <text:s text:c="19"/>Password: @Ell22</text:p>
          </table:table-cell>
          <table:table-cell office:value-type="string" table:number-columns-spanned="1" table:number-rows-spanned="5" table:style-name="ce72">
            <text:p>Появляетя сообщение "Success! Hello: TESTER Testing"</text:p>
          </table:table-cell>
          <table:table-cell table:number-columns-spanned="1" table:number-rows-spanned="5" table:style-name="ce73"/>
          <table:table-cell office:value-type="string" table:number-columns-spanned="1" table:number-rows-spanned="5" table:style-name="ce53">
            <text:p>NS-3</text:p>
          </table:table-cell>
          <table:table-cell office:value-type="string" table:number-columns-spanned="1" table:number-rows-spanned="5" table:style-name="ce157">
            <text:p>Passed</text:p>
          </table:table-cell>
          <table:table-cell table:number-columns-spanned="1" table:number-rows-spanned="5" table:style-name="ce73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10" table:number-columns-spanned="1" table:number-rows-spanned="5" table:style-name="ce53">
            <text:p>10</text:p>
          </table:table-cell>
          <table:table-cell office:value-type="string" table:number-columns-spanned="1" table:number-rows-spanned="5" table:style-name="ce72">
            <text:p>Возможность использования всех прописных букв для поля Surname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Tester <text:s text:c="27"/>Surname:TESTING <text:s text:c="32"/>Email: test@test.by <text:s text:c="19"/>Password: @Ell22</text:p>
          </table:table-cell>
          <table:table-cell office:value-type="string" table:number-columns-spanned="1" table:number-rows-spanned="5" table:style-name="ce72">
            <text:p>Появляетя сообщение "Success! Hello: Tester TESTING"</text:p>
          </table:table-cell>
          <table:table-cell table:number-columns-spanned="1" table:number-rows-spanned="5" table:style-name="ce73"/>
          <table:table-cell office:value-type="string" table:number-columns-spanned="1" table:number-rows-spanned="5" table:style-name="ce53">
            <text:p>NS-3</text:p>
          </table:table-cell>
          <table:table-cell office:value-type="string" table:number-columns-spanned="1" table:number-rows-spanned="5" table:style-name="ce157">
            <text:p>Passed</text:p>
          </table:table-cell>
          <table:table-cell table:number-columns-spanned="1" table:number-rows-spanned="5" table:style-name="ce73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11" table:number-columns-spanned="1" table:number-rows-spanned="5" table:style-name="ce53">
            <text:p>11</text:p>
          </table:table-cell>
          <table:table-cell office:value-type="string" table:number-columns-spanned="1" table:number-rows-spanned="5" table:style-name="ce72">
            <text:p>Использовать пробел в качестве единственного символа в поле Name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пробел <text:s text:c="26"/>Surname:Testing <text:s text:c="32"/>Email: test@tes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об ошибке "Error: Invalid data input". Поле Name подсвечивается красным</text:p>
          </table:table-cell>
          <table:table-cell office:value-type="string" table:number-columns-spanned="1" table:number-rows-spanned="5" table:style-name="ce72">
            <text:p>Появляется сообщение "Error: All Fields are Required"</text:p>
          </table:table-cell>
          <table:table-cell office:value-type="string" table:number-columns-spanned="1" table:number-rows-spanned="5" table:style-name="ce53">
            <text:p>NS-5, G25</text:p>
          </table:table-cell>
          <table:table-cell office:value-type="string" table:number-columns-spanned="1" table:number-rows-spanned="5" table:style-name="ce157">
            <text:p>Failed</text:p>
          </table:table-cell>
          <table:table-cell office:value-type="float" office:value="27" table:number-columns-spanned="1" table:number-rows-spanned="5" table:style-name="ce53">
            <text:p>27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12" table:number-columns-spanned="1" table:number-rows-spanned="5" table:style-name="ce53">
            <text:p>12</text:p>
          </table:table-cell>
          <table:table-cell office:value-type="string" table:number-columns-spanned="1" table:number-rows-spanned="5" table:style-name="ce72">
            <text:p>Проверка возможности использлвания кирилицы для поля Name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Тестировщик <text:s text:c="25"/>Surname:Testing <text:s text:c="32"/>Email: test@tes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об ошибке "Invalid data input". Поле Name подсвечивается красным</text:p>
          </table:table-cell>
          <table:table-cell office:value-type="string" table:number-columns-spanned="1" table:number-rows-spanned="5" table:style-name="ce72">
            <text:p>Появляется сообщение <text:s/>"Success! Hello: Тестировщик Testing"</text:p>
          </table:table-cell>
          <table:table-cell office:value-type="string" table:number-columns-spanned="1" table:number-rows-spanned="5" table:style-name="ce53">
            <text:p>NS-5, G25</text:p>
          </table:table-cell>
          <table:table-cell office:value-type="string" table:number-columns-spanned="1" table:number-rows-spanned="5" table:style-name="ce157">
            <text:p>Failed</text:p>
          </table:table-cell>
          <table:table-cell office:value-type="float" office:value="28" table:number-columns-spanned="1" table:number-rows-spanned="5" table:style-name="ce53">
            <text:p>28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13" table:number-columns-spanned="1" table:number-rows-spanned="5" table:style-name="ce53">
            <text:p>13</text:p>
          </table:table-cell>
          <table:table-cell office:value-type="string" table:number-columns-spanned="1" table:number-rows-spanned="5" table:style-name="ce72">
            <text:p>Проверка возможности использлвания кирилицы для поля Surname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Tester <text:s text:c="23"/>Surname:Тестирование <text:s text:c="30"/>Email: test@tes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об ошибке "Invalid data input". Поле Surname подсвечивается красным</text:p>
          </table:table-cell>
          <table:table-cell office:value-type="string" table:number-columns-spanned="1" table:number-rows-spanned="5" table:style-name="ce72">
            <text:p>Появляется сообщение <text:s/>"Success! Hello: Tester Тестирование"</text:p>
          </table:table-cell>
          <table:table-cell office:value-type="string" table:number-columns-spanned="1" table:number-rows-spanned="5" table:style-name="ce53">
            <text:p>NS-5, G25</text:p>
          </table:table-cell>
          <table:table-cell office:value-type="string" table:number-columns-spanned="1" table:number-rows-spanned="5" table:style-name="ce157">
            <text:p>Failed</text:p>
          </table:table-cell>
          <table:table-cell office:value-type="float" office:value="29" table:number-columns-spanned="1" table:number-rows-spanned="5" table:style-name="ce53">
            <text:p>29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14" table:number-columns-spanned="1" table:number-rows-spanned="5" table:style-name="ce53">
            <text:p>14</text:p>
          </table:table-cell>
          <table:table-cell office:value-type="string" table:number-columns-spanned="1" table:number-rows-spanned="5" table:style-name="ce72">
            <text:p>Проверка возможности испоользования в email имени из 3 букв <text:s/>(до @)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Tester <text:s text:c="26"/>Surname:Testing <text:s text:c="29"/>Email: bot@tes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об ошибке "Invalid data input". Поле Email подсвечивается красным</text:p>
          </table:table-cell>
          <table:table-cell office:value-type="string" table:number-columns-spanned="1" table:number-rows-spanned="5" table:style-name="ce72">
            <text:p>Появляетя сообщение "Success! Hello: Tester Testing"</text:p>
          </table:table-cell>
          <table:table-cell office:value-type="string" table:number-columns-spanned="1" table:number-rows-spanned="5" table:style-name="ce53">
            <text:p>EML2</text:p>
          </table:table-cell>
          <table:table-cell office:value-type="string" table:number-columns-spanned="1" table:number-rows-spanned="5" table:style-name="ce157">
            <text:p>Failed</text:p>
          </table:table-cell>
          <table:table-cell office:value-type="float" office:value="33" table:number-columns-spanned="1" table:number-rows-spanned="5" table:style-name="ce53">
            <text:p>33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15" table:number-columns-spanned="1" table:number-rows-spanned="5" table:style-name="ce53">
            <text:p>15</text:p>
          </table:table-cell>
          <table:table-cell office:value-type="string" table:number-columns-spanned="1" table:number-rows-spanned="5" table:style-name="ce72">
            <text:p>Проверка возможности испоользования в email имени из 4 букв <text:s/>(до@)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Tester <text:s text:c="26"/>Surname:Testing <text:s text:c="29"/>Email: test@tes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"Success! Hello: Tester Testing"</text:p>
          </table:table-cell>
          <table:table-cell table:number-columns-spanned="1" table:number-rows-spanned="5" table:style-name="ce73"/>
          <table:table-cell office:value-type="string" table:number-columns-spanned="1" table:number-rows-spanned="5" table:style-name="ce53">
            <text:p>EML2</text:p>
          </table:table-cell>
          <table:table-cell office:value-type="string" table:number-columns-spanned="1" table:number-rows-spanned="5" table:style-name="ce157">
            <text:p>Passed</text:p>
          </table:table-cell>
          <table:table-cell table:number-columns-spanned="1" table:number-rows-spanned="5" table:style-name="ce73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16" table:number-columns-spanned="1" table:number-rows-spanned="5" table:style-name="ce53">
            <text:p>16</text:p>
          </table:table-cell>
          <table:table-cell office:value-type="string" table:number-columns-spanned="1" table:number-rows-spanned="5" table:style-name="ce72">
            <text:p>Проверка возможности испоользования <text:s/>в email имени, состоящего из -,_ и 4 букв (до@)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Tester <text:s text:c="26"/>Surname:Testing <text:s text:c="29"/>Email: t-est_@tes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"Success! Hello: Tester Testing"</text:p>
          </table:table-cell>
          <table:table-cell table:number-columns-spanned="1" table:number-rows-spanned="5" table:style-name="ce73"/>
          <table:table-cell office:value-type="string" table:number-columns-spanned="1" table:number-rows-spanned="5" table:style-name="ce53">
            <text:p>EML2</text:p>
          </table:table-cell>
          <table:table-cell office:value-type="string" table:number-columns-spanned="1" table:number-rows-spanned="5" table:style-name="ce157">
            <text:p>Passed</text:p>
          </table:table-cell>
          <table:table-cell table:number-columns-spanned="1" table:number-rows-spanned="5" table:style-name="ce73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17" table:number-columns-spanned="1" table:number-rows-spanned="5" table:style-name="ce53">
            <text:p>17</text:p>
          </table:table-cell>
          <table:table-cell office:value-type="string" table:number-columns-spanned="1" table:number-rows-spanned="5" table:style-name="ce72">
            <text:p>Проверка возможности испоользования в email имени, включающего &amp; (до собаки)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Tester <text:s text:c="26"/>Surname:Testing <text:s text:c="29"/>Email: &amp;test@tes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об ошибке "Invalid data input". Поле Email подсвечивается красным</text:p>
          </table:table-cell>
          <table:table-cell office:value-type="string" table:number-columns-spanned="1" table:number-rows-spanned="5" table:style-name="ce72">
            <text:p>Появляетя сообщение "Success! Hello: Tester Testing"</text:p>
          </table:table-cell>
          <table:table-cell office:value-type="string" table:number-columns-spanned="1" table:number-rows-spanned="5" table:style-name="ce53">
            <text:p>EML2</text:p>
          </table:table-cell>
          <table:table-cell office:value-type="string" table:number-columns-spanned="1" table:number-rows-spanned="5" table:style-name="ce157">
            <text:p>Failed</text:p>
          </table:table-cell>
          <table:table-cell office:value-type="float" office:value="34" table:number-columns-spanned="1" table:number-rows-spanned="5" table:style-name="ce53">
            <text:p>34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18" table:number-columns-spanned="1" table:number-rows-spanned="5" table:style-name="ce53">
            <text:p>18</text:p>
          </table:table-cell>
          <table:table-cell office:value-type="string" table:number-columns-spanned="1" table:number-rows-spanned="5" table:style-name="ce72">
            <text:p>Использовать имя, состоящее из 31 буквы (до @)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Tester <text:s text:c="26"/>Surname:Testing <text:s text:c="29"/>Email: testttttttttttttttttttttttttttt@tes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"Success! Hello: Tester Testing"</text:p>
          </table:table-cell>
          <table:table-cell table:number-columns-spanned="1" table:number-rows-spanned="5" table:style-name="ce73"/>
          <table:table-cell office:value-type="string" table:number-columns-spanned="1" table:number-rows-spanned="5" table:style-name="ce53">
            <text:p>EML2</text:p>
          </table:table-cell>
          <table:table-cell office:value-type="string" table:number-columns-spanned="1" table:number-rows-spanned="5" table:style-name="ce157">
            <text:p>Passed</text:p>
          </table:table-cell>
          <table:table-cell table:number-columns-spanned="1" table:number-rows-spanned="5" table:style-name="ce73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19" table:number-columns-spanned="1" table:number-rows-spanned="5" table:style-name="ce53">
            <text:p>19</text:p>
          </table:table-cell>
          <table:table-cell office:value-type="string" table:number-columns-spanned="1" table:number-rows-spanned="5" table:style-name="ce72">
            <text:p>Использовать имя, состоящее из 32 букв (до @)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Tester <text:s text:c="26"/>Surname:Testing <text:s text:c="29"/>Email: testtttttttttttttttttttttttttttA@tes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"Success! Hello: Tester Testing"</text:p>
          </table:table-cell>
          <table:table-cell table:number-columns-spanned="1" table:number-rows-spanned="5" table:style-name="ce73"/>
          <table:table-cell office:value-type="string" table:number-columns-spanned="1" table:number-rows-spanned="5" table:style-name="ce53">
            <text:p>EML2</text:p>
          </table:table-cell>
          <table:table-cell office:value-type="string" table:number-columns-spanned="1" table:number-rows-spanned="5" table:style-name="ce157">
            <text:p>Passed</text:p>
          </table:table-cell>
          <table:table-cell table:number-columns-spanned="1" table:number-rows-spanned="5" table:style-name="ce73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20" table:number-columns-spanned="1" table:number-rows-spanned="5" table:style-name="ce53">
            <text:p>20</text:p>
          </table:table-cell>
          <table:table-cell office:value-type="string" table:number-columns-spanned="1" table:number-rows-spanned="5" table:style-name="ce72">
            <text:p>Использовать имя, состоящее из 33 букв (до @)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Tester <text:s text:c="26"/>Surname:Testing <text:s text:c="29"/>Email: testtttttttttttttttttttttttttttAB@tes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об ошибке "Invalid data input". Поле Email подсвечивается красным</text:p>
          </table:table-cell>
          <table:table-cell office:value-type="string" table:number-columns-spanned="1" table:number-rows-spanned="5" table:style-name="ce72">
            <text:p>Появляетя сообщение "Success! Hello: Tester Testing"</text:p>
          </table:table-cell>
          <table:table-cell office:value-type="string" table:number-columns-spanned="1" table:number-rows-spanned="5" table:style-name="ce53">
            <text:p>EML2</text:p>
          </table:table-cell>
          <table:table-cell office:value-type="string" table:number-columns-spanned="1" table:number-rows-spanned="5" table:style-name="ce157">
            <text:p>Failed</text:p>
          </table:table-cell>
          <table:table-cell office:value-type="float" office:value="35" table:number-columns-spanned="1" table:number-rows-spanned="5" table:style-name="ce53">
            <text:p>35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21" table:number-columns-spanned="1" table:number-rows-spanned="5" table:style-name="ce53">
            <text:p>21</text:p>
          </table:table-cell>
          <table:table-cell office:value-type="string" table:number-columns-spanned="1" table:number-rows-spanned="5" table:style-name="ce72">
            <text:p>Использование одного символа в доменном имени (от @ до .)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Tester <text:s text:c="26"/>Surname:Testing <text:s text:c="29"/>Email: test@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об ошибке "Invalid data input". Поле Email подсвечивается красным</text:p>
          </table:table-cell>
          <table:table-cell office:value-type="string" table:number-columns-spanned="1" table:number-rows-spanned="5" table:style-name="ce72">
            <text:p>Появляется сообщение "Success! Hello: Tester Testing"</text:p>
          </table:table-cell>
          <table:table-cell office:value-type="string" table:number-columns-spanned="1" table:number-rows-spanned="5" table:style-name="ce53">
            <text:p>EML3</text:p>
          </table:table-cell>
          <table:table-cell office:value-type="string" table:number-columns-spanned="1" table:number-rows-spanned="5" table:style-name="ce157">
            <text:p>Failed</text:p>
          </table:table-cell>
          <table:table-cell office:value-type="float" office:value="36" table:number-columns-spanned="1" table:number-rows-spanned="5" table:style-name="ce53">
            <text:p>36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22" table:number-columns-spanned="1" table:number-rows-spanned="5" table:style-name="ce53">
            <text:p>22</text:p>
          </table:table-cell>
          <table:table-cell office:value-type="string" table:number-columns-spanned="1" table:number-rows-spanned="5" table:style-name="ce72">
            <text:p>Использование 2 символов в доменном имени (от @ до .)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Tester <text:s text:c="26"/>Surname:Testing <text:s text:c="29"/>Email: test@te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"Success! Hello: Tester Testing"</text:p>
          </table:table-cell>
          <table:table-cell table:number-columns-spanned="1" table:number-rows-spanned="5" table:style-name="ce73"/>
          <table:table-cell office:value-type="string" table:number-columns-spanned="1" table:number-rows-spanned="5" table:style-name="ce53">
            <text:p>EML3</text:p>
          </table:table-cell>
          <table:table-cell office:value-type="string" table:number-columns-spanned="1" table:number-rows-spanned="5" table:style-name="ce157">
            <text:p>Passed</text:p>
          </table:table-cell>
          <table:table-cell table:number-columns-spanned="1" table:number-rows-spanned="5" table:style-name="ce73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23" table:number-columns-spanned="1" table:number-rows-spanned="5" table:style-name="ce53">
            <text:p>23</text:p>
          </table:table-cell>
          <table:table-cell office:value-type="string" table:number-columns-spanned="1" table:number-rows-spanned="5" table:style-name="ce72">
            <text:p>Использование 23 символов в доменном имени (от @ до .)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Tester <text:s text:c="26"/>Surname:Testing <text:s text:c="29"/>Email:test@testertesttesttesttest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"Success! Hello: Tester Testing"</text:p>
          </table:table-cell>
          <table:table-cell table:number-columns-spanned="1" table:number-rows-spanned="5" table:style-name="ce73"/>
          <table:table-cell office:value-type="string" table:number-columns-spanned="1" table:number-rows-spanned="5" table:style-name="ce53">
            <text:p>EML3</text:p>
          </table:table-cell>
          <table:table-cell office:value-type="string" table:number-columns-spanned="1" table:number-rows-spanned="5" table:style-name="ce157">
            <text:p>Passed</text:p>
          </table:table-cell>
          <table:table-cell table:number-columns-spanned="1" table:number-rows-spanned="5" table:style-name="ce73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24" table:number-columns-spanned="1" table:number-rows-spanned="5" table:style-name="ce53">
            <text:p>24</text:p>
          </table:table-cell>
          <table:table-cell office:value-type="string" table:number-columns-spanned="1" table:number-rows-spanned="5" table:style-name="ce72">
            <text:p>Использование 24 символов в доменном имени (от @ до .)</text:p>
            <text:p/>
            <text:p/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Tester <text:s text:c="26"/>Surname:Testing <text:s text:c="29"/>Email:test@testertesttesttesttestte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"Success! Hello: Tester Testing"</text:p>
          </table:table-cell>
          <table:table-cell table:number-columns-spanned="1" table:number-rows-spanned="5" table:style-name="ce73"/>
          <table:table-cell office:value-type="string" table:number-columns-spanned="1" table:number-rows-spanned="5" table:style-name="ce53">
            <text:p>EML3</text:p>
          </table:table-cell>
          <table:table-cell office:value-type="string" table:number-columns-spanned="1" table:number-rows-spanned="5" table:style-name="ce157">
            <text:p>Passed</text:p>
          </table:table-cell>
          <table:table-cell table:number-columns-spanned="1" table:number-rows-spanned="5" table:style-name="ce73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25" table:number-columns-spanned="1" table:number-rows-spanned="5" table:style-name="ce53">
            <text:p>25</text:p>
          </table:table-cell>
          <table:table-cell office:value-type="string" table:number-columns-spanned="1" table:number-rows-spanned="5" table:style-name="ce72">
            <text:p>Использование 25 символов в доменном имени (от @ до .)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Tester <text:s text:c="26"/>Surname:Testing <text:s text:c="29"/>Email:test@testertesttesttesttestte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об ошибке "Invalid data input". Поле Email подсвечивается красным</text:p>
          </table:table-cell>
          <table:table-cell office:value-type="string" table:number-columns-spanned="1" table:number-rows-spanned="5" table:style-name="ce72">
            <text:p>Появляется сообщение "Success! Hello: Tester Testing"</text:p>
          </table:table-cell>
          <table:table-cell office:value-type="string" table:number-columns-spanned="1" table:number-rows-spanned="5" table:style-name="ce53">
            <text:p>EML3</text:p>
          </table:table-cell>
          <table:table-cell office:value-type="string" table:number-columns-spanned="1" table:number-rows-spanned="5" table:style-name="ce157">
            <text:p>Failed</text:p>
          </table:table-cell>
          <table:table-cell office:value-type="float" office:value="37" table:number-columns-spanned="1" table:number-rows-spanned="5" table:style-name="ce53">
            <text:p>37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26" table:number-columns-spanned="1" table:number-rows-spanned="5" table:style-name="ce53">
            <text:p>26</text:p>
          </table:table-cell>
          <table:table-cell office:value-type="string" table:number-columns-spanned="1" table:number-rows-spanned="5" table:style-name="ce72">
            <text:p>Использовать 1 символ в домене (после .)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Tester <text:s text:c="26"/>Surname:Testing <text:s text:c="29"/>Email:test@test.b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об ошибке "Invalid data input". Поле Email подсвечивается красным</text:p>
          </table:table-cell>
          <table:table-cell office:value-type="string" table:number-columns-spanned="1" table:number-rows-spanned="5" table:style-name="ce72">
            <text:p>Появляется сообщение "Success! Hello: Tester Testing"</text:p>
          </table:table-cell>
          <table:table-cell office:value-type="string" table:number-columns-spanned="1" table:number-rows-spanned="5" table:style-name="ce53">
            <text:p>EML4</text:p>
          </table:table-cell>
          <table:table-cell office:value-type="string" table:number-columns-spanned="1" table:number-rows-spanned="5" table:style-name="ce157">
            <text:p>Failed</text:p>
          </table:table-cell>
          <table:table-cell office:value-type="float" office:value="38" table:number-columns-spanned="1" table:number-rows-spanned="5" table:style-name="ce53">
            <text:p>38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27" table:number-columns-spanned="1" table:number-rows-spanned="5" table:style-name="ce53">
            <text:p>27</text:p>
          </table:table-cell>
          <table:table-cell office:value-type="string" table:number-columns-spanned="1" table:number-rows-spanned="5" table:style-name="ce72">
            <text:p>Использовать 2 символ в домене (после .)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Tester <text:s text:c="26"/>Surname:Testing <text:s text:c="29"/>Email:test@tes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"Success! Hello: Tester Testing"</text:p>
          </table:table-cell>
          <table:table-cell table:number-columns-spanned="1" table:number-rows-spanned="5" table:style-name="ce73"/>
          <table:table-cell office:value-type="string" table:number-columns-spanned="1" table:number-rows-spanned="5" table:style-name="ce53">
            <text:p>EML4</text:p>
          </table:table-cell>
          <table:table-cell office:value-type="string" table:number-columns-spanned="1" table:number-rows-spanned="5" table:style-name="ce157">
            <text:p>Passed</text:p>
          </table:table-cell>
          <table:table-cell table:number-columns-spanned="1" table:number-rows-spanned="5" table:style-name="ce73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28" table:number-columns-spanned="1" table:number-rows-spanned="5" table:style-name="ce53">
            <text:p>28</text:p>
          </table:table-cell>
          <table:table-cell office:value-type="string" table:number-columns-spanned="1" table:number-rows-spanned="5" table:style-name="ce72">
            <text:p>Использовать 15 символ в домене (после .)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Tester <text:s text:c="26"/>Surname:Testing <text:s text:c="29"/>Email:test@test.bybybybybybybyb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"Success! Hello: Tester Testing"</text:p>
          </table:table-cell>
          <table:table-cell table:number-columns-spanned="1" table:number-rows-spanned="5" table:style-name="ce73"/>
          <table:table-cell office:value-type="string" table:number-columns-spanned="1" table:number-rows-spanned="5" table:style-name="ce53">
            <text:p>EML4</text:p>
          </table:table-cell>
          <table:table-cell office:value-type="string" table:number-columns-spanned="1" table:number-rows-spanned="5" table:style-name="ce157">
            <text:p>Passed</text:p>
          </table:table-cell>
          <table:table-cell table:number-columns-spanned="1" table:number-rows-spanned="5" table:style-name="ce73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29" table:number-columns-spanned="1" table:number-rows-spanned="5" table:style-name="ce53">
            <text:p>29</text:p>
          </table:table-cell>
          <table:table-cell office:value-type="string" table:number-columns-spanned="1" table:number-rows-spanned="5" table:style-name="ce72">
            <text:p>Использовать 16 символ в домене (после .)</text:p>
            <text:p/>
            <text:p/>
            <text:p/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Tester <text:s text:c="26"/>Surname:Testing <text:s text:c="29"/>Email:test@test.bybybybybybyby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"Success! Hello: Tester Testing"</text:p>
          </table:table-cell>
          <table:table-cell table:number-columns-spanned="1" table:number-rows-spanned="5" table:style-name="ce73"/>
          <table:table-cell office:value-type="string" table:number-columns-spanned="1" table:number-rows-spanned="5" table:style-name="ce53">
            <text:p>EML4</text:p>
          </table:table-cell>
          <table:table-cell office:value-type="string" table:number-columns-spanned="1" table:number-rows-spanned="5" table:style-name="ce157">
            <text:p>Passed</text:p>
          </table:table-cell>
          <table:table-cell table:number-columns-spanned="1" table:number-rows-spanned="5" table:style-name="ce73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30" table:number-columns-spanned="1" table:number-rows-spanned="5" table:style-name="ce53">
            <text:p>30</text:p>
          </table:table-cell>
          <table:table-cell office:value-type="string" table:number-columns-spanned="1" table:number-rows-spanned="5" table:style-name="ce72">
            <text:p>Использовать 17 символ в домене (после .)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Tester <text:s text:c="26"/>Surname:Testing <text:s text:c="29"/>Email:test@test.bybybybybybybybyb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об ошибке "Invalid data input". Поле Email подсвечивается красным</text:p>
          </table:table-cell>
          <table:table-cell office:value-type="string" table:number-columns-spanned="1" table:number-rows-spanned="5" table:style-name="ce72">
            <text:p>Появляется сообщение "Success! Hello: Tester Testing"</text:p>
          </table:table-cell>
          <table:table-cell office:value-type="string" table:number-columns-spanned="1" table:number-rows-spanned="5" table:style-name="ce53">
            <text:p>EML4</text:p>
          </table:table-cell>
          <table:table-cell office:value-type="string" table:number-columns-spanned="1" table:number-rows-spanned="5" table:style-name="ce157">
            <text:p>Failed</text:p>
          </table:table-cell>
          <table:table-cell office:value-type="float" office:value="39" table:number-columns-spanned="1" table:number-rows-spanned="5" table:style-name="ce53">
            <text:p>39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31" table:number-columns-spanned="1" table:number-rows-spanned="5" table:style-name="ce53">
            <text:p>31</text:p>
          </table:table-cell>
          <table:table-cell office:value-type="string" table:number-columns-spanned="1" table:number-rows-spanned="5" table:style-name="ce72">
            <text:p>Ввести корректные данные пароля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Tester <text:s text:c="29"/>Surname:Testing <text:s text:c="29"/>Email: test@tes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"Success! Hello: Tester Testing"</text:p>
          </table:table-cell>
          <table:table-cell table:number-columns-spanned="1" table:number-rows-spanned="5" table:style-name="ce73"/>
          <table:table-cell office:value-type="string" table:number-columns-spanned="1" table:number-rows-spanned="5" table:style-name="ce53">
            <text:p>PW1</text:p>
          </table:table-cell>
          <table:table-cell office:value-type="string" table:number-columns-spanned="1" table:number-rows-spanned="5" table:style-name="ce157">
            <text:p>Passed</text:p>
          </table:table-cell>
          <table:table-cell table:number-columns-spanned="1" table:number-rows-spanned="5" table:style-name="ce73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32" table:number-columns-spanned="1" table:number-rows-spanned="5" table:style-name="ce53">
            <text:p>32</text:p>
          </table:table-cell>
          <table:table-cell office:value-type="string" table:number-columns-spanned="1" table:number-rows-spanned="5" table:style-name="ce72">
            <text:p>Ввести пароль из 5 символов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Tester <text:s text:c="26"/>Surname:Testing <text:s text:c="29"/>Email:test@test.by <text:s text:c="19"/>Password: @El22</text:p>
          </table:table-cell>
          <table:table-cell office:value-type="string" table:number-columns-spanned="1" table:number-rows-spanned="5" table:style-name="ce72">
            <text:p>Появляется сообщение об ошибке "Invalid data input". Поле Password подсвечивается красным</text:p>
          </table:table-cell>
          <table:table-cell office:value-type="string" table:number-columns-spanned="1" table:number-rows-spanned="5" table:style-name="ce72">
            <text:p>Появляется сообщение "Success! Hello: Tester Testing"</text:p>
          </table:table-cell>
          <table:table-cell office:value-type="string" table:number-columns-spanned="1" table:number-rows-spanned="5" table:style-name="ce53">
            <text:p>PW1</text:p>
          </table:table-cell>
          <table:table-cell office:value-type="string" table:number-columns-spanned="1" table:number-rows-spanned="5" table:style-name="ce157">
            <text:p>Failed</text:p>
          </table:table-cell>
          <table:table-cell office:value-type="float" office:value="41" table:number-columns-spanned="1" table:number-rows-spanned="5" table:style-name="ce53">
            <text:p>41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33" table:number-columns-spanned="1" table:number-rows-spanned="5" table:style-name="ce53">
            <text:p>33</text:p>
          </table:table-cell>
          <table:table-cell office:value-type="string" table:number-columns-spanned="1" table:number-rows-spanned="5" table:style-name="ce72">
            <text:p>Ввести пароль из 15 символов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Tester <text:s text:c="26"/>Surname:Testing <text:s text:c="29"/>Email:test@test.by <text:s text:c="19"/>Password: @Ell22testtestt</text:p>
          </table:table-cell>
          <table:table-cell office:value-type="string" table:number-columns-spanned="1" table:number-rows-spanned="5" table:style-name="ce72">
            <text:p>Появляется сообщение "Success! Hello: Tester Testing"</text:p>
          </table:table-cell>
          <table:table-cell table:number-columns-spanned="1" table:number-rows-spanned="5" table:style-name="ce73"/>
          <table:table-cell office:value-type="string" table:number-columns-spanned="1" table:number-rows-spanned="5" table:style-name="ce53">
            <text:p>PW1</text:p>
          </table:table-cell>
          <table:table-cell office:value-type="string" table:number-columns-spanned="1" table:number-rows-spanned="5" table:style-name="ce157">
            <text:p>Passed</text:p>
          </table:table-cell>
          <table:table-cell table:number-columns-spanned="1" table:number-rows-spanned="5" table:style-name="ce73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34" table:number-columns-spanned="1" table:number-rows-spanned="5" table:style-name="ce53">
            <text:p>34</text:p>
          </table:table-cell>
          <table:table-cell office:value-type="string" table:number-columns-spanned="1" table:number-rows-spanned="5" table:style-name="ce72">
            <text:p>Ввести пароль из 16 символов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Tester <text:s text:c="26"/>Surname:Testing <text:s text:c="29"/>Email:test@test.by <text:s text:c="19"/>Password: @Ell22testtestte</text:p>
          </table:table-cell>
          <table:table-cell office:value-type="string" table:number-columns-spanned="1" table:number-rows-spanned="5" table:style-name="ce72">
            <text:p>Появляется сообщение "Success! Hello: Tester Testing"</text:p>
          </table:table-cell>
          <table:table-cell table:number-columns-spanned="1" table:number-rows-spanned="5" table:style-name="ce73"/>
          <table:table-cell office:value-type="string" table:number-columns-spanned="1" table:number-rows-spanned="5" table:style-name="ce53">
            <text:p>PW1</text:p>
          </table:table-cell>
          <table:table-cell office:value-type="string" table:number-columns-spanned="1" table:number-rows-spanned="5" table:style-name="ce157">
            <text:p>Passed</text:p>
          </table:table-cell>
          <table:table-cell table:number-columns-spanned="1" table:number-rows-spanned="5" table:style-name="ce73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35" table:number-columns-spanned="1" table:number-rows-spanned="5" table:style-name="ce53">
            <text:p>35</text:p>
          </table:table-cell>
          <table:table-cell office:value-type="string" table:number-columns-spanned="1" table:number-rows-spanned="5" table:style-name="ce72">
            <text:p>Ввести пароль из 17 символов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Tester <text:s text:c="26"/>Surname:Testing <text:s text:c="29"/>Email:test@test.by <text:s text:c="19"/>Password: @Ell22testtesttes</text:p>
          </table:table-cell>
          <table:table-cell office:value-type="string" table:number-columns-spanned="1" table:number-rows-spanned="5" table:style-name="ce72">
            <text:p>Появляется сообщение об ошибке "Invalid data input". Поле Password подсвечивается красным</text:p>
          </table:table-cell>
          <table:table-cell office:value-type="string" table:number-columns-spanned="1" table:number-rows-spanned="5" table:style-name="ce72">
            <text:p>Появляется сообщение "Success! Hello: Tester Testing"</text:p>
          </table:table-cell>
          <table:table-cell office:value-type="string" table:number-columns-spanned="1" table:number-rows-spanned="5" table:style-name="ce53">
            <text:p>PW1</text:p>
          </table:table-cell>
          <table:table-cell office:value-type="string" table:number-columns-spanned="1" table:number-rows-spanned="5" table:style-name="ce157">
            <text:p>Failed</text:p>
          </table:table-cell>
          <table:table-cell office:value-type="float" office:value="42" table:number-columns-spanned="1" table:number-rows-spanned="5" table:style-name="ce53">
            <text:p>42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number-rows-repeated="14" table:style-name="ro1">
          <table:table-cell table:style-name="ce69"/>
          <table:table-cell table:number-columns-repeated="6" table:style-name="ce1"/>
          <table:table-cell table:style-name="ce158"/>
          <table:table-cell table:number-columns-repeated="16376" table:style-name="ce1"/>
        </table:table-row>
        <table:table-row table:number-rows-repeated="764" table:style-name="ro1">
          <table:table-cell table:style-name="ce69"/>
          <table:table-cell table:number-columns-repeated="6"/>
          <table:table-cell table:style-name="ce158"/>
          <table:table-cell table:number-columns-repeated="16376"/>
        </table:table-row>
        <table:table-row table:number-rows-repeated="1047620" table:style-name="ro7">
          <table:table-cell table:number-columns-repeated="7"/>
          <table:table-cell table:style-name="ce158"/>
          <table:table-cell table:number-columns-repeated="16376"/>
        </table:table-row>
      </table:table>
      <table:table table:name="Equivalence_classes" table:style-name="ta1">
        <table:table-column table:style-name="co21" table:default-cell-style-name="ce1"/>
        <table:table-column table:style-name="co16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6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7" table:number-rows-spanned="1" table:style-name="ce71">
            <text:p>Чек-лист по тестированию классов эквивалентности к форме регистрации http://itcareer.pythonanywhere.com/</text:p>
          </table:table-cell>
          <table:covered-table-cell table:number-columns-repeated="6"/>
          <table:table-cell table:style-name="ce161"/>
          <table:table-cell table:number-columns-repeated="16376" table:style-name="ce1"/>
        </table:table-row>
        <table:table-row table:style-name="ro3">
          <table:table-cell table:style-name="ce27"/>
          <table:table-cell table:number-columns-repeated="6" table:style-name="ce16"/>
          <table:table-cell table:style-name="ce162"/>
          <table:table-cell table:number-columns-repeated="3" table:style-name="ce16"/>
          <table:table-cell table:number-columns-repeated="16373"/>
        </table:table-row>
        <table:table-row table:style-name="ro2">
          <table:table-cell office:value-type="string" table:style-name="ce14">
            <text:p>ID</text:p>
          </table:table-cell>
          <table:table-cell office:value-type="string" table:style-name="ce14">
            <text:p>Название теста</text:p>
          </table:table-cell>
          <table:table-cell office:value-type="string" table:style-name="ce14">
            <text:p>Окружение</text:p>
          </table:table-cell>
          <table:table-cell office:value-type="string" table:style-name="ce14">
            <text:p>Входные данные</text:p>
          </table:table-cell>
          <table:table-cell office:value-type="string" table:style-name="ce14">
            <text:p>Ожидаемый результат</text:p>
          </table:table-cell>
          <table:table-cell office:value-type="string" table:style-name="ce14">
            <text:p>Фактический результат<text:s text:c="3"/></text:p>
          </table:table-cell>
          <table:table-cell office:value-type="string" table:style-name="ce14">
            <text:p>Номер требования</text:p>
          </table:table-cell>
          <table:table-cell office:value-type="string" table:style-name="ce159">
            <text:p>Статус</text:p>
          </table:table-cell>
          <table:table-cell office:value-type="string" table:style-name="ce14">
            <text:p>Номер баг-репорта</text:p>
          </table:table-cell>
          <table:table-cell table:number-columns-repeated="2" table:style-name="ce16"/>
          <table:table-cell table:number-columns-repeated="16373"/>
        </table:table-row>
        <table:table-row table:style-name="ro8">
          <table:table-cell office:value-type="float" office:value="1" table:number-columns-spanned="1" table:number-rows-spanned="5" table:style-name="ce53">
            <text:p>1</text:p>
          </table:table-cell>
          <table:table-cell office:value-type="string" table:number-columns-spanned="1" table:number-rows-spanned="5" table:style-name="ce72">
            <text:p>Отправка пустой формы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Все поля пустые</text:p>
          </table:table-cell>
          <table:table-cell office:value-type="string" table:number-columns-spanned="1" table:number-rows-spanned="5" table:style-name="ce72">
            <text:p>Под кнопкой Submit отображается сообщение "All Reuired fields must be filled in". Обязательные поля подсвечиваются красным цветом<text:s/></text:p>
          </table:table-cell>
          <table:table-cell office:value-type="string" table:number-columns-spanned="1" table:number-rows-spanned="5" table:style-name="ce72">
            <text:p>Под кнопкой Submit отображается сообщение "Error: All Fields are Required ", поля не подсвечиваются.</text:p>
          </table:table-cell>
          <table:table-cell office:value-type="string" table:number-columns-spanned="1" table:number-rows-spanned="5" table:style-name="ce53">
            <text:p>G12, G26, G27, G30</text:p>
          </table:table-cell>
          <table:table-cell office:value-type="string" table:number-columns-spanned="1" table:number-rows-spanned="5" table:style-name="ce160">
            <text:p>Failed</text:p>
          </table:table-cell>
          <table:table-cell office:value-type="float" office:value="16" table:number-columns-spanned="1" table:number-rows-spanned="5" table:style-name="ce74">
            <text:p>16</text:p>
          </table:table-cell>
          <table:table-cell table:number-columns-repeated="2" table:style-name="ce13"/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3"/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3"/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3"/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3"/>
          <table:table-cell table:number-columns-repeated="16373"/>
        </table:table-row>
        <table:table-row table:style-name="ro8">
          <table:table-cell office:value-type="float" office:value="2" table:number-columns-spanned="1" table:number-rows-spanned="5" table:style-name="ce53">
            <text:p>2</text:p>
          </table:table-cell>
          <table:table-cell office:value-type="string" table:number-columns-spanned="1" table:number-rows-spanned="5" table:style-name="ce72">
            <text:p>Отправка формы с пустым полем Name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пустое <text:s text:c="52"/>Surname:Testing <text:s text:c="44"/>Email: test@test.by <text:s text:c="48"/>Password: @Ell22</text:p>
          </table:table-cell>
          <table:table-cell office:value-type="string" table:number-columns-spanned="1" table:number-rows-spanned="5" table:style-name="ce72">
            <text:p>Под кнопкой Submit отображается сообщение "All Reuired fields must be filled in". Обязательные поля подсвечиваются красным цветом<text:s/></text:p>
          </table:table-cell>
          <table:table-cell office:value-type="string" table:number-columns-spanned="1" table:number-rows-spanned="5" table:style-name="ce72">
            <text:p>Под кнопкой Submit отображается сообщение "Error: All Fields are Required ", поля не подсвечиваются.</text:p>
          </table:table-cell>
          <table:table-cell office:value-type="string" table:number-columns-spanned="1" table:number-rows-spanned="5" table:style-name="ce53">
            <text:p>G12, G26, G27</text:p>
          </table:table-cell>
          <table:table-cell office:value-type="string" table:number-columns-spanned="1" table:number-rows-spanned="5" table:style-name="ce160">
            <text:p>Failed</text:p>
          </table:table-cell>
          <table:table-cell office:value-type="float" office:value="17" table:number-columns-spanned="1" table:number-rows-spanned="5" table:style-name="ce75">
            <text:p>17</text:p>
          </table:table-cell>
          <table:table-cell table:number-columns-repeated="2" table:style-name="ce13"/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3"/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3"/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3"/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3"/>
          <table:table-cell table:number-columns-repeated="16373"/>
        </table:table-row>
        <table:table-row table:style-name="ro8">
          <table:table-cell office:value-type="float" office:value="3" table:number-columns-spanned="1" table:number-rows-spanned="5" table:style-name="ce53">
            <text:p>3</text:p>
          </table:table-cell>
          <table:table-cell office:value-type="string" table:number-columns-spanned="1" table:number-rows-spanned="5" table:style-name="ce72">
            <text:p>Отправка формы с пустым полем Surname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Tester <text:s text:c="29"/>Surname:пустое <text:s text:c="47"/>Email: test@test.by <text:s text:c="37"/>Password: @Ell22</text:p>
          </table:table-cell>
          <table:table-cell office:value-type="string" table:number-columns-spanned="1" table:number-rows-spanned="5" table:style-name="ce72">
            <text:p>Появляется сообщение "Success! Hello: Tester "</text:p>
          </table:table-cell>
          <table:table-cell office:value-type="string" table:number-columns-spanned="1" table:number-rows-spanned="5" table:style-name="ce72">
            <text:p>Форма не отправлена. Сообщение "Error: All Fields are Required "</text:p>
          </table:table-cell>
          <table:table-cell office:value-type="string" table:number-columns-spanned="1" table:number-rows-spanned="5" table:style-name="ce53">
            <text:p>G12, G26, G27</text:p>
          </table:table-cell>
          <table:table-cell office:value-type="string" table:number-columns-spanned="1" table:number-rows-spanned="5" table:style-name="ce160">
            <text:p>Failed</text:p>
          </table:table-cell>
          <table:table-cell office:value-type="float" office:value="18" table:number-columns-spanned="1" table:number-rows-spanned="5" table:style-name="ce75">
            <text:p>18</text:p>
          </table:table-cell>
          <table:table-cell table:number-columns-repeated="2" table:style-name="ce13"/>
          <table:table-cell table:number-columns-repeated="16373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4" table:number-columns-spanned="1" table:number-rows-spanned="5" table:style-name="ce53">
            <text:p>4</text:p>
          </table:table-cell>
          <table:table-cell office:value-type="string" table:number-columns-spanned="1" table:number-rows-spanned="5" table:style-name="ce72">
            <text:p>Отправка формы с пустым полем Email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Tester <text:s text:c="29"/>Surname:Testing <text:s text:c="53"/>Email:пустое <text:s text:c="65"/>Password: @Ell22</text:p>
          </table:table-cell>
          <table:table-cell office:value-type="string" table:number-columns-spanned="1" table:number-rows-spanned="5" table:style-name="ce72">
            <text:p>Под кнопкой Submit отображается сообщение "All Reuired fields must filled in"</text:p>
          </table:table-cell>
          <table:table-cell office:value-type="string" table:number-columns-spanned="1" table:number-rows-spanned="5" table:style-name="ce72">
            <text:p>Данные сохраняются. Появляется сообщение "Success! Hello: Tester Testing"</text:p>
          </table:table-cell>
          <table:table-cell office:value-type="string" table:number-columns-spanned="1" table:number-rows-spanned="5" table:style-name="ce53">
            <text:p>EML2</text:p>
          </table:table-cell>
          <table:table-cell office:value-type="string" table:number-columns-spanned="1" table:number-rows-spanned="5" table:style-name="ce160">
            <text:p>Failed</text:p>
          </table:table-cell>
          <table:table-cell office:value-type="float" office:value="19" table:number-columns-spanned="1" table:number-rows-spanned="5" table:style-name="ce75">
            <text:p>19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5" table:number-columns-spanned="1" table:number-rows-spanned="5" table:style-name="ce53">
            <text:p>5</text:p>
          </table:table-cell>
          <table:table-cell office:value-type="string" table:number-columns-spanned="1" table:number-rows-spanned="5" table:style-name="ce72">
            <text:p>Отправка формы с пустым полем Password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Tester <text:s text:c="29"/>Surname:Testing <text:s text:c="29"/>Email: test@test.by <text:s text:c="19"/>Password: пустое</text:p>
          </table:table-cell>
          <table:table-cell office:value-type="string" table:number-columns-spanned="1" table:number-rows-spanned="5" table:style-name="ce72">
            <text:p>Под кнопкой Submit отображается сообщение "All Reuired fields must filled in"</text:p>
          </table:table-cell>
          <table:table-cell office:value-type="string" table:number-columns-spanned="1" table:number-rows-spanned="5" table:style-name="ce72">
            <text:p>Данные сохраняются. Появляется сообщение "Success! Hello: Tester Testing"</text:p>
          </table:table-cell>
          <table:table-cell office:value-type="string" table:number-columns-spanned="1" table:number-rows-spanned="5" table:style-name="ce53">
            <text:p>PW1</text:p>
          </table:table-cell>
          <table:table-cell office:value-type="string" table:number-columns-spanned="1" table:number-rows-spanned="5" table:style-name="ce160">
            <text:p>Failed</text:p>
          </table:table-cell>
          <table:table-cell office:value-type="float" office:value="20" table:number-columns-spanned="1" table:number-rows-spanned="5" table:style-name="ce75">
            <text:p>20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6" table:number-columns-spanned="1" table:number-rows-spanned="5" table:style-name="ce53">
            <text:p>6</text:p>
          </table:table-cell>
          <table:table-cell office:value-type="string" table:number-columns-spanned="1" table:number-rows-spanned="5" table:style-name="ce72">
            <text:p>Провервить, что происходит со страницей по завершении сессии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Tester <text:s text:c="29"/>Surname:Testing <text:s text:c="29"/>Email: test@test.by <text:s text:c="19"/>Password: @Ell22</text:p>
          </table:table-cell>
          <table:table-cell office:value-type="string" table:number-columns-spanned="1" table:number-rows-spanned="5" table:style-name="ce72">
            <text:p>Данные сохраняются. Появляется сообщение "Success! Hello: Tester Testing"</text:p>
          </table:table-cell>
          <table:table-cell office:value-type="string" table:number-columns-spanned="1" table:number-rows-spanned="5" table:style-name="ce72">
            <text:p>Данные не сохраняются. Появляется сообщение "Success! Hello: Tester Testing"</text:p>
          </table:table-cell>
          <table:table-cell office:value-type="string" table:number-columns-spanned="1" table:number-rows-spanned="5" table:style-name="ce53">
            <text:p>G19</text:p>
          </table:table-cell>
          <table:table-cell office:value-type="string" table:number-columns-spanned="1" table:number-rows-spanned="5" table:style-name="ce160">
            <text:p>Failed</text:p>
          </table:table-cell>
          <table:table-cell office:value-type="float" office:value="21" table:number-columns-spanned="1" table:number-rows-spanned="5" table:style-name="ce75">
            <text:p>21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7" table:number-columns-spanned="1" table:number-rows-spanned="5" table:style-name="ce53">
            <text:p>7</text:p>
          </table:table-cell>
          <table:table-cell office:value-type="string" table:number-columns-spanned="1" table:number-rows-spanned="5" table:style-name="ce72">
            <text:p>Проверить, что происходит с заполненными полями при обновлении страницы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Tester <text:s text:c="29"/>Surname:Testing <text:s text:c="29"/>Email: test@test.by <text:s text:c="19"/>Password: @Ell22</text:p>
          </table:table-cell>
          <table:table-cell office:value-type="string" table:number-columns-spanned="1" table:number-rows-spanned="5" table:style-name="ce72">
            <text:p>Данные не сохраняются</text:p>
          </table:table-cell>
          <table:table-cell office:value-type="string" table:number-columns-spanned="1" table:number-rows-spanned="5" table:style-name="ce72">
            <text:p>Заполненными остаются все поля, кроме поля Password</text:p>
          </table:table-cell>
          <table:table-cell office:value-type="string" table:number-columns-spanned="1" table:number-rows-spanned="5" table:style-name="ce53">
            <text:p>G20</text:p>
          </table:table-cell>
          <table:table-cell office:value-type="string" table:number-columns-spanned="1" table:number-rows-spanned="5" table:style-name="ce160">
            <text:p>Failed</text:p>
          </table:table-cell>
          <table:table-cell office:value-type="float" office:value="22" table:number-columns-spanned="1" table:number-rows-spanned="5" table:style-name="ce76">
            <text:p>22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8" table:number-columns-spanned="1" table:number-rows-spanned="5" table:style-name="ce53">
            <text:p>8</text:p>
          </table:table-cell>
          <table:table-cell office:value-type="string" table:number-columns-spanned="1" table:number-rows-spanned="5" table:style-name="ce72">
            <text:p>Проверка возможности использования тегов в поле Name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&lt; Tester&gt; <text:s text:c="29"/>Surname:Testing <text:s text:c="29"/>Email: test@test.by <text:s text:c="19"/>Password: @Ell22</text:p>
          </table:table-cell>
          <table:table-cell office:value-type="string" table:number-columns-spanned="1" table:number-rows-spanned="5" table:style-name="ce72">
            <text:p>Под кнопкой Submit отображается сообщение об ошибке "Error: Invalid data input". Поле Name подсвечивается красным цветом</text:p>
          </table:table-cell>
          <table:table-cell office:value-type="string" table:number-columns-spanned="1" table:number-rows-spanned="5" table:style-name="ce72">
            <text:p>Появляетя сообщение "Success! Hello: &lt;Tester&gt; Testing"</text:p>
          </table:table-cell>
          <table:table-cell office:value-type="string" table:number-columns-spanned="1" table:number-rows-spanned="5" table:style-name="ce53">
            <text:p>G32</text:p>
          </table:table-cell>
          <table:table-cell office:value-type="string" table:number-columns-spanned="1" table:number-rows-spanned="5" table:style-name="ce160">
            <text:p>Failed</text:p>
          </table:table-cell>
          <table:table-cell office:value-type="float" office:value="18" table:number-columns-spanned="1" table:number-rows-spanned="5" table:style-name="ce53">
            <text:p>18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9" table:number-columns-spanned="1" table:number-rows-spanned="5" table:style-name="ce53">
            <text:p>9</text:p>
          </table:table-cell>
          <table:table-cell office:value-type="string" table:number-columns-spanned="1" table:number-rows-spanned="5" table:style-name="ce72">
            <text:p>Проверка возможности использования скриптов в поле Name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Tester &lt;script&gt;delete&lt;/script&gt; <text:s text:c="28"/>Surname:Testing <text:s text:c="29"/>Email: test@test.by <text:s text:c="19"/>Password: @Ell22</text:p>
          </table:table-cell>
          <table:table-cell office:value-type="string" table:number-columns-spanned="1" table:number-rows-spanned="5" table:style-name="ce72">
            <text:p>Под кнопкой Submit отображается сообщение об ошибке "Error: Invalid data input". Поле Name подсвечивается красным цветом</text:p>
          </table:table-cell>
          <table:table-cell office:value-type="string" table:number-columns-spanned="1" table:number-rows-spanned="5" table:style-name="ce72">
            <text:p>Появляется сообщение "Error: All Fields are Required"</text:p>
          </table:table-cell>
          <table:table-cell office:value-type="string" table:number-columns-spanned="1" table:number-rows-spanned="5" table:style-name="ce53">
            <text:p>G32</text:p>
          </table:table-cell>
          <table:table-cell office:value-type="string" table:number-columns-spanned="1" table:number-rows-spanned="5" table:style-name="ce160">
            <text:p>Failed</text:p>
          </table:table-cell>
          <table:table-cell office:value-type="float" office:value="19" table:number-columns-spanned="1" table:number-rows-spanned="5" table:style-name="ce53">
            <text:p>19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10" table:number-columns-spanned="1" table:number-rows-spanned="5" table:style-name="ce53">
            <text:p>10</text:p>
          </table:table-cell>
          <table:table-cell office:value-type="string" table:number-columns-spanned="1" table:number-rows-spanned="5" table:style-name="ce72">
            <text:p>Проверка возможности использования в качестве Name спецсимволов (positive test)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T.e_s-te r1 <text:s text:c="29"/>Surname:Testing <text:s text:c="30"/>Email: test@tes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"Success! Hello: T.e_s-te r1 Testing"</text:p>
          </table:table-cell>
          <table:table-cell table:number-columns-spanned="1" table:number-rows-spanned="5" table:style-name="ce73"/>
          <table:table-cell office:value-type="string" table:number-columns-spanned="1" table:number-rows-spanned="5" table:style-name="ce53">
            <text:p>G28, N-S1, N-S2, N-S4</text:p>
          </table:table-cell>
          <table:table-cell office:value-type="string" table:number-columns-spanned="1" table:number-rows-spanned="5" table:style-name="ce160">
            <text:p>Passed</text:p>
          </table:table-cell>
          <table:table-cell table:number-columns-spanned="1" table:number-rows-spanned="5" table:style-name="ce73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11" table:number-columns-spanned="1" table:number-rows-spanned="5" table:style-name="ce53">
            <text:p>11</text:p>
          </table:table-cell>
          <table:table-cell office:value-type="string" table:number-columns-spanned="1" table:number-rows-spanned="5" table:style-name="ce72">
            <text:p>Проверка возможности использования в качестве Name спецсимволов (negative test)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@T.e_s-te r1 <text:s text:c="29"/>Surname:Testing <text:s text:c="30"/>Email: test@test.by <text:s text:c="19"/>Password: @Ell22</text:p>
          </table:table-cell>
          <table:table-cell office:value-type="string" table:number-columns-spanned="1" table:number-rows-spanned="5" table:style-name="ce72">
            <text:p>Под кнопкой Submit отображается сообщение об ошибке "Error: Invalid data input". Поле Name подсвечивается красным цветом</text:p>
          </table:table-cell>
          <table:table-cell office:value-type="string" table:number-columns-spanned="1" table:number-rows-spanned="5" table:style-name="ce72">
            <text:p>Появляется сообщение "Error: All Fields are Required"</text:p>
          </table:table-cell>
          <table:table-cell office:value-type="string" table:number-columns-spanned="1" table:number-rows-spanned="5" table:style-name="ce53">
            <text:p>N-S1, N-S2, N-S4</text:p>
          </table:table-cell>
          <table:table-cell office:value-type="string" table:number-columns-spanned="1" table:number-rows-spanned="5" table:style-name="ce160">
            <text:p>Failed</text:p>
          </table:table-cell>
          <table:table-cell office:value-type="float" office:value="20" table:number-columns-spanned="1" table:number-rows-spanned="5" table:style-name="ce53">
            <text:p>20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12" table:number-columns-spanned="1" table:number-rows-spanned="5" table:style-name="ce53">
            <text:p>12</text:p>
          </table:table-cell>
          <table:table-cell office:value-type="string" table:number-columns-spanned="1" table:number-rows-spanned="5" table:style-name="ce72">
            <text:p>Проверка возможности использования в качестве Surname спецсимволов (positive test)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Tester <text:s text:c="29"/>Surname:T.e_st-in g2 <text:s text:c="30"/>Email: test@test.by <text:s text:c="19"/>Password: @Ell22</text:p>
          </table:table-cell>
          <table:table-cell office:value-type="string" table:number-columns-spanned="1" table:number-rows-spanned="5" table:style-name="ce72">
            <text:p>Под кнопкой Submit отображается сообщение "Success! Hello: Tester T.est-in g2 "</text:p>
            <text:p/>
            <text:p/>
          </table:table-cell>
          <table:table-cell table:number-columns-spanned="1" table:number-rows-spanned="5" table:style-name="ce73"/>
          <table:table-cell office:value-type="string" table:number-columns-spanned="1" table:number-rows-spanned="5" table:style-name="ce53">
            <text:p>G28, N-S1, N-S2, N-S4</text:p>
          </table:table-cell>
          <table:table-cell office:value-type="string" table:number-columns-spanned="1" table:number-rows-spanned="5" table:style-name="ce160">
            <text:p>Passed</text:p>
          </table:table-cell>
          <table:table-cell table:number-columns-spanned="1" table:number-rows-spanned="5" table:style-name="ce73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13" table:number-columns-spanned="1" table:number-rows-spanned="5" table:style-name="ce53">
            <text:p>13</text:p>
          </table:table-cell>
          <table:table-cell office:value-type="string" table:number-columns-spanned="1" table:number-rows-spanned="5" table:style-name="ce72">
            <text:p>Проверка возможности использования в качестве Surname спецсимволов (negative test)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Tester <text:s text:c="26"/>Surname:@Testing <text:s text:c="30"/>Email: test@test.by <text:s text:c="19"/>Password: @Ell22</text:p>
          </table:table-cell>
          <table:table-cell office:value-type="string" table:number-columns-spanned="1" table:number-rows-spanned="5" table:style-name="ce72">
            <text:p>Под кнопкой Submit отображается сообщение об ошибке "Error: Invalid data input". Поле Surname подсвечивается красным цветом</text:p>
          </table:table-cell>
          <table:table-cell office:value-type="string" table:number-columns-spanned="1" table:number-rows-spanned="5" table:style-name="ce72">
            <text:p>Появляется сообщение "Error: All Fields are Required"</text:p>
          </table:table-cell>
          <table:table-cell office:value-type="string" table:number-columns-spanned="1" table:number-rows-spanned="5" table:style-name="ce53">
            <text:p>N-S1, N-S2</text:p>
            <text:p/>
            <text:p/>
            <text:p/>
          </table:table-cell>
          <table:table-cell office:value-type="string" table:number-columns-spanned="1" table:number-rows-spanned="5" table:style-name="ce160">
            <text:p>Failed</text:p>
          </table:table-cell>
          <table:table-cell office:value-type="float" office:value="21" table:number-columns-spanned="1" table:number-rows-spanned="5" table:style-name="ce53">
            <text:p>21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14" table:number-columns-spanned="1" table:number-rows-spanned="5" table:style-name="ce53">
            <text:p>14</text:p>
          </table:table-cell>
          <table:table-cell office:value-type="string" table:number-columns-spanned="1" table:number-rows-spanned="5" table:style-name="ce72">
            <text:p>Возможность использования всех прописных букв для поля Surname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Tester <text:s text:c="27"/>Surname:TESTING <text:s text:c="32"/>Email: test@test.by <text:s text:c="19"/>Password: @Ell22</text:p>
          </table:table-cell>
          <table:table-cell office:value-type="string" table:number-columns-spanned="1" table:number-rows-spanned="5" table:style-name="ce72">
            <text:p>Появляетя сообщение "Success! Hello: Tester TESTING "</text:p>
          </table:table-cell>
          <table:table-cell table:number-columns-spanned="1" table:number-rows-spanned="5" table:style-name="ce73"/>
          <table:table-cell office:value-type="string" table:number-columns-spanned="1" table:number-rows-spanned="5" table:style-name="ce53">
            <text:p>NS-3</text:p>
          </table:table-cell>
          <table:table-cell office:value-type="string" table:number-columns-spanned="1" table:number-rows-spanned="5" table:style-name="ce160">
            <text:p>Passed</text:p>
          </table:table-cell>
          <table:table-cell table:number-columns-spanned="1" table:number-rows-spanned="5" table:style-name="ce73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15" table:number-columns-spanned="1" table:number-rows-spanned="5" table:style-name="ce53">
            <text:p>15</text:p>
          </table:table-cell>
          <table:table-cell office:value-type="string" table:number-columns-spanned="1" table:number-rows-spanned="5" table:style-name="ce72">
            <text:p>Использовать пробел в качестве единственного символа в поле Name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пробел <text:s text:c="26"/>Surname:Testing <text:s text:c="32"/>Email: test@tes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об ошибке "Error: Invalid data input". Поле Name подсвечивается красным</text:p>
          </table:table-cell>
          <table:table-cell office:value-type="string" table:number-columns-spanned="1" table:number-rows-spanned="5" table:style-name="ce72">
            <text:p>Появляется сообщение "Error: All Fields are Required"</text:p>
          </table:table-cell>
          <table:table-cell office:value-type="string" table:number-columns-spanned="1" table:number-rows-spanned="5" table:style-name="ce53">
            <text:p>NS-5, G25</text:p>
          </table:table-cell>
          <table:table-cell office:value-type="string" table:number-columns-spanned="1" table:number-rows-spanned="5" table:style-name="ce160">
            <text:p>Failed</text:p>
          </table:table-cell>
          <table:table-cell office:value-type="float" office:value="27" table:number-columns-spanned="1" table:number-rows-spanned="5" table:style-name="ce53">
            <text:p>27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16" table:number-columns-spanned="1" table:number-rows-spanned="5" table:style-name="ce53">
            <text:p>16</text:p>
          </table:table-cell>
          <table:table-cell office:value-type="string" table:number-columns-spanned="1" table:number-rows-spanned="5" table:style-name="ce72">
            <text:p>Проверка возможности использлвания кирилицы для поля Name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 Тестировщик <text:s text:c="25"/>Surname:Testing <text:s text:c="32"/>Email: test@tes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об ошибке "Invalid data input". Поле Name подсвечивается красным</text:p>
          </table:table-cell>
          <table:table-cell office:value-type="string" table:number-columns-spanned="1" table:number-rows-spanned="5" table:style-name="ce72">
            <text:p>Появляется сообщение <text:s/>"Success! Hello: Тестировщик Testing"</text:p>
          </table:table-cell>
          <table:table-cell office:value-type="string" table:number-columns-spanned="1" table:number-rows-spanned="5" table:style-name="ce53">
            <text:p>NS-5, G25</text:p>
          </table:table-cell>
          <table:table-cell office:value-type="string" table:number-columns-spanned="1" table:number-rows-spanned="5" table:style-name="ce160">
            <text:p>Failed</text:p>
          </table:table-cell>
          <table:table-cell office:value-type="float" office:value="28" table:number-columns-spanned="1" table:number-rows-spanned="5" table:style-name="ce53">
            <text:p>28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17" table:number-columns-spanned="1" table:number-rows-spanned="5" table:style-name="ce53">
            <text:p>17</text:p>
          </table:table-cell>
          <table:table-cell office:value-type="string" table:number-columns-spanned="1" table:number-rows-spanned="5" table:style-name="ce72">
            <text:p>Проверка возможности использлвания кирилицы для поля Surname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Tester <text:s text:c="23"/>Surname:Тестирование <text:s text:c="30"/>Email: test@tes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об ошибке "Invalid data input". Поле Surname подсвечивается красным</text:p>
          </table:table-cell>
          <table:table-cell office:value-type="string" table:number-columns-spanned="1" table:number-rows-spanned="5" table:style-name="ce72">
            <text:p>Появляется сообщение <text:s/>"Success! Hello: Tester Тестирование"</text:p>
          </table:table-cell>
          <table:table-cell office:value-type="string" table:number-columns-spanned="1" table:number-rows-spanned="5" table:style-name="ce53">
            <text:p>NS-5, G25</text:p>
          </table:table-cell>
          <table:table-cell office:value-type="string" table:number-columns-spanned="1" table:number-rows-spanned="5" table:style-name="ce160">
            <text:p>Failed</text:p>
          </table:table-cell>
          <table:table-cell office:value-type="float" office:value="29" table:number-columns-spanned="1" table:number-rows-spanned="5" table:style-name="ce53">
            <text:p>29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18" table:number-columns-spanned="1" table:number-rows-spanned="5" table:style-name="ce53">
            <text:p>18</text:p>
          </table:table-cell>
          <table:table-cell office:value-type="string" table:number-columns-spanned="1" table:number-rows-spanned="5" table:style-name="ce72">
            <text:p>Проверка срабатывания поля Name при вводе пробела в конце <text:s/>данных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Tester ; <text:s text:c="27"/>Surname:Testing <text:s text:c="32"/>Email: test@tes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об ошибке "Invalid data input". Поле Name подсвечивается красным</text:p>
          </table:table-cell>
          <table:table-cell office:value-type="string" table:number-columns-spanned="1" table:number-rows-spanned="5" table:style-name="ce72">
            <text:p>Появляется сообщение "Success! Hello: Tester Testing"</text:p>
          </table:table-cell>
          <table:table-cell office:value-type="string" table:number-columns-spanned="1" table:number-rows-spanned="5" table:style-name="ce53">
            <text:p>G25</text:p>
          </table:table-cell>
          <table:table-cell office:value-type="string" table:number-columns-spanned="1" table:number-rows-spanned="5" table:style-name="ce160">
            <text:p>Failed</text:p>
          </table:table-cell>
          <table:table-cell office:value-type="float" office:value="30" table:number-columns-spanned="1" table:number-rows-spanned="5" table:style-name="ce53">
            <text:p>30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19" table:number-columns-spanned="1" table:number-rows-spanned="5" table:style-name="ce53">
            <text:p>19</text:p>
          </table:table-cell>
          <table:table-cell office:value-type="string" table:number-columns-spanned="1" table:number-rows-spanned="5" table:style-name="ce72">
            <text:p>Проверка возможности использования символов "-" в имени и "_" доменном имени email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Tester <text:s text:c="26"/>Surname:Testing <text:s text:c="29"/>Email:tes-t@te_s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"Success! Hello: Tester Testing "</text:p>
          </table:table-cell>
          <table:table-cell table:number-columns-spanned="1" table:number-rows-spanned="5" table:style-name="ce73"/>
          <table:table-cell office:value-type="string" table:number-columns-spanned="1" table:number-rows-spanned="5" table:style-name="ce53">
            <text:p>EML5</text:p>
          </table:table-cell>
          <table:table-cell office:value-type="string" table:number-columns-spanned="1" table:number-rows-spanned="5" table:style-name="ce160">
            <text:p>Passed</text:p>
          </table:table-cell>
          <table:table-cell table:number-columns-spanned="1" table:number-rows-spanned="5" table:style-name="ce73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table-cell office:value-type="float" office:value="20" table:number-columns-spanned="1" table:number-rows-spanned="5" table:style-name="ce53">
            <text:p>20</text:p>
          </table:table-cell>
          <table:table-cell office:value-type="string" table:number-columns-spanned="1" table:number-rows-spanned="5" table:style-name="ce72">
            <text:p>Проверка возможности использования @@ в поле email</text:p>
          </table:table-cell>
          <table:table-cell office:value-type="string" table:style-name="ce70">
            <text:p>Windows 10 Pro <text:s/>v. 10.0.19043 ass. 19043, Mozilla Firefox v. 96.0.3</text:p>
          </table:table-cell>
          <table:table-cell office:value-type="string" table:number-columns-spanned="1" table:number-rows-spanned="5" table:style-name="ce72">
            <text:p>Name:Tester <text:s text:c="26"/>Surname:Testing <text:s text:c="29"/>Email:test@@test.by <text:s text:c="19"/>Password: @Ell22</text:p>
          </table:table-cell>
          <table:table-cell office:value-type="string" table:number-columns-spanned="1" table:number-rows-spanned="5" table:style-name="ce72">
            <text:p>Появляется сообщение об ошибке "Invalid data input". Поле Email подсвечивается красным</text:p>
          </table:table-cell>
          <table:table-cell office:value-type="string" table:number-columns-spanned="1" table:number-rows-spanned="5" table:style-name="ce72">
            <text:p>Появляется сообщение "Success! Hello: Tester Testing"</text:p>
          </table:table-cell>
          <table:table-cell office:value-type="string" table:number-columns-spanned="1" table:number-rows-spanned="5" table:style-name="ce53">
            <text:p>EML7</text:p>
          </table:table-cell>
          <table:table-cell office:value-type="string" table:number-columns-spanned="1" table:number-rows-spanned="5" table:style-name="ce160">
            <text:p>Failed</text:p>
          </table:table-cell>
          <table:table-cell office:value-type="float" office:value="40" table:number-columns-spanned="1" table:number-rows-spanned="5" table:style-name="ce53">
            <text:p>40</text:p>
          </table:table-cell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70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4">
          <table:table-cell office:value-type="float" office:value="21" table:number-columns-spanned="1" table:number-rows-spanned="5" table:style-name="ce77">
            <text:p>21</text:p>
          </table:table-cell>
          <table:table-cell office:value-type="string" table:number-columns-spanned="1" table:number-rows-spanned="5" table:style-name="ce78">
            <text:p>Ввести в поле Name китайские иероглифы</text:p>
          </table:table-cell>
          <table:table-cell office:value-type="string" table:style-name="ce9">
            <text:p>Windows 10 Pro <text:s/>v. 10.0.19043 ass. 19043, Mozilla Firefox v. 96.0.3</text:p>
          </table:table-cell>
          <table:table-cell office:value-type="string" table:number-columns-spanned="1" table:number-rows-spanned="5" table:style-name="ce78">
            <text:p>Name:伊万 <text:s text:c="25"/>Surname:Testing <text:s text:c="30"/>Email: test@test.by <text:s text:c="19"/>Password: @Ell22</text:p>
          </table:table-cell>
          <table:table-cell office:value-type="string" table:number-columns-spanned="1" table:number-rows-spanned="5" table:style-name="ce78">
            <text:p>Появляется сообщение об ошибке "Invalid data input". Поле Name подсвечивается красным</text:p>
          </table:table-cell>
          <table:table-cell office:value-type="string" table:number-columns-spanned="1" table:number-rows-spanned="5" table:style-name="ce78">
            <text:p>Появляется сообщение "Error: All Fields are Required"</text:p>
          </table:table-cell>
          <table:table-cell office:value-type="string" table:number-columns-spanned="1" table:number-rows-spanned="5" table:style-name="ce77">
            <text:p>G13</text:p>
          </table:table-cell>
          <table:table-cell office:value-type="string" table:number-columns-spanned="1" table:number-rows-spanned="5" table:style-name="ce160">
            <text:p>Failed</text:p>
          </table:table-cell>
          <table:table-cell office:value-type="float" office:value="45" table:number-columns-spanned="1" table:number-rows-spanned="5" table:style-name="ce77">
            <text:p>45</text:p>
          </table:table-cell>
          <table:table-cell table:number-columns-repeated="16375"/>
        </table:table-row>
        <table:table-row table:style-name="ro4">
          <table:covered-table-cell/>
          <table:covered-table-cell/>
          <table:table-cell office:value-type="string" table:style-name="ce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4">
          <table:covered-table-cell/>
          <table:covered-table-cell/>
          <table:table-cell office:value-type="string" table:style-name="ce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4">
          <table:covered-table-cell/>
          <table:covered-table-cell/>
          <table:table-cell office:value-type="string" table:style-name="ce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4">
          <table:covered-table-cell/>
          <table:covered-table-cell/>
          <table:table-cell office:value-type="string" table:style-name="ce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4">
          <table:table-cell office:value-type="float" office:value="22" table:number-columns-spanned="1" table:number-rows-spanned="5" table:style-name="ce79">
            <text:p>22</text:p>
          </table:table-cell>
          <table:table-cell office:value-type="string" table:number-columns-spanned="1" table:number-rows-spanned="5" table:style-name="ce80">
            <text:p>Ввести в поле Surname эмодзи</text:p>
          </table:table-cell>
          <table:table-cell office:value-type="string" table:style-name="ce9">
            <text:p>Windows 10 Pro <text:s/>v. 10.0.19043 ass. 19043, Mozilla Firefox v. 96.0.3</text:p>
          </table:table-cell>
          <table:table-cell office:value-type="string" table:number-columns-spanned="1" table:number-rows-spanned="5" table:style-name="ce78">
            <text:p>Name:Tester <text:s text:c="24"/>Surname:😀😉😊😌 <text:s text:c="30"/>Email: test@test.by <text:s text:c="19"/>Password: @Ell22</text:p>
          </table:table-cell>
          <table:table-cell office:value-type="string" table:number-columns-spanned="1" table:number-rows-spanned="5" table:style-name="ce78">
            <text:p>Появляется сообщение об ошибке "Invalid data input". Поле Surname подсвечивается красным</text:p>
          </table:table-cell>
          <table:table-cell office:value-type="string" table:number-columns-spanned="1" table:number-rows-spanned="5" table:style-name="ce72">
            <text:p>Появляетя сообщение "Success! Hello: Tester 😀😉😊😌"</text:p>
          </table:table-cell>
          <table:table-cell office:value-type="string" table:number-columns-spanned="1" table:number-rows-spanned="5" table:style-name="ce53">
            <text:p>N-S1</text:p>
          </table:table-cell>
          <table:table-cell office:value-type="string" table:number-columns-spanned="1" table:number-rows-spanned="5" table:style-name="ce160">
            <text:p>Failed</text:p>
          </table:table-cell>
          <table:table-cell office:value-type="float" office:value="46" table:number-columns-spanned="1" table:number-rows-spanned="5" table:style-name="ce79">
            <text:p>46</text:p>
          </table:table-cell>
          <table:table-cell table:number-columns-repeated="16375"/>
        </table:table-row>
        <table:table-row table:style-name="ro4">
          <table:covered-table-cell/>
          <table:covered-table-cell/>
          <table:table-cell office:value-type="string" table:style-name="ce9">
            <text:p>Windows 10 Pro <text:s/>v. 10.0.19043 ass. 19043, Google Chrome v. 97.0.4692.9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4">
          <table:covered-table-cell/>
          <table:covered-table-cell/>
          <table:table-cell office:value-type="string" table:style-name="ce9">
            <text:p>Windows 10 Pro <text:s/>v. 10.0.19043 ass. 19043 Safar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4">
          <table:covered-table-cell/>
          <table:covered-table-cell/>
          <table:table-cell office:value-type="string" table:style-name="ce9">
            <text:p>Samsung Galaxy Note8, Android v. 9, <text:s/>Google Chr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4">
          <table:covered-table-cell/>
          <table:covered-table-cell/>
          <table:table-cell office:value-type="string" table:style-name="ce9">
            <text:p>Samsung Galaxy Note8, Android v. 9, Mozilla Firefo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number-rows-repeated="15" table:style-name="ro1">
          <table:table-cell table:style-name="ce69"/>
          <table:table-cell table:number-columns-repeated="6" table:style-name="ce1"/>
          <table:table-cell table:style-name="ce161"/>
          <table:table-cell table:number-columns-repeated="16376" table:style-name="ce1"/>
        </table:table-row>
        <table:table-row table:number-rows-repeated="846" table:style-name="ro1">
          <table:table-cell table:style-name="ce69"/>
          <table:table-cell table:number-columns-repeated="6"/>
          <table:table-cell table:style-name="ce161"/>
          <table:table-cell table:number-columns-repeated="16376"/>
        </table:table-row>
        <table:table-row table:number-rows-repeated="1047602" table:style-name="ro7">
          <table:table-cell table:number-columns-repeated="7"/>
          <table:table-cell table:style-name="ce161"/>
          <table:table-cell table:number-columns-repeated="16376"/>
        </table:table-row>
      </table:table>
      <table:table table:name="Pairwise_testing" table:style-name="ta1">
        <table:table-column table:style-name="co28" table:default-cell-style-name="ce1"/>
        <table:table-column table:style-name="co17" table:default-cell-style-name="ce1"/>
        <table:table-column table:style-name="co1" table:number-columns-repeated="1022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6" table:number-rows-spanned="1" table:style-name="ce102">
            <text:p><text:a xlink:href="http://itcareer.pythonanywhere.com/">Попарное тестирование для формы регистрации http://itcareer.pythonanywhere.com/</text:a></text:p>
          </table:table-cell>
          <table:covered-table-cell table:number-columns-repeated="5"/>
          <table:table-cell table:number-columns-repeated="16378" table:style-name="ce1"/>
        </table:table-row>
        <table:table-row table:number-rows-repeated="2" table:style-name="ro1">
          <table:table-cell table:style-name="ce13"/>
          <table:table-cell table:number-columns-repeated="16383" table:style-name="ce1"/>
        </table:table-row>
        <table:table-row table:style-name="ro3">
          <table:table-cell table:style-name="ce13"/>
          <table:table-cell office:value-type="string" table:style-name="ce81">
            <text:p>Заполненность полей</text:p>
          </table:table-cell>
          <table:table-cell office:value-type="string" table:style-name="ce81">
            <text:p>Браузер</text:p>
          </table:table-cell>
          <table:table-cell office:value-type="string" table:style-name="ce82">
            <text:p>ОС</text:p>
          </table:table-cell>
          <table:table-cell table:style-name="ce1"/>
          <table:table-cell office:value-type="string" table:style-name="ce83">
            <text:p>Safari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84">
            <text:p>Все пустые</text:p>
          </table:table-cell>
          <table:table-cell office:value-type="string" table:style-name="ce84">
            <text:p>Google Chrome</text:p>
          </table:table-cell>
          <table:table-cell office:value-type="string" table:style-name="ce84">
            <text:p>Windows 10</text:p>
          </table:table-cell>
          <table:table-cell table:style-name="ce1"/>
          <table:table-cell office:value-type="string" table:style-name="ce85">
            <text:p>Google Chrome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84">
            <text:p>Все заполнены</text:p>
          </table:table-cell>
          <table:table-cell office:value-type="string" table:style-name="ce84">
            <text:p>Mozilla Firefox</text:p>
          </table:table-cell>
          <table:table-cell office:value-type="string" table:style-name="ce84">
            <text:p>Android 9</text:p>
          </table:table-cell>
          <table:table-cell table:style-name="ce1"/>
          <table:table-cell office:value-type="string" table:style-name="ce86">
            <text:p>Mozilla Firefox</text:p>
          </table:table-cell>
          <table:table-cell table:number-columns-repeated="16378" table:style-name="ce1"/>
        </table:table-row>
        <table:table-row table:style-name="ro1">
          <table:table-cell table:style-name="ce13"/>
          <table:table-cell office:value-type="string" table:style-name="ce84">
            <text:p>1 поле пустое</text:p>
          </table:table-cell>
          <table:table-cell office:value-type="string" table:style-name="ce84">
            <text:p>Safari</text:p>
          </table:table-cell>
          <table:table-cell table:style-name="ce31"/>
          <table:table-cell table:number-columns-repeated="16380" table:style-name="ce1"/>
        </table:table-row>
        <table:table-row table:style-name="ro1">
          <table:table-cell table:style-name="ce13"/>
          <table:table-cell office:value-type="string" table:style-name="ce84">
            <text:p>2 поля пустые</text:p>
          </table:table-cell>
          <table:table-cell table:number-columns-repeated="2" table:style-name="ce31"/>
          <table:table-cell table:number-columns-repeated="16380" table:style-name="ce1"/>
        </table:table-row>
        <table:table-row table:style-name="ro1">
          <table:table-cell table:style-name="ce13"/>
          <table:table-cell office:value-type="string" table:style-name="ce84">
            <text:p>3 поля пустые</text:p>
          </table:table-cell>
          <table:table-cell table:number-columns-repeated="2" table:style-name="ce31"/>
          <table:table-cell table:number-columns-repeated="16380" table:style-name="ce1"/>
        </table:table-row>
        <table:table-row table:number-rows-repeated="2" table:style-name="ro1">
          <table:table-cell table:style-name="ce13"/>
          <table:table-cell table:number-columns-repeated="16383" table:style-name="ce1"/>
        </table:table-row>
        <table:table-row table:style-name="ro3">
          <table:table-cell table:style-name="ce13"/>
          <table:table-cell office:value-type="string" table:style-name="ce87">
            <text:p>Заполненность полей</text:p>
          </table:table-cell>
          <table:table-cell office:value-type="string" table:style-name="ce81">
            <text:p>Браузер</text:p>
          </table:table-cell>
          <table:table-cell office:value-type="string" table:style-name="ce82">
            <text:p>ОС</text:p>
          </table:table-cell>
          <table:table-cell table:number-columns-repeated="16380" table:style-name="ce1"/>
        </table:table-row>
        <table:table-row table:style-name="ro3">
          <table:table-cell table:style-name="ce88"/>
          <table:table-cell office:value-type="string" table:style-name="ce89">
            <text:p>Все пустые</text:p>
          </table:table-cell>
          <table:table-cell office:value-type="string" table:style-name="ce89">
            <text:p>Google Chrome</text:p>
          </table:table-cell>
          <table:table-cell office:value-type="string" table:style-name="ce89">
            <text:p>Windows 10</text:p>
          </table:table-cell>
          <table:table-cell table:style-name="ce1"/>
          <table:table-cell table:number-columns-repeated="4" table:style-name="ce90"/>
          <table:table-cell table:number-columns-repeated="16375"/>
        </table:table-row>
        <table:table-row table:style-name="ro3">
          <table:table-cell table:style-name="ce88"/>
          <table:table-cell office:value-type="string" table:style-name="ce91">
            <text:p>Все пустые</text:p>
          </table:table-cell>
          <table:table-cell office:value-type="string" table:style-name="ce91">
            <text:p>Mozilla Firefox</text:p>
          </table:table-cell>
          <table:table-cell office:value-type="string" table:style-name="ce92">
            <text:p>Windows 10</text:p>
          </table:table-cell>
          <table:table-cell table:style-name="ce1"/>
          <table:table-cell table:number-columns-repeated="4" table:style-name="ce90"/>
          <table:table-cell table:number-columns-repeated="16375"/>
        </table:table-row>
        <table:table-row table:style-name="ro3">
          <table:table-cell table:style-name="ce88"/>
          <table:table-cell office:value-type="string" table:style-name="ce93">
            <text:p>Все пустые</text:p>
          </table:table-cell>
          <table:table-cell office:value-type="string" table:style-name="ce93">
            <text:p>Safari</text:p>
          </table:table-cell>
          <table:table-cell office:value-type="string" table:style-name="ce94">
            <text:p>Android 9</text:p>
          </table:table-cell>
          <table:table-cell table:style-name="ce1"/>
          <table:table-cell table:number-columns-repeated="4" table:style-name="ce90"/>
          <table:table-cell table:number-columns-repeated="16375"/>
        </table:table-row>
        <table:table-row table:style-name="ro1">
          <table:table-cell table:style-name="ce13"/>
          <table:table-cell table:number-columns-repeated="16383" table:style-name="ce1"/>
        </table:table-row>
        <table:table-row table:style-name="ro3">
          <table:table-cell table:style-name="ce88"/>
          <table:table-cell office:value-type="string" table:style-name="ce89">
            <text:p>Все заполнены</text:p>
          </table:table-cell>
          <table:table-cell office:value-type="string" table:style-name="ce89">
            <text:p>Google Chrome</text:p>
          </table:table-cell>
          <table:table-cell office:value-type="string" table:style-name="ce89">
            <text:p>Android 9</text:p>
          </table:table-cell>
          <table:table-cell table:style-name="ce1"/>
          <table:table-cell table:number-columns-repeated="3" table:style-name="ce90"/>
          <table:table-cell table:style-name="ce95"/>
          <table:table-cell table:number-columns-repeated="16375"/>
        </table:table-row>
        <table:table-row table:style-name="ro3">
          <table:table-cell table:style-name="ce88"/>
          <table:table-cell office:value-type="string" table:style-name="ce91">
            <text:p>Все заполнены</text:p>
          </table:table-cell>
          <table:table-cell office:value-type="string" table:style-name="ce91">
            <text:p>Mozilla Firefox</text:p>
          </table:table-cell>
          <table:table-cell office:value-type="string" table:style-name="ce86">
            <text:p>Windows 10</text:p>
          </table:table-cell>
          <table:table-cell table:style-name="ce1"/>
          <table:table-cell table:number-columns-repeated="3" table:style-name="ce90"/>
          <table:table-cell table:style-name="ce95"/>
          <table:table-cell table:number-columns-repeated="16375"/>
        </table:table-row>
        <table:table-row table:style-name="ro3">
          <table:table-cell table:style-name="ce88"/>
          <table:table-cell office:value-type="string" table:style-name="ce93">
            <text:p>Все заполнены</text:p>
          </table:table-cell>
          <table:table-cell office:value-type="string" table:style-name="ce96">
            <text:p>Safari</text:p>
          </table:table-cell>
          <table:table-cell office:value-type="string" table:style-name="ce93">
            <text:p>Android 9</text:p>
          </table:table-cell>
          <table:table-cell table:style-name="ce1"/>
          <table:table-cell table:style-name="ce90"/>
          <table:table-cell table:style-name="ce97"/>
          <table:table-cell table:number-columns-repeated="2" table:style-name="ce90"/>
          <table:table-cell table:number-columns-repeated="16375"/>
        </table:table-row>
        <table:table-row table:style-name="ro3">
          <table:table-cell office:value-type="string" table:style-name="ce98">
            <text:p>ADD</text:p>
          </table:table-cell>
          <table:table-cell office:value-type="string" table:style-name="ce99">
            <text:p>Все заполнены</text:p>
          </table:table-cell>
          <table:table-cell office:value-type="string" table:style-name="ce99">
            <text:p>Safari</text:p>
          </table:table-cell>
          <table:table-cell office:value-type="string" table:style-name="ce99">
            <text:p>Windows 10</text:p>
          </table:table-cell>
          <table:table-cell table:style-name="ce1"/>
          <table:table-cell table:style-name="ce90"/>
          <table:table-cell table:style-name="ce97"/>
          <table:table-cell table:number-columns-repeated="2" table:style-name="ce90"/>
          <table:table-cell table:number-columns-repeated="16375"/>
        </table:table-row>
        <table:table-row table:style-name="ro1">
          <table:table-cell table:style-name="ce13"/>
          <table:table-cell table:number-columns-repeated="16383" table:style-name="ce1"/>
        </table:table-row>
        <table:table-row table:style-name="ro3">
          <table:table-cell table:style-name="ce88"/>
          <table:table-cell office:value-type="string" table:style-name="ce89">
            <text:p>1 поле пустое</text:p>
          </table:table-cell>
          <table:table-cell office:value-type="string" table:style-name="ce89">
            <text:p>Google Chrome</text:p>
          </table:table-cell>
          <table:table-cell office:value-type="string" table:style-name="ce89">
            <text:p>Windows 10</text:p>
          </table:table-cell>
          <table:table-cell table:style-name="ce1"/>
          <table:table-cell table:number-columns-repeated="4" table:style-name="ce90"/>
          <table:table-cell table:number-columns-repeated="16375"/>
        </table:table-row>
        <table:table-row table:style-name="ro3">
          <table:table-cell table:style-name="ce88"/>
          <table:table-cell office:value-type="string" table:style-name="ce91">
            <text:p>1 поле пустое</text:p>
          </table:table-cell>
          <table:table-cell office:value-type="string" table:style-name="ce91">
            <text:p>Mozilla Firefox</text:p>
          </table:table-cell>
          <table:table-cell office:value-type="string" table:style-name="ce91">
            <text:p>Android 9</text:p>
          </table:table-cell>
          <table:table-cell table:style-name="ce1"/>
          <table:table-cell table:number-columns-repeated="4" table:style-name="ce90"/>
          <table:table-cell table:number-columns-repeated="16375"/>
        </table:table-row>
        <table:table-row table:style-name="ro3">
          <table:table-cell table:style-name="ce88"/>
          <table:table-cell office:value-type="string" table:style-name="ce99">
            <text:p>1 поле пустое</text:p>
          </table:table-cell>
          <table:table-cell office:value-type="string" table:style-name="ce99">
            <text:p>Safari</text:p>
          </table:table-cell>
          <table:table-cell office:value-type="string" table:style-name="ce99">
            <text:p>Windows 10</text:p>
          </table:table-cell>
          <table:table-cell table:style-name="ce1"/>
          <table:table-cell table:number-columns-repeated="4" table:style-name="ce90"/>
          <table:table-cell table:number-columns-repeated="16375"/>
        </table:table-row>
        <table:table-row table:style-name="ro1">
          <table:table-cell table:style-name="ce13"/>
          <table:table-cell table:number-columns-repeated="16383" table:style-name="ce1"/>
        </table:table-row>
        <table:table-row table:style-name="ro3">
          <table:table-cell table:style-name="ce88"/>
          <table:table-cell office:value-type="string" table:style-name="ce89">
            <text:p>2 поля пустые</text:p>
          </table:table-cell>
          <table:table-cell office:value-type="string" table:style-name="ce89">
            <text:p>Google Chrome</text:p>
          </table:table-cell>
          <table:table-cell office:value-type="string" table:style-name="ce89">
            <text:p>Android 9</text:p>
          </table:table-cell>
          <table:table-cell table:style-name="ce1"/>
          <table:table-cell table:style-name="ce90"/>
          <table:table-cell table:style-name="ce95"/>
          <table:table-cell table:number-columns-repeated="2" table:style-name="ce90"/>
          <table:table-cell table:number-columns-repeated="16375"/>
        </table:table-row>
        <table:table-row table:style-name="ro3">
          <table:table-cell table:style-name="ce88"/>
          <table:table-cell office:value-type="string" table:style-name="ce91">
            <text:p>2 поля пустые</text:p>
          </table:table-cell>
          <table:table-cell office:value-type="string" table:style-name="ce91">
            <text:p>Mozilla Firefox</text:p>
          </table:table-cell>
          <table:table-cell office:value-type="string" table:style-name="ce91">
            <text:p>Windows 10</text:p>
          </table:table-cell>
          <table:table-cell table:style-name="ce1"/>
          <table:table-cell table:style-name="ce90"/>
          <table:table-cell table:style-name="ce95"/>
          <table:table-cell table:number-columns-repeated="2" table:style-name="ce90"/>
          <table:table-cell table:number-columns-repeated="16375"/>
        </table:table-row>
        <table:table-row table:style-name="ro3">
          <table:table-cell table:style-name="ce88"/>
          <table:table-cell office:value-type="string" table:style-name="ce93">
            <text:p>2 поля пустые</text:p>
          </table:table-cell>
          <table:table-cell office:value-type="string" table:style-name="ce93">
            <text:p>Safari</text:p>
          </table:table-cell>
          <table:table-cell office:value-type="string" table:style-name="ce93">
            <text:p>Android 9</text:p>
          </table:table-cell>
          <table:table-cell table:style-name="ce1"/>
          <table:table-cell table:number-columns-repeated="4" table:style-name="ce96"/>
          <table:table-cell table:number-columns-repeated="16375"/>
        </table:table-row>
        <table:table-row table:style-name="ro3">
          <table:table-cell office:value-type="string" table:style-name="ce98">
            <text:p>ADD</text:p>
          </table:table-cell>
          <table:table-cell office:value-type="string" table:style-name="ce89">
            <text:p>2 поля пустые</text:p>
          </table:table-cell>
          <table:table-cell office:value-type="string" table:style-name="ce89">
            <text:p>Chrome</text:p>
          </table:table-cell>
          <table:table-cell office:value-type="string" table:style-name="ce89">
            <text:p>Windows 10</text:p>
          </table:table-cell>
          <table:table-cell table:number-columns-repeated="16380" table:style-name="ce1"/>
        </table:table-row>
        <table:table-row table:style-name="ro1">
          <table:table-cell table:style-name="ce13"/>
          <table:table-cell table:style-name="ce90"/>
          <table:table-cell table:style-name="ce97"/>
          <table:table-cell table:style-name="ce90"/>
          <table:table-cell table:style-name="ce1"/>
          <table:table-cell table:number-columns-repeated="4" table:style-name="ce90"/>
          <table:table-cell table:number-columns-repeated="16375"/>
        </table:table-row>
        <table:table-row table:style-name="ro3">
          <table:table-cell table:style-name="ce88"/>
          <table:table-cell office:value-type="string" table:style-name="ce89">
            <text:p>3 поля пустые</text:p>
          </table:table-cell>
          <table:table-cell office:value-type="string" table:style-name="ce100">
            <text:p>Google Chrome</text:p>
          </table:table-cell>
          <table:table-cell office:value-type="string" table:style-name="ce89">
            <text:p>Windows 10</text:p>
          </table:table-cell>
          <table:table-cell table:style-name="ce1"/>
          <table:table-cell table:number-columns-repeated="4" table:style-name="ce90"/>
          <table:table-cell table:number-columns-repeated="16375"/>
        </table:table-row>
        <table:table-row table:style-name="ro3">
          <table:table-cell table:style-name="ce88"/>
          <table:table-cell office:value-type="string" table:style-name="ce91">
            <text:p>3 поля пустые</text:p>
          </table:table-cell>
          <table:table-cell office:value-type="string" table:style-name="ce91">
            <text:p>Mozilla Firefox</text:p>
          </table:table-cell>
          <table:table-cell office:value-type="string" table:style-name="ce91">
            <text:p>Android 9</text:p>
          </table:table-cell>
          <table:table-cell table:style-name="ce1"/>
          <table:table-cell table:number-columns-repeated="4" table:style-name="ce90"/>
          <table:table-cell table:number-columns-repeated="16375"/>
        </table:table-row>
        <table:table-row table:style-name="ro3">
          <table:table-cell table:style-name="ce88"/>
          <table:table-cell office:value-type="string" table:style-name="ce99">
            <text:p>3 поля пустые</text:p>
          </table:table-cell>
          <table:table-cell office:value-type="string" table:style-name="ce99">
            <text:p>Safari</text:p>
          </table:table-cell>
          <table:table-cell office:value-type="string" table:style-name="ce99">
            <text:p>Windows 10</text:p>
          </table:table-cell>
          <table:table-cell table:number-columns-repeated="16380"/>
        </table:table-row>
        <table:table-row table:style-name="ro3">
          <table:table-cell office:value-type="string" table:style-name="ce98">
            <text:p>ADD</text:p>
          </table:table-cell>
          <table:table-cell office:value-type="string" table:style-name="ce91">
            <text:p>3 поля пустые</text:p>
          </table:table-cell>
          <table:table-cell office:value-type="string" table:style-name="ce101">
            <text:p>Mozilla Firefox</text:p>
          </table:table-cell>
          <table:table-cell office:value-type="string" table:style-name="ce91">
            <text:p>Windows 10</text:p>
          </table:table-cell>
          <table:table-cell table:number-columns-repeated="16380"/>
        </table:table-row>
        <table:table-row table:number-rows-repeated="14" table:style-name="ro1">
          <table:table-cell table:style-name="ce13"/>
          <table:table-cell table:number-columns-repeated="16383" table:style-name="ce1"/>
        </table:table-row>
        <table:table-row table:number-rows-repeated="951" table:style-name="ro1">
          <table:table-cell table:style-name="ce13"/>
          <table:table-cell table:number-columns-repeated="16383"/>
        </table:table-row>
        <table:table-row table:number-rows-repeated="1047577" table:style-name="ro7">
          <table:table-cell table:number-columns-repeated="16384"/>
        </table:table-row>
      </table:table>
      <table:table table:name="Impruvements" table:style-name="ta1">
        <table:table-column table:style-name="co29" table:default-cell-style-name="ce1"/>
        <table:table-column table:style-name="co30" table:default-cell-style-name="ce1"/>
        <table:table-column table:style-name="co1" table:number-columns-repeated="1022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<text:a xlink:href="http://itcareer.pythonanywhere.com/">Улучшения к требования формы регистрации http://itcareer.pythonanywhere.com/</text:a>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7">
          <table:table-cell table:number-columns-repeated="16384"/>
        </table:table-row>
        <table:table-row table:style-name="ro3">
          <table:table-cell table:style-name="ce103"/>
          <table:table-cell office:value-type="string" table:style-name="ce104">
            <text:p>Улучшение</text:p>
          </table:table-cell>
          <table:table-cell table:number-columns-repeated="16382" table:style-name="ce1"/>
        </table:table-row>
        <table:table-row table:style-name="ro3">
          <table:table-cell office:value-type="float" office:value="1" table:style-name="ce105">
            <text:p>1</text:p>
          </table:table-cell>
          <table:table-cell office:value-type="string" table:style-name="ce106">
            <text:p>Добавить маску на поля ввода</text:p>
          </table:table-cell>
          <table:table-cell table:number-columns-repeated="24" table:style-name="ce13"/>
          <table:table-cell table:number-columns-repeated="16358"/>
        </table:table-row>
        <table:table-row table:style-name="ro3">
          <table:table-cell office:value-type="float" office:value="2" table:style-name="ce105">
            <text:p>2</text:p>
          </table:table-cell>
          <table:table-cell office:value-type="string" table:style-name="ce106">
            <text:p>Добавить кнопку "глазик" в поле пароля для возможности просмотреть введенный пароль</text:p>
          </table:table-cell>
          <table:table-cell table:number-columns-repeated="24" table:style-name="ce13"/>
          <table:table-cell table:number-columns-repeated="16358"/>
        </table:table-row>
        <table:table-row table:style-name="ro3">
          <table:table-cell office:value-type="float" office:value="3" table:style-name="ce105">
            <text:p>3</text:p>
          </table:table-cell>
          <table:table-cell office:value-type="string" table:style-name="ce106">
            <text:p>Добавить опцию автоматического удаления пробела в конце слова</text:p>
          </table:table-cell>
          <table:table-cell table:number-columns-repeated="24" table:style-name="ce13"/>
          <table:table-cell table:number-columns-repeated="16358"/>
        </table:table-row>
        <table:table-row table:style-name="ro3">
          <table:table-cell office:value-type="float" office:value="4" table:style-name="ce105">
            <text:p>4</text:p>
          </table:table-cell>
          <table:table-cell office:value-type="string" table:style-name="ce106">
            <text:p>Добавить функцию (Х) в конце поля для очистки поля</text:p>
          </table:table-cell>
          <table:table-cell table:number-columns-repeated="24" table:style-name="ce13"/>
          <table:table-cell table:number-columns-repeated="16358"/>
        </table:table-row>
        <table:table-row table:style-name="ro3">
          <table:table-cell office:value-type="float" office:value="5" table:style-name="ce105">
            <text:p>5</text:p>
          </table:table-cell>
          <table:table-cell office:value-type="string" table:style-name="ce106">
            <text:p>Добавить возможность очистки всей формы внизу страницы</text:p>
          </table:table-cell>
          <table:table-cell table:number-columns-repeated="24" table:style-name="ce13"/>
          <table:table-cell table:number-columns-repeated="16358"/>
        </table:table-row>
        <table:table-row table:style-name="ro3">
          <table:table-cell office:value-type="float" office:value="6" table:style-name="ce105">
            <text:p>6</text:p>
          </table:table-cell>
          <table:table-cell office:value-type="string" table:style-name="ce106">
            <text:p>Добавить поле подтвердить пароль</text:p>
          </table:table-cell>
          <table:table-cell table:number-columns-repeated="24" table:style-name="ce13"/>
          <table:table-cell table:number-columns-repeated="16358"/>
        </table:table-row>
        <table:table-row table:style-name="ro3">
          <table:table-cell office:value-type="float" office:value="7" table:style-name="ce105">
            <text:p>7</text:p>
          </table:table-cell>
          <table:table-cell office:value-type="string" table:style-name="ce106">
            <text:p>Добавить функцию подсказки о требованиях к составу пароля</text:p>
          </table:table-cell>
          <table:table-cell table:number-columns-repeated="24" table:style-name="ce13"/>
          <table:table-cell table:number-columns-repeated="16358"/>
        </table:table-row>
        <table:table-row table:style-name="ro3">
          <table:table-cell office:value-type="float" office:value="8" table:style-name="ce105">
            <text:p>8</text:p>
          </table:table-cell>
          <table:table-cell office:value-type="string" table:style-name="ce106">
            <text:p>Добавить возможность регистрации через социальные сети, gmail</text:p>
          </table:table-cell>
          <table:table-cell table:number-columns-repeated="24" table:style-name="ce13"/>
          <table:table-cell table:number-columns-repeated="16358"/>
        </table:table-row>
        <table:table-row table:style-name="ro3">
          <table:table-cell office:value-type="float" office:value="9" table:style-name="ce105">
            <text:p>9</text:p>
          </table:table-cell>
          <table:table-cell office:value-type="string" table:style-name="ce106">
            <text:p>Добавить функцию уведомления об успешной регистрации на meail</text:p>
          </table:table-cell>
          <table:table-cell table:number-columns-repeated="24" table:style-name="ce13"/>
          <table:table-cell table:number-columns-repeated="16358"/>
        </table:table-row>
        <table:table-row table:style-name="ro3">
          <table:table-cell office:value-type="float" office:value="10" table:style-name="ce105">
            <text:p>10</text:p>
          </table:table-cell>
          <table:table-cell office:value-type="string" table:style-name="ce15">
            <text:p>Добавить защиту на ввод в поля SQL-инъекций, тегов и скриптов</text:p>
          </table:table-cell>
          <table:table-cell table:number-columns-repeated="24" table:style-name="ce13"/>
          <table:table-cell table:number-columns-repeated="16358"/>
        </table:table-row>
        <table:table-row table:number-rows-repeated="1048563" table:style-name="ro7">
          <table:table-cell table:number-columns-repeated="16384"/>
        </table:table-row>
      </table:table>
      <table:table table:name="Bug_reports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19" table:default-cell-style-name="ce1"/>
        <table:table-column table:style-name="co36" table:default-cell-style-name="ce1"/>
        <table:table-column table:style-name="co33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" table:number-columns-repeated="101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<text:a xlink:href="http://itcareer.pythonanywhere.com/">Список баг-репортов в чек-листу тестирования формы регистрации http://itcareer.pythonanywhere.com/</text:a></text:p>
          </table:table-cell>
          <table:table-cell table:number-columns-repeated="16383" table:style-name="ce1"/>
        </table:table-row>
        <table:table-row table:style-name="ro7">
          <table:table-cell table:number-columns-repeated="16384"/>
        </table:table-row>
        <table:table-row table:style-name="ro3">
          <table:table-cell office:value-type="string" table:style-name="ce17">
            <text:p>ID</text:p>
          </table:table-cell>
          <table:table-cell office:value-type="float" office:value="1" table:number-columns-spanned="2" table:number-rows-spanned="1" table:style-name="ce119">
            <text:p>1</text:p>
          </table:table-cell>
          <table:covered-table-cell/>
          <table:table-cell table:number-columns-repeated="2" table:style-name="ce107"/>
          <table:table-cell office:value-type="string" table:style-name="ce17">
            <text:p>ID</text:p>
          </table:table-cell>
          <table:table-cell office:value-type="float" office:value="2" table:number-columns-spanned="2" table:number-rows-spanned="1" table:style-name="ce119">
            <text:p>2</text:p>
          </table:table-cell>
          <table:covered-table-cell/>
          <table:table-cell table:number-columns-repeated="2" table:style-name="ce107"/>
          <table:table-cell office:value-type="string" table:style-name="ce17">
            <text:p>ID</text:p>
          </table:table-cell>
          <table:table-cell office:value-type="float" office:value="3" table:number-columns-spanned="2" table:number-rows-spanned="1" table:style-name="ce119">
            <text:p>3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Название страницы не соответствует требованиям, должно быит Registration Form</text:p>
          </table:table-cell>
          <table:covered-table-cell/>
          <table:table-cell table:number-columns-repeated="2" table:style-name="ce107"/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Отсутствует обозначение обязательных полей</text:p>
          </table:table-cell>
          <table:covered-table-cell/>
          <table:table-cell table:number-columns-repeated="2" table:style-name="ce107"/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В конце плейсхолдера в поле Name использован вопросителльный знак</text:p>
          </table:table-cell>
          <table:covered-table-cell/>
          <table:table-cell table:number-columns-repeated="16371"/>
        </table:table-row>
        <table:table-row table:style-name="ro8"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2" table:style-name="ce107"/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2" table:style-name="ce107"/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2" table:style-name="ce107"/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2" table:style-name="ce107"/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Перейти на сайт http://itcareer.pythonanywhere.com/ <text:s text:c="8"/>2.Проверить название страницы</text:p>
          </table:table-cell>
          <table:covered-table-cell/>
          <table:table-cell table:number-columns-repeated="2" table:style-name="ce107"/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Проверить наличие знака * возле обязательных полей</text:p>
          </table:table-cell>
          <table:covered-table-cell/>
          <table:table-cell table:number-columns-repeated="2" table:style-name="ce107"/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Перейти в поле Name <text:s text:c="47"/>2. Проверить наличие плейсхолдера <text:s text:c="35"/>3. Убедиться, что в конце названия плейсхолдера стоит точка.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ITCareerToday web form</text:p>
          </table:table-cell>
          <table:covered-table-cell/>
          <table:table-cell table:number-columns-repeated="2" table:style-name="ce107"/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оля не отмечены</text:p>
          </table:table-cell>
          <table:covered-table-cell/>
          <table:table-cell table:number-columns-repeated="2" table:style-name="ce107"/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рисутствует плейсхолдер Name. В конце использован вопросительный знак.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0">
            <text:p>Registration form</text:p>
          </table:table-cell>
          <table:covered-table-cell/>
          <table:table-cell table:number-columns-repeated="2" table:style-name="ce107"/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0">
            <text:p>Поля отмечены знаком *</text:p>
          </table:table-cell>
          <table:covered-table-cell/>
          <table:table-cell table:number-columns-repeated="2" table:style-name="ce107"/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1">
            <text:p>Присутствует плейсхолдер Name. В конце использована точка.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ajor</text:p>
          </table:table-cell>
          <table:covered-table-cell/>
          <table:table-cell table:number-columns-repeated="2" table:style-name="ce107"/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ajor</text:p>
          </table:table-cell>
          <table:covered-table-cell/>
          <table:table-cell table:number-columns-repeated="2" table:style-name="ce107"/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inor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Medium</text:p>
          </table:table-cell>
          <table:covered-table-cell/>
          <table:table-cell table:number-columns-repeated="2" table:style-name="ce107"/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High</text:p>
          </table:table-cell>
          <table:covered-table-cell/>
          <table:table-cell table:number-columns-repeated="2" table:style-name="ce107"/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Low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Статус</text:p>
          </table:table-cell>
          <table:table-cell table:number-columns-repeated="4" table:style-name="ce107"/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2" table:style-name="ce107"/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Требованвие</text:p>
          </table:table-cell>
          <table:table-cell office:value-type="string" table:number-columns-spanned="2" table:number-rows-spanned="1" table:style-name="ce120">
            <text:p>G1, G3, G4</text:p>
          </table:table-cell>
          <table:covered-table-cell/>
          <table:table-cell table:number-columns-repeated="2" table:style-name="ce107"/>
          <table:table-cell office:value-type="string" table:style-name="ce17">
            <text:p>Требование</text:p>
          </table:table-cell>
          <table:table-cell office:value-type="string" table:number-columns-spanned="2" table:number-rows-spanned="1" table:style-name="ce120">
            <text:p>G15, G16</text:p>
          </table:table-cell>
          <table:covered-table-cell/>
          <table:table-cell table:number-columns-repeated="2" table:style-name="ce107"/>
          <table:table-cell office:value-type="string" table:style-name="ce17">
            <text:p>Тебование</text:p>
          </table:table-cell>
          <table:table-cell office:value-type="string" table:number-columns-spanned="2" table:number-rows-spanned="1" table:style-name="ce120">
            <text:p>G21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Назначен</text:p>
          </table:table-cell>
          <table:table-cell office:value-type="string" table:number-columns-spanned="2" table:number-rows-spanned="1" table:style-name="ce120">
            <text:p>Open</text:p>
          </table:table-cell>
          <table:covered-table-cell/>
          <table:table-cell table:number-columns-repeated="2" table:style-name="ce107"/>
          <table:table-cell office:value-type="string" table:style-name="ce17">
            <text:p>Назна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2" table:style-name="ce107"/>
          <table:table-cell office:value-type="string" table:style-name="ce17">
            <text:p>Назан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y9AMmhyqB6V2XUUy7KcxtnY-cNss6nZ0/view?usp=sharing">Att1</text:a></text:p>
          </table:table-cell>
          <table:covered-table-cell/>
          <table:table-cell table:number-columns-repeated="2" table:style-name="ce107"/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gOkwzDkZjManR_xiZ6v0PIEJ5KidMmGi/view?usp=sharing">Att2</text:a></text:p>
          </table:table-cell>
          <table:covered-table-cell/>
          <table:table-cell table:number-columns-repeated="2" table:style-name="ce107"/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bdffpXmYQPsfjRDlLVkLQfrze1So-ZH_/view?usp=sharing">Att3</text:a></text:p>
          </table:table-cell>
          <table:covered-table-cell/>
          <table:table-cell table:number-columns-repeated="16371"/>
        </table:table-row>
        <table:table-row table:number-rows-repeated="2" table:style-name="ro1">
          <table:table-cell table:number-columns-repeated="13" table:style-name="ce107"/>
          <table:table-cell table:number-columns-repeated="16371"/>
        </table:table-row>
        <table:table-row table:style-name="ro3">
          <table:table-cell office:value-type="string" table:style-name="ce17">
            <text:p>ID</text:p>
          </table:table-cell>
          <table:table-cell office:value-type="float" office:value="4" table:number-columns-spanned="2" table:number-rows-spanned="1" table:style-name="ce119">
            <text:p>4</text:p>
          </table:table-cell>
          <table:covered-table-cell/>
          <table:table-cell table:number-columns-repeated="2" table:style-name="ce107"/>
          <table:table-cell office:value-type="string" table:style-name="ce17">
            <text:p>ID</text:p>
          </table:table-cell>
          <table:table-cell office:value-type="float" office:value="5" table:number-columns-spanned="2" table:number-rows-spanned="1" table:style-name="ce119">
            <text:p>5</text:p>
          </table:table-cell>
          <table:covered-table-cell/>
          <table:table-cell table:number-columns-repeated="2" table:style-name="ce107"/>
          <table:table-cell office:value-type="string" table:style-name="ce17">
            <text:p>ID</text:p>
          </table:table-cell>
          <table:table-cell office:value-type="float" office:value="6" table:number-columns-spanned="2" table:number-rows-spanned="1" table:style-name="ce119">
            <text:p>6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В конце плейсхолдера в поле Surname использован вопросителльный знак<text:s/></text:p>
          </table:table-cell>
          <table:covered-table-cell/>
          <table:table-cell table:number-columns-repeated="2" table:style-name="ce107"/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В баре выбора страниц остутствует логотип, а должен быть логотип "Змейка"</text:p>
          </table:table-cell>
          <table:covered-table-cell/>
          <table:table-cell table:number-columns-repeated="2" table:style-name="ce107"/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В баре выбора страниц дефолтный логотип, а должен быть логотип "Змейка"</text:p>
          </table:table-cell>
          <table:covered-table-cell/>
          <table:table-cell table:number-columns-repeated="16371"/>
        </table:table-row>
        <table:table-row table:style-name="ro8"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2" table:style-name="ce107"/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2" table:style-name="ce107"/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2" table:style-name="ce107"/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</text:p>
          </table:table-cell>
          <table:table-cell table:number-columns-repeated="2" table:style-name="ce107"/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Safari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7">
            <text:p>Предусловие</text:p>
          </table:table-cell>
          <table:table-cell table:number-columns-repeated="2" table:style-name="ce107"/>
          <table:table-cell table:number-columns-repeated="16371"/>
        </table:table-row>
        <table:table-row table:style-name="ro3"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Перейти в поле Surname <text:s text:c="48"/>2. Проверить наличие плейсхолдера <text:s text:c="35"/>3. Убедиться, что в конце названия плейсхолдера стоит точка.</text:p>
          </table:table-cell>
          <table:covered-table-cell/>
          <table:table-cell table:number-columns-repeated="2" table:style-name="ce107"/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Проверить страницу на наличие логотипа змейка в строке выбора владки</text:p>
          </table:table-cell>
          <table:covered-table-cell/>
          <table:table-cell table:number-columns-repeated="2" table:style-name="ce107"/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Проверить страницу на наличие логотипа змейка в строке выбора владки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рисутствует плейсхолдер Surname. В конце использован вопросительный знак.</text:p>
          </table:table-cell>
          <table:covered-table-cell/>
          <table:table-cell table:number-columns-repeated="2" table:style-name="ce107"/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Логотип отсутствует</text:p>
          </table:table-cell>
          <table:covered-table-cell/>
          <table:table-cell table:number-columns-repeated="2" table:style-name="ce107"/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Логотип отсутствует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1">
            <text:p>Присутствует плейсхолдер Surname. В конце использована точка.</text:p>
          </table:table-cell>
          <table:covered-table-cell/>
          <table:table-cell table:number-columns-repeated="2" table:style-name="ce107"/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0">
            <text:p>Логотип есть</text:p>
          </table:table-cell>
          <table:covered-table-cell/>
          <table:table-cell table:number-columns-repeated="2" table:style-name="ce107"/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0">
            <text:p>Логотип есть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Low</text:p>
          </table:table-cell>
          <table:covered-table-cell/>
          <table:table-cell table:number-columns-repeated="2" table:style-name="ce107"/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Low</text:p>
          </table:table-cell>
          <table:covered-table-cell/>
          <table:table-cell table:number-columns-repeated="2" table:style-name="ce107"/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inor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Low</text:p>
          </table:table-cell>
          <table:covered-table-cell/>
          <table:table-cell table:number-columns-repeated="2" table:style-name="ce107"/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High</text:p>
          </table:table-cell>
          <table:covered-table-cell/>
          <table:table-cell table:number-columns-repeated="2" table:style-name="ce107"/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High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2" table:style-name="ce107"/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Open</text:p>
          </table:table-cell>
          <table:covered-table-cell/>
          <table:table-cell table:number-columns-repeated="2" table:style-name="ce107"/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Open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Требование</text:p>
          </table:table-cell>
          <table:table-cell office:value-type="string" table:number-columns-spanned="2" table:number-rows-spanned="1" table:style-name="ce120">
            <text:p>G21</text:p>
          </table:table-cell>
          <table:covered-table-cell/>
          <table:table-cell table:number-columns-repeated="2" table:style-name="ce107"/>
          <table:table-cell office:value-type="string" table:style-name="ce17">
            <text:p>Требование</text:p>
          </table:table-cell>
          <table:table-cell office:value-type="string" table:number-columns-spanned="2" table:number-rows-spanned="1" table:style-name="ce120">
            <text:p>G10, G8, G9, G24</text:p>
          </table:table-cell>
          <table:covered-table-cell/>
          <table:table-cell table:number-columns-repeated="2" table:style-name="ce107"/>
          <table:table-cell office:value-type="string" table:style-name="ce17">
            <text:p>Требование</text:p>
          </table:table-cell>
          <table:table-cell office:value-type="string" table:number-columns-spanned="2" table:number-rows-spanned="1" table:style-name="ce120">
            <text:p>G10, G8, G9, G24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Назан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2" table:style-name="ce107"/>
          <table:table-cell office:value-type="string" table:style-name="ce17">
            <text:p>Назан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2" table:style-name="ce107"/>
          <table:table-cell office:value-type="string" table:style-name="ce17">
            <text:p>Назан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f8u2viL3Nryo0h38qCAbWdL3AE7B7aWN/view?usp=sharing">Att4</text:a></text:p>
          </table:table-cell>
          <table:covered-table-cell/>
          <table:table-cell table:number-columns-repeated="2" table:style-name="ce107"/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AM8gJ6Coe-ReN0aCVJ6awbngQh6Y3B7i/view?usp=sharing">Att5</text:a></text:p>
          </table:table-cell>
          <table:covered-table-cell/>
          <table:table-cell table:number-columns-repeated="2" table:style-name="ce107"/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3">
            <text:p><text:a xlink:href="https://drive.google.com/file/d/188a32dLg-th2djvk5cIl-Tv57-018xjf/view?usp=sharing">Att6</text:a></text:p>
          </table:table-cell>
          <table:covered-table-cell/>
          <table:table-cell table:number-columns-repeated="16371"/>
        </table:table-row>
        <table:table-row table:style-name="ro1">
          <table:table-cell table:number-columns-repeated="13" table:style-name="ce107"/>
          <table:table-cell table:number-columns-repeated="16371"/>
        </table:table-row>
        <table:table-row table:style-name="ro3">
          <table:table-cell table:number-columns-repeated="5" table:style-name="ce107"/>
          <table:table-cell table:number-columns-repeated="3" table:style-name="ce109"/>
          <table:table-cell table:number-columns-repeated="2" table:style-name="ce107"/>
          <table:table-cell table:number-columns-repeated="3" table:style-name="ce109"/>
          <table:table-cell table:number-columns-repeated="16371"/>
        </table:table-row>
        <table:table-row table:style-name="ro3">
          <table:table-cell office:value-type="string" table:style-name="ce17">
            <text:p>ID</text:p>
          </table:table-cell>
          <table:table-cell office:value-type="float" office:value="7" table:number-columns-spanned="2" table:number-rows-spanned="1" table:style-name="ce119">
            <text:p>7</text:p>
          </table:table-cell>
          <table:covered-table-cell/>
          <table:table-cell table:number-columns-repeated="2" table:style-name="ce107"/>
          <table:table-cell office:value-type="string" table:style-name="ce17">
            <text:p>ID</text:p>
          </table:table-cell>
          <table:table-cell office:value-type="float" office:value="8" table:number-columns-spanned="2" table:number-rows-spanned="1" table:style-name="ce119">
            <text:p>8</text:p>
          </table:table-cell>
          <table:covered-table-cell/>
          <table:table-cell table:number-columns-repeated="2" table:style-name="ce107"/>
          <table:table-cell office:value-type="string" table:style-name="ce17">
            <text:p>ID</text:p>
          </table:table-cell>
          <table:table-cell office:value-type="float" office:value="9" table:number-columns-spanned="2" table:number-rows-spanned="1" table:style-name="ce119">
            <text:p>9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В баре выбора страниц остутствует логотип, а должен быть логотип "Змейка"</text:p>
          </table:table-cell>
          <table:covered-table-cell/>
          <table:table-cell table:number-columns-repeated="2" table:style-name="ce107"/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Левый край полей обрезан в portrait mode</text:p>
          </table:table-cell>
          <table:covered-table-cell/>
          <table:table-cell table:number-columns-repeated="2" table:style-name="ce107"/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осле отправки пустой формы появляется сообщение об ошибке <text:s/>"Error: All Fields are Required", должно быть All Reuired fields must be filled in"</text:p>
          </table:table-cell>
          <table:covered-table-cell/>
          <table:table-cell table:number-columns-repeated="16371"/>
        </table:table-row>
        <table:table-row table:style-name="ro8"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10">
            <text:p>Samsung Galaxy Note8, Android v. 9</text:p>
          </table:table-cell>
          <table:table-cell table:number-columns-repeated="2" table:style-name="ce107"/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11">
            <text:p>Samsung Galaxy Note8, Android v. 9</text:p>
          </table:table-cell>
          <table:table-cell table:number-columns-repeated="2" table:style-name="ce107"/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</text:p>
          </table:table-cell>
          <table:table-cell table:number-columns-repeated="2" table:style-name="ce107"/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</text:p>
          </table:table-cell>
          <table:table-cell table:number-columns-repeated="2" table:style-name="ce107"/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7">
            <text:p>Предусловие</text:p>
          </table:table-cell>
          <table:table-cell office:value-type="string" table:number-columns-spanned="2" table:number-rows-spanned="1" table:style-name="ce124">
            <text:p>Portrait mode</text:p>
          </table:table-cell>
          <table:covered-table-cell/>
          <table:table-cell table:number-columns-repeated="2" table:style-name="ce107"/>
          <table:table-cell office:value-type="string" table:style-name="ce17">
            <text:p>Предусловие</text:p>
          </table:table-cell>
          <table:table-cell table:number-columns-repeated="2" table:style-name="ce107"/>
          <table:table-cell table:number-columns-repeated="16371"/>
        </table:table-row>
        <table:table-row table:style-name="ro3"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Проверить страницу на наличие логотипа змейка в строке выбора владки</text:p>
          </table:table-cell>
          <table:covered-table-cell/>
          <table:table-cell table:number-columns-repeated="2" table:style-name="ce107"/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1">
            <text:p>Проверить страницу на расположение полей</text:p>
          </table:table-cell>
          <table:covered-table-cell/>
          <table:table-cell table:number-columns-repeated="2" table:style-name="ce107"/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Оставить все поля пустыми <text:s text:c="41"/>2. Нажать кнопку Submit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рисутствует другой логотип</text:p>
          </table:table-cell>
          <table:covered-table-cell/>
          <table:table-cell table:number-columns-repeated="2" table:style-name="ce107"/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1">
            <text:p>Таблица расположена на всю ширину экрана. Левая граница полей обрезана</text:p>
          </table:table-cell>
          <table:covered-table-cell/>
          <table:table-cell table:number-columns-repeated="2" table:style-name="ce107"/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1">
            <text:p>Под кнопкой Submit отображается сообщение "Error: All Fields are Required ", поля не подсвечиваются.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0">
            <text:p>Логотип змейка</text:p>
          </table:table-cell>
          <table:covered-table-cell/>
          <table:table-cell table:number-columns-repeated="2" table:style-name="ce107"/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1">
            <text:p>Таблица расположена в середине страницы. Границы полей полностью отображены</text:p>
          </table:table-cell>
          <table:covered-table-cell/>
          <table:table-cell table:number-columns-repeated="2" table:style-name="ce107"/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0">
            <text:p>Под кнопкой Submit отображается сообщение "All Reuired fields must be filled in". Обязательные поля подсвечиваются красным цветом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inor</text:p>
          </table:table-cell>
          <table:covered-table-cell/>
          <table:table-cell table:number-columns-repeated="2" table:style-name="ce107"/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inor</text:p>
          </table:table-cell>
          <table:covered-table-cell/>
          <table:table-cell table:number-columns-repeated="2" table:style-name="ce107"/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ajor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High</text:p>
          </table:table-cell>
          <table:covered-table-cell/>
          <table:table-cell table:number-columns-repeated="2" table:style-name="ce107"/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Low</text:p>
          </table:table-cell>
          <table:covered-table-cell/>
          <table:table-cell table:number-columns-repeated="2" table:style-name="ce107"/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High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Open</text:p>
          </table:table-cell>
          <table:covered-table-cell/>
          <table:table-cell table:number-columns-repeated="2" table:style-name="ce107"/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Open</text:p>
          </table:table-cell>
          <table:covered-table-cell/>
          <table:table-cell table:number-columns-repeated="2" table:style-name="ce107"/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Open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Требованвие</text:p>
          </table:table-cell>
          <table:table-cell office:value-type="string" table:number-columns-spanned="2" table:number-rows-spanned="1" table:style-name="ce120">
            <text:p>G10, G8, G9, G24</text:p>
          </table:table-cell>
          <table:covered-table-cell/>
          <table:table-cell table:number-columns-repeated="2" table:style-name="ce107"/>
          <table:table-cell office:value-type="string" table:style-name="ce17">
            <text:p>Требованвие</text:p>
          </table:table-cell>
          <table:table-cell office:value-type="string" table:number-columns-spanned="2" table:number-rows-spanned="1" table:style-name="ce120">
            <text:p>G6</text:p>
          </table:table-cell>
          <table:covered-table-cell/>
          <table:table-cell table:number-columns-repeated="2" table:style-name="ce107"/>
          <table:table-cell office:value-type="string" table:style-name="ce17">
            <text:p>Требованвие</text:p>
          </table:table-cell>
          <table:table-cell office:value-type="string" table:number-columns-spanned="2" table:number-rows-spanned="1" table:style-name="ce120">
            <text:p>G12, G26, G27, G30</text:p>
            <text:p/>
            <text:p/>
            <text:p/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Назна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2" table:style-name="ce107"/>
          <table:table-cell office:value-type="string" table:style-name="ce17">
            <text:p>Назна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2" table:style-name="ce107"/>
          <table:table-cell office:value-type="string" table:style-name="ce17">
            <text:p>Назна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number-columns-spanned="1" table:number-rows-spanned="2" table:style-name="ce119">
            <text:p>Приложения</text:p>
          </table:table-cell>
          <table:table-cell office:value-type="string" table:number-columns-spanned="2" table:number-rows-spanned="1" table:style-name="ce125">
            <text:p><text:a xlink:href="https://drive.google.com/file/d/1W8IOhkJUyGAiNU8UfytsY47B1cqIy1IX/view?usp=sharing">Att7-chrome</text:a></text:p>
          </table:table-cell>
          <table:covered-table-cell/>
          <table:table-cell table:number-columns-repeated="2" table:style-name="ce107"/>
          <table:table-cell office:value-type="string" table:number-columns-spanned="1" table:number-rows-spanned="2" table:style-name="ce119">
            <text:p>Приложения</text:p>
          </table:table-cell>
          <table:table-cell office:value-type="string" table:number-columns-spanned="2" table:number-rows-spanned="1" table:style-name="ce125">
            <text:p><text:a xlink:href="https://drive.google.com/file/d/17l6qVbjWYfm43sOXNghQOjVpWjTp4DGW/view?usp=sharing">Att8-chrome</text:a></text:p>
          </table:table-cell>
          <table:covered-table-cell/>
          <table:table-cell table:number-columns-repeated="2" table:style-name="ce107"/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7oqD23PDeYFEJzsPMighWG6UpHONmcEh/view?usp=sharing">Att9</text:a></text:p>
          </table:table-cell>
          <table:covered-table-cell/>
          <table:table-cell table:number-columns-repeated="16371"/>
        </table:table-row>
        <table:table-row table:style-name="ro1">
          <table:covered-table-cell/>
          <table:table-cell office:value-type="string" table:number-columns-spanned="2" table:number-rows-spanned="1" table:style-name="ce126">
            <text:p><text:a xlink:href="https://drive.google.com/file/d/12Sj-WdT9Zqd6uArSJUuqTzTh81cMkHqd/view?usp=sharing">Att7-mozilla</text:a></text:p>
          </table:table-cell>
          <table:covered-table-cell/>
          <table:table-cell table:number-columns-repeated="2" table:style-name="ce107"/>
          <table:covered-table-cell/>
          <table:table-cell office:value-type="string" table:number-columns-spanned="2" table:number-rows-spanned="1" table:style-name="ce126">
            <text:p><text:a xlink:href="https://drive.google.com/file/d/1bbE4AUHtDvTxz0Fb-DM7gUTJutk-C-Pb/view?usp=sharing">Att8-mozilla</text:a></text:p>
          </table:table-cell>
          <table:covered-table-cell/>
          <table:table-cell table:number-columns-repeated="5" table:style-name="ce107"/>
          <table:table-cell table:number-columns-repeated="16371"/>
        </table:table-row>
        <table:table-row table:number-rows-repeated="2" table:style-name="ro1">
          <table:table-cell table:number-columns-repeated="13" table:style-name="ce107"/>
          <table:table-cell table:number-columns-repeated="16371"/>
        </table:table-row>
        <table:table-row table:style-name="ro3">
          <table:table-cell office:value-type="string" table:style-name="ce17">
            <text:p>ID</text:p>
          </table:table-cell>
          <table:table-cell office:value-type="float" office:value="10" table:number-columns-spanned="2" table:number-rows-spanned="1" table:style-name="ce119">
            <text:p>10</text:p>
          </table:table-cell>
          <table:covered-table-cell/>
          <table:table-cell table:number-columns-repeated="2" table:style-name="ce107"/>
          <table:table-cell office:value-type="string" table:style-name="ce17">
            <text:p>ID</text:p>
          </table:table-cell>
          <table:table-cell office:value-type="float" office:value="11" table:number-columns-spanned="2" table:number-rows-spanned="1" table:style-name="ce119">
            <text:p>11</text:p>
          </table:table-cell>
          <table:covered-table-cell/>
          <table:table-cell table:number-columns-repeated="2" table:style-name="ce107"/>
          <table:table-cell office:value-type="string" table:style-name="ce17">
            <text:p>ID</text:p>
          </table:table-cell>
          <table:table-cell office:value-type="float" office:value="12" table:number-columns-spanned="2" table:number-rows-spanned="1" table:style-name="ce119">
            <text:p>12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осле отправки формыс пустым полем Name появляется сообщение об ошибке <text:s/>"Error: All Fields are Required", должно быть All Reuired fields must be filled in"<text:s text:c="8"/></text:p>
          </table:table-cell>
          <table:covered-table-cell/>
          <table:table-cell table:number-columns-repeated="2" table:style-name="ce107"/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осле отправки формыс пустым полем Surname появляется сообщение об ошибке "Error: All Fields are Required", должно бытьПоявляется сообщение "Success! Hello: Tester "</text:p>
            <text:p/>
            <text:p/>
            <text:p/>
            <text:p/>
          </table:table-cell>
          <table:covered-table-cell/>
          <table:table-cell table:number-columns-repeated="2" table:style-name="ce107"/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осле отправки формыс пустым полем Email появляется сообщение об ошибке <text:s/>"Error: All Fields are Required", должно быть All Reuired fields must be filled in"<text:s text:c="8"/></text:p>
          </table:table-cell>
          <table:covered-table-cell/>
          <table:table-cell table:number-columns-repeated="16371"/>
        </table:table-row>
        <table:table-row table:style-name="ro8"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2" table:style-name="ce107"/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2" table:style-name="ce107"/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2" table:style-name="ce107"/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2" table:style-name="ce107"/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Предусловие</text:p>
          </table:table-cell>
          <table:table-cell table:number-columns-repeated="4" table:style-name="ce107"/>
          <table:table-cell office:value-type="string" table:style-name="ce17">
            <text:p>Предусловие</text:p>
          </table:table-cell>
          <table:table-cell table:number-columns-repeated="4" table:style-name="ce107"/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Ввести данные Name: пустое Surname:Testing Email: test@test.by Password: @Ell22 2. Нажать кнопку Submit</text:p>
            <text:p/>
          </table:table-cell>
          <table:covered-table-cell/>
          <table:table-cell table:number-columns-repeated="2" table:style-name="ce107"/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Ввести данные Name: Tester Surname:пустое Email: test@test.by Password: @Ell22 2. Нажать кнопку Submit</text:p>
            <text:p/>
          </table:table-cell>
          <table:covered-table-cell/>
          <table:table-cell table:number-columns-repeated="2" table:style-name="ce107"/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Ввести данные Name: Tester Surname:Testing Email: пустое Password: @Ell22 2. Нажать кнопку Submit</text:p>
            <text:p/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1">
            <text:p>Под кнопкой Submit отображается сообщение "Error: All Fields are Required ", поля не подсвечиваются.</text:p>
          </table:table-cell>
          <table:covered-table-cell/>
          <table:table-cell table:number-columns-repeated="2" table:style-name="ce107"/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1">
            <text:p>Форма не отправлена. Сообщение "Error: All Fields are Required "</text:p>
          </table:table-cell>
          <table:covered-table-cell/>
          <table:table-cell table:number-columns-repeated="2" table:style-name="ce107"/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1">
            <text:p>Данные сохраняются. Появляется сообщение "Success! Hello: Tester Testing "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0">
            <text:p>Под кнопкой Submit отображается сообщение "All Reuired fields must be filled in". Обязательные поля подсвечиваются красным цветом</text:p>
          </table:table-cell>
          <table:covered-table-cell/>
          <table:table-cell table:number-columns-repeated="2" table:style-name="ce107"/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1">
            <text:p>Появляется сообщение "Success! Hello: Tester <text:s text:c="2"/>"</text:p>
          </table:table-cell>
          <table:covered-table-cell/>
          <table:table-cell table:number-columns-repeated="2" table:style-name="ce107"/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0">
            <text:p>Под кнопкой Submit отображается сообщение "All Reuired fields must be filled in". Обязательные поля подсвечиваются красным цветом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inor</text:p>
          </table:table-cell>
          <table:covered-table-cell/>
          <table:table-cell table:number-columns-repeated="2" table:style-name="ce107"/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Critical</text:p>
          </table:table-cell>
          <table:covered-table-cell/>
          <table:table-cell table:number-columns-repeated="2" table:style-name="ce107"/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Critical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Normal</text:p>
          </table:table-cell>
          <table:covered-table-cell/>
          <table:table-cell table:number-columns-repeated="2" table:style-name="ce107"/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ASAP</text:p>
          </table:table-cell>
          <table:covered-table-cell/>
          <table:table-cell table:number-columns-repeated="2" table:style-name="ce107"/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ASAP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Open</text:p>
          </table:table-cell>
          <table:covered-table-cell/>
          <table:table-cell table:number-columns-repeated="2" table:style-name="ce107"/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Open</text:p>
          </table:table-cell>
          <table:covered-table-cell/>
          <table:table-cell table:number-columns-repeated="2" table:style-name="ce107"/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Open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Требованвие</text:p>
          </table:table-cell>
          <table:table-cell office:value-type="string" table:number-columns-spanned="2" table:number-rows-spanned="1" table:style-name="ce120">
            <text:p>G12, G26, G27</text:p>
          </table:table-cell>
          <table:covered-table-cell/>
          <table:table-cell table:number-columns-repeated="2" table:style-name="ce107"/>
          <table:table-cell office:value-type="string" table:style-name="ce17">
            <text:p>Требованвие</text:p>
          </table:table-cell>
          <table:table-cell office:value-type="string" table:number-columns-spanned="2" table:number-rows-spanned="1" table:style-name="ce120">
            <text:p>G12, G26, G27</text:p>
          </table:table-cell>
          <table:covered-table-cell/>
          <table:table-cell table:number-columns-repeated="2" table:style-name="ce107"/>
          <table:table-cell office:value-type="string" table:style-name="ce17">
            <text:p>Требованвие</text:p>
          </table:table-cell>
          <table:table-cell office:value-type="string" table:number-columns-spanned="2" table:number-rows-spanned="1" table:style-name="ce120">
            <text:p>EML2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Назна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2" table:style-name="ce107"/>
          <table:table-cell office:value-type="string" table:style-name="ce17">
            <text:p>Назна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2" table:style-name="ce107"/>
          <table:table-cell office:value-type="string" table:style-name="ce17">
            <text:p>Назна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YgJEgncKuCniL677mdEAoCDxx09J5ADf/view?usp=sharing">Att10</text:a></text:p>
          </table:table-cell>
          <table:covered-table-cell/>
          <table:table-cell table:number-columns-repeated="2" table:style-name="ce107"/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9_iKOb0KEg2_ZfpnT-Vj2xknyWenw7GT/view?usp=sharing">Att11</text:a></text:p>
          </table:table-cell>
          <table:covered-table-cell/>
          <table:table-cell table:number-columns-repeated="2" table:style-name="ce107"/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7EvgnYH4E8qMSbSFVHbeP5TPIBfQyg-f/view?usp=sharing">Att12</text:a></text:p>
          </table:table-cell>
          <table:covered-table-cell/>
          <table:table-cell table:number-columns-repeated="16371"/>
        </table:table-row>
        <table:table-row table:number-rows-repeated="2" table:style-name="ro1">
          <table:table-cell table:number-columns-repeated="13" table:style-name="ce107"/>
          <table:table-cell table:number-columns-repeated="16371"/>
        </table:table-row>
        <table:table-row table:style-name="ro3">
          <table:table-cell office:value-type="string" table:style-name="ce17">
            <text:p>ID</text:p>
          </table:table-cell>
          <table:table-cell office:value-type="float" office:value="13" table:number-columns-spanned="2" table:number-rows-spanned="1" table:style-name="ce119">
            <text:p>13</text:p>
          </table:table-cell>
          <table:covered-table-cell/>
          <table:table-cell table:number-columns-repeated="2" table:style-name="ce107"/>
          <table:table-cell office:value-type="string" table:style-name="ce17">
            <text:p>ID</text:p>
          </table:table-cell>
          <table:table-cell office:value-type="float" office:value="14" table:number-columns-spanned="2" table:number-rows-spanned="1" table:style-name="ce119">
            <text:p>14</text:p>
          </table:table-cell>
          <table:covered-table-cell/>
          <table:table-cell table:number-columns-repeated="2" table:style-name="ce107"/>
          <table:table-cell office:value-type="string" table:style-name="ce17">
            <text:p>ID</text:p>
          </table:table-cell>
          <table:table-cell office:value-type="float" office:value="15" table:number-columns-spanned="2" table:number-rows-spanned="1" table:style-name="ce119">
            <text:p>15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ри отправке формы с пустым полем Email появляется сообщение <text:s/>"Success! Hello: Tester Testing ", должно быть "Error: All Reuired fields must filled in"</text:p>
          </table:table-cell>
          <table:covered-table-cell/>
          <table:table-cell table:number-columns-repeated="2" table:style-name="ce107"/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ри успешом завершении регистрации поля с данными очищаются, поля должны оставаться заполненными</text:p>
          </table:table-cell>
          <table:covered-table-cell/>
          <table:table-cell table:number-columns-repeated="2" table:style-name="ce107"/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ри обновлении заполненной страницы поля не очищаются</text:p>
          </table:table-cell>
          <table:covered-table-cell/>
          <table:table-cell table:number-columns-repeated="16371"/>
        </table:table-row>
        <table:table-row table:style-name="ro8"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2" table:style-name="ce107"/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2" table:style-name="ce107"/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2" table:style-name="ce107"/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2" table:style-name="ce107"/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Ввести данные <text:s text:c="53"/>Name: Tester <text:s text:c="46"/>Surname:Testing <text:s text:c="63"/>Email: test@test.by <text:s text:c="39"/>Password: пустое <text:s text:c="61"/>2. Нажать кнопку Submit</text:p>
          </table:table-cell>
          <table:covered-table-cell/>
          <table:table-cell table:number-columns-repeated="2" table:style-name="ce107"/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Ввести данные <text:s text:c="57"/>Name: Tester <text:s text:c="53"/>Surname:Testing <text:s text:c="70"/>Email: test@test.by <text:s text:c="71"/>Password: @Ell22 <text:s text:c="95"/>2. Нажать кнопку Submit</text:p>
          </table:table-cell>
          <table:covered-table-cell/>
          <table:table-cell table:number-columns-repeated="2" table:style-name="ce107"/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Ввести данные <text:s text:c="57"/>Name: Tester <text:s text:c="53"/>Surname:Testing <text:s text:c="70"/>Email: test@test.by <text:s text:c="71"/>Password: @Ell22 <text:s text:c="95"/>2. Обновить страницу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1">
            <text:p>Данные сохраняются. Появляется сообщение "Success! Hello: Tester Testing "</text:p>
          </table:table-cell>
          <table:covered-table-cell/>
          <table:table-cell table:number-columns-repeated="2" table:style-name="ce107"/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оля пустые. Появляется сообщение Success! Hello: Tester Testing "</text:p>
          </table:table-cell>
          <table:covered-table-cell/>
          <table:table-cell table:number-columns-repeated="2" table:style-name="ce107"/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Заполненными остаются все поля, кроме поля Password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1">
            <text:p>Под кнопкой Submit отображается сообщение "Error: All Reuired fields must filled in"</text:p>
          </table:table-cell>
          <table:covered-table-cell/>
          <table:table-cell table:number-columns-repeated="2" table:style-name="ce107"/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1">
            <text:p>Данные сохраняются. Появляется сообщение "Success! Hello: Tester Testing "</text:p>
          </table:table-cell>
          <table:covered-table-cell/>
          <table:table-cell table:number-columns-repeated="2" table:style-name="ce107"/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1">
            <text:p>Данные не сохраняются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Critical</text:p>
          </table:table-cell>
          <table:covered-table-cell/>
          <table:table-cell table:number-columns-repeated="2" table:style-name="ce107"/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inor</text:p>
          </table:table-cell>
          <table:covered-table-cell/>
          <table:table-cell table:number-columns-repeated="2" table:style-name="ce107"/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inor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ASAP</text:p>
          </table:table-cell>
          <table:covered-table-cell/>
          <table:table-cell table:number-columns-repeated="2" table:style-name="ce107"/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Low</text:p>
          </table:table-cell>
          <table:covered-table-cell/>
          <table:table-cell table:number-columns-repeated="2" table:style-name="ce107"/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Low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Open</text:p>
          </table:table-cell>
          <table:covered-table-cell/>
          <table:table-cell table:number-columns-repeated="2" table:style-name="ce107"/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Open</text:p>
          </table:table-cell>
          <table:covered-table-cell/>
          <table:table-cell table:number-columns-repeated="2" table:style-name="ce107"/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Open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Требованвие</text:p>
          </table:table-cell>
          <table:table-cell office:value-type="string" table:number-columns-spanned="2" table:number-rows-spanned="1" table:style-name="ce120">
            <text:p>PW1</text:p>
          </table:table-cell>
          <table:covered-table-cell/>
          <table:table-cell table:number-columns-repeated="2" table:style-name="ce107"/>
          <table:table-cell office:value-type="string" table:style-name="ce17">
            <text:p>Требованвие</text:p>
          </table:table-cell>
          <table:table-cell office:value-type="string" table:number-columns-spanned="2" table:number-rows-spanned="1" table:style-name="ce120">
            <text:p>G19</text:p>
          </table:table-cell>
          <table:covered-table-cell/>
          <table:table-cell table:number-columns-repeated="2" table:style-name="ce107"/>
          <table:table-cell office:value-type="string" table:style-name="ce17">
            <text:p>Требованвие</text:p>
          </table:table-cell>
          <table:table-cell office:value-type="string" table:number-columns-spanned="2" table:number-rows-spanned="1" table:style-name="ce120">
            <text:p>G20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Назна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2" table:style-name="ce107"/>
          <table:table-cell office:value-type="string" table:style-name="ce17">
            <text:p>Назна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2" table:style-name="ce107"/>
          <table:table-cell office:value-type="string" table:style-name="ce17">
            <text:p>Назна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Q95ubixVkVovGRQozN0DNXV_764ob2zP/view?usp=sharing">Att13</text:a></text:p>
          </table:table-cell>
          <table:covered-table-cell/>
          <table:table-cell table:number-columns-repeated="2" table:style-name="ce107"/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m4YUqh82v3bvTdRIeQ0jp8sTQY39dzpE/view?usp=sharing">Att14</text:a></text:p>
          </table:table-cell>
          <table:covered-table-cell/>
          <table:table-cell table:number-columns-repeated="2" table:style-name="ce107"/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7">
            <text:p><text:a xlink:href="https://drive.google.com/file/d/1sDTGKY3Kq-xK6VOWipQTA67OMaruGTVS/view?usp=sharing">Att15</text:a></text:p>
          </table:table-cell>
          <table:covered-table-cell/>
          <table:table-cell table:number-columns-repeated="16371" table:style-name="ce1"/>
        </table:table-row>
        <table:table-row table:number-rows-repeated="2" table:style-name="ro1">
          <table:table-cell table:number-columns-repeated="13" table:style-name="ce107"/>
          <table:table-cell table:number-columns-repeated="16371" table:style-name="ce1"/>
        </table:table-row>
        <table:table-row table:style-name="ro3">
          <table:table-cell office:value-type="string" table:style-name="ce112">
            <text:p>ID</text:p>
          </table:table-cell>
          <table:table-cell office:value-type="float" office:value="16" table:number-columns-spanned="2" table:number-rows-spanned="1" table:style-name="ce22">
            <text:p>16</text:p>
          </table:table-cell>
          <table:covered-table-cell/>
          <table:table-cell table:number-columns-repeated="2" table:style-name="ce107"/>
          <table:table-cell office:value-type="string" table:style-name="ce112">
            <text:p>ID</text:p>
          </table:table-cell>
          <table:table-cell office:value-type="float" office:value="17" table:number-columns-spanned="2" table:number-rows-spanned="1" table:style-name="ce22">
            <text:p>17</text:p>
          </table:table-cell>
          <table:covered-table-cell/>
          <table:table-cell table:number-columns-repeated="2" table:style-name="ce107"/>
          <table:table-cell office:value-type="string" table:style-name="ce112">
            <text:p>ID</text:p>
          </table:table-cell>
          <table:table-cell office:value-type="float" office:value="18" table:number-columns-spanned="2" table:number-rows-spanned="1" table:style-name="ce22">
            <text:p>18</text:p>
          </table:table-cell>
          <table:covered-table-cell/>
          <table:table-cell table:number-columns-repeated="14" table:style-name="ce107"/>
          <table:table-cell table:number-columns-repeated="16357"/>
        </table:table-row>
        <table:table-row table:style-name="ro3">
          <table:table-cell office:value-type="string" table:style-name="ce113">
            <text:p>Title</text:p>
          </table:table-cell>
          <table:table-cell office:value-type="string" table:number-columns-spanned="2" table:number-rows-spanned="1" table:style-name="ce124">
            <text:p>При переходе кнопками браузера "Вперед" и "Назад" заполненные данные на форме не изменяются, должно очищаться поле Password</text:p>
          </table:table-cell>
          <table:covered-table-cell/>
          <table:table-cell table:number-columns-repeated="2" table:style-name="ce107"/>
          <table:table-cell office:value-type="string" table:style-name="ce113">
            <text:p>Title</text:p>
          </table:table-cell>
          <table:table-cell office:value-type="string" table:number-columns-spanned="2" table:number-rows-spanned="1" table:style-name="ce121">
            <text:p>При введении SQL-инъекции в поле Name появляется сообщение об ошибке "Error: All Fields are Required ", поля не подсвеччиваются, должно быть <text:s text:c="2"/>"Error: Invalid data input". Поле Name подсвечивается красным цветом</text:p>
          </table:table-cell>
          <table:covered-table-cell/>
          <table:table-cell table:number-columns-repeated="2" table:style-name="ce107"/>
          <table:table-cell office:value-type="string" table:style-name="ce113">
            <text:p>Title</text:p>
          </table:table-cell>
          <table:table-cell office:value-type="string" table:number-columns-spanned="2" table:number-rows-spanned="1" table:style-name="ce121">
            <text:p>При введении в поле Name тегов проихосдит регистрация, под кнопкой Submit выводится сообщение <text:s/>"Success! Hello: &lt;Tester&gt; Testing " вместо "Error: Invalid data input"<text:s text:c="2"/></text:p>
          </table:table-cell>
          <table:covered-table-cell/>
          <table:table-cell table:number-columns-repeated="16371" table:style-name="ce1"/>
        </table:table-row>
        <table:table-row table:style-name="ro8">
          <table:table-cell office:value-type="string" table:number-columns-spanned="1" table:number-rows-spanned="2" table:style-name="ce22">
            <text:p>Окружение</text:p>
          </table:table-cell>
          <table:table-cell office:value-type="string" table:style-name="ce114">
            <text:p>OS</text:p>
          </table:table-cell>
          <table:table-cell office:value-type="string" table:style-name="ce114">
            <text:p>Windows 10 Pro v. 10.0.19043 ass. 19043, Android v. 12</text:p>
          </table:table-cell>
          <table:table-cell table:number-columns-repeated="2" table:style-name="ce115"/>
          <table:table-cell office:value-type="string" table:number-columns-spanned="1" table:number-rows-spanned="2" table:style-name="ce22">
            <text:p>Окружение</text:p>
          </table:table-cell>
          <table:table-cell office:value-type="string" table:style-name="ce114">
            <text:p>OS</text:p>
          </table:table-cell>
          <table:table-cell office:value-type="string" table:style-name="ce114">
            <text:p>Windows 10 Pro v. 10.0.19043 ass. 19043, Android v. 12</text:p>
          </table:table-cell>
          <table:table-cell table:number-columns-repeated="2" table:style-name="ce115"/>
          <table:table-cell office:value-type="string" table:number-columns-spanned="1" table:number-rows-spanned="2" table:style-name="ce22">
            <text:p>Окружение</text:p>
          </table:table-cell>
          <table:table-cell office:value-type="string" table:style-name="ce114">
            <text:p>OS</text:p>
          </table:table-cell>
          <table:table-cell office:value-type="string" table:style-name="ce114">
            <text:p>Windows 10 Pro v. 10.0.19043 ass. 19043, Android v. 12</text:p>
          </table:table-cell>
          <table:table-cell table:number-columns-repeated="14" table:style-name="ce13"/>
          <table:table-cell table:number-columns-repeated="16357"/>
        </table:table-row>
        <table:table-row table:style-name="ro1">
          <table:covered-table-cell/>
          <table:table-cell office:value-type="string" table:style-name="ce114">
            <text:p>Browser</text:p>
          </table:table-cell>
          <table:table-cell office:value-type="string" table:style-name="ce114">
            <text:p>Mozilla Firefox, Google Chrome, Safari</text:p>
          </table:table-cell>
          <table:table-cell table:number-columns-repeated="2" table:style-name="ce115"/>
          <table:covered-table-cell/>
          <table:table-cell office:value-type="string" table:style-name="ce114">
            <text:p>Browser</text:p>
          </table:table-cell>
          <table:table-cell office:value-type="string" table:style-name="ce114">
            <text:p>Mozilla Firefox, Google Chrome, Safari</text:p>
          </table:table-cell>
          <table:table-cell table:number-columns-repeated="2" table:style-name="ce115"/>
          <table:covered-table-cell/>
          <table:table-cell office:value-type="string" table:style-name="ce114">
            <text:p>Browser</text:p>
          </table:table-cell>
          <table:table-cell office:value-type="string" table:style-name="ce114">
            <text:p>Mozilla Firefox, Google Chrome, Safari</text:p>
          </table:table-cell>
          <table:table-cell table:number-columns-repeated="14" table:style-name="ce13"/>
          <table:table-cell table:number-columns-repeated="16357"/>
        </table:table-row>
        <table:table-row table:style-name="ro3">
          <table:table-cell office:value-type="string" table:style-name="ce113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13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13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16371" table:style-name="ce1"/>
        </table:table-row>
        <table:table-row table:style-name="ro3">
          <table:table-cell office:value-type="string" table:style-name="ce113">
            <text:p>Описание</text:p>
          </table:table-cell>
          <table:table-cell office:value-type="string" table:number-columns-spanned="2" table:number-rows-spanned="1" table:style-name="ce120">
            <text:p>1. Ввести данные <text:s text:c="57"/>Name: Tester <text:s text:c="53"/>Surname:Testing <text:s text:c="70"/>Email: test@test.by <text:s text:c="71"/>Password: @Ell22 <text:s text:c="95"/>2. Нажать кноаку браузера Назад <text:s text:c="30"/>3. Нажать кнопку браузера Вперед<text:s/></text:p>
          </table:table-cell>
          <table:covered-table-cell/>
          <table:table-cell table:number-columns-repeated="2" table:style-name="ce107"/>
          <table:table-cell office:value-type="string" table:style-name="ce113">
            <text:p>Описание</text:p>
          </table:table-cell>
          <table:table-cell office:value-type="string" table:number-columns-spanned="2" table:number-rows-spanned="1" table:style-name="ce120">
            <text:p>1. Ввести данные <text:s text:c="57"/>Name: SELECT * FROM customers WHERE user='Tester' -- delete table <text:s text:c="53"/>Surname:Testing <text:s text:c="70"/>Email: test@test.by <text:s text:c="71"/>Password: @Ell22 <text:s text:c="95"/>2. Нажать кнопку Submit<text:s text:c="8"/></text:p>
          </table:table-cell>
          <table:covered-table-cell/>
          <table:table-cell table:number-columns-repeated="2" table:style-name="ce107"/>
          <table:table-cell office:value-type="string" table:style-name="ce113">
            <text:p>Описание</text:p>
          </table:table-cell>
          <table:table-cell office:value-type="string" table:number-columns-spanned="2" table:number-rows-spanned="1" table:style-name="ce120">
            <text:p>1. Ввести данные <text:s text:c="57"/>Name: &lt;Teste&gt; <text:s text:c="53"/>Surname:Testing <text:s text:c="70"/>Email: test@test.by <text:s text:c="71"/>Password: @Ell22 <text:s text:c="95"/>2. Нажать кнопку Submit<text:s text:c="8"/></text:p>
          </table:table-cell>
          <table:covered-table-cell/>
          <table:table-cell table:number-columns-repeated="16371" table:style-name="ce1"/>
        </table:table-row>
        <table:table-row table:style-name="ro2">
          <table:table-cell office:value-type="string" table:style-name="ce113">
            <text:p>Фактический результат</text:p>
          </table:table-cell>
          <table:table-cell office:value-type="string" table:number-columns-spanned="2" table:number-rows-spanned="1" table:style-name="ce120">
            <text:p>Все поля остаются заполненными</text:p>
          </table:table-cell>
          <table:covered-table-cell/>
          <table:table-cell table:number-columns-repeated="2" table:style-name="ce107"/>
          <table:table-cell office:value-type="string" table:style-name="ce113">
            <text:p>Фактический результат</text:p>
          </table:table-cell>
          <table:table-cell office:value-type="string" table:number-columns-spanned="2" table:number-rows-spanned="1" table:style-name="ce120">
            <text:p>Под кнопкой Submit отображается сообщение об ошибке "Error: All Fields are Required ", поля не подсвечиваются.</text:p>
          </table:table-cell>
          <table:covered-table-cell/>
          <table:table-cell table:number-columns-repeated="2" table:style-name="ce107"/>
          <table:table-cell office:value-type="string" table:style-name="ce113">
            <text:p>Фактический результат</text:p>
          </table:table-cell>
          <table:table-cell office:value-type="string" table:number-columns-spanned="2" table:number-rows-spanned="1" table:style-name="ce124">
            <text:p>Появляетя сообщение "Success! Hello: &lt;Tester&gt; Testing "</text:p>
          </table:table-cell>
          <table:covered-table-cell/>
          <table:table-cell table:number-columns-repeated="16371" table:style-name="ce1"/>
        </table:table-row>
        <table:table-row table:style-name="ro2">
          <table:table-cell office:value-type="string" table:style-name="ce113">
            <text:p>Ожидаемый результат</text:p>
          </table:table-cell>
          <table:table-cell office:value-type="string" table:number-columns-spanned="2" table:number-rows-spanned="1" table:style-name="ce120">
            <text:p>Сохраняются все данные, за исключенем поля Password</text:p>
          </table:table-cell>
          <table:covered-table-cell/>
          <table:table-cell table:number-columns-repeated="2" table:style-name="ce107"/>
          <table:table-cell office:value-type="string" table:style-name="ce113">
            <text:p>Ожидаемый результат</text:p>
          </table:table-cell>
          <table:table-cell office:value-type="string" table:number-columns-spanned="2" table:number-rows-spanned="1" table:style-name="ce121">
            <text:p>Под кнопкой Submit отображается сообщение об ошибке "Error: Invalid data input". Поле Name подсвечивается красным цветом</text:p>
          </table:table-cell>
          <table:covered-table-cell/>
          <table:table-cell table:number-columns-repeated="2" table:style-name="ce107"/>
          <table:table-cell office:value-type="string" table:style-name="ce113">
            <text:p>Ожидаемый результат</text:p>
          </table:table-cell>
          <table:table-cell office:value-type="string" table:number-columns-spanned="2" table:number-rows-spanned="1" table:style-name="ce121">
            <text:p>Под кнопкой Submit отображается сообщение об ошибке "Error: Invalid data input". Поле Name подсвечивается красным цветом</text:p>
          </table:table-cell>
          <table:covered-table-cell/>
          <table:table-cell table:number-columns-repeated="16371" table:style-name="ce1"/>
        </table:table-row>
        <table:table-row table:style-name="ro3">
          <table:table-cell office:value-type="string" table:style-name="ce113">
            <text:p>Важность</text:p>
          </table:table-cell>
          <table:table-cell office:value-type="string" table:number-columns-spanned="2" table:number-rows-spanned="1" table:style-name="ce120">
            <text:p>Minor</text:p>
          </table:table-cell>
          <table:covered-table-cell/>
          <table:table-cell table:number-columns-repeated="2" table:style-name="ce107"/>
          <table:table-cell office:value-type="string" table:style-name="ce113">
            <text:p>Важность</text:p>
          </table:table-cell>
          <table:table-cell office:value-type="string" table:number-columns-spanned="2" table:number-rows-spanned="1" table:style-name="ce121">
            <text:p>Major</text:p>
          </table:table-cell>
          <table:covered-table-cell/>
          <table:table-cell table:number-columns-repeated="2" table:style-name="ce107"/>
          <table:table-cell office:value-type="string" table:style-name="ce113">
            <text:p>Важность</text:p>
          </table:table-cell>
          <table:table-cell office:value-type="string" table:number-columns-spanned="2" table:number-rows-spanned="1" table:style-name="ce121">
            <text:p>Critical</text:p>
          </table:table-cell>
          <table:covered-table-cell/>
          <table:table-cell table:number-columns-repeated="16371" table:style-name="ce1"/>
        </table:table-row>
        <table:table-row table:style-name="ro3">
          <table:table-cell office:value-type="string" table:style-name="ce113">
            <text:p>Срочность</text:p>
          </table:table-cell>
          <table:table-cell office:value-type="string" table:number-columns-spanned="2" table:number-rows-spanned="1" table:style-name="ce120">
            <text:p>Low</text:p>
          </table:table-cell>
          <table:covered-table-cell/>
          <table:table-cell table:number-columns-repeated="2" table:style-name="ce107"/>
          <table:table-cell office:value-type="string" table:style-name="ce113">
            <text:p>Срочность</text:p>
          </table:table-cell>
          <table:table-cell office:value-type="string" table:number-columns-spanned="2" table:number-rows-spanned="1" table:style-name="ce120">
            <text:p>Low</text:p>
          </table:table-cell>
          <table:covered-table-cell/>
          <table:table-cell table:number-columns-repeated="2" table:style-name="ce107"/>
          <table:table-cell office:value-type="string" table:style-name="ce113">
            <text:p>Срочность</text:p>
          </table:table-cell>
          <table:table-cell office:value-type="string" table:number-columns-spanned="2" table:number-rows-spanned="1" table:style-name="ce120">
            <text:p>High</text:p>
          </table:table-cell>
          <table:covered-table-cell/>
          <table:table-cell table:number-columns-repeated="16371" table:style-name="ce1"/>
        </table:table-row>
        <table:table-row table:style-name="ro3">
          <table:table-cell office:value-type="string" table:style-name="ce113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2" table:style-name="ce107"/>
          <table:table-cell office:value-type="string" table:style-name="ce113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2" table:style-name="ce107"/>
          <table:table-cell office:value-type="string" table:style-name="ce113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16371" table:style-name="ce1"/>
        </table:table-row>
        <table:table-row table:style-name="ro3">
          <table:table-cell office:value-type="string" table:style-name="ce113">
            <text:p>Требование</text:p>
          </table:table-cell>
          <table:table-cell office:value-type="string" table:number-columns-spanned="2" table:number-rows-spanned="1" table:style-name="ce120">
            <text:p>G29</text:p>
          </table:table-cell>
          <table:covered-table-cell/>
          <table:table-cell table:number-columns-repeated="2" table:style-name="ce107"/>
          <table:table-cell office:value-type="string" table:style-name="ce113">
            <text:p>Требование</text:p>
          </table:table-cell>
          <table:table-cell office:value-type="string" table:number-columns-spanned="2" table:number-rows-spanned="1" table:style-name="ce120">
            <text:p>G32</text:p>
          </table:table-cell>
          <table:covered-table-cell/>
          <table:table-cell table:number-columns-repeated="2" table:style-name="ce107"/>
          <table:table-cell office:value-type="string" table:style-name="ce113">
            <text:p>Требование</text:p>
          </table:table-cell>
          <table:table-cell office:value-type="string" table:number-columns-spanned="2" table:number-rows-spanned="1" table:style-name="ce120">
            <text:p>G32</text:p>
          </table:table-cell>
          <table:covered-table-cell/>
          <table:table-cell table:number-columns-repeated="16371" table:style-name="ce1"/>
        </table:table-row>
        <table:table-row table:style-name="ro3">
          <table:table-cell office:value-type="string" table:style-name="ce113">
            <text:p>Назанчен</text:p>
          </table:table-cell>
          <table:table-cell office:value-type="string" table:number-columns-spanned="2" table:number-rows-spanned="1" table:style-name="ce124">
            <text:p>Dev1</text:p>
          </table:table-cell>
          <table:covered-table-cell/>
          <table:table-cell table:number-columns-repeated="2" table:style-name="ce107"/>
          <table:table-cell office:value-type="string" table:style-name="ce113">
            <text:p>Назанчен</text:p>
          </table:table-cell>
          <table:table-cell office:value-type="string" table:number-columns-spanned="2" table:number-rows-spanned="1" table:style-name="ce124">
            <text:p>Dev1</text:p>
          </table:table-cell>
          <table:covered-table-cell/>
          <table:table-cell table:number-columns-repeated="2" table:style-name="ce107"/>
          <table:table-cell office:value-type="string" table:style-name="ce113">
            <text:p>Назанчен</text:p>
          </table:table-cell>
          <table:table-cell office:value-type="string" table:number-columns-spanned="2" table:number-rows-spanned="1" table:style-name="ce124">
            <text:p>Dev1</text:p>
          </table:table-cell>
          <table:covered-table-cell/>
          <table:table-cell table:number-columns-repeated="16371" table:style-name="ce1"/>
        </table:table-row>
        <table:table-row table:style-name="ro3">
          <table:table-cell office:value-type="string" table:style-name="ce113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4dAq-w7V1g0_RHzOYb-PRLsJ6X9SBmCz/view?usp=sharing">Att16</text:a></text:p>
          </table:table-cell>
          <table:covered-table-cell/>
          <table:table-cell table:number-columns-repeated="2" table:style-name="ce107"/>
          <table:table-cell office:value-type="string" table:style-name="ce113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4dAq-w7V1g0_RHzOYb-PRLsJ6X9SBmCz/view?usp=sharing">Att17</text:a></text:p>
          </table:table-cell>
          <table:covered-table-cell/>
          <table:table-cell table:number-columns-repeated="2" table:style-name="ce107"/>
          <table:table-cell office:value-type="string" table:style-name="ce113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Chn0s1RMqMZda87mZkyMWl4L7Ay2Ck52/view?usp=sharing">Att18</text:a></text:p>
          </table:table-cell>
          <table:covered-table-cell/>
          <table:table-cell table:number-columns-repeated="16371"/>
        </table:table-row>
        <table:table-row table:number-rows-repeated="2" table:style-name="ro1">
          <table:table-cell table:number-columns-repeated="13" table:style-name="ce107"/>
          <table:table-cell table:number-columns-repeated="16371"/>
        </table:table-row>
        <table:table-row table:style-name="ro3">
          <table:table-cell office:value-type="string" table:style-name="ce17">
            <text:p>ID</text:p>
          </table:table-cell>
          <table:table-cell office:value-type="float" office:value="19" table:number-columns-spanned="2" table:number-rows-spanned="1" table:style-name="ce119">
            <text:p>19</text:p>
          </table:table-cell>
          <table:covered-table-cell/>
          <table:table-cell table:number-columns-repeated="2" table:style-name="ce107"/>
          <table:table-cell office:value-type="string" table:style-name="ce17">
            <text:p>ID</text:p>
          </table:table-cell>
          <table:table-cell office:value-type="float" office:value="20" table:number-columns-spanned="2" table:number-rows-spanned="1" table:style-name="ce119">
            <text:p>20</text:p>
          </table:table-cell>
          <table:covered-table-cell/>
          <table:table-cell table:number-columns-repeated="2" table:style-name="ce107"/>
          <table:table-cell office:value-type="string" table:style-name="ce17">
            <text:p>ID</text:p>
          </table:table-cell>
          <table:table-cell office:value-type="float" office:value="21" table:number-columns-spanned="2" table:number-rows-spanned="1" table:style-name="ce119">
            <text:p>21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ри введении в поле Name скрипта появляется сообщение об ошибке <text:s/>"Error: All Fields are Required" <text:s/>вместо <text:s/>"Error: Invalid data input", поле Name подсвечивается красным цветом<text:s text:c="9"/></text:p>
          </table:table-cell>
          <table:covered-table-cell/>
          <table:table-cell table:number-columns-repeated="2" table:style-name="ce107"/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ри использовании спецсимвола @ в поле Name под кнопкой Submit появляется сообщение "Error: All Fields are Required" вместо <text:s/>"Error: Invalid data input", поле Name подсвечивается красным цветом</text:p>
          </table:table-cell>
          <table:covered-table-cell/>
          <table:table-cell table:number-columns-repeated="2" table:style-name="ce107"/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ри использовании спецсимвола @ в поле Surname появляется сообщение "Error: All Fields are Required" вместо <text:s/>"Error: Invalid data input", поле Name подсвечивается красным цветом</text:p>
          </table:table-cell>
          <table:covered-table-cell/>
          <table:table-cell table:number-columns-repeated="16371"/>
        </table:table-row>
        <table:table-row table:style-name="ro8"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2" table:style-name="ce107"/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2" table:style-name="ce107"/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2" table:style-name="ce107"/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2" table:style-name="ce107"/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7">
            <text:p>Предусловие</text:p>
          </table:table-cell>
          <table:table-cell table:number-columns-repeated="2" table:style-name="ce107"/>
          <table:table-cell table:number-columns-repeated="16371"/>
        </table:table-row>
        <table:table-row table:style-name="ro3"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Ввести данные <text:s text:c="57"/>Name: Tester &lt;script&gt;delete&lt;/script&gt; <text:s text:c="51"/>Surname:Testing <text:s text:c="70"/>Email: test@test.by <text:s text:c="71"/>Password: @Ell22 <text:s text:c="95"/>2. Нажать кнопку Submit<text:s text:c="8"/></text:p>
          </table:table-cell>
          <table:covered-table-cell/>
          <table:table-cell table:number-columns-repeated="2" table:style-name="ce107"/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Ввести данные <text:s text:c="57"/>Name: @T.e_s-te r1 <text:s text:c="50"/>Surname:Testing <text:s text:c="70"/>Email: test@test.by <text:s text:c="71"/>Password: @Ell22 <text:s text:c="95"/>2. Нажать кнопку Submit<text:s text:c="8"/></text:p>
          </table:table-cell>
          <table:covered-table-cell/>
          <table:table-cell table:number-columns-repeated="2" table:style-name="ce107"/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Ввести данные <text:s text:c="57"/>Name: Tester <text:s text:c="42"/>Surname:@Testing <text:s text:c="70"/>Email: test@test.by <text:s text:c="71"/>Password: @Ell22 <text:s text:c="95"/>2. Нажать кнопку Submit<text:s text:c="8"/>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1">
            <text:p>Появляется сообщение "Error: All Fields are Required", поле не подсвечивается</text:p>
          </table:table-cell>
          <table:covered-table-cell/>
          <table:table-cell table:number-columns-repeated="2" table:style-name="ce107"/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од кнопкой Submit появляется сообщение "Error: All Fields are Required"</text:p>
          </table:table-cell>
          <table:covered-table-cell/>
          <table:table-cell table:number-columns-repeated="2" table:style-name="ce107"/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од кнопкой Submit появляется сообщение "Error: All Fields are Required"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1">
            <text:p>Под кнопкой Submit отображается сообщение об ошибке "Error: Invalid data input". Поле Name подсвечивается красным цветом</text:p>
          </table:table-cell>
          <table:covered-table-cell/>
          <table:table-cell table:number-columns-repeated="2" table:style-name="ce107"/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1">
            <text:p>Под кнопкой Submit отображается сообщение об ошибке "Error: Invalid data input". Поле Name подсвечивается красным цветом</text:p>
          </table:table-cell>
          <table:covered-table-cell/>
          <table:table-cell table:number-columns-repeated="2" table:style-name="ce107"/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0">
            <text:p>Под кнопкой Submit отображается сообщение об ошибке "Error: Invalid data input". Поле Surname подсвечивается красным цветом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1">
            <text:p>Critical</text:p>
          </table:table-cell>
          <table:covered-table-cell/>
          <table:table-cell table:number-columns-repeated="2" table:style-name="ce107"/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inor</text:p>
          </table:table-cell>
          <table:covered-table-cell/>
          <table:table-cell table:number-columns-repeated="2" table:style-name="ce107"/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inor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High</text:p>
          </table:table-cell>
          <table:covered-table-cell/>
          <table:table-cell table:number-columns-repeated="2" table:style-name="ce107"/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Low</text:p>
          </table:table-cell>
          <table:covered-table-cell/>
          <table:table-cell table:number-columns-repeated="2" table:style-name="ce107"/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Low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2" table:style-name="ce107"/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2" table:style-name="ce107"/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Требование</text:p>
          </table:table-cell>
          <table:table-cell office:value-type="string" table:number-columns-spanned="2" table:number-rows-spanned="1" table:style-name="ce120">
            <text:p>G32</text:p>
          </table:table-cell>
          <table:covered-table-cell/>
          <table:table-cell table:number-columns-repeated="2" table:style-name="ce107"/>
          <table:table-cell office:value-type="string" table:style-name="ce17">
            <text:p>Требование</text:p>
          </table:table-cell>
          <table:table-cell office:value-type="string" table:number-columns-spanned="2" table:number-rows-spanned="1" table:style-name="ce120">
            <text:p>N-S1, N-S2, N-S4</text:p>
          </table:table-cell>
          <table:covered-table-cell/>
          <table:table-cell table:number-columns-repeated="2" table:style-name="ce107"/>
          <table:table-cell office:value-type="string" table:style-name="ce17">
            <text:p>Требование</text:p>
          </table:table-cell>
          <table:table-cell office:value-type="string" table:number-columns-spanned="2" table:number-rows-spanned="1" table:style-name="ce120">
            <text:p>N-S1, N-S2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Назан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2" table:style-name="ce107"/>
          <table:table-cell office:value-type="string" table:style-name="ce17">
            <text:p>Назан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2" table:style-name="ce107"/>
          <table:table-cell office:value-type="string" table:style-name="ce17">
            <text:p>Назан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AyIh5xdSOVI2anRAYFgUVpkBCiF856o8/view?usp=sharing">Att19</text:a></text:p>
          </table:table-cell>
          <table:covered-table-cell/>
          <table:table-cell table:number-columns-repeated="2" table:style-name="ce107"/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dFw5MHt91Pii_t9d3cnLeVftgiYG1VMT/view?usp=sharing">Att20</text:a></text:p>
          </table:table-cell>
          <table:covered-table-cell/>
          <table:table-cell table:number-columns-repeated="2" table:style-name="ce107"/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dFw5MHt91Pii_t9d3cnLeVftgiYG1VMT/view?usp=sharing">Att21</text:a></text:p>
          </table:table-cell>
          <table:covered-table-cell/>
          <table:table-cell table:number-columns-repeated="16371"/>
        </table:table-row>
        <table:table-row table:number-rows-repeated="4" table:style-name="ro1">
          <table:table-cell table:number-columns-repeated="13" table:style-name="ce107"/>
          <table:table-cell table:number-columns-repeated="16371"/>
        </table:table-row>
        <table:table-row table:style-name="ro3">
          <table:table-cell office:value-type="string" table:style-name="ce17">
            <text:p>ID</text:p>
          </table:table-cell>
          <table:table-cell office:value-type="float" office:value="22" table:number-columns-spanned="2" table:number-rows-spanned="1" table:style-name="ce119">
            <text:p>22</text:p>
          </table:table-cell>
          <table:covered-table-cell/>
          <table:table-cell table:number-columns-repeated="2" table:style-name="ce107"/>
          <table:table-cell office:value-type="string" table:style-name="ce17">
            <text:p>ID</text:p>
          </table:table-cell>
          <table:table-cell office:value-type="float" office:value="23" table:number-columns-spanned="2" table:number-rows-spanned="1" table:style-name="ce119">
            <text:p>23</text:p>
          </table:table-cell>
          <table:covered-table-cell/>
          <table:table-cell table:number-columns-repeated="2" table:style-name="ce107"/>
          <table:table-cell office:value-type="string" table:style-name="ce17">
            <text:p>ID</text:p>
          </table:table-cell>
          <table:table-cell office:value-type="float" office:value="24" table:number-columns-spanned="2" table:number-rows-spanned="1" table:style-name="ce119">
            <text:p>24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ри введении в поле Namе одного символа не происходит регистрации пользователя</text:p>
          </table:table-cell>
          <table:covered-table-cell/>
          <table:table-cell table:number-columns-repeated="2" table:style-name="ce107"/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ри введении в поле Name 63 не происходит регистрация пользователя</text:p>
          </table:table-cell>
          <table:covered-table-cell/>
          <table:table-cell table:number-columns-repeated="2" table:style-name="ce107"/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ри введении в поле Name 64 не происходит регистрация пользователя</text:p>
          </table:table-cell>
          <table:covered-table-cell/>
          <table:table-cell table:number-columns-repeated="16371"/>
        </table:table-row>
        <table:table-row table:style-name="ro8"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2" table:style-name="ce107"/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2" table:style-name="ce107"/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2" table:style-name="ce107"/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2" table:style-name="ce107"/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Ввести данные <text:s text:c="57"/>Name: E <text:s text:c="53"/>Surname:Testing <text:s text:c="70"/>Email: test@test.by <text:s text:c="71"/>Password: @Ell22 <text:s text:c="95"/>2. Нажать кнопку Submit<text:s text:c="8"/></text:p>
          </table:table-cell>
          <table:covered-table-cell/>
          <table:table-cell table:number-columns-repeated="2" table:style-name="ce107"/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Ввести данные <text:s text:c="57"/>Name: TesterQAAAAAAAAAAAAAAAAAAAAAAAAAAAAAAAAAAAAAAAAAAAAQAAAAAAAAAAA <text:s text:c="52"/>Surname:Testing <text:s text:c="70"/>Email: test@test.by <text:s text:c="71"/>Password: @Ell22 <text:s text:c="95"/>2. Нажать кнопку Submit<text:s text:c="8"/></text:p>
          </table:table-cell>
          <table:covered-table-cell/>
          <table:table-cell table:number-columns-repeated="2" table:style-name="ce107"/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Ввести данные <text:s text:c="57"/>Name: TesterQAAAAAAAAAAAAAAAAAAAAAAAAAAAAAAAAAAAAAAAAAAAAQAAAAAAAAAAAB <text:s text:c="52"/>Surname:Testing <text:s text:c="70"/>Email: test@test.by <text:s text:c="71"/>Password: @Ell22 <text:s text:c="95"/>2. Нажать кнопку Submit<text:s text:c="8"/>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оявляется сообщение "Error: All Fields are Required"</text:p>
          </table:table-cell>
          <table:covered-table-cell/>
          <table:table-cell table:number-columns-repeated="2" table:style-name="ce107"/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оявляется сообщение "Error: All Fields are Required"</text:p>
          </table:table-cell>
          <table:covered-table-cell/>
          <table:table-cell table:number-columns-repeated="2" table:style-name="ce107"/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оявляется сообщение "Error: All Fields are Required"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0">
            <text:p>Появляется сообщение "Success! Hello: E Tesing"</text:p>
          </table:table-cell>
          <table:covered-table-cell/>
          <table:table-cell table:number-columns-repeated="2" table:style-name="ce107"/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0">
            <text:p>Появляется сообщение "Success! Hello: <text:s/>TesterQAAAAAAAAAAAAAAAAAAAAAAAAAAAAAAAAAAAAAAAAAAAAQAAAAAAAAAAA Testing "</text:p>
          </table:table-cell>
          <table:covered-table-cell/>
          <table:table-cell table:number-columns-repeated="2" table:style-name="ce107"/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0">
            <text:p>Появляется сообщение "Success! Hello: <text:s/>TesterQAAAAAAAAAAAAAAAAAAAAAAAAAAAAAAAAAAAAAAAAAAAAQAAAAAAAAAAAB Testing "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ajor</text:p>
          </table:table-cell>
          <table:covered-table-cell/>
          <table:table-cell table:number-columns-repeated="2" table:style-name="ce107"/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ajor</text:p>
          </table:table-cell>
          <table:covered-table-cell/>
          <table:table-cell table:number-columns-repeated="2" table:style-name="ce107"/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ajor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High</text:p>
          </table:table-cell>
          <table:covered-table-cell/>
          <table:table-cell table:number-columns-repeated="2" table:style-name="ce107"/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High</text:p>
          </table:table-cell>
          <table:covered-table-cell/>
          <table:table-cell table:number-columns-repeated="2" table:style-name="ce107"/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High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2" table:style-name="ce107"/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2" table:style-name="ce107"/>
          <table:table-cell office:value-type="string" table:style-name="ce17">
            <text:p>Статус</text:p>
          </table:table-cell>
          <table:table-cell table:number-columns-spanned="2" table:number-rows-spanned="1" table:style-name="ce73"/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Требованвие</text:p>
          </table:table-cell>
          <table:table-cell office:value-type="string" table:number-columns-spanned="2" table:number-rows-spanned="1" table:style-name="ce120">
            <text:p>N-S2</text:p>
          </table:table-cell>
          <table:covered-table-cell/>
          <table:table-cell table:number-columns-repeated="2" table:style-name="ce107"/>
          <table:table-cell office:value-type="string" table:style-name="ce17">
            <text:p>Требование</text:p>
          </table:table-cell>
          <table:table-cell office:value-type="string" table:number-columns-spanned="2" table:number-rows-spanned="1" table:style-name="ce120">
            <text:p>N-S2, G31</text:p>
          </table:table-cell>
          <table:covered-table-cell/>
          <table:table-cell table:number-columns-repeated="2" table:style-name="ce107"/>
          <table:table-cell office:value-type="string" table:style-name="ce17">
            <text:p>Тебование</text:p>
          </table:table-cell>
          <table:table-cell office:value-type="string" table:number-columns-spanned="2" table:number-rows-spanned="1" table:style-name="ce120">
            <text:p>N-S2, G31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Назна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2" table:style-name="ce107"/>
          <table:table-cell office:value-type="string" table:style-name="ce17">
            <text:p>Назна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2" table:style-name="ce107"/>
          <table:table-cell office:value-type="string" table:style-name="ce17">
            <text:p>Назан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fxruY_usWMiuLacvAMq6_-YaJGreTJm9/view?usp=sharing">Att22</text:a></text:p>
          </table:table-cell>
          <table:covered-table-cell/>
          <table:table-cell table:number-columns-repeated="2" table:style-name="ce107"/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qac4uo2MbY8gauwd2jD-qH_vUYAxthQj/view?usp=sharing">Att23</text:a></text:p>
          </table:table-cell>
          <table:covered-table-cell/>
          <table:table-cell table:number-columns-repeated="2" table:style-name="ce107"/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5Isxrh9rK8hiuyXQNXBvbYqICYDNgCvZ/view?usp=sharing">Att24</text:a></text:p>
          </table:table-cell>
          <table:covered-table-cell/>
          <table:table-cell table:number-columns-repeated="16371"/>
        </table:table-row>
        <table:table-row table:number-rows-repeated="2" table:style-name="ro1">
          <table:table-cell table:number-columns-repeated="13" table:style-name="ce107"/>
          <table:table-cell table:number-columns-repeated="16371"/>
        </table:table-row>
        <table:table-row table:style-name="ro3">
          <table:table-cell office:value-type="string" table:style-name="ce17">
            <text:p>ID</text:p>
          </table:table-cell>
          <table:table-cell office:value-type="float" office:value="25" table:number-columns-spanned="2" table:number-rows-spanned="1" table:style-name="ce119">
            <text:p>25</text:p>
          </table:table-cell>
          <table:covered-table-cell/>
          <table:table-cell table:number-columns-repeated="2" table:style-name="ce107"/>
          <table:table-cell office:value-type="string" table:style-name="ce17">
            <text:p>ID</text:p>
          </table:table-cell>
          <table:table-cell office:value-type="float" office:value="26" table:number-columns-spanned="2" table:number-rows-spanned="1" table:style-name="ce119">
            <text:p>26</text:p>
          </table:table-cell>
          <table:covered-table-cell/>
          <table:table-cell table:number-columns-repeated="2" table:style-name="ce107"/>
          <table:table-cell office:value-type="string" table:style-name="ce17">
            <text:p>ID</text:p>
          </table:table-cell>
          <table:table-cell office:value-type="float" office:value="27" table:number-columns-spanned="2" table:number-rows-spanned="1" table:style-name="ce119">
            <text:p>27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ри введении в поле Name 65 символов появляется сообщение <text:s/>"Error: All Fields are Required" , должно быть "Error: Invalid data input". Поле Name подсвечивается красным цветом</text:p>
          </table:table-cell>
          <table:covered-table-cell/>
          <table:table-cell table:number-columns-repeated="2" table:style-name="ce107"/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ри введении в поле Surname 65 символов происходит успешная регистрация, должно появляться сообщение "Error: Invalid data input". Поле Surname подсвечивается красным цветом</text:p>
          </table:table-cell>
          <table:covered-table-cell/>
          <table:table-cell table:number-columns-repeated="2" table:style-name="ce107"/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ри использовании пробела в качестве единственного символа в поле Name под кнопкой Submit появляется сообщение <text:s/>"Error: All Fields are Required" вместо сообщения "Error: Invalid data input", <text:s/>поле Name подсвечивается красным</text:p>
          </table:table-cell>
          <table:covered-table-cell/>
          <table:table-cell table:number-columns-repeated="16371"/>
        </table:table-row>
        <table:table-row table:style-name="ro8"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2" table:style-name="ce107"/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2" table:style-name="ce107"/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2" table:style-name="ce107"/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2" table:style-name="ce107"/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7">
            <text:p>Предусловие</text:p>
          </table:table-cell>
          <table:table-cell table:number-columns-repeated="2" table:style-name="ce107"/>
          <table:table-cell table:number-columns-repeated="16371"/>
        </table:table-row>
        <table:table-row table:style-name="ro3"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Ввести данные <text:s text:c="57"/>Name: TesterQAAAAAAAAAAAAAAAAAAAAAAAAAAAAAAAAAAAAAAAAAAAAQAAAAAAAAAAABC <text:s text:c="52"/>Surname:Testing <text:s text:c="70"/>Email: test@test.by <text:s text:c="71"/>Password: @Ell22 <text:s text:c="95"/>2. Нажать кнопку Submit<text:s text:c="9"/></text:p>
          </table:table-cell>
          <table:covered-table-cell/>
          <table:table-cell table:number-columns-repeated="2" table:style-name="ce107"/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Ввести данные <text:s text:c="57"/>Name: Tester <text:s text:c="52"/>Surname:TestingQAAAAAAAAAAAAAAAAAAAAAAAAAAAAAAAAAAAAAAAAAAAAQAAAAAAAAAAВC <text:s text:c="70"/>Email: test@test.by <text:s text:c="71"/>Password: @Ell22 <text:s text:c="95"/>2. Нажать кнопку Submit<text:s text:c="16"/></text:p>
          </table:table-cell>
          <table:covered-table-cell/>
          <table:table-cell table:number-columns-repeated="2" table:style-name="ce107"/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Ввести данные <text:s text:c="57"/>Name: пробел <text:s text:c="53"/>Surname:Testing <text:s text:c="70"/>Email: test@test.by <text:s text:c="71"/>Password: @Ell22 <text:s text:c="95"/>2. Нажать кнопку Submit<text:s text:c="8"/>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оявляется сообщение "Error: All Fields are Required"</text:p>
          </table:table-cell>
          <table:covered-table-cell/>
          <table:table-cell table:number-columns-repeated="2" table:style-name="ce107"/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оявляется сообщение "Success! Hello: <text:s/>Tester TestingQAAAAAAAAAAAAAAAAAAAAAAAAAAAAAAAAAAAAAAAAAAAAQAAAAAAAAAABC"</text:p>
          </table:table-cell>
          <table:covered-table-cell/>
          <table:table-cell table:number-columns-repeated="2" table:style-name="ce107"/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оявляется сообщение "Error: All Fields are Required"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1">
            <text:p>Под кнопкой Submit отображается сообщение об ошибке "Error: Invalid data input". Поле Name подсвечивается красным цветом</text:p>
          </table:table-cell>
          <table:covered-table-cell/>
          <table:table-cell table:number-columns-repeated="2" table:style-name="ce107"/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1">
            <text:p>Под кнопкой Submit отображается сообщение об ошибке "Error: Invalid data input". Поле Surname подсвечивается красным цветом</text:p>
          </table:table-cell>
          <table:covered-table-cell/>
          <table:table-cell table:number-columns-repeated="2" table:style-name="ce107"/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0">
            <text:p>Появляется сообщение об ошибке "Error: Invalid data input". Поле Name подсвечивается красным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inor</text:p>
          </table:table-cell>
          <table:covered-table-cell/>
          <table:table-cell table:number-columns-repeated="2" table:style-name="ce107"/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ajor</text:p>
          </table:table-cell>
          <table:covered-table-cell/>
          <table:table-cell table:number-columns-repeated="2" table:style-name="ce107"/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inor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Normal</text:p>
          </table:table-cell>
          <table:covered-table-cell/>
          <table:table-cell table:number-columns-repeated="2" table:style-name="ce107"/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Normal</text:p>
          </table:table-cell>
          <table:covered-table-cell/>
          <table:table-cell table:number-columns-repeated="2" table:style-name="ce107"/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Normal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2" table:style-name="ce107"/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2" table:style-name="ce107"/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Требование</text:p>
          </table:table-cell>
          <table:table-cell office:value-type="string" table:number-columns-spanned="2" table:number-rows-spanned="1" table:style-name="ce120">
            <text:p>N-S2, G31</text:p>
          </table:table-cell>
          <table:covered-table-cell/>
          <table:table-cell table:number-columns-repeated="2" table:style-name="ce107"/>
          <table:table-cell office:value-type="string" table:style-name="ce17">
            <text:p>Требование</text:p>
          </table:table-cell>
          <table:table-cell office:value-type="string" table:number-columns-spanned="2" table:number-rows-spanned="1" table:style-name="ce120">
            <text:p>N-S2, G31</text:p>
          </table:table-cell>
          <table:covered-table-cell/>
          <table:table-cell table:number-columns-repeated="2" table:style-name="ce107"/>
          <table:table-cell office:value-type="string" table:style-name="ce17">
            <text:p>Требование</text:p>
          </table:table-cell>
          <table:table-cell office:value-type="string" table:number-columns-spanned="2" table:number-rows-spanned="1" table:style-name="ce120">
            <text:p>NS-5, G25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Назан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2" table:style-name="ce107"/>
          <table:table-cell office:value-type="string" table:style-name="ce17">
            <text:p>Назан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2" table:style-name="ce107"/>
          <table:table-cell office:value-type="string" table:style-name="ce17">
            <text:p>Назан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O1z4quvTbEbdFrNlo_NsVAj8EghHZit_/view?usp=sharing">Att25</text:a></text:p>
          </table:table-cell>
          <table:covered-table-cell/>
          <table:table-cell table:number-columns-repeated="2" table:style-name="ce107"/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dgM1e5OwZRRW8fQBbE4YkVmYA75qFtxI/view?usp=sharing">Att26</text:a></text:p>
          </table:table-cell>
          <table:covered-table-cell/>
          <table:table-cell table:number-columns-repeated="2" table:style-name="ce107"/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IzNJHiYfxVbq7WfGaqp1o62tm-uQOOqe/view?usp=sharing">Att27</text:a></text:p>
          </table:table-cell>
          <table:covered-table-cell/>
          <table:table-cell table:number-columns-repeated="16371"/>
        </table:table-row>
        <table:table-row table:number-rows-repeated="4" table:style-name="ro1">
          <table:table-cell table:number-columns-repeated="13" table:style-name="ce107"/>
          <table:table-cell table:number-columns-repeated="16371"/>
        </table:table-row>
        <table:table-row table:style-name="ro3">
          <table:table-cell office:value-type="string" table:style-name="ce17">
            <text:p>ID</text:p>
          </table:table-cell>
          <table:table-cell office:value-type="float" office:value="28" table:number-columns-spanned="2" table:number-rows-spanned="1" table:style-name="ce119">
            <text:p>28</text:p>
          </table:table-cell>
          <table:covered-table-cell/>
          <table:table-cell table:number-columns-repeated="2" table:style-name="ce107"/>
          <table:table-cell office:value-type="string" table:style-name="ce17">
            <text:p>ID</text:p>
          </table:table-cell>
          <table:table-cell office:value-type="float" office:value="29" table:number-columns-spanned="2" table:number-rows-spanned="1" table:style-name="ce119">
            <text:p>29</text:p>
          </table:table-cell>
          <table:covered-table-cell/>
          <table:table-cell table:number-columns-repeated="2" table:style-name="ce107"/>
          <table:table-cell office:value-type="string" table:style-name="ce17">
            <text:p>ID</text:p>
          </table:table-cell>
          <table:table-cell office:value-type="float" office:value="30" table:number-columns-spanned="2" table:number-rows-spanned="1" table:style-name="ce119">
            <text:p>30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ри вводе данные в поле Name на кирилице происходит успешная регистрация пользователя, должно появляться сообщение "Invalid data input", поле Name подсвечивается красным</text:p>
          </table:table-cell>
          <table:covered-table-cell/>
          <table:table-cell table:number-columns-repeated="2" table:style-name="ce107"/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ри вводе данные в поле Surname на кирилице происходит успешная регистрация пользователя, должно появляться сообщение "Invalid data input", поле Surname подсвечивается красным<text:s text:c="8"/></text:p>
          </table:table-cell>
          <table:covered-table-cell/>
          <table:table-cell table:number-columns-repeated="2" table:style-name="ce107"/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ри введении пробеда в качестве последнего символа в поле Name происходит успешная регистрация, под кнопкой Submit должно появляться сообщение "Invalid data input", поле Name подсвечивается красным<text:s/></text:p>
          </table:table-cell>
          <table:covered-table-cell/>
          <table:table-cell table:number-columns-repeated="16371"/>
        </table:table-row>
        <table:table-row table:style-name="ro8"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2" table:style-name="ce107"/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2" table:style-name="ce107"/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2" table:style-name="ce107"/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2" table:style-name="ce107"/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Ввести данные <text:s text:c="57"/>Name: Тестировщик <text:s text:c="50"/>Surname:Testing <text:s text:c="70"/>Email: test@test.by <text:s text:c="71"/>Password: @Ell22 <text:s text:c="95"/>2. Нажать кнопку Submit<text:s text:c="16"/></text:p>
          </table:table-cell>
          <table:covered-table-cell/>
          <table:table-cell table:number-columns-repeated="2" table:style-name="ce107"/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Ввести данные <text:s text:c="57"/>Name: Tester <text:s text:c="53"/>Surname:Тестирование <text:s text:c="70"/>Email: test@test.by <text:s text:c="71"/>Password: @Ell22 <text:s text:c="95"/>2. Нажать кнопку Submit<text:s text:c="8"/></text:p>
          </table:table-cell>
          <table:covered-table-cell/>
          <table:table-cell table:number-columns-repeated="2" table:style-name="ce107"/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Name:Testerпробел <text:s text:c="77"/>Surname:Testing <text:s text:c="83"/>Email: test@test.by <text:s text:c="43"/>Password: @Ell22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оявляется сообщение <text:s/>"Success! Hello: Тестировщик Testing "</text:p>
          </table:table-cell>
          <table:covered-table-cell/>
          <table:table-cell table:number-columns-repeated="2" table:style-name="ce107"/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оявляется сообщение <text:s/>"Success! Hello: Tester Тестирование "</text:p>
          </table:table-cell>
          <table:covered-table-cell/>
          <table:table-cell table:number-columns-repeated="2" table:style-name="ce107"/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оявляется сообщение "Success! Hello: Tester Testing "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0">
            <text:p>Появляется сообщение об ошибке "Invalid data input". Поле Name подсвечивается красным</text:p>
          </table:table-cell>
          <table:covered-table-cell/>
          <table:table-cell table:number-columns-repeated="2" table:style-name="ce107"/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0">
            <text:p>Появляется сообщение об ошибке "Invalid data input". Поле Surname подсвечивается красным</text:p>
          </table:table-cell>
          <table:covered-table-cell/>
          <table:table-cell table:number-columns-repeated="2" table:style-name="ce107"/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1">
            <text:p>Появляется сообщение об ошибке "Invalid data input". Поле Name подсвечивается красным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ajor</text:p>
          </table:table-cell>
          <table:covered-table-cell/>
          <table:table-cell table:number-columns-repeated="2" table:style-name="ce107"/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ajor</text:p>
          </table:table-cell>
          <table:covered-table-cell/>
          <table:table-cell table:number-columns-repeated="2" table:style-name="ce107"/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ajor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Normal</text:p>
          </table:table-cell>
          <table:covered-table-cell/>
          <table:table-cell table:number-columns-repeated="2" table:style-name="ce107"/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Normal</text:p>
          </table:table-cell>
          <table:covered-table-cell/>
          <table:table-cell table:number-columns-repeated="2" table:style-name="ce107"/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Normal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2" table:style-name="ce107"/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2" table:style-name="ce107"/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Требованвие</text:p>
          </table:table-cell>
          <table:table-cell office:value-type="string" table:number-columns-spanned="2" table:number-rows-spanned="1" table:style-name="ce120">
            <text:p>NS-5, G25</text:p>
          </table:table-cell>
          <table:covered-table-cell/>
          <table:table-cell table:number-columns-repeated="2" table:style-name="ce107"/>
          <table:table-cell office:value-type="string" table:style-name="ce17">
            <text:p>Требование</text:p>
          </table:table-cell>
          <table:table-cell office:value-type="string" table:number-columns-spanned="2" table:number-rows-spanned="1" table:style-name="ce120">
            <text:p>NS-5, G25</text:p>
          </table:table-cell>
          <table:covered-table-cell/>
          <table:table-cell table:number-columns-repeated="2" table:style-name="ce107"/>
          <table:table-cell office:value-type="string" table:style-name="ce17">
            <text:p>Тебование</text:p>
          </table:table-cell>
          <table:table-cell office:value-type="string" table:number-columns-spanned="2" table:number-rows-spanned="1" table:style-name="ce120">
            <text:p>G25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Назна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2" table:style-name="ce107"/>
          <table:table-cell office:value-type="string" table:style-name="ce17">
            <text:p>Назна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2" table:style-name="ce107"/>
          <table:table-cell office:value-type="string" table:style-name="ce17">
            <text:p>Назан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R8qdQnLJC7W6vTNncTNzbBcyzgyaxoyc/view?usp=sharing">Att28</text:a></text:p>
          </table:table-cell>
          <table:covered-table-cell/>
          <table:table-cell table:number-columns-repeated="2" table:style-name="ce107"/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0L_XsreJEErzNuryEic0BfnupLAjo0Ob/view?usp=sharing">Att29</text:a></text:p>
          </table:table-cell>
          <table:covered-table-cell/>
          <table:table-cell table:number-columns-repeated="2" table:style-name="ce107"/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1TwQtKMJ8GFOKi8-6lUl8TdSfWCbHj2n/view?usp=sharing">Att30</text:a></text:p>
          </table:table-cell>
          <table:covered-table-cell/>
          <table:table-cell table:number-columns-repeated="16371"/>
        </table:table-row>
        <table:table-row table:number-rows-repeated="2" table:style-name="ro1">
          <table:table-cell table:number-columns-repeated="13" table:style-name="ce107"/>
          <table:table-cell table:number-columns-repeated="16371"/>
        </table:table-row>
        <table:table-row table:style-name="ro3">
          <table:table-cell office:value-type="string" table:style-name="ce17">
            <text:p>ID</text:p>
          </table:table-cell>
          <table:table-cell office:value-type="float" office:value="31" table:number-columns-spanned="2" table:number-rows-spanned="1" table:style-name="ce119">
            <text:p>31</text:p>
          </table:table-cell>
          <table:covered-table-cell/>
          <table:table-cell table:number-columns-repeated="2" table:style-name="ce107"/>
          <table:table-cell office:value-type="string" table:style-name="ce17">
            <text:p>ID</text:p>
          </table:table-cell>
          <table:table-cell office:value-type="float" office:value="32" table:number-columns-spanned="2" table:number-rows-spanned="1" table:style-name="ce119">
            <text:p>32</text:p>
          </table:table-cell>
          <table:covered-table-cell/>
          <table:table-cell table:number-columns-repeated="2" table:style-name="ce107"/>
          <table:table-cell office:value-type="string" table:style-name="ce17">
            <text:p>ID</text:p>
          </table:table-cell>
          <table:table-cell office:value-type="float" office:value="33" table:number-columns-spanned="2" table:number-rows-spanned="1" table:style-name="ce119">
            <text:p>33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ри вводве в поле Namе нецензурного выражения происходит регистрация пользователя, должно появляться сообщение <text:s/>"Invalid data input", поле Name подсвечивается красным</text:p>
          </table:table-cell>
          <table:covered-table-cell/>
          <table:table-cell table:number-columns-repeated="2" table:style-name="ce107"/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ри вводве в поле Surnamе нецензурного выражения происходит регистрация пользователя, должно появляться сообщение <text:s/>"Invalid data input", поле Surname подсвечивается красным</text:p>
          </table:table-cell>
          <table:covered-table-cell/>
          <table:table-cell table:number-columns-repeated="2" table:style-name="ce107"/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ри вводе в поле Email имени (до @) из 3 букв пброисходит успешная регистрация, должно появляться сообщение <text:s/>"Invalid data input", поле Email подсвечивается красным</text:p>
          </table:table-cell>
          <table:covered-table-cell/>
          <table:table-cell table:number-columns-repeated="16371"/>
        </table:table-row>
        <table:table-row table:style-name="ro8"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2" table:style-name="ce107"/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2" table:style-name="ce107"/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2" table:style-name="ce107"/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2" table:style-name="ce107"/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16371"/>
        </table:table-row>
        <table:table-row table:style-name="ro1">
          <table:table-cell office:value-type="string" table:number-columns-spanned="1" table:number-rows-spanned="3" table:style-name="ce119">
            <text:p>Описание</text:p>
          </table:table-cell>
          <table:table-cell office:value-type="string" table:number-columns-spanned="2" table:number-rows-spanned="1" table:style-name="ce74">
            <text:p>1. Ввести данные<text:s text:c="52"/></text:p>
          </table:table-cell>
          <table:covered-table-cell/>
          <table:table-cell table:number-columns-repeated="2" table:style-name="ce107"/>
          <table:table-cell office:value-type="string" table:number-columns-spanned="1" table:number-rows-spanned="3" table:style-name="ce119">
            <text:p>Описание</text:p>
          </table:table-cell>
          <table:table-cell office:value-type="string" table:number-columns-spanned="2" table:number-rows-spanned="1" table:style-name="ce74">
            <text:p>1. Ввести данные <text:s text:c="57"/>Name: Tester</text:p>
          </table:table-cell>
          <table:covered-table-cell/>
          <table:table-cell table:number-columns-repeated="2" table:style-name="ce107"/>
          <table:table-cell office:value-type="string" table:number-columns-spanned="1" table:number-rows-spanned="3" table:style-name="ce119">
            <text:p>Описание</text:p>
          </table:table-cell>
          <table:table-cell office:value-type="string" table:number-columns-spanned="2" table:number-rows-spanned="3" table:style-name="ce120">
            <text:p>1. Ввести данные <text:s text:c="62"/>Name:Tester <text:s text:c="56"/>Surname:Testing <text:s text:c="61"/>Email: bot@test.by <text:s text:c="47"/>Password: @Ell22 <text:s text:c="65"/>2. Нажать кнопку Submit</text:p>
          </table:table-cell>
          <table:covered-table-cell/>
          <table:table-cell table:number-columns-repeated="16371"/>
        </table:table-row>
        <table:table-row table:style-name="ro1">
          <table:covered-table-cell/>
          <table:table-cell office:value-type="string" table:style-name="ce116">
            <text:p><text:s text:c="3"/>Name:</text:p>
          </table:table-cell>
          <table:table-cell office:value-type="string" table:style-name="ce117">
            <text:p><text:a xlink:href="https://www.englishdom.com/blog/50-krutyx-i-grubyx-vyrazhenij-na-anglijskom-yazyke/">Link</text:a></text:p>
          </table:table-cell>
          <table:table-cell table:number-columns-repeated="2" table:style-name="ce107"/>
          <table:covered-table-cell/>
          <table:table-cell office:value-type="string" table:style-name="ce116">
            <text:p><text:s text:c="2"/>Surname:</text:p>
          </table:table-cell>
          <table:table-cell office:value-type="string" table:style-name="ce117">
            <text:p><text:a xlink:href="https://www.englishdom.com/blog/50-krutyx-i-grubyx-vyrazhenij-na-anglijskom-yazyke/">Link</text:a></text:p>
          </table:table-cell>
          <table:table-cell table:number-columns-repeated="2" table:style-name="ce107"/>
          <table:covered-table-cell/>
          <table:covered-table-cell/>
          <table:covered-table-cell/>
          <table:table-cell table:number-columns-repeated="16371"/>
        </table:table-row>
        <table:table-row table:style-name="ro1">
          <table:covered-table-cell/>
          <table:table-cell office:value-type="string" table:number-columns-spanned="2" table:number-rows-spanned="1" table:style-name="ce76">
            <text:p>Surname:@Testing <text:s text:c="70"/>Email: test@test.by <text:s text:c="71"/>Password: @Ell22 <text:s text:c="95"/>2. Нажать кнопку Submit<text:s text:c="16"/></text:p>
          </table:table-cell>
          <table:covered-table-cell/>
          <table:table-cell table:number-columns-repeated="2" table:style-name="ce107"/>
          <table:covered-table-cell/>
          <table:table-cell office:value-type="string" table:number-columns-spanned="2" table:number-rows-spanned="1" table:style-name="ce76">
            <text:p>Email: test@test.by <text:s text:c="71"/>Password: @Ell22 <text:s text:c="95"/>2. Нажать кнопку Submit<text:s text:c="8"/></text:p>
          </table:table-cell>
          <table:covered-table-cell/>
          <table:table-cell table:number-columns-repeated="2" table:style-name="ce107"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оявляется сообщение "Success! Hello: Name Testing"</text:p>
          </table:table-cell>
          <table:covered-table-cell/>
          <table:table-cell table:number-columns-repeated="2" table:style-name="ce107"/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оявляется сообщение "Success! Hello: Tester Surname"</text:p>
          </table:table-cell>
          <table:covered-table-cell/>
          <table:table-cell table:number-columns-repeated="2" table:style-name="ce107"/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оявляетя сообщение "Success! Hello: Tester Testing "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1">
            <text:p>Появляется сообщение об ошибке "Invalid data input". Поле Name подсвечивается красным</text:p>
          </table:table-cell>
          <table:covered-table-cell/>
          <table:table-cell table:number-columns-repeated="2" table:style-name="ce107"/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0">
            <text:p>Появляется сообщение об ошибке "Invalid data input". Поле Surname подсвечивается красным</text:p>
          </table:table-cell>
          <table:covered-table-cell/>
          <table:table-cell table:number-columns-repeated="2" table:style-name="ce107"/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0">
            <text:p>Появляется сообщение об ошибке "Invalid data input". Поле Email подсвечивается красным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ajor</text:p>
          </table:table-cell>
          <table:covered-table-cell/>
          <table:table-cell table:number-columns-repeated="2" table:style-name="ce107"/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ajor</text:p>
          </table:table-cell>
          <table:covered-table-cell/>
          <table:table-cell table:number-columns-repeated="2" table:style-name="ce107"/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jor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High</text:p>
          </table:table-cell>
          <table:covered-table-cell/>
          <table:table-cell table:number-columns-repeated="2" table:style-name="ce107"/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High</text:p>
          </table:table-cell>
          <table:covered-table-cell/>
          <table:table-cell table:number-columns-repeated="2" table:style-name="ce107"/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Low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2" table:style-name="ce107"/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2" table:style-name="ce107"/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Требование</text:p>
          </table:table-cell>
          <table:table-cell office:value-type="string" table:number-columns-spanned="2" table:number-rows-spanned="1" table:style-name="ce120">
            <text:p>G18</text:p>
          </table:table-cell>
          <table:covered-table-cell/>
          <table:table-cell table:number-columns-repeated="2" table:style-name="ce107"/>
          <table:table-cell office:value-type="string" table:style-name="ce17">
            <text:p>Требование</text:p>
          </table:table-cell>
          <table:table-cell office:value-type="string" table:number-columns-spanned="2" table:number-rows-spanned="1" table:style-name="ce120">
            <text:p>G18</text:p>
          </table:table-cell>
          <table:covered-table-cell/>
          <table:table-cell table:number-columns-repeated="2" table:style-name="ce107"/>
          <table:table-cell office:value-type="string" table:style-name="ce17">
            <text:p>Требование</text:p>
          </table:table-cell>
          <table:table-cell office:value-type="string" table:number-columns-spanned="2" table:number-rows-spanned="1" table:style-name="ce120">
            <text:p>EML2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Назан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2" table:style-name="ce107"/>
          <table:table-cell office:value-type="string" table:style-name="ce17">
            <text:p>Назан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2" table:style-name="ce107"/>
          <table:table-cell office:value-type="string" table:style-name="ce17">
            <text:p>Назан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Приложения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7">
            <text:p>Приложения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T-0D-ZgUppJ3xziBczozLJwDCySW0V9s/view?usp=sharing">Att33</text:a></text:p>
          </table:table-cell>
          <table:covered-table-cell/>
          <table:table-cell table:number-columns-repeated="16371"/>
        </table:table-row>
        <table:table-row table:number-rows-repeated="2" table:style-name="ro1">
          <table:table-cell table:number-columns-repeated="13" table:style-name="ce107"/>
          <table:table-cell table:number-columns-repeated="16371"/>
        </table:table-row>
        <table:table-row table:style-name="ro3">
          <table:table-cell office:value-type="string" table:style-name="ce17">
            <text:p>ID</text:p>
          </table:table-cell>
          <table:table-cell office:value-type="float" office:value="34" table:number-columns-spanned="2" table:number-rows-spanned="1" table:style-name="ce119">
            <text:p>34</text:p>
          </table:table-cell>
          <table:covered-table-cell/>
          <table:table-cell table:number-columns-repeated="2" table:style-name="ce107"/>
          <table:table-cell office:value-type="string" table:style-name="ce17">
            <text:p>ID</text:p>
          </table:table-cell>
          <table:table-cell office:value-type="float" office:value="35" table:number-columns-spanned="2" table:number-rows-spanned="1" table:style-name="ce119">
            <text:p>35</text:p>
          </table:table-cell>
          <table:covered-table-cell/>
          <table:table-cell table:number-columns-repeated="2" table:style-name="ce107"/>
          <table:table-cell office:value-type="string" table:style-name="ce17">
            <text:p>ID</text:p>
          </table:table-cell>
          <table:table-cell office:value-type="float" office:value="36" table:number-columns-spanned="2" table:number-rows-spanned="1" table:style-name="ce119">
            <text:p>36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ри вводе в поле Email имени (до @) символа &amp; происходит успешная регистрация пользователя, должно появлсяться сообщение "Invalid data input", поле Email подсвечивается красным<text:s text:c="8"/></text:p>
          </table:table-cell>
          <table:covered-table-cell/>
          <table:table-cell table:number-columns-repeated="2" table:style-name="ce107"/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ри вводе в поле Email имени (до @) из 33 букв происходит успешная регистрация пользователя, должно появлсяться сообщение "Invalid data input", поле Email подсвечивается красным<text:s text:c="8"/></text:p>
          </table:table-cell>
          <table:covered-table-cell/>
          <table:table-cell table:number-columns-repeated="2" table:style-name="ce107"/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ри использовании одного символа в доменном имени (от @ до . ) происходит успешная регистрация, должно поялвяться сообщение "Invalid data input", поле Email подсвечивается красным<text:s text:c="8"/></text:p>
          </table:table-cell>
          <table:covered-table-cell/>
          <table:table-cell table:number-columns-repeated="16371"/>
        </table:table-row>
        <table:table-row table:style-name="ro8"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2" table:style-name="ce107"/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2" table:style-name="ce107"/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2" table:style-name="ce107"/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2" table:style-name="ce107"/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Ввести данные <text:s text:c="53"/>Name:Tester <text:s text:c="62"/>Surname:Testing <text:s text:c="52"/>Email: <text:s/>&amp;test@test.by@test.by <text:s text:c="79"/>Password: @Ell22 <text:s text:c="57"/>2.Нажать кнопку Submit<text:s text:c="11"/></text:p>
          </table:table-cell>
          <table:covered-table-cell/>
          <table:table-cell table:number-columns-repeated="2" table:style-name="ce107"/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Ввести данные <text:s text:c="53"/>Name:Tester <text:s text:c="62"/>Surname:Testing <text:s text:c="52"/>Email: testtttttttttttttttttttttttttttAB@test.by <text:s text:c="27"/>Password: @Ell22 <text:s text:c="4"/>vvvvvvvvvvvvvvvv <text:s text:c="34"/>2.Нажать кнопку Submit<text:s text:c="10"/></text:p>
          </table:table-cell>
          <table:covered-table-cell/>
          <table:table-cell table:number-columns-repeated="2" table:style-name="ce107"/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Ввести данные <text:s text:c="48"/>Name:Tester <text:s text:c="49"/>Surname:Testing <text:s text:c="69"/>Email: test@t.by <text:s text:c="55"/>Password: @Ell22 <text:s text:c="62"/>2. Нажать кнопку Submit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оявляетя сообщение "Success! Hello: Tester Testing"</text:p>
          </table:table-cell>
          <table:covered-table-cell/>
          <table:table-cell table:number-columns-repeated="2" table:style-name="ce107"/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оявляетя сообщение "Success! Hello: Tester Testing"</text:p>
          </table:table-cell>
          <table:covered-table-cell/>
          <table:table-cell table:number-columns-repeated="2" table:style-name="ce107"/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оявляется сообщение "Success! Hello: Tester Testing "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0">
            <text:p>Появляется сообщение об ошибке "Invalid data input". Поле Email подсвечивается красным</text:p>
          </table:table-cell>
          <table:covered-table-cell/>
          <table:table-cell table:number-columns-repeated="2" table:style-name="ce107"/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0">
            <text:p>Появляется сообщение об ошибке "Invalid data input". Поле Email подсвечивается красным</text:p>
          </table:table-cell>
          <table:covered-table-cell/>
          <table:table-cell table:number-columns-repeated="2" table:style-name="ce107"/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1">
            <text:p>Появляется сообщение об ошибке "Invalid data input". Поле Email подсвечивается красным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ajor</text:p>
          </table:table-cell>
          <table:covered-table-cell/>
          <table:table-cell table:number-columns-repeated="2" table:style-name="ce107"/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ajor</text:p>
          </table:table-cell>
          <table:covered-table-cell/>
          <table:table-cell table:number-columns-repeated="2" table:style-name="ce107"/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ajor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Low</text:p>
          </table:table-cell>
          <table:covered-table-cell/>
          <table:table-cell table:number-columns-repeated="2" table:style-name="ce107"/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Low</text:p>
          </table:table-cell>
          <table:covered-table-cell/>
          <table:table-cell table:number-columns-repeated="2" table:style-name="ce107"/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Normal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2" table:style-name="ce107"/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2" table:style-name="ce107"/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Требованвие</text:p>
          </table:table-cell>
          <table:table-cell office:value-type="string" table:number-columns-spanned="2" table:number-rows-spanned="1" table:style-name="ce120">
            <text:p>EML2</text:p>
          </table:table-cell>
          <table:covered-table-cell/>
          <table:table-cell table:number-columns-repeated="2" table:style-name="ce107"/>
          <table:table-cell office:value-type="string" table:style-name="ce17">
            <text:p>Требование</text:p>
          </table:table-cell>
          <table:table-cell office:value-type="string" table:number-columns-spanned="2" table:number-rows-spanned="1" table:style-name="ce120">
            <text:p>EML2</text:p>
          </table:table-cell>
          <table:covered-table-cell/>
          <table:table-cell table:number-columns-repeated="2" table:style-name="ce107"/>
          <table:table-cell office:value-type="string" table:style-name="ce17">
            <text:p>Тебование</text:p>
          </table:table-cell>
          <table:table-cell office:value-type="string" table:number-columns-spanned="2" table:number-rows-spanned="1" table:style-name="ce120">
            <text:p>EML3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Назна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2" table:style-name="ce107"/>
          <table:table-cell office:value-type="string" table:style-name="ce17">
            <text:p>Назна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2" table:style-name="ce107"/>
          <table:table-cell office:value-type="string" table:style-name="ce17">
            <text:p>Назан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wH7wVOoXgNBUOfobOx6HD_Sl0murMwYX/view?usp=sharing">Att34</text:a></text:p>
          </table:table-cell>
          <table:covered-table-cell/>
          <table:table-cell table:number-columns-repeated="2" table:style-name="ce107"/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AgJGLghe8YbCgUuhoQcEpGqlZdVpCQ9R/view?usp=sharing">Att35</text:a></text:p>
          </table:table-cell>
          <table:covered-table-cell/>
          <table:table-cell table:number-columns-repeated="2" table:style-name="ce107"/>
          <table:table-cell office:value-type="string" table:style-name="ce17">
            <text:p>Приложения</text:p>
          </table:table-cell>
          <table:table-cell table:number-columns-spanned="2" table:number-rows-spanned="1" table:style-name="ce73"/>
          <table:covered-table-cell/>
          <table:table-cell table:number-columns-repeated="16371"/>
        </table:table-row>
        <table:table-row table:number-rows-repeated="2" table:style-name="ro1">
          <table:table-cell table:number-columns-repeated="13" table:style-name="ce107"/>
          <table:table-cell table:number-columns-repeated="16371"/>
        </table:table-row>
        <table:table-row table:style-name="ro3">
          <table:table-cell office:value-type="string" table:style-name="ce17">
            <text:p>ID</text:p>
          </table:table-cell>
          <table:table-cell office:value-type="float" office:value="37" table:number-columns-spanned="2" table:number-rows-spanned="1" table:style-name="ce119">
            <text:p>37</text:p>
          </table:table-cell>
          <table:covered-table-cell/>
          <table:table-cell table:number-columns-repeated="2" table:style-name="ce107"/>
          <table:table-cell office:value-type="string" table:style-name="ce17">
            <text:p>ID</text:p>
          </table:table-cell>
          <table:table-cell office:value-type="float" office:value="38" table:number-columns-spanned="2" table:number-rows-spanned="1" table:style-name="ce119">
            <text:p>38</text:p>
          </table:table-cell>
          <table:covered-table-cell/>
          <table:table-cell table:number-columns-repeated="2" table:style-name="ce107"/>
          <table:table-cell office:value-type="string" table:style-name="ce17">
            <text:p>ID</text:p>
          </table:table-cell>
          <table:table-cell office:value-type="float" office:value="39" table:number-columns-spanned="2" table:number-rows-spanned="1" table:style-name="ce119">
            <text:p>39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ри использовании 25 символов в доменном имени <text:s/>(от @ до . ) происходит успешная регистрация, должно поялвяться сообщение "Invalid data input", поле Email подсвечивается красным<text:s text:c="9"/></text:p>
          </table:table-cell>
          <table:covered-table-cell/>
          <table:table-cell table:number-columns-repeated="2" table:style-name="ce107"/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ри использовании 1 символа в домене (после . ) происходит успешная регистрация, должно поялвяться сообщение "Invalid data input", поле Email подсвечивается красным<text:s text:c="2"/></text:p>
          </table:table-cell>
          <table:covered-table-cell/>
          <table:table-cell table:number-columns-repeated="2" table:style-name="ce107"/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ри использовании 17 символов в домене (после . ) происходит успешная регистрация, должно поялвяться сообщение "Invalid data input", поле Email подсвечивается красным<text:s text:c="10"/></text:p>
          </table:table-cell>
          <table:covered-table-cell/>
          <table:table-cell table:number-columns-repeated="16371"/>
        </table:table-row>
        <table:table-row table:style-name="ro8"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2" table:style-name="ce107"/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2" table:style-name="ce107"/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2" table:style-name="ce107"/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2" table:style-name="ce107"/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Ввести данные <text:s text:c="48"/>Name:Tester <text:s text:c="49"/>Surname:Testing <text:s text:c="69"/>Email:test@testertesttesttesttestte.by <text:s text:c="55"/>Password: @Ell22 <text:s text:c="54"/>2. Нажать кнопку Submit<text:s text:c="8"/></text:p>
          </table:table-cell>
          <table:covered-table-cell/>
          <table:table-cell table:number-columns-repeated="2" table:style-name="ce107"/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Ввести данные <text:s text:c="48"/>Name:Tester <text:s text:c="49"/>Surname:Testing <text:s text:c="69"/>Email:test@test.b <text:s text:c="55"/>Password: @Ell22 <text:s text:c="54"/>2. Нажать кнопку Submit<text:s text:c="8"/></text:p>
          </table:table-cell>
          <table:covered-table-cell/>
          <table:table-cell table:number-columns-repeated="2" table:style-name="ce107"/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Ввести данные <text:s text:c="48"/>Name:Tester <text:s text:c="49"/>Surname:Testing <text:s text:c="69"/>Email:test@test.bybybybybybybybyb <text:s text:c="56"/>Password: @Ell22 <text:s text:c="70"/>2. Нажать кнопку Submit<text:s text:c="10"/>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оявляется сообщение "Success! Hello: Tester Testing "</text:p>
          </table:table-cell>
          <table:covered-table-cell/>
          <table:table-cell table:number-columns-repeated="2" table:style-name="ce107"/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оявляется сообщение "Success! Hello: Tester Testing "</text:p>
          </table:table-cell>
          <table:covered-table-cell/>
          <table:table-cell table:number-columns-repeated="2" table:style-name="ce107"/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оявляется сообщение "Success! Hello: Tester Testing "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1">
            <text:p>Появляется сообщение об ошибке "Invalid data input". Поле Email подсвечивается красным</text:p>
          </table:table-cell>
          <table:covered-table-cell/>
          <table:table-cell table:number-columns-repeated="2" table:style-name="ce107"/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1">
            <text:p>Появляется сообщение об ошибке "Invalid data input". Поле Email подсвечивается красным</text:p>
          </table:table-cell>
          <table:covered-table-cell/>
          <table:table-cell table:number-columns-repeated="2" table:style-name="ce107"/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1">
            <text:p>Появляется сообщение об ошибке "Invalid data input". Поле Email подсвечивается красным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ajor</text:p>
          </table:table-cell>
          <table:covered-table-cell/>
          <table:table-cell table:number-columns-repeated="2" table:style-name="ce107"/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ajor</text:p>
          </table:table-cell>
          <table:covered-table-cell/>
          <table:table-cell table:number-columns-repeated="2" table:style-name="ce107"/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ajor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Normal</text:p>
          </table:table-cell>
          <table:covered-table-cell/>
          <table:table-cell table:number-columns-repeated="2" table:style-name="ce107"/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Normal</text:p>
          </table:table-cell>
          <table:covered-table-cell/>
          <table:table-cell table:number-columns-repeated="2" table:style-name="ce107"/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Normal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2" table:style-name="ce107"/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2" table:style-name="ce107"/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Требованвие</text:p>
          </table:table-cell>
          <table:table-cell office:value-type="string" table:number-columns-spanned="2" table:number-rows-spanned="1" table:style-name="ce120">
            <text:p>EML3</text:p>
          </table:table-cell>
          <table:covered-table-cell/>
          <table:table-cell table:number-columns-repeated="2" table:style-name="ce107"/>
          <table:table-cell office:value-type="string" table:style-name="ce17">
            <text:p>Требование</text:p>
          </table:table-cell>
          <table:table-cell office:value-type="string" table:number-columns-spanned="2" table:number-rows-spanned="1" table:style-name="ce120">
            <text:p>EML4</text:p>
          </table:table-cell>
          <table:covered-table-cell/>
          <table:table-cell table:number-columns-repeated="2" table:style-name="ce107"/>
          <table:table-cell office:value-type="string" table:style-name="ce17">
            <text:p>Тебование</text:p>
          </table:table-cell>
          <table:table-cell office:value-type="string" table:number-columns-spanned="2" table:number-rows-spanned="1" table:style-name="ce120">
            <text:p>EML4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Назна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2" table:style-name="ce107"/>
          <table:table-cell office:value-type="string" table:style-name="ce17">
            <text:p>Назна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2" table:style-name="ce107"/>
          <table:table-cell office:value-type="string" table:style-name="ce17">
            <text:p>Назан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pc2vrQ5nfaq7ptDcmW9ju304OJQwsdxK/view?usp=sharing">Att37</text:a></text:p>
          </table:table-cell>
          <table:covered-table-cell/>
          <table:table-cell table:number-columns-repeated="2" table:style-name="ce107"/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TeS2T-epuxcdjsqqIMnHK9SPAj4xxxFU/view?usp=sharing">Att38</text:a></text:p>
          </table:table-cell>
          <table:covered-table-cell/>
          <table:table-cell table:number-columns-repeated="2" table:style-name="ce107"/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ZjBW1oUFJze9Cv7MpQTnhWDNZpWopiIK/view?usp=sharing">Att39</text:a></text:p>
          </table:table-cell>
          <table:covered-table-cell/>
          <table:table-cell table:number-columns-repeated="16371"/>
        </table:table-row>
        <table:table-row table:number-rows-repeated="2" table:style-name="ro1">
          <table:table-cell table:number-columns-repeated="13" table:style-name="ce107"/>
          <table:table-cell table:number-columns-repeated="16371"/>
        </table:table-row>
        <table:table-row table:style-name="ro3">
          <table:table-cell office:value-type="string" table:style-name="ce17">
            <text:p>ID</text:p>
          </table:table-cell>
          <table:table-cell office:value-type="float" office:value="40" table:number-columns-spanned="2" table:number-rows-spanned="1" table:style-name="ce119">
            <text:p>40</text:p>
          </table:table-cell>
          <table:covered-table-cell/>
          <table:table-cell table:number-columns-repeated="2" table:style-name="ce107"/>
          <table:table-cell office:value-type="string" table:style-name="ce17">
            <text:p>ID</text:p>
          </table:table-cell>
          <table:table-cell office:value-type="float" office:value="41" table:number-columns-spanned="2" table:number-rows-spanned="1" table:style-name="ce119">
            <text:p>41</text:p>
          </table:table-cell>
          <table:covered-table-cell/>
          <table:table-cell table:number-columns-repeated="2" table:style-name="ce107"/>
          <table:table-cell office:value-type="string" table:style-name="ce17">
            <text:p>ID</text:p>
          </table:table-cell>
          <table:table-cell office:value-type="float" office:value="42" table:number-columns-spanned="2" table:number-rows-spanned="1" table:style-name="ce119">
            <text:p>42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При одновременноииспользовании в поле email двух символов @@ <text:s/>происходит успешная регистрация, должно поялвяться сообщение "Invalid data input", поле Email подсвечивается красным<text:s text:c="10"/></text:p>
          </table:table-cell>
          <table:covered-table-cell/>
          <table:table-cell table:number-columns-repeated="2" table:style-name="ce107"/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<text:s/>При вводе в поле Password 5 символов происходит успешная регистрация, должно поялвяться сообщение "Invalid data input", поле Password подсвечивается красным<text:s text:c="4"/></text:p>
          </table:table-cell>
          <table:covered-table-cell/>
          <table:table-cell table:number-columns-repeated="2" table:style-name="ce107"/>
          <table:table-cell office:value-type="string" table:style-name="ce17">
            <text:p>Title</text:p>
          </table:table-cell>
          <table:table-cell office:value-type="string" table:number-columns-spanned="2" table:number-rows-spanned="1" table:style-name="ce120">
            <text:p><text:s/>При вводе в поле Password 17 символов происходит успешная регистрация, должно поялвяться сообщение "Invalid data input", поле Password подсвечивается красным<text:s text:c="4"/></text:p>
          </table:table-cell>
          <table:covered-table-cell/>
          <table:table-cell table:number-columns-repeated="16371"/>
        </table:table-row>
        <table:table-row table:style-name="ro8"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2" table:style-name="ce107"/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2" table:style-name="ce107"/>
          <table:table-cell office:value-type="string" table:number-columns-spanned="1" table:number-rows-spanned="2" table:style-name="ce119">
            <text:p>Окружение</text:p>
          </table:table-cell>
          <table:table-cell office:value-type="string" table:style-name="ce108">
            <text:p>OS</text:p>
          </table:table-cell>
          <table:table-cell office:value-type="string" table:style-name="ce108">
            <text:p>Windows 10 Pro v. 10.0.19043 ass. 19043, Android v. 12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2" table:style-name="ce107"/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2" table:style-name="ce107"/>
          <table:covered-table-cell/>
          <table:table-cell office:value-type="string" table:style-name="ce108">
            <text:p>Browser</text:p>
          </table:table-cell>
          <table:table-cell office:value-type="string" table:style-name="ce108">
            <text:p>Mozilla Firefox, Google Chrome, Safari</text:p>
          </table:table-cell>
          <table:table-cell table:number-columns-repeated="16371"/>
        </table:table-row>
        <table:table-row table:style-name="ro3"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07"/>
          <table:table-cell office:value-type="string" table:style-name="ce17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Ввести данные <text:s text:c="48"/>Name:Tester <text:s text:c="49"/>Surname:Testing <text:s text:c="69"/>Email::test@@test.by <text:s text:c="56"/>Password: @Ell22 <text:s text:c="54"/>2. Нажать кнопку Submit<text:s text:c="16"/></text:p>
          </table:table-cell>
          <table:covered-table-cell/>
          <table:table-cell table:number-columns-repeated="2" table:style-name="ce107"/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Ввести данные <text:s text:c="48"/>Name:Tester <text:s text:c="49"/>Surname:Testing <text:s text:c="69"/>Email::test@test.by <text:s text:c="56"/>Password: @El22 <text:s text:c="63"/>2. Нажать кнопку Submit<text:s text:c="24"/></text:p>
          </table:table-cell>
          <table:covered-table-cell/>
          <table:table-cell table:number-columns-repeated="2" table:style-name="ce107"/>
          <table:table-cell office:value-type="string" table:style-name="ce17">
            <text:p>Описание</text:p>
          </table:table-cell>
          <table:table-cell office:value-type="string" table:number-columns-spanned="2" table:number-rows-spanned="1" table:style-name="ce120">
            <text:p>1. Ввести данные <text:s text:c="48"/>Name:Tester <text:s text:c="49"/>Surname:Testing <text:s text:c="69"/>Email::test@test.by <text:s text:c="56"/>Password: @Ell22testtesttes <text:s text:c="63"/>2. Нажать кнопку Submit<text:s text:c="24"/>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оявляется сообщение "Success! Hello: Tester Testing "</text:p>
          </table:table-cell>
          <table:covered-table-cell/>
          <table:table-cell table:number-columns-repeated="2" table:style-name="ce107"/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оявляется сообщение "Success! Hello: Tester Testing "</text:p>
          </table:table-cell>
          <table:covered-table-cell/>
          <table:table-cell table:number-columns-repeated="2" table:style-name="ce107"/>
          <table:table-cell office:value-type="string" table:style-name="ce17">
            <text:p>Фактический результат</text:p>
          </table:table-cell>
          <table:table-cell office:value-type="string" table:number-columns-spanned="2" table:number-rows-spanned="1" table:style-name="ce120">
            <text:p>Появляется сообщение "Success! Hello: Tester Testing "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1">
            <text:p>Появляется сообщение об ошибке "Invalid data input". Поле Email подсвечивается красным</text:p>
          </table:table-cell>
          <table:covered-table-cell/>
          <table:table-cell table:number-columns-repeated="2" table:style-name="ce107"/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1">
            <text:p>Появляется сообщение об ошибке "Invalid data input". Поле Password подсвечивается красным</text:p>
          </table:table-cell>
          <table:covered-table-cell/>
          <table:table-cell table:number-columns-repeated="2" table:style-name="ce107"/>
          <table:table-cell office:value-type="string" table:style-name="ce17">
            <text:p>Ожидаемый результат</text:p>
          </table:table-cell>
          <table:table-cell office:value-type="string" table:number-columns-spanned="2" table:number-rows-spanned="1" table:style-name="ce121">
            <text:p>Появляется сообщение об ошибке "Invalid data input". Поле Password подсвечивается красным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ajor</text:p>
          </table:table-cell>
          <table:covered-table-cell/>
          <table:table-cell table:number-columns-repeated="2" table:style-name="ce107"/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ajor</text:p>
          </table:table-cell>
          <table:covered-table-cell/>
          <table:table-cell table:number-columns-repeated="2" table:style-name="ce107"/>
          <table:table-cell office:value-type="string" table:style-name="ce17">
            <text:p>Важность</text:p>
          </table:table-cell>
          <table:table-cell office:value-type="string" table:number-columns-spanned="2" table:number-rows-spanned="1" table:style-name="ce120">
            <text:p>Major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Normal</text:p>
          </table:table-cell>
          <table:covered-table-cell/>
          <table:table-cell table:number-columns-repeated="2" table:style-name="ce107"/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Normal</text:p>
          </table:table-cell>
          <table:covered-table-cell/>
          <table:table-cell table:number-columns-repeated="2" table:style-name="ce107"/>
          <table:table-cell office:value-type="string" table:style-name="ce17">
            <text:p>Срочность</text:p>
          </table:table-cell>
          <table:table-cell office:value-type="string" table:number-columns-spanned="2" table:number-rows-spanned="1" table:style-name="ce120">
            <text:p>Normal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2" table:style-name="ce107"/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2" table:style-name="ce107"/>
          <table:table-cell office:value-type="string" table:style-name="ce17">
            <text:p>Статус</text:p>
          </table:table-cell>
          <table:table-cell office:value-type="string" table:number-columns-spanned="2" table:number-rows-spanned="1" table:style-name="ce120">
            <text:p>New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Требованвие</text:p>
          </table:table-cell>
          <table:table-cell office:value-type="string" table:number-columns-spanned="2" table:number-rows-spanned="1" table:style-name="ce120">
            <text:p>EML7</text:p>
          </table:table-cell>
          <table:covered-table-cell/>
          <table:table-cell table:number-columns-repeated="2" table:style-name="ce107"/>
          <table:table-cell office:value-type="string" table:style-name="ce17">
            <text:p>Требование</text:p>
          </table:table-cell>
          <table:table-cell office:value-type="string" table:number-columns-spanned="2" table:number-rows-spanned="1" table:style-name="ce120">
            <text:p>PW1</text:p>
          </table:table-cell>
          <table:covered-table-cell/>
          <table:table-cell table:number-columns-repeated="2" table:style-name="ce107"/>
          <table:table-cell office:value-type="string" table:style-name="ce17">
            <text:p>Тебование</text:p>
          </table:table-cell>
          <table:table-cell office:value-type="string" table:number-columns-spanned="2" table:number-rows-spanned="1" table:style-name="ce120">
            <text:p>PW1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Назна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2" table:style-name="ce107"/>
          <table:table-cell office:value-type="string" table:style-name="ce17">
            <text:p>Назна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2" table:style-name="ce107"/>
          <table:table-cell office:value-type="string" table:style-name="ce17">
            <text:p>Назанчен</text:p>
          </table:table-cell>
          <table:table-cell office:value-type="string" table:number-columns-spanned="2" table:number-rows-spanned="1" table:style-name="ce120">
            <text:p>Dev1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iuVeS8hRzSO4rVg5QFD0uuKSXXEn0wpL/view?usp=sharing">Att40</text:a></text:p>
          </table:table-cell>
          <table:covered-table-cell/>
          <table:table-cell table:number-columns-repeated="2" table:style-name="ce107"/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Bd6GdHi_iMwhSIkTtD9MzA9Ini0xfagh/view?usp=sharing">Att41</text:a></text:p>
          </table:table-cell>
          <table:covered-table-cell/>
          <table:table-cell table:number-columns-repeated="2" table:style-name="ce107"/>
          <table:table-cell office:value-type="string" table:style-name="ce17">
            <text:p>Приложения</text:p>
          </table:table-cell>
          <table:table-cell office:value-type="string" table:number-columns-spanned="2" table:number-rows-spanned="1" table:style-name="ce122">
            <text:p><text:a xlink:href="https://drive.google.com/file/d/1yia1Qv5RmO6udTNd3RVR4kFY1hbuHEec/view?usp=sharing">Att42</text:a></text:p>
          </table:table-cell>
          <table:covered-table-cell/>
          <table:table-cell table:number-columns-repeated="16371"/>
        </table:table-row>
        <table:table-row table:number-rows-repeated="2" table:style-name="ro7">
          <table:table-cell table:number-columns-repeated="16384"/>
        </table:table-row>
        <table:table-row table:style-name="ro3">
          <table:table-cell office:value-type="string" table:style-name="ce118">
            <text:p>ID</text:p>
          </table:table-cell>
          <table:table-cell office:value-type="float" office:value="43" table:number-columns-spanned="2" table:number-rows-spanned="1" table:style-name="ce119">
            <text:p>43</text:p>
          </table:table-cell>
          <table:covered-table-cell/>
          <table:table-cell table:number-columns-repeated="2" table:style-name="ce1"/>
          <table:table-cell office:value-type="string" table:style-name="ce118">
            <text:p>ID</text:p>
          </table:table-cell>
          <table:table-cell office:value-type="float" office:value="44" table:number-columns-spanned="2" table:number-rows-spanned="1" table:style-name="ce119">
            <text:p>44</text:p>
          </table:table-cell>
          <table:covered-table-cell/>
          <table:table-cell table:number-columns-repeated="2" table:style-name="ce1"/>
          <table:table-cell office:value-type="string" table:style-name="ce118">
            <text:p>ID</text:p>
          </table:table-cell>
          <table:table-cell office:value-type="float" office:value="45" table:number-columns-spanned="2" table:number-rows-spanned="1" table:style-name="ce119">
            <text:p>45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18">
            <text:p>Title</text:p>
          </table:table-cell>
          <table:table-cell office:value-type="string" table:number-columns-spanned="2" table:number-rows-spanned="1" table:style-name="ce72">
            <text:p>При вводе в поле Password 2 спецсимволов подряд происходит успешная регистрация, должно поялвяться сообщение "Invalid data input", поле Password подсвечивается красным<text:s text:c="4"/></text:p>
          </table:table-cell>
          <table:covered-table-cell/>
          <table:table-cell table:number-columns-repeated="2" table:style-name="ce1"/>
          <table:table-cell office:value-type="string" table:style-name="ce118">
            <text:p>Title</text:p>
          </table:table-cell>
          <table:table-cell office:value-type="string" table:number-columns-spanned="2" table:number-rows-spanned="1" table:style-name="ce72">
            <text:p>В названии поля Surname пропущена буква "n" между буквами 'r" и "a"</text:p>
          </table:table-cell>
          <table:covered-table-cell/>
          <table:table-cell table:number-columns-repeated="2" table:style-name="ce1"/>
          <table:table-cell office:value-type="string" table:style-name="ce118">
            <text:p>Title</text:p>
          </table:table-cell>
          <table:table-cell office:value-type="string" table:number-columns-spanned="2" table:number-rows-spanned="1" table:style-name="ce72">
            <text:p>При вводе в поле Name китайских иероглифов появляется сообщение "Error: All Fields are Required" <text:s/>вместо сообщения "Invalid data input". Поле Name подсвечивается красным</text:p>
          </table:table-cell>
          <table:covered-table-cell/>
          <table:table-cell table:number-columns-repeated="16371"/>
        </table:table-row>
        <table:table-row table:style-name="ro8">
          <table:table-cell office:value-type="string" table:number-columns-spanned="1" table:number-rows-spanned="2" table:style-name="ce128">
            <text:p>Окружение</text:p>
          </table:table-cell>
          <table:table-cell office:value-type="string" table:style-name="ce70">
            <text:p>OS</text:p>
          </table:table-cell>
          <table:table-cell office:value-type="string" table:style-name="ce70">
            <text:p>Windows 10 Pro v. 10.0.19043 ass. 19043, Android v. 12</text:p>
          </table:table-cell>
          <table:table-cell table:number-columns-repeated="2" table:style-name="ce1"/>
          <table:table-cell office:value-type="string" table:number-columns-spanned="1" table:number-rows-spanned="2" table:style-name="ce128">
            <text:p>Окружение</text:p>
          </table:table-cell>
          <table:table-cell office:value-type="string" table:style-name="ce70">
            <text:p>OS</text:p>
          </table:table-cell>
          <table:table-cell office:value-type="string" table:style-name="ce70">
            <text:p>Windows 10 Pro v. 10.0.19043 ass. 19043, Android v. 12</text:p>
          </table:table-cell>
          <table:table-cell table:number-columns-repeated="2" table:style-name="ce1"/>
          <table:table-cell office:value-type="string" table:number-columns-spanned="1" table:number-rows-spanned="2" table:style-name="ce128">
            <text:p>Окружение</text:p>
          </table:table-cell>
          <table:table-cell office:value-type="string" table:style-name="ce70">
            <text:p>OS</text:p>
          </table:table-cell>
          <table:table-cell office:value-type="string" table:style-name="ce70">
            <text:p>Windows 10 Pro v. 10.0.19043 ass. 19043, Android v. 12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70">
            <text:p>Browser</text:p>
          </table:table-cell>
          <table:table-cell office:value-type="string" table:style-name="ce70">
            <text:p>Mozilla Firefox, Google Chrome, Safari</text:p>
          </table:table-cell>
          <table:table-cell table:number-columns-repeated="2" table:style-name="ce1"/>
          <table:covered-table-cell/>
          <table:table-cell office:value-type="string" table:style-name="ce70">
            <text:p>Browser</text:p>
          </table:table-cell>
          <table:table-cell office:value-type="string" table:style-name="ce70">
            <text:p>Mozilla Firefox, Google Chrome, Safari</text:p>
          </table:table-cell>
          <table:table-cell table:number-columns-repeated="2" table:style-name="ce1"/>
          <table:covered-table-cell/>
          <table:table-cell office:value-type="string" table:style-name="ce70">
            <text:p>Browser</text:p>
          </table:table-cell>
          <table:table-cell office:value-type="string" table:style-name="ce70">
            <text:p>Mozilla Firefox, Google Chrome, Safari</text:p>
          </table:table-cell>
          <table:table-cell table:number-columns-repeated="16371"/>
        </table:table-row>
        <table:table-row table:style-name="ro3">
          <table:table-cell office:value-type="string" table:style-name="ce118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"/>
          <table:table-cell office:value-type="string" table:style-name="ce118">
            <text:p>Предусловие</text:p>
          </table:table-cell>
          <table:table-cell office:value-type="string" table:number-columns-spanned="2" table:number-rows-spanned="1" table:style-name="ce129">
            <text:p><text:a xlink:href="http://itcareer.pythonanywhere.com/">Перейти на сайт http://itcareer.pythonanywhere.com/</text:a></text:p>
          </table:table-cell>
          <table:covered-table-cell/>
          <table:table-cell table:number-columns-repeated="2" table:style-name="ce1"/>
          <table:table-cell office:value-type="string" table:style-name="ce118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16371"/>
        </table:table-row>
        <table:table-row table:style-name="ro3">
          <table:table-cell office:value-type="string" table:style-name="ce118">
            <text:p>Описание</text:p>
          </table:table-cell>
          <table:table-cell office:value-type="string" table:number-columns-spanned="2" table:number-rows-spanned="1" table:style-name="ce72">
            <text:p>1. Ввести данные <text:s text:c="48"/>Name:Tester <text:s text:c="49"/>Surname:Testing <text:s text:c="69"/>Email::test@test.by <text:s text:c="56"/>Password: @!Ell22 <text:s text:c="61"/>2. Нажать кнопку Submit<text:s text:c="24"/></text:p>
          </table:table-cell>
          <table:covered-table-cell/>
          <table:table-cell table:number-columns-repeated="2" table:style-name="ce1"/>
          <table:table-cell office:value-type="string" table:style-name="ce118">
            <text:p>Описан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"/>
          <table:table-cell office:value-type="string" table:style-name="ce118">
            <text:p>Описание</text:p>
          </table:table-cell>
          <table:table-cell office:value-type="string" table:number-columns-spanned="2" table:number-rows-spanned="1" table:style-name="ce72">
            <text:p>1. Ввести данные <text:s text:c="57"/>Name:伊万 <text:s text:c="49"/>Surname:Testing <text:s text:c="69"/>Email::test@test.by <text:s text:c="56"/>Password: @!Ell22 <text:s text:c="61"/>2. Нажать кнопку Submit<text:s text:c="24"/>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18">
            <text:p>Фактический результат</text:p>
          </table:table-cell>
          <table:table-cell office:value-type="string" table:number-columns-spanned="2" table:number-rows-spanned="1" table:style-name="ce72">
            <text:p>Появляется сообщение "Success! Hello: Tester Testing "</text:p>
          </table:table-cell>
          <table:covered-table-cell/>
          <table:table-cell table:number-columns-repeated="2" table:style-name="ce1"/>
          <table:table-cell office:value-type="string" table:style-name="ce118">
            <text:p>Фактический результат</text:p>
          </table:table-cell>
          <table:table-cell office:value-type="string" table:number-columns-spanned="2" table:number-rows-spanned="1" table:style-name="ce72">
            <text:p>В названии поля Surname пропущена буква "n" между буквами 'r" и "a"</text:p>
          </table:table-cell>
          <table:covered-table-cell/>
          <table:table-cell table:number-columns-repeated="2" table:style-name="ce1"/>
          <table:table-cell office:value-type="string" table:style-name="ce118">
            <text:p>Фактический результат</text:p>
          </table:table-cell>
          <table:table-cell office:value-type="string" table:number-columns-spanned="2" table:number-rows-spanned="1" table:style-name="ce130">
            <text:p>Появляется сообщение "Error: All Fields are Required"</text:p>
          </table:table-cell>
          <table:covered-table-cell/>
          <table:table-cell table:number-columns-repeated="16371"/>
        </table:table-row>
        <table:table-row table:style-name="ro2">
          <table:table-cell office:value-type="string" table:style-name="ce118">
            <text:p>Ожидаемый результат</text:p>
          </table:table-cell>
          <table:table-cell office:value-type="string" table:number-columns-spanned="2" table:number-rows-spanned="1" table:style-name="ce130">
            <text:p>Появляется сообщение об ошибке "Invalid data input". Поле Password подсвечивается красным</text:p>
          </table:table-cell>
          <table:covered-table-cell/>
          <table:table-cell table:number-columns-repeated="2" table:style-name="ce1"/>
          <table:table-cell office:value-type="string" table:style-name="ce118">
            <text:p>Ожидаемый результат</text:p>
          </table:table-cell>
          <table:table-cell office:value-type="string" table:number-columns-spanned="2" table:number-rows-spanned="1" table:style-name="ce130">
            <text:p>Имена полей написаны правильно: Name и Surname</text:p>
          </table:table-cell>
          <table:covered-table-cell/>
          <table:table-cell table:number-columns-repeated="2" table:style-name="ce1"/>
          <table:table-cell office:value-type="string" table:style-name="ce118">
            <text:p>Ожидаемый результат</text:p>
          </table:table-cell>
          <table:table-cell office:value-type="string" table:number-columns-spanned="2" table:number-rows-spanned="1" table:style-name="ce130">
            <text:p>Появляется сообщение об ошибке "Invalid data input". Поле Name подсвечивается красным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18">
            <text:p>Важность</text:p>
          </table:table-cell>
          <table:table-cell office:value-type="string" table:number-columns-spanned="2" table:number-rows-spanned="1" table:style-name="ce72">
            <text:p>Major</text:p>
          </table:table-cell>
          <table:covered-table-cell/>
          <table:table-cell table:number-columns-repeated="2" table:style-name="ce1"/>
          <table:table-cell office:value-type="string" table:style-name="ce118">
            <text:p>Важность</text:p>
          </table:table-cell>
          <table:table-cell office:value-type="string" table:number-columns-spanned="2" table:number-rows-spanned="1" table:style-name="ce72">
            <text:p>Trivial</text:p>
          </table:table-cell>
          <table:covered-table-cell/>
          <table:table-cell table:number-columns-repeated="2" table:style-name="ce1"/>
          <table:table-cell office:value-type="string" table:style-name="ce118">
            <text:p>Важность</text:p>
          </table:table-cell>
          <table:table-cell office:value-type="string" table:number-columns-spanned="2" table:number-rows-spanned="1" table:style-name="ce72">
            <text:p>Major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18">
            <text:p>Срочность</text:p>
          </table:table-cell>
          <table:table-cell office:value-type="string" table:number-columns-spanned="2" table:number-rows-spanned="1" table:style-name="ce72">
            <text:p>Normal</text:p>
          </table:table-cell>
          <table:covered-table-cell/>
          <table:table-cell table:number-columns-repeated="2" table:style-name="ce1"/>
          <table:table-cell office:value-type="string" table:style-name="ce118">
            <text:p>Срочность</text:p>
          </table:table-cell>
          <table:table-cell office:value-type="string" table:number-columns-spanned="2" table:number-rows-spanned="1" table:style-name="ce72">
            <text:p>Low</text:p>
          </table:table-cell>
          <table:covered-table-cell/>
          <table:table-cell table:number-columns-repeated="2" table:style-name="ce1"/>
          <table:table-cell office:value-type="string" table:style-name="ce118">
            <text:p>Срочность</text:p>
          </table:table-cell>
          <table:table-cell office:value-type="string" table:number-columns-spanned="2" table:number-rows-spanned="1" table:style-name="ce72">
            <text:p>Normal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18">
            <text:p>Статус</text:p>
          </table:table-cell>
          <table:table-cell office:value-type="string" table:number-columns-spanned="2" table:number-rows-spanned="1" table:style-name="ce72">
            <text:p>New</text:p>
          </table:table-cell>
          <table:covered-table-cell/>
          <table:table-cell table:number-columns-repeated="2" table:style-name="ce1"/>
          <table:table-cell office:value-type="string" table:style-name="ce118">
            <text:p>Статус</text:p>
          </table:table-cell>
          <table:table-cell office:value-type="string" table:number-columns-spanned="2" table:number-rows-spanned="1" table:style-name="ce72">
            <text:p>New</text:p>
          </table:table-cell>
          <table:covered-table-cell/>
          <table:table-cell table:number-columns-repeated="2" table:style-name="ce1"/>
          <table:table-cell office:value-type="string" table:style-name="ce118">
            <text:p>Статус</text:p>
          </table:table-cell>
          <table:table-cell office:value-type="string" table:number-columns-spanned="2" table:number-rows-spanned="1" table:style-name="ce72">
            <text:p>New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18">
            <text:p>Тебование</text:p>
          </table:table-cell>
          <table:table-cell office:value-type="string" table:number-columns-spanned="2" table:number-rows-spanned="1" table:style-name="ce72">
            <text:p>PW3</text:p>
          </table:table-cell>
          <table:covered-table-cell/>
          <table:table-cell table:number-columns-repeated="2" table:style-name="ce1"/>
          <table:table-cell office:value-type="string" table:style-name="ce118">
            <text:p>Тебование</text:p>
          </table:table-cell>
          <table:table-cell office:value-type="string" table:number-columns-spanned="2" table:number-rows-spanned="1" table:style-name="ce72">
            <text:p>G14</text:p>
          </table:table-cell>
          <table:covered-table-cell/>
          <table:table-cell table:number-columns-repeated="2" table:style-name="ce1"/>
          <table:table-cell office:value-type="string" table:style-name="ce118">
            <text:p>Тебование</text:p>
          </table:table-cell>
          <table:table-cell office:value-type="string" table:number-columns-spanned="2" table:number-rows-spanned="1" table:style-name="ce72">
            <text:p>G13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18">
            <text:p>Назанчен</text:p>
          </table:table-cell>
          <table:table-cell office:value-type="string" table:number-columns-spanned="2" table:number-rows-spanned="1" table:style-name="ce72">
            <text:p>Dev1</text:p>
          </table:table-cell>
          <table:covered-table-cell/>
          <table:table-cell table:number-columns-repeated="2" table:style-name="ce1"/>
          <table:table-cell office:value-type="string" table:style-name="ce118">
            <text:p>Назанчен</text:p>
          </table:table-cell>
          <table:table-cell office:value-type="string" table:number-columns-spanned="2" table:number-rows-spanned="1" table:style-name="ce72">
            <text:p>Dev1</text:p>
          </table:table-cell>
          <table:covered-table-cell/>
          <table:table-cell table:number-columns-repeated="2" table:style-name="ce1"/>
          <table:table-cell office:value-type="string" table:style-name="ce118">
            <text:p>Назанчен</text:p>
          </table:table-cell>
          <table:table-cell office:value-type="string" table:number-columns-spanned="2" table:number-rows-spanned="1" table:style-name="ce72">
            <text:p>Dev1</text:p>
          </table:table-cell>
          <table:covered-table-cell/>
          <table:table-cell table:number-columns-repeated="16371"/>
        </table:table-row>
        <table:table-row table:style-name="ro3">
          <table:table-cell office:value-type="string" table:style-name="ce118">
            <text:p>Приложения</text:p>
          </table:table-cell>
          <table:table-cell office:value-type="string" table:number-columns-spanned="2" table:number-rows-spanned="1" table:style-name="ce131">
            <text:p><text:a xlink:href="https://drive.google.com/file/d/18cKkkjPnnoDzV9MLpz_UhFg6FYmG4HHo/view?usp=sharing">Att43</text:a></text:p>
          </table:table-cell>
          <table:covered-table-cell/>
          <table:table-cell table:number-columns-repeated="2" table:style-name="ce1"/>
          <table:table-cell office:value-type="string" table:style-name="ce118">
            <text:p>Приложения</text:p>
          </table:table-cell>
          <table:table-cell office:value-type="string" table:number-columns-spanned="2" table:number-rows-spanned="1" table:style-name="ce131">
            <text:p><text:a xlink:href="https://drive.google.com/file/d/1rG3kGxBebgrfk0yVzwn1Ee-VncAM22KS/view?usp=sharing">Att44</text:a></text:p>
          </table:table-cell>
          <table:covered-table-cell/>
          <table:table-cell table:number-columns-repeated="2" table:style-name="ce1"/>
          <table:table-cell office:value-type="string" table:style-name="ce118">
            <text:p>Приложения</text:p>
          </table:table-cell>
          <table:table-cell office:value-type="string" table:number-columns-spanned="2" table:number-rows-spanned="1" table:style-name="ce131">
            <text:p><text:a xlink:href="https://drive.google.com/file/d/1CWiLcgv6H265Q6yDcdanADV-QZ85fr5Q/view?usp=sharing">Att45</text:a></text:p>
          </table:table-cell>
          <table:covered-table-cell/>
          <table:table-cell table:number-columns-repeated="16371"/>
        </table:table-row>
        <table:table-row table:number-rows-repeated="2" table:style-name="ro7">
          <table:table-cell table:number-columns-repeated="16384"/>
        </table:table-row>
        <table:table-row table:style-name="ro3">
          <table:table-cell office:value-type="string" table:style-name="ce118">
            <text:p>ID</text:p>
          </table:table-cell>
          <table:table-cell office:value-type="float" office:value="46" table:number-columns-spanned="2" table:number-rows-spanned="1" table:style-name="ce119">
            <text:p>46</text:p>
          </table:table-cell>
          <table:covered-table-cell/>
          <table:table-cell table:number-columns-repeated="2" table:style-name="ce1"/>
          <table:table-cell office:value-type="string" table:style-name="ce118">
            <text:p>ID</text:p>
          </table:table-cell>
          <table:table-cell office:value-type="float" office:value="47" table:number-columns-spanned="2" table:number-rows-spanned="1" table:style-name="ce119">
            <text:p>47</text:p>
          </table:table-cell>
          <table:covered-table-cell/>
          <table:table-cell table:number-columns-repeated="16376" table:style-name="ce1"/>
        </table:table-row>
        <table:table-row table:style-name="ro3">
          <table:table-cell office:value-type="string" table:style-name="ce118">
            <text:p>Title</text:p>
          </table:table-cell>
          <table:table-cell office:value-type="string" table:number-columns-spanned="2" table:number-rows-spanned="1" table:style-name="ce72">
            <text:p>При введение в поле Surname эмодзи, происходит успешная регистрация вместо сообщения об ошибке</text:p>
          </table:table-cell>
          <table:covered-table-cell/>
          <table:table-cell table:number-columns-repeated="2" table:style-name="ce1"/>
          <table:table-cell office:value-type="string" table:style-name="ce118">
            <text:p>Title</text:p>
          </table:table-cell>
          <table:table-cell office:value-type="string" table:number-columns-spanned="2" table:number-rows-spanned="1" table:style-name="ce72">
            <text:p>Надпись на кнопке Submit смещена вправо</text:p>
          </table:table-cell>
          <table:covered-table-cell/>
          <table:table-cell table:number-columns-repeated="16376" table:style-name="ce1"/>
        </table:table-row>
        <table:table-row table:style-name="ro8">
          <table:table-cell office:value-type="string" table:number-columns-spanned="1" table:number-rows-spanned="2" table:style-name="ce128">
            <text:p>Окружение</text:p>
          </table:table-cell>
          <table:table-cell office:value-type="string" table:style-name="ce70">
            <text:p>OS</text:p>
          </table:table-cell>
          <table:table-cell office:value-type="string" table:style-name="ce70">
            <text:p>Windows 10 Pro v. 10.0.19043 ass. 19043, Android v. 12</text:p>
          </table:table-cell>
          <table:table-cell table:number-columns-repeated="2" table:style-name="ce1"/>
          <table:table-cell office:value-type="string" table:number-columns-spanned="1" table:number-rows-spanned="2" table:style-name="ce128">
            <text:p>Окружение</text:p>
          </table:table-cell>
          <table:table-cell office:value-type="string" table:style-name="ce70">
            <text:p>OS</text:p>
          </table:table-cell>
          <table:table-cell office:value-type="string" table:style-name="ce70">
            <text:p>Windows 10 Pro v. 10.0.19043 ass. 19043, Android v. 1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70">
            <text:p>Browser</text:p>
          </table:table-cell>
          <table:table-cell office:value-type="string" table:style-name="ce70">
            <text:p>Mozilla Firefox, Google Chrome, Safari</text:p>
          </table:table-cell>
          <table:table-cell table:number-columns-repeated="2" table:style-name="ce1"/>
          <table:covered-table-cell/>
          <table:table-cell office:value-type="string" table:style-name="ce70">
            <text:p>Browser</text:p>
          </table:table-cell>
          <table:table-cell office:value-type="string" table:style-name="ce70">
            <text:p>Mozilla Firefox, Google Chrome, Safari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18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2" table:style-name="ce1"/>
          <table:table-cell office:value-type="string" table:style-name="ce118">
            <text:p>Предусловие</text:p>
          </table:table-cell>
          <table:table-cell table:number-columns-spanned="2" table:number-rows-spanned="1" table:style-name="ce73"/>
          <table:covered-table-cell/>
          <table:table-cell table:number-columns-repeated="16376" table:style-name="ce1"/>
        </table:table-row>
        <table:table-row table:style-name="ro3">
          <table:table-cell office:value-type="string" table:style-name="ce118">
            <text:p>Описание</text:p>
          </table:table-cell>
          <table:table-cell office:value-type="string" table:number-columns-spanned="2" table:number-rows-spanned="1" table:style-name="ce72">
            <text:p>1. Ввести данные <text:s text:c="48"/>Name:Tester <text:s text:c="49"/>Surname:😀😉😊😌 <text:s text:c="68"/>Email::test@test.by <text:s text:c="56"/>Password: @Ell22 <text:s text:c="54"/>2. Нажать кнопку Submit<text:s text:c="24"/></text:p>
          </table:table-cell>
          <table:covered-table-cell/>
          <table:table-cell table:number-columns-repeated="2" table:style-name="ce1"/>
          <table:table-cell office:value-type="string" table:style-name="ce118">
            <text:p>Описание</text:p>
          </table:table-cell>
          <table:table-cell office:value-type="string" table:number-columns-spanned="2" table:number-rows-spanned="1" table:style-name="ce72">
            <text:p>1. Запустить DevTools. Вкладка Elements <text:s text:c="21"/>2.Нажать на кнопку PIck an element <text:s text:c="32"/>3. Выделить кнопку Submit <text:s text:c="31"/>4.Проверить расположение текста</text:p>
          </table:table-cell>
          <table:covered-table-cell/>
          <table:table-cell table:number-columns-repeated="16376" table:style-name="ce1"/>
        </table:table-row>
        <table:table-row table:style-name="ro2">
          <table:table-cell office:value-type="string" table:style-name="ce118">
            <text:p>Фактический результат</text:p>
          </table:table-cell>
          <table:table-cell office:value-type="string" table:number-columns-spanned="2" table:number-rows-spanned="1" table:style-name="ce72">
            <text:p>Появляетя сообщение "Success! Hello: Tester 😀😉😊😌"</text:p>
          </table:table-cell>
          <table:covered-table-cell/>
          <table:table-cell table:number-columns-repeated="2" table:style-name="ce1"/>
          <table:table-cell office:value-type="string" table:style-name="ce118">
            <text:p>Фактический результат</text:p>
          </table:table-cell>
          <table:table-cell office:value-type="string" table:number-columns-spanned="2" table:number-rows-spanned="1" table:style-name="ce72">
            <text:p>Надпись на кнопке Submit смещена вправо</text:p>
          </table:table-cell>
          <table:covered-table-cell/>
          <table:table-cell table:number-columns-repeated="16376" table:style-name="ce1"/>
        </table:table-row>
        <table:table-row table:style-name="ro2">
          <table:table-cell office:value-type="string" table:style-name="ce118">
            <text:p>Ожидаемый результат</text:p>
          </table:table-cell>
          <table:table-cell office:value-type="string" table:number-columns-spanned="2" table:number-rows-spanned="1" table:style-name="ce130">
            <text:p>Появляется сообщение об ошибке "Invalid data input". Поле Surname подсвечивается красным</text:p>
          </table:table-cell>
          <table:covered-table-cell/>
          <table:table-cell table:number-columns-repeated="2" table:style-name="ce1"/>
          <table:table-cell office:value-type="string" table:style-name="ce118">
            <text:p>Ожидаемый результат</text:p>
          </table:table-cell>
          <table:table-cell office:value-type="string" table:number-columns-spanned="2" table:number-rows-spanned="1" table:style-name="ce130">
            <text:p>Надпись на кнопке Submit находится в центре</text:p>
          </table:table-cell>
          <table:covered-table-cell/>
          <table:table-cell table:number-columns-repeated="16376"/>
        </table:table-row>
        <table:table-row table:style-name="ro3">
          <table:table-cell office:value-type="string" table:style-name="ce118">
            <text:p>Важность</text:p>
          </table:table-cell>
          <table:table-cell office:value-type="string" table:number-columns-spanned="2" table:number-rows-spanned="1" table:style-name="ce72">
            <text:p>Major</text:p>
          </table:table-cell>
          <table:covered-table-cell/>
          <table:table-cell table:number-columns-repeated="2" table:style-name="ce1"/>
          <table:table-cell office:value-type="string" table:style-name="ce118">
            <text:p>Важность</text:p>
          </table:table-cell>
          <table:table-cell office:value-type="string" table:number-columns-spanned="2" table:number-rows-spanned="1" table:style-name="ce72">
            <text:p>Trivial</text:p>
          </table:table-cell>
          <table:covered-table-cell/>
          <table:table-cell table:number-columns-repeated="16376"/>
        </table:table-row>
        <table:table-row table:style-name="ro3">
          <table:table-cell office:value-type="string" table:style-name="ce118">
            <text:p>Срочность</text:p>
          </table:table-cell>
          <table:table-cell office:value-type="string" table:number-columns-spanned="2" table:number-rows-spanned="1" table:style-name="ce72">
            <text:p>Normal</text:p>
          </table:table-cell>
          <table:covered-table-cell/>
          <table:table-cell table:number-columns-repeated="2" table:style-name="ce1"/>
          <table:table-cell office:value-type="string" table:style-name="ce118">
            <text:p>Срочность</text:p>
          </table:table-cell>
          <table:table-cell office:value-type="string" table:number-columns-spanned="2" table:number-rows-spanned="1" table:style-name="ce72">
            <text:p>Low</text:p>
          </table:table-cell>
          <table:covered-table-cell/>
          <table:table-cell table:number-columns-repeated="16376"/>
        </table:table-row>
        <table:table-row table:style-name="ro3">
          <table:table-cell office:value-type="string" table:style-name="ce118">
            <text:p>Статус</text:p>
          </table:table-cell>
          <table:table-cell office:value-type="string" table:number-columns-spanned="2" table:number-rows-spanned="1" table:style-name="ce72">
            <text:p>New</text:p>
          </table:table-cell>
          <table:covered-table-cell/>
          <table:table-cell table:number-columns-repeated="2" table:style-name="ce1"/>
          <table:table-cell office:value-type="string" table:style-name="ce118">
            <text:p>Статус</text:p>
          </table:table-cell>
          <table:table-cell office:value-type="string" table:number-columns-spanned="2" table:number-rows-spanned="1" table:style-name="ce72">
            <text:p>New</text:p>
          </table:table-cell>
          <table:covered-table-cell/>
          <table:table-cell table:number-columns-repeated="16376"/>
        </table:table-row>
        <table:table-row table:style-name="ro3">
          <table:table-cell office:value-type="string" table:style-name="ce118">
            <text:p>Тебование</text:p>
          </table:table-cell>
          <table:table-cell office:value-type="string" table:number-columns-spanned="2" table:number-rows-spanned="1" table:style-name="ce72">
            <text:p>N-S1</text:p>
          </table:table-cell>
          <table:covered-table-cell/>
          <table:table-cell table:number-columns-repeated="2" table:style-name="ce1"/>
          <table:table-cell office:value-type="string" table:style-name="ce118">
            <text:p>Тебование</text:p>
          </table:table-cell>
          <table:table-cell office:value-type="string" table:number-columns-spanned="2" table:number-rows-spanned="1" table:style-name="ce72">
            <text:p>S6</text:p>
          </table:table-cell>
          <table:covered-table-cell/>
          <table:table-cell table:number-columns-repeated="16376"/>
        </table:table-row>
        <table:table-row table:style-name="ro3">
          <table:table-cell office:value-type="string" table:style-name="ce118">
            <text:p>Назанчен</text:p>
          </table:table-cell>
          <table:table-cell office:value-type="string" table:number-columns-spanned="2" table:number-rows-spanned="1" table:style-name="ce72">
            <text:p>Dev1</text:p>
          </table:table-cell>
          <table:covered-table-cell/>
          <table:table-cell table:number-columns-repeated="2" table:style-name="ce1"/>
          <table:table-cell office:value-type="string" table:style-name="ce118">
            <text:p>Назанчен</text:p>
          </table:table-cell>
          <table:table-cell office:value-type="string" table:number-columns-spanned="2" table:number-rows-spanned="1" table:style-name="ce72">
            <text:p>Dev1</text:p>
          </table:table-cell>
          <table:covered-table-cell/>
          <table:table-cell table:number-columns-repeated="16376"/>
        </table:table-row>
        <table:table-row table:style-name="ro3">
          <table:table-cell office:value-type="string" table:style-name="ce118">
            <text:p>Приложения</text:p>
          </table:table-cell>
          <table:table-cell office:value-type="string" table:number-columns-spanned="2" table:number-rows-spanned="1" table:style-name="ce131">
            <text:p><text:a xlink:href="https://drive.google.com/file/d/1RET8F7MGCy3_Z3PoOIbVxeVKnlqtGzJI/view?usp=sharing">Att46</text:a></text:p>
          </table:table-cell>
          <table:covered-table-cell/>
          <table:table-cell table:number-columns-repeated="2" table:style-name="ce1"/>
          <table:table-cell office:value-type="string" table:style-name="ce118">
            <text:p>Приложения</text:p>
          </table:table-cell>
          <table:table-cell office:value-type="string" table:number-columns-spanned="2" table:number-rows-spanned="1" table:style-name="ce131">
            <text:p><text:a xlink:href="https://drive.google.com/file/d/1KIswNErLS_7qwrEOGRrILYLbzFqt68Ry/view?usp=sharing">Att47</text:a></text:p>
          </table:table-cell>
          <table:covered-table-cell/>
          <table:table-cell table:number-columns-repeated="16376"/>
        </table:table-row>
        <table:table-row table:number-rows-repeated="1048313" table:style-name="ro7">
          <table:table-cell table:number-columns-repeated="16384"/>
        </table:table-row>
      </table:table>
      <table:table table:name="Test_case" table:style-name="ta1">
        <table:table-column table:style-name="co29" table:default-cell-style-name="ce1"/>
        <table:table-column table:style-name="co18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1" table:number-columns-repeated="1019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4" table:number-rows-spanned="1" table:style-name="ce143">
            <text:p>Тест-кейсы к форме регистрации http://itcareer.pythonanywhere.com/</text:p>
          </table:table-cell>
          <table:covered-table-cell table:number-columns-repeated="3"/>
          <table:table-cell table:number-columns-spanned="4" table:number-rows-spanned="1" table:style-name="ce60"/>
          <table:covered-table-cell table:number-columns-repeated="3"/>
          <table:table-cell office:value-type="string" table:number-columns-spanned="4" table:number-rows-spanned="1" table:style-name="ce143">
            <text:p>Чек-лист к форме регистрации http://itcareer.pythonanywhere.com/</text:p>
          </table:table-cell>
          <table:covered-table-cell table:number-columns-repeated="3"/>
          <table:table-cell office:value-type="string" table:number-columns-spanned="4" table:number-rows-spanned="1" table:style-name="ce143">
            <text:p>Чек-лист к форме регистрации http://itcareer.pythonanywhere.com/</text:p>
          </table:table-cell>
          <table:covered-table-cell table:number-columns-repeated="3"/>
          <table:table-cell office:value-type="string" table:number-columns-spanned="4" table:number-rows-spanned="1" table:style-name="ce143">
            <text:p>Чек-лист к форме регистрации http://itcareer.pythonanywhere.com/</text:p>
          </table:table-cell>
          <table:covered-table-cell table:number-columns-repeated="3"/>
          <table:table-cell office:value-type="string" table:number-columns-spanned="4" table:number-rows-spanned="1" table:style-name="ce143">
            <text:p>Чек-лист к форме регистрации http://itcareer.pythonanywhere.com/</text:p>
          </table:table-cell>
          <table:covered-table-cell table:number-columns-repeated="3"/>
          <table:table-cell office:value-type="string" table:number-columns-spanned="4" table:number-rows-spanned="1" table:style-name="ce143">
            <text:p>Чек-лист к форме регистрации http://itcareer.pythonanywhere.com/</text:p>
          </table:table-cell>
          <table:covered-table-cell table:number-columns-repeated="3"/>
          <table:table-cell table:number-columns-repeated="16356"/>
        </table:table-row>
        <table:table-row table:style-name="ro1">
          <table:table-cell table:style-name="ce132"/>
          <table:table-cell table:number-columns-repeated="4" table:style-name="ce133"/>
          <table:table-cell table:number-columns-repeated="4" table:style-name="ce132"/>
          <table:table-cell table:number-columns-repeated="19" table:style-name="ce13"/>
          <table:table-cell table:number-columns-repeated="16356"/>
        </table:table-row>
        <table:table-row table:style-name="ro1">
          <table:table-cell office:value-type="string" table:style-name="ce42">
            <text:p>ID</text:p>
          </table:table-cell>
          <table:table-cell office:value-type="string" table:style-name="ce70">
            <text:p>Name</text:p>
          </table:table-cell>
          <table:table-cell office:value-type="string" table:style-name="ce70">
            <text:p>Preconditions</text:p>
          </table:table-cell>
          <table:table-cell office:value-type="string" table:style-name="ce70">
            <text:p>Steps</text:p>
          </table:table-cell>
          <table:table-cell office:value-type="string" table:style-name="ce70">
            <text:p>Expected Result</text:p>
          </table:table-cell>
          <table:table-cell office:value-type="string" table:style-name="ce42">
            <text:p>Status</text:p>
          </table:table-cell>
          <table:table-cell office:value-type="string" table:style-name="ce42">
            <text:p>Priority</text:p>
          </table:table-cell>
          <table:table-cell office:value-type="string" table:style-name="ce42">
            <text:p>Requirements</text:p>
          </table:table-cell>
          <table:table-cell office:value-type="string" table:style-name="ce42">
            <text:p>Bug-ID</text:p>
          </table:table-cell>
          <table:table-cell table:number-columns-repeated="19" table:style-name="ce13"/>
          <table:table-cell table:number-columns-repeated="16356"/>
        </table:table-row>
        <table:table-row table:style-name="ro13">
          <table:table-cell office:value-type="float" office:value="1" table:number-columns-spanned="1" table:number-rows-spanned="2" table:style-name="ce53">
            <text:p>1</text:p>
          </table:table-cell>
          <table:table-cell office:value-type="string" table:number-columns-spanned="1" table:number-rows-spanned="2" table:style-name="ce72">
            <text:p>Проверка названия формы</text:p>
          </table:table-cell>
          <table:table-cell table:number-columns-spanned="1" table:number-rows-spanned="2" table:style-name="ce73"/>
          <table:table-cell office:value-type="string" table:style-name="ce134">
            <text:p>1) Перейти по ссылке http://itcareer.pythonanywhere.com/</text:p>
          </table:table-cell>
          <table:table-cell office:value-type="string" table:number-columns-spanned="1" table:number-rows-spanned="2" table:style-name="ce72">
            <text:p>Registratopn Form</text:p>
          </table:table-cell>
          <table:table-cell office:value-type="string" table:number-columns-spanned="1" table:number-rows-spanned="2" table:style-name="ce53">
            <text:p>Failed</text:p>
          </table:table-cell>
          <table:table-cell office:value-type="string" table:number-columns-spanned="1" table:number-rows-spanned="2" table:style-name="ce53">
            <text:p>High</text:p>
          </table:table-cell>
          <table:table-cell office:value-type="string" table:number-columns-spanned="1" table:number-rows-spanned="2" table:style-name="ce53">
            <text:p>G1</text:p>
          </table:table-cell>
          <table:table-cell office:value-type="float" office:value="1" table:number-columns-spanned="1" table:number-rows-spanned="2" table:style-name="ce53">
            <text:p>1</text:p>
          </table:table-cell>
          <table:table-cell table:number-columns-repeated="19" table:style-name="ce13"/>
          <table:table-cell table:number-columns-repeated="16356"/>
        </table:table-row>
        <table:table-row table:style-name="ro1">
          <table:covered-table-cell/>
          <table:covered-table-cell/>
          <table:covered-table-cell/>
          <table:table-cell office:value-type="string" table:style-name="ce133">
            <text:p>2) Прочитать название формы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9" table:style-name="ce13"/>
          <table:table-cell table:number-columns-repeated="16356"/>
        </table:table-row>
        <table:table-row table:style-name="ro14">
          <table:table-cell table:style-name="ce135"/>
          <table:table-cell table:number-columns-repeated="4" table:style-name="ce136"/>
          <table:table-cell table:number-columns-repeated="4" table:style-name="ce135"/>
          <table:table-cell table:number-columns-repeated="19" table:style-name="ce13"/>
          <table:table-cell table:number-columns-repeated="16356"/>
        </table:table-row>
        <table:table-row table:style-name="ro14">
          <table:table-cell office:value-type="float" office:value="2" table:number-columns-spanned="1" table:number-rows-spanned="4" table:style-name="ce53">
            <text:p>2</text:p>
          </table:table-cell>
          <table:table-cell office:value-type="string" table:number-columns-spanned="1" table:number-rows-spanned="4" table:style-name="ce72">
            <text:p>Использовать в качестве Surname 64 символов</text:p>
            <text:p/>
            <text:p/>
            <text:p/>
          </table:table-cell>
          <table:table-cell office:value-type="string" table:number-columns-spanned="1" table:number-rows-spanned="4" table:style-name="ce129">
            <text:p><text:a xlink:href="http://itcareer.pythonanywhere.com/">Страница http://itcareer.pythonanywhere.com/ открыта</text:a></text:p>
          </table:table-cell>
          <table:table-cell office:value-type="string" table:style-name="ce133">
            <text:p>1) В поле Namу ввести Tester</text:p>
          </table:table-cell>
          <table:table-cell office:value-type="string" table:number-columns-spanned="1" table:number-rows-spanned="4" table:style-name="ce72">
            <text:p>Появляется сообщение "Success! Hello: <text:s/>Tester TestingQAAAAAAAAAAAAAAAAAAAAAAAAAAAAAAAAAAAAAAAAAAAAQAAAAAAAAAAB"</text:p>
          </table:table-cell>
          <table:table-cell office:value-type="string" table:number-columns-spanned="1" table:number-rows-spanned="4" table:style-name="ce53">
            <text:p>Passed</text:p>
          </table:table-cell>
          <table:table-cell office:value-type="string" table:number-columns-spanned="1" table:number-rows-spanned="4" table:style-name="ce53">
            <text:p>High</text:p>
          </table:table-cell>
          <table:table-cell office:value-type="string" table:number-columns-spanned="1" table:number-rows-spanned="4" table:style-name="ce53">
            <text:p>N-S2, G31</text:p>
            <text:p/>
            <text:p/>
            <text:p/>
          </table:table-cell>
          <table:table-cell table:number-columns-spanned="1" table:number-rows-spanned="4" table:style-name="ce73"/>
          <table:table-cell table:number-columns-repeated="19" table:style-name="ce13"/>
          <table:table-cell table:number-columns-repeated="16356"/>
        </table:table-row>
        <table:table-row table:style-name="ro15">
          <table:covered-table-cell/>
          <table:covered-table-cell/>
          <table:covered-table-cell/>
          <table:table-cell office:value-type="string" table:style-name="ce133">
            <text:p>2) В поле Surname ввести TestingQAAAAAAAAAAAAAAAAAAAAAAAAAAAAAAAAAAAAAAAAAAAAQAAAAAAAAAAВ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9" table:style-name="ce13"/>
          <table:table-cell table:number-columns-repeated="16356"/>
        </table:table-row>
        <table:table-row table:style-name="ro1">
          <table:covered-table-cell/>
          <table:covered-table-cell/>
          <table:covered-table-cell/>
          <table:table-cell office:value-type="string" table:style-name="ce133">
            <text:p>3) В поле Email ввести test@test.by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9" table:style-name="ce13"/>
          <table:table-cell table:number-columns-repeated="16356"/>
        </table:table-row>
        <table:table-row table:style-name="ro1">
          <table:covered-table-cell/>
          <table:covered-table-cell/>
          <table:covered-table-cell/>
          <table:table-cell office:value-type="string" table:style-name="ce137">
            <text:p>4) В поле Password ввести @Ell22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9" table:style-name="ce13"/>
          <table:table-cell table:number-columns-repeated="16356"/>
        </table:table-row>
        <table:table-row table:style-name="ro1">
          <table:table-cell table:style-name="ce132"/>
          <table:table-cell table:number-columns-repeated="4" table:style-name="ce133"/>
          <table:table-cell table:number-columns-repeated="4" table:style-name="ce132"/>
          <table:table-cell table:number-columns-repeated="19" table:style-name="ce13"/>
          <table:table-cell table:number-columns-repeated="16356"/>
        </table:table-row>
        <table:table-row table:style-name="ro16">
          <table:table-cell office:value-type="float" office:value="3" table:number-columns-spanned="1" table:number-rows-spanned="4" table:style-name="ce53">
            <text:p>3</text:p>
          </table:table-cell>
          <table:table-cell office:value-type="string" table:number-columns-spanned="1" table:number-rows-spanned="4" table:style-name="ce72">
            <text:p>Использовать в качестве Name 65 символов</text:p>
            <text:p/>
          </table:table-cell>
          <table:table-cell office:value-type="string" table:number-columns-spanned="1" table:number-rows-spanned="4" table:style-name="ce129">
            <text:p><text:a xlink:href="http://itcareer.pythonanywhere.com/">Страница http://itcareer.pythonanywhere.com/ открыта</text:a></text:p>
          </table:table-cell>
          <table:table-cell office:value-type="string" table:style-name="ce138">
            <text:p>1) В поле Namу ввести TesterQAAAAAAAAAAAAAAAAAAAAAAAAAAAAAAAAAAAAAAAAAAAAQAAAAAAAAAAABC</text:p>
          </table:table-cell>
          <table:table-cell office:value-type="string" table:number-columns-spanned="1" table:number-rows-spanned="4" table:style-name="ce72">
            <text:p>Под кнопкой Submit отображается сообщение об ошибке "Error: Invalid data input". Поле Name подсвечивается красным цветом</text:p>
          </table:table-cell>
          <table:table-cell office:value-type="string" table:number-columns-spanned="1" table:number-rows-spanned="4" table:style-name="ce53">
            <text:p>Filed</text:p>
          </table:table-cell>
          <table:table-cell office:value-type="string" table:number-columns-spanned="1" table:number-rows-spanned="4" table:style-name="ce53">
            <text:p>Medium</text:p>
          </table:table-cell>
          <table:table-cell office:value-type="string" table:number-columns-spanned="1" table:number-rows-spanned="4" table:style-name="ce53">
            <text:p>N-S2, G31</text:p>
            <text:p/>
            <text:p/>
            <text:p/>
          </table:table-cell>
          <table:table-cell office:value-type="float" office:value="25" table:number-columns-spanned="1" table:number-rows-spanned="4" table:style-name="ce53">
            <text:p>25</text:p>
          </table:table-cell>
          <table:table-cell table:number-columns-repeated="19" table:style-name="ce13"/>
          <table:table-cell table:number-columns-repeated="16356"/>
        </table:table-row>
        <table:table-row table:style-name="ro17">
          <table:covered-table-cell/>
          <table:covered-table-cell/>
          <table:covered-table-cell/>
          <table:table-cell office:value-type="string" table:style-name="ce133">
            <text:p>2) В поле Surname ввести Testing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9" table:style-name="ce13"/>
          <table:table-cell table:number-columns-repeated="16356"/>
        </table:table-row>
        <table:table-row table:style-name="ro1">
          <table:covered-table-cell/>
          <table:covered-table-cell/>
          <table:covered-table-cell/>
          <table:table-cell office:value-type="string" table:style-name="ce133">
            <text:p>3) В поле Email ввести test@test.by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9" table:style-name="ce13"/>
          <table:table-cell table:number-columns-repeated="16356"/>
        </table:table-row>
        <table:table-row table:style-name="ro1">
          <table:covered-table-cell/>
          <table:covered-table-cell/>
          <table:covered-table-cell/>
          <table:table-cell office:value-type="string" table:style-name="ce137">
            <text:p>4) В поле Password ввести @Ell22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9" table:style-name="ce13"/>
          <table:table-cell table:number-columns-repeated="16356"/>
        </table:table-row>
        <table:table-row table:style-name="ro1">
          <table:table-cell table:style-name="ce132"/>
          <table:table-cell table:number-columns-repeated="4" table:style-name="ce133"/>
          <table:table-cell table:number-columns-repeated="4" table:style-name="ce132"/>
          <table:table-cell table:number-columns-repeated="19" table:style-name="ce13"/>
          <table:table-cell table:number-columns-repeated="16356"/>
        </table:table-row>
        <table:table-row table:style-name="ro1">
          <table:table-cell office:value-type="float" office:value="4" table:number-columns-spanned="1" table:number-rows-spanned="4" table:style-name="ce53">
            <text:p>4</text:p>
          </table:table-cell>
          <table:table-cell office:value-type="string" table:number-columns-spanned="1" table:number-rows-spanned="4" table:style-name="ce72">
            <text:p>Использование 23 символов в доменном имени (от @ до .)</text:p>
          </table:table-cell>
          <table:table-cell office:value-type="string" table:number-columns-spanned="1" table:number-rows-spanned="4" table:style-name="ce129">
            <text:p><text:a xlink:href="http://itcareer.pythonanywhere.com/">Страница http://itcareer.pythonanywhere.com/ открыта</text:a></text:p>
          </table:table-cell>
          <table:table-cell office:value-type="string" table:style-name="ce138">
            <text:p>1) В поле Namу ввести Tester</text:p>
          </table:table-cell>
          <table:table-cell office:value-type="string" table:number-columns-spanned="1" table:number-rows-spanned="4" table:style-name="ce72">
            <text:p>Появляется сообщение "Success! Hello: Tester Testing"</text:p>
          </table:table-cell>
          <table:table-cell office:value-type="string" table:number-columns-spanned="1" table:number-rows-spanned="4" table:style-name="ce53">
            <text:p>Passed</text:p>
          </table:table-cell>
          <table:table-cell office:value-type="string" table:number-columns-spanned="1" table:number-rows-spanned="4" table:style-name="ce53">
            <text:p>High</text:p>
          </table:table-cell>
          <table:table-cell office:value-type="string" table:number-columns-spanned="1" table:number-rows-spanned="4" table:style-name="ce53">
            <text:p>EML3</text:p>
          </table:table-cell>
          <table:table-cell table:number-columns-spanned="1" table:number-rows-spanned="4" table:style-name="ce73"/>
          <table:table-cell table:number-columns-repeated="19" table:style-name="ce13"/>
          <table:table-cell table:number-columns-repeated="16356"/>
        </table:table-row>
        <table:table-row table:style-name="ro1">
          <table:covered-table-cell/>
          <table:covered-table-cell/>
          <table:covered-table-cell/>
          <table:table-cell office:value-type="string" table:style-name="ce133">
            <text:p>2) В поле Surname ввести Testing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9" table:style-name="ce13"/>
          <table:table-cell table:number-columns-repeated="16356"/>
        </table:table-row>
        <table:table-row table:style-name="ro1">
          <table:covered-table-cell/>
          <table:covered-table-cell/>
          <table:covered-table-cell/>
          <table:table-cell office:value-type="string" table:style-name="ce133">
            <text:p>3) В поле Email ввести test@testertesttesttesttestt.by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9" table:style-name="ce13"/>
          <table:table-cell table:number-columns-repeated="16356"/>
        </table:table-row>
        <table:table-row table:style-name="ro1">
          <table:covered-table-cell/>
          <table:covered-table-cell/>
          <table:covered-table-cell/>
          <table:table-cell office:value-type="string" table:style-name="ce137">
            <text:p>4) В поле Password ввести @Ell22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9" table:style-name="ce13"/>
          <table:table-cell table:number-columns-repeated="16356"/>
        </table:table-row>
        <table:table-row table:style-name="ro1">
          <table:table-cell table:style-name="ce132"/>
          <table:table-cell table:number-columns-repeated="4" table:style-name="ce133"/>
          <table:table-cell table:number-columns-repeated="4" table:style-name="ce132"/>
          <table:table-cell table:number-columns-repeated="19" table:style-name="ce13"/>
          <table:table-cell table:number-columns-repeated="16356"/>
        </table:table-row>
        <table:table-row table:style-name="ro1">
          <table:table-cell office:value-type="float" office:value="5" table:number-columns-spanned="1" table:number-rows-spanned="4" table:style-name="ce53">
            <text:p>5</text:p>
          </table:table-cell>
          <table:table-cell office:value-type="string" table:number-columns-spanned="1" table:number-rows-spanned="4" table:style-name="ce72">
            <text:p>Ввести корректные данные пароля</text:p>
            <text:p/>
            <text:p/>
            <text:p/>
          </table:table-cell>
          <table:table-cell office:value-type="string" table:number-columns-spanned="1" table:number-rows-spanned="4" table:style-name="ce129">
            <text:p><text:a xlink:href="http://itcareer.pythonanywhere.com/">Страница http://itcareer.pythonanywhere.com/ открыта</text:a></text:p>
          </table:table-cell>
          <table:table-cell office:value-type="string" table:style-name="ce138">
            <text:p>1) В поле Namу ввести Tester</text:p>
          </table:table-cell>
          <table:table-cell office:value-type="string" table:number-columns-spanned="1" table:number-rows-spanned="4" table:style-name="ce72">
            <text:p>Появляется сообщение "Success! Hello: Tester Testing"</text:p>
          </table:table-cell>
          <table:table-cell office:value-type="string" table:number-columns-spanned="1" table:number-rows-spanned="4" table:style-name="ce53">
            <text:p>Passed</text:p>
          </table:table-cell>
          <table:table-cell office:value-type="string" table:number-columns-spanned="1" table:number-rows-spanned="4" table:style-name="ce53">
            <text:p>High</text:p>
          </table:table-cell>
          <table:table-cell office:value-type="string" table:number-columns-spanned="1" table:number-rows-spanned="4" table:style-name="ce53">
            <text:p>PW1</text:p>
          </table:table-cell>
          <table:table-cell table:number-columns-spanned="1" table:number-rows-spanned="4" table:style-name="ce73"/>
          <table:table-cell table:number-columns-repeated="19" table:style-name="ce13"/>
          <table:table-cell table:number-columns-repeated="16356"/>
        </table:table-row>
        <table:table-row table:style-name="ro1">
          <table:covered-table-cell/>
          <table:covered-table-cell/>
          <table:covered-table-cell/>
          <table:table-cell office:value-type="string" table:style-name="ce133">
            <text:p>2) В поле Surname ввести Testing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9" table:style-name="ce13"/>
          <table:table-cell table:number-columns-repeated="16356"/>
        </table:table-row>
        <table:table-row table:style-name="ro1">
          <table:covered-table-cell/>
          <table:covered-table-cell/>
          <table:covered-table-cell/>
          <table:table-cell office:value-type="string" table:style-name="ce133">
            <text:p>3) В поле Email ввести test@test.by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9" table:style-name="ce13"/>
          <table:table-cell table:number-columns-repeated="16356"/>
        </table:table-row>
        <table:table-row table:style-name="ro1">
          <table:covered-table-cell/>
          <table:covered-table-cell/>
          <table:covered-table-cell/>
          <table:table-cell office:value-type="string" table:style-name="ce137">
            <text:p>4) В поле Password ввести @Ell22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9" table:style-name="ce13"/>
          <table:table-cell table:number-columns-repeated="16356"/>
        </table:table-row>
        <table:table-row table:style-name="ro1">
          <table:table-cell table:style-name="ce132"/>
          <table:table-cell table:number-columns-repeated="4" table:style-name="ce133"/>
          <table:table-cell table:number-columns-repeated="4" table:style-name="ce132"/>
          <table:table-cell table:number-columns-repeated="19" table:style-name="ce13"/>
          <table:table-cell table:number-columns-repeated="16356"/>
        </table:table-row>
        <table:table-row table:style-name="ro1">
          <table:table-cell office:value-type="float" office:value="6" table:number-columns-spanned="1" table:number-rows-spanned="4" table:style-name="ce53">
            <text:p>6</text:p>
          </table:table-cell>
          <table:table-cell office:value-type="string" table:number-columns-spanned="1" table:number-rows-spanned="4" table:style-name="ce72">
            <text:p>Проверка изменения размеров кнопки Submit</text:p>
            <text:p/>
            <text:p/>
            <text:p/>
          </table:table-cell>
          <table:table-cell office:value-type="string" table:number-columns-spanned="1" table:number-rows-spanned="4" table:style-name="ce129">
            <text:p><text:a xlink:href="http://itcareer.pythonanywhere.com/">Страница http://itcareer.pythonanywhere.com/ открыта</text:a></text:p>
          </table:table-cell>
          <table:table-cell office:value-type="string" table:style-name="ce139">
            <text:p>1) Открыть DevTools, ввкладка Elements</text:p>
          </table:table-cell>
          <table:table-cell office:value-type="string" table:number-columns-spanned="1" table:number-rows-spanned="4" table:style-name="ce72">
            <text:p>Размер кнопки изменился. Вместо Submit написано GAJADGHLDJGHDSKJFHSLDHGVDFL</text:p>
          </table:table-cell>
          <table:table-cell office:value-type="string" table:number-columns-spanned="1" table:number-rows-spanned="4" table:style-name="ce53">
            <text:p>Passed</text:p>
          </table:table-cell>
          <table:table-cell office:value-type="string" table:number-columns-spanned="1" table:number-rows-spanned="4" table:style-name="ce144">
            <text:p>Normal</text:p>
          </table:table-cell>
          <table:table-cell office:value-type="string" table:number-columns-spanned="1" table:number-rows-spanned="4" table:style-name="ce53">
            <text:p>S1</text:p>
          </table:table-cell>
          <table:table-cell table:number-columns-spanned="1" table:number-rows-spanned="4" table:style-name="ce73"/>
          <table:table-cell table:number-columns-repeated="19" table:style-name="ce13"/>
          <table:table-cell table:number-columns-repeated="16356"/>
        </table:table-row>
        <table:table-row table:style-name="ro1">
          <table:covered-table-cell/>
          <table:covered-table-cell/>
          <table:covered-table-cell/>
          <table:table-cell office:value-type="string" table:style-name="ce140">
            <text:p>2) Нажать иконку Pick an element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9" table:style-name="ce13"/>
          <table:table-cell table:number-columns-repeated="16356"/>
        </table:table-row>
        <table:table-row table:style-name="ro1">
          <table:covered-table-cell/>
          <table:covered-table-cell/>
          <table:covered-table-cell/>
          <table:table-cell office:value-type="string" table:style-name="ce140">
            <text:p>3) Нажать на кнопку Submit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9" table:style-name="ce13"/>
          <table:table-cell table:number-columns-repeated="16356"/>
        </table:table-row>
        <table:table-row table:style-name="ro8">
          <table:covered-table-cell/>
          <table:covered-table-cell/>
          <table:covered-table-cell/>
          <table:table-cell office:value-type="string" table:style-name="ce141">
            <text:p>4) В выделенной строке кода справа изменить Submit на GAJADGHLDJGHDSKJFHSLDHGVDFL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9" table:style-name="ce13"/>
          <table:table-cell table:number-columns-repeated="16356"/>
        </table:table-row>
        <table:table-row table:style-name="ro1">
          <table:table-cell table:style-name="ce132"/>
          <table:table-cell table:number-columns-repeated="4" table:style-name="ce133"/>
          <table:table-cell table:number-columns-repeated="4" table:style-name="ce132"/>
          <table:table-cell table:number-columns-repeated="19" table:style-name="ce13"/>
          <table:table-cell table:number-columns-repeated="16356"/>
        </table:table-row>
        <table:table-row table:style-name="ro1">
          <table:table-cell office:value-type="float" office:value="7" table:number-columns-spanned="1" table:number-rows-spanned="4" table:style-name="ce53">
            <text:p>7</text:p>
          </table:table-cell>
          <table:table-cell office:value-type="string" table:number-columns-spanned="1" table:number-rows-spanned="4" table:style-name="ce72">
            <text:p>Проверить, что кнопка Submit изменяеть цвет <text:s/>при пехеоде из состояния в фокусе в состояние нажато</text:p>
          </table:table-cell>
          <table:table-cell table:number-columns-spanned="1" table:number-rows-spanned="4" table:style-name="ce73"/>
          <table:table-cell office:value-type="string" table:style-name="ce139">
            <text:p>1) Открыть DevTools, ввкладка Elements</text:p>
          </table:table-cell>
          <table:table-cell office:value-type="string" table:number-columns-spanned="1" table:number-rows-spanned="4" table:style-name="ce72">
            <text:p>Цвето кнопки изменяется с #419641 на #28a745</text:p>
          </table:table-cell>
          <table:table-cell office:value-type="string" table:number-columns-spanned="1" table:number-rows-spanned="4" table:style-name="ce53">
            <text:p>Passed</text:p>
          </table:table-cell>
          <table:table-cell office:value-type="string" table:number-columns-spanned="1" table:number-rows-spanned="4" table:style-name="ce145">
            <text:p>Normal</text:p>
          </table:table-cell>
          <table:table-cell office:value-type="string" table:number-columns-spanned="1" table:number-rows-spanned="4" table:style-name="ce145">
            <text:p>S5</text:p>
          </table:table-cell>
          <table:table-cell table:number-columns-spanned="1" table:number-rows-spanned="4" table:style-name="ce146"/>
          <table:table-cell table:number-columns-repeated="19" table:style-name="ce13"/>
          <table:table-cell table:number-columns-repeated="16356"/>
        </table:table-row>
        <table:table-row table:style-name="ro1">
          <table:covered-table-cell/>
          <table:covered-table-cell/>
          <table:covered-table-cell/>
          <table:table-cell office:value-type="string" table:style-name="ce140">
            <text:p>2) Нажать иконку Pick an element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9" table:style-name="ce13"/>
          <table:table-cell table:number-columns-repeated="16356"/>
        </table:table-row>
        <table:table-row table:style-name="ro1">
          <table:covered-table-cell/>
          <table:covered-table-cell/>
          <table:covered-table-cell/>
          <table:table-cell office:value-type="string" table:style-name="ce140">
            <text:p>3) Нажать на кнопку Submit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9" table:style-name="ce13"/>
          <table:table-cell table:number-columns-repeated="16356"/>
        </table:table-row>
        <table:table-row table:style-name="ro8">
          <table:covered-table-cell/>
          <table:covered-table-cell/>
          <table:covered-table-cell/>
          <table:table-cell office:value-type="string" table:style-name="ce137">
            <text:p>4) Во вкладке Styles проверить, что кнопка изменяет цвет при изменении состояния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9" table:style-name="ce13"/>
          <table:table-cell table:number-columns-repeated="16356"/>
        </table:table-row>
        <table:table-row table:style-name="ro1">
          <table:table-cell table:style-name="ce132"/>
          <table:table-cell table:number-columns-repeated="4" table:style-name="ce133"/>
          <table:table-cell table:number-columns-repeated="4" table:style-name="ce132"/>
          <table:table-cell table:number-columns-repeated="19" table:style-name="ce13"/>
          <table:table-cell table:number-columns-repeated="16356"/>
        </table:table-row>
        <table:table-row table:style-name="ro8">
          <table:table-cell office:value-type="float" office:value="8" table:number-columns-spanned="1" table:number-rows-spanned="6" table:style-name="ce53">
            <text:p>8</text:p>
          </table:table-cell>
          <table:table-cell office:value-type="string" table:number-columns-spanned="1" table:number-rows-spanned="6" table:style-name="ce72">
            <text:p>Проверка возможности доступа к форме из London</text:p>
            <text:p/>
            <text:p/>
            <text:p/>
          </table:table-cell>
          <table:table-cell office:value-type="string" table:number-columns-spanned="1" table:number-rows-spanned="6" table:style-name="ce72">
            <text:p>DevTools открыты</text:p>
          </table:table-cell>
          <table:table-cell office:value-type="string" table:style-name="ce142">
            <text:p>1) Открыть вкладку Sensors, поле Location, установить London</text:p>
          </table:table-cell>
          <table:table-cell office:value-type="string" table:number-columns-spanned="1" table:number-rows-spanned="6" table:style-name="ce72">
            <text:p>Форма доступна</text:p>
          </table:table-cell>
          <table:table-cell office:value-type="string" table:number-columns-spanned="1" table:number-rows-spanned="6" table:style-name="ce53">
            <text:p>Passed</text:p>
          </table:table-cell>
          <table:table-cell office:value-type="string" table:number-columns-spanned="1" table:number-rows-spanned="6" table:style-name="ce53">
            <text:p>High</text:p>
          </table:table-cell>
          <table:table-cell table:number-columns-spanned="1" table:number-rows-spanned="6" table:style-name="ce73"/>
          <table:table-cell table:number-columns-spanned="1" table:number-rows-spanned="6" table:style-name="ce73"/>
          <table:table-cell table:number-columns-repeated="19" table:style-name="ce13"/>
          <table:table-cell table:number-columns-repeated="16356"/>
        </table:table-row>
        <table:table-row table:style-name="ro1">
          <table:covered-table-cell/>
          <table:covered-table-cell/>
          <table:covered-table-cell/>
          <table:table-cell office:value-type="string" table:style-name="ce140">
            <text:p>1) В поле Namу ввести Tester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9" table:style-name="ce13"/>
          <table:table-cell table:number-columns-repeated="16356"/>
        </table:table-row>
        <table:table-row table:style-name="ro1">
          <table:covered-table-cell/>
          <table:covered-table-cell/>
          <table:covered-table-cell/>
          <table:table-cell office:value-type="string" table:style-name="ce140">
            <text:p>2) В поле Surname ввести Testing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9" table:style-name="ce13"/>
          <table:table-cell table:number-columns-repeated="16356"/>
        </table:table-row>
        <table:table-row table:style-name="ro1">
          <table:covered-table-cell/>
          <table:covered-table-cell/>
          <table:covered-table-cell/>
          <table:table-cell office:value-type="string" table:style-name="ce140">
            <text:p>3) В поле Email ввести test@test.by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9" table:style-name="ce13"/>
          <table:table-cell table:number-columns-repeated="16356"/>
        </table:table-row>
        <table:table-row table:style-name="ro1">
          <table:covered-table-cell/>
          <table:covered-table-cell/>
          <table:covered-table-cell/>
          <table:table-cell office:value-type="string" table:style-name="ce140">
            <text:p>4) В поле Password ввести @Ell22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9" table:style-name="ce13"/>
          <table:table-cell table:number-columns-repeated="16356"/>
        </table:table-row>
        <table:table-row table:style-name="ro1">
          <table:covered-table-cell/>
          <table:covered-table-cell/>
          <table:covered-table-cell/>
          <table:table-cell office:value-type="string" table:style-name="ce141">
            <text:p>5) Нажать кнопку Submit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9" table:style-name="ce13"/>
          <table:table-cell table:number-columns-repeated="16356"/>
        </table:table-row>
        <table:table-row table:style-name="ro1">
          <table:table-cell table:style-name="ce132"/>
          <table:table-cell table:number-columns-repeated="2" table:style-name="ce133"/>
          <table:table-cell table:style-name="ce24"/>
          <table:table-cell table:style-name="ce133"/>
          <table:table-cell table:number-columns-repeated="4" table:style-name="ce132"/>
          <table:table-cell table:number-columns-repeated="19" table:style-name="ce13"/>
          <table:table-cell table:number-columns-repeated="16356"/>
        </table:table-row>
        <table:table-row table:number-rows-repeated="963" table:style-name="ro1">
          <table:table-cell table:style-name="ce132"/>
          <table:table-cell table:number-columns-repeated="4" table:style-name="ce133"/>
          <table:table-cell table:number-columns-repeated="4" table:style-name="ce132"/>
          <table:table-cell table:number-columns-repeated="19" table:style-name="ce13"/>
          <table:table-cell table:number-columns-repeated="16356"/>
        </table:table-row>
        <table:table-row table:number-rows-repeated="1047570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&quot;Arial&quot;" svg:font-family="&quot;Arial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00FF00"/>
    </style:style>
    <style:style style:name="cf2" style:family="table-cell" style:data-style-name="N0">
      <style:table-cell-properties fo:background-color="#00FF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00FF00"/>
    </style:style>
    <style:style style:name="cf5" style:family="table-cell" style:data-style-name="N0">
      <style:table-cell-properties fo:background-color="#FF0000"/>
    </style:style>
    <style:style style:name="ConditionalStyle_1" style:family="table-cell" style:data-style-name="N0">
      <style:table-cell-properties style:vertical-align="automatic" fo:background-color="#00FF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cf6" style:family="table-cell">
      <style:table-cell-properties fo:background-color="#00FF00"/>
      <style:text-properties fo:color="#00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lena</meta:initial-creator>
    <dc:creator>Elena</dc:creator>
    <meta:creation-date>2022-03-05T19:45:50Z</meta:creation-date>
    <dc:date>2022-03-05T19:54:37Z</dc:date>
  </office:meta>
</office:document-meta>
</file>